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size="11pt" style:font-size-asian="11pt" style:font-size-complex="11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style:font-name="Times New Roman"/>
    </style:style>
    <style:style style:name="T4" style:parent-style-name="Policepardéfaut" style:family="text">
      <style:text-properties style:font-name="Times New Roman" fo:font-style="italic" style:font-style-asian="italic"/>
    </style:style>
    <style:style style:name="T5" style:parent-style-name="Policepardéfaut" style:family="text">
      <style:text-properties style:font-name="Times New Roman"/>
    </style:style>
    <style:style style:name="T6" style:parent-style-name="Policepardéfaut" style:family="text">
      <style:text-properties style:font-name="Times New Roman" fo:font-style="italic" style:font-style-asian="italic"/>
    </style:style>
    <style:style style:name="T7" style:parent-style-name="Policepardéfaut" style:family="text">
      <style:text-properties style:font-name="Times New Roman"/>
    </style:style>
    <style:style style:name="P8" style:parent-style-name="Normal" style:family="paragraph">
      <style:paragraph-properties fo:text-align="center"/>
      <style:text-properties style:font-name="Times New Roman"/>
    </style:style>
    <style:style style:name="P9" style:parent-style-name="Normal" style:family="paragraph">
      <style:paragraph-properties fo:text-align="center"/>
      <style:text-properties style:font-name="Times New Roman"/>
    </style:style>
    <style:style style:name="P10" style:parent-style-name="Normal" style:family="paragraph">
      <style:paragraph-properties fo:text-align="center"/>
    </style:style>
    <style:style style:name="T11" style:parent-style-name="Policepardéfaut" style:family="text">
      <style:text-properties style:font-name="Times New Roman"/>
    </style:style>
    <style:style style:name="T12" style:parent-style-name="Policepardéfaut" style:family="text">
      <style:text-properties style:font-name="Times New Roman"/>
    </style:style>
    <style:style style:name="T13" style:parent-style-name="Policepardéfaut" style:family="text">
      <style:text-properties style:font-name="Times New Roman" style:text-position="super 66.6%"/>
    </style:style>
    <style:style style:name="T14" style:parent-style-name="Policepardéfaut" style:family="text">
      <style:text-properties style:font-name="Times New Roman"/>
    </style:style>
    <style:style style:name="P15" style:parent-style-name="Normal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font-style="italic" style:font-style-asian="italic"/>
    </style:style>
    <style:style style:name="T18" style:parent-style-name="Policepardéfaut" style:family="text">
      <style:text-properties fo:language="en" fo:country="US"/>
    </style:style>
    <style:style style:name="P19" style:parent-style-name="Octosyllabe" style:family="paragraph">
      <style:text-properties fo:language="en" fo:country="US"/>
    </style:style>
    <style:style style:name="T20" style:parent-style-name="Policepardéfaut" style:family="text">
      <style:text-properties fo:font-style="italic" style:font-style-asian="italic"/>
    </style:style>
    <style:style style:name="T21" style:parent-style-name="Policepardéfaut" style:family="text">
      <style:text-properties fo:font-style="italic" style:font-style-asian="italic"/>
    </style:style>
    <style:style style:name="T22" style:parent-style-name="Policepardéfaut" style:family="text">
      <style:text-properties fo:font-style="italic" style:font-style-asian="italic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font-style="italic" style:font-style-asian="italic"/>
    </style:style>
    <style:style style:name="T25" style:parent-style-name="Policepardéfaut" style:family="text">
      <style:text-properties fo:font-style="italic" style:font-style-asian="italic"/>
    </style:style>
    <style:style style:name="T26" style:parent-style-name="Policepardéfaut" style:family="text">
      <style:text-properties fo:font-style="italic" style:font-style-asian="italic"/>
    </style:style>
    <style:style style:name="T27" style:parent-style-name="Policepardéfaut" style:family="text">
      <style:text-properties fo:font-style="italic" style:font-style-asian="italic"/>
    </style:style>
    <style:style style:name="T28" style:parent-style-name="Policepardéfaut" style:family="text">
      <style:text-properties fo:font-style="italic" style:font-style-asian="italic"/>
    </style:style>
    <style:style style:name="T29" style:parent-style-name="Policepardéfaut" style:family="text">
      <style:text-properties fo:font-style="italic" style:font-style-asian="italic"/>
    </style:style>
    <style:style style:name="T30" style:parent-style-name="Policepardéfaut" style:family="text">
      <style:text-properties fo:font-style="italic" style:font-style-asian="italic"/>
    </style:style>
    <style:style style:name="T31" style:parent-style-name="Policepardéfaut" style:family="text">
      <style:text-properties fo:font-style="italic" style:font-style-asian="italic"/>
    </style:style>
    <style:style style:name="P32" style:parent-style-name="Octosyllabe" style:family="paragraph">
      <style:text-properties fo:language="en" fo:country="US"/>
    </style:style>
    <style:style style:name="T33" style:parent-style-name="Policepardéfaut" style:family="text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P36" style:parent-style-name="Octosyllabe" style:family="paragraph">
      <style:text-properties fo:language="en" fo:country="US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T39" style:parent-style-name="Policepardéfaut" style:family="text">
      <style:text-properties fo:language="en" fo:country="US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language="en" fo:country="US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font-style="italic" style:font-style-asian="italic"/>
    </style:style>
    <style:style style:name="T50" style:parent-style-name="Policepardéfaut" style:family="text">
      <style:text-properties fo:font-style="italic" style:font-style-asian="italic"/>
    </style:style>
    <style:style style:name="T51" style:parent-style-name="Policepardéfaut" style:family="text">
      <style:text-properties fo:language="en" fo:country="US"/>
    </style:style>
    <style:style style:name="T52" style:parent-style-name="Policepardéfaut" style:family="text">
      <style:text-properties fo:font-style="italic" style:font-style-asian="italic"/>
    </style:style>
    <style:style style:name="T53" style:parent-style-name="Policepardéfaut" style:family="text">
      <style:text-properties fo:font-style="italic" style:font-style-asian="italic"/>
    </style:style>
    <style:style style:name="T54" style:parent-style-name="Policepardéfaut" style:family="text">
      <style:text-properties fo:font-style="italic" style:font-style-asian="italic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fo:font-style="italic" style:font-style-asian="italic"/>
    </style:style>
    <style:style style:name="T57" style:parent-style-name="Policepardéfaut" style:family="text">
      <style:text-properties fo:font-style="italic" style:font-style-asian="italic"/>
    </style:style>
    <style:style style:name="T58" style:parent-style-name="Policepardéfaut" style:family="text">
      <style:text-properties fo:font-style="italic" style:font-style-asian="italic"/>
    </style:style>
    <style:style style:name="T59" style:parent-style-name="Policepardéfaut" style:family="text">
      <style:text-properties fo:font-style="italic" style:font-style-asian="italic"/>
    </style:style>
    <style:style style:name="T60" style:parent-style-name="Policepardéfaut" style:family="text">
      <style:text-properties fo:font-style="italic" style:font-style-asian="italic"/>
    </style:style>
    <style:style style:name="T61" style:parent-style-name="Policepardéfaut" style:family="text">
      <style:text-properties fo:language="en" fo:country="US"/>
    </style:style>
    <style:style style:name="P62" style:parent-style-name="Normal" style:family="paragraph">
      <style:text-properties style:font-name="Times New Roman" fo:font-size="11pt" style:font-size-asian="11pt" style:font-size-complex="11pt"/>
    </style:style>
    <style:style style:name="T63" style:parent-style-name="Policepardéfaut" style:family="text">
      <style:text-properties fo:font-style="italic" style:font-style-asian="italic"/>
    </style:style>
    <style:style style:name="T64" style:parent-style-name="Policepardéfaut" style:family="text">
      <style:text-properties fo:font-style="italic" style:font-style-asian="italic"/>
    </style:style>
    <style:style style:name="T65" style:parent-style-name="Policepardéfaut" style:family="text">
      <style:text-properties fo:font-style="italic" style:font-style-asian="italic"/>
    </style:style>
    <style:style style:name="T66" style:parent-style-name="Policepardéfaut" style:family="text">
      <style:text-properties fo:font-style="italic" style:font-style-asian="italic"/>
    </style:style>
    <style:style style:name="T67" style:parent-style-name="Policepardéfaut" style:family="text">
      <style:text-properties fo:font-style="italic" style:font-style-asian="italic"/>
    </style:style>
    <style:style style:name="T68" style:parent-style-name="Policepardéfaut" style:family="text">
      <style:text-properties fo:font-style="italic" style:font-style-asian="italic"/>
    </style:style>
    <style:style style:name="T69" style:parent-style-name="Policepardéfaut" style:family="text">
      <style:text-properties fo:language="en" fo:country="US"/>
    </style:style>
    <style:style style:name="T70" style:parent-style-name="Policepardéfaut" style:family="text">
      <style:text-properties fo:font-style="italic" style:font-style-asian="italic"/>
    </style:style>
    <style:style style:name="T71" style:parent-style-name="Policepardéfaut" style:family="text">
      <style:text-properties fo:language="en" fo:country="US"/>
    </style:style>
    <style:style style:name="T72" style:parent-style-name="Policepardéfaut" style:family="text">
      <style:text-properties fo:font-style="italic" style:font-style-asian="italic"/>
    </style:style>
    <style:style style:name="T73" style:parent-style-name="Policepardéfaut" style:family="text">
      <style:text-properties fo:font-style="italic" style:font-style-asian="italic"/>
    </style:style>
    <style:style style:name="T74" style:parent-style-name="Policepardéfaut" style:family="text">
      <style:text-properties fo:font-style="italic" style:font-style-asian="italic"/>
    </style:style>
    <style:style style:name="T75" style:parent-style-name="Policepardéfaut" style:family="text">
      <style:text-properties fo:font-style="italic" style:font-style-asian="italic"/>
    </style:style>
    <style:style style:name="T76" style:parent-style-name="Policepardéfaut" style:family="text">
      <style:text-properties fo:language="en" fo:country="US"/>
    </style:style>
    <style:style style:name="T77" style:parent-style-name="Policepardéfaut" style:family="text">
      <style:text-properties fo:font-style="italic" style:font-style-asian="italic"/>
    </style:style>
    <style:style style:name="T78" style:parent-style-name="Policepardéfaut" style:family="text">
      <style:text-properties fo:font-style="italic" style:font-style-asian="italic"/>
    </style:style>
    <style:style style:name="T79" style:parent-style-name="Policepardéfaut" style:family="text">
      <style:text-properties fo:font-style="italic" style:font-style-asian="italic"/>
    </style:style>
    <style:style style:name="T80" style:parent-style-name="Policepardéfaut" style:family="text">
      <style:text-properties fo:font-style="italic" style:font-style-asian="italic"/>
    </style:style>
    <style:style style:name="T81" style:parent-style-name="Policepardéfaut" style:family="text">
      <style:text-properties fo:font-style="italic" style:font-style-asian="italic"/>
    </style:style>
    <style:style style:name="T82" style:parent-style-name="Policepardéfaut" style:family="text">
      <style:text-properties fo:font-style="italic" style:font-style-asian="italic"/>
    </style:style>
    <style:style style:name="T83" style:parent-style-name="Policepardéfaut" style:family="text">
      <style:text-properties fo:font-style="italic" style:font-style-asian="italic"/>
    </style:style>
    <style:style style:name="T84" style:parent-style-name="Policepardéfaut" style:family="text">
      <style:text-properties fo:font-style="italic" style:font-style-asian="italic"/>
    </style:style>
    <style:style style:name="T85" style:parent-style-name="Policepardéfaut" style:family="text">
      <style:text-properties fo:language="en" fo:country="US"/>
    </style:style>
    <style:style style:name="T86" style:parent-style-name="Policepardéfaut" style:family="text">
      <style:text-properties fo:font-style="italic" style:font-style-asian="italic"/>
    </style:style>
    <style:style style:name="T87" style:parent-style-name="Policepardéfaut" style:family="text">
      <style:text-properties fo:language="en" fo:country="US"/>
    </style:style>
    <style:style style:name="T88" style:parent-style-name="Policepardéfaut" style:family="text">
      <style:text-properties fo:font-style="italic" style:font-style-asian="italic"/>
    </style:style>
    <style:style style:name="T89" style:parent-style-name="Policepardéfaut" style:family="text">
      <style:text-properties fo:language="en" fo:country="US"/>
    </style:style>
    <style:style style:name="T90" style:parent-style-name="Policepardéfaut" style:family="text">
      <style:text-properties fo:font-style="italic" style:font-style-asian="italic"/>
    </style:style>
    <style:style style:name="T91" style:parent-style-name="Policepardéfaut" style:family="text">
      <style:text-properties fo:font-style="italic" style:font-style-asian="italic"/>
    </style:style>
    <style:style style:name="T92" style:parent-style-name="Policepardéfaut" style:family="text">
      <style:text-properties fo:font-style="italic" style:font-style-asian="italic"/>
    </style:style>
    <style:style style:name="T93" style:parent-style-name="Policepardéfaut" style:family="text">
      <style:text-properties fo:language="en" fo:country="US"/>
    </style:style>
    <style:style style:name="T94" style:parent-style-name="Policepardéfaut" style:family="text">
      <style:text-properties fo:font-style="italic" style:font-style-asian="italic"/>
    </style:style>
    <style:style style:name="T95" style:parent-style-name="Policepardéfaut" style:family="text">
      <style:text-properties fo:font-style="italic" style:font-style-asian="italic"/>
    </style:style>
    <style:style style:name="T96" style:parent-style-name="Policepardéfaut" style:family="text">
      <style:text-properties fo:font-style="italic" style:font-style-asian="italic"/>
    </style:style>
    <style:style style:name="T97" style:parent-style-name="Policepardéfaut" style:family="text">
      <style:text-properties fo:font-style="italic" style:font-style-asian="italic"/>
    </style:style>
    <style:style style:name="T98" style:parent-style-name="Policepardéfaut" style:family="text">
      <style:text-properties fo:font-style="italic" style:font-style-asian="italic"/>
    </style:style>
    <style:style style:name="T99" style:parent-style-name="Policepardéfaut" style:family="text">
      <style:text-properties fo:font-style="italic" style:font-style-asian="italic"/>
    </style:style>
    <style:style style:name="T100" style:parent-style-name="Policepardéfaut" style:family="text">
      <style:text-properties fo:font-style="italic" style:font-style-asian="italic"/>
    </style:style>
    <style:style style:name="T101" style:parent-style-name="Policepardéfaut" style:family="text">
      <style:text-properties fo:font-style="italic" style:font-style-asian="italic"/>
    </style:style>
    <style:style style:name="T102" style:parent-style-name="Policepardéfaut" style:family="text">
      <style:text-properties fo:font-style="italic" style:font-style-asian="italic"/>
    </style:style>
    <style:style style:name="T103" style:parent-style-name="Policepardéfaut" style:family="text">
      <style:text-properties fo:font-style="italic" style:font-style-asian="italic"/>
    </style:style>
    <style:style style:name="T104" style:parent-style-name="Policepardéfaut" style:family="text">
      <style:text-properties fo:language="en" fo:country="US"/>
    </style:style>
    <style:style style:name="T105" style:parent-style-name="Policepardéfaut" style:family="text">
      <style:text-properties fo:font-style="italic" style:font-style-asian="italic"/>
    </style:style>
    <style:style style:name="T106" style:parent-style-name="Policepardéfaut" style:family="text">
      <style:text-properties fo:font-style="italic" style:font-style-asian="italic"/>
    </style:style>
    <style:style style:name="T107" style:parent-style-name="Policepardéfaut" style:family="text">
      <style:text-properties fo:font-style="italic" style:font-style-asian="italic"/>
    </style:style>
    <style:style style:name="T108" style:parent-style-name="Policepardéfaut" style:family="text">
      <style:text-properties fo:language="en" fo:country="US"/>
    </style:style>
    <style:style style:name="T109" style:parent-style-name="Policepardéfaut" style:family="text">
      <style:text-properties fo:font-style="italic" style:font-style-asian="italic"/>
    </style:style>
    <style:style style:name="T110" style:parent-style-name="Policepardéfaut" style:family="text">
      <style:text-properties fo:font-style="italic" style:font-style-asian="italic"/>
    </style:style>
    <style:style style:name="T111" style:parent-style-name="Policepardéfaut" style:family="text">
      <style:text-properties fo:font-style="italic" style:font-style-asian="italic"/>
    </style:style>
    <style:style style:name="T112" style:parent-style-name="Policepardéfaut" style:family="text">
      <style:text-properties fo:font-style="italic" style:font-style-asian="italic"/>
    </style:style>
    <style:style style:name="T113" style:parent-style-name="Policepardéfaut" style:family="text">
      <style:text-properties fo:language="en" fo:country="US"/>
    </style:style>
    <style:style style:name="T114" style:parent-style-name="Policepardéfaut" style:family="text">
      <style:text-properties fo:font-style="italic" style:font-style-asian="italic"/>
    </style:style>
    <style:style style:name="T115" style:parent-style-name="Policepardéfaut" style:family="text">
      <style:text-properties fo:language="en" fo:country="US"/>
    </style:style>
    <style:style style:name="T116" style:parent-style-name="Policepardéfaut" style:family="text">
      <style:text-properties fo:font-style="italic" style:font-style-asian="italic"/>
    </style:style>
    <style:style style:name="T117" style:parent-style-name="Policepardéfaut" style:family="text">
      <style:text-properties fo:font-style="italic" style:font-style-asian="italic"/>
    </style:style>
    <style:style style:name="T118" style:parent-style-name="Policepardéfaut" style:family="text">
      <style:text-properties fo:language="en" fo:country="US"/>
    </style:style>
    <style:style style:name="T119" style:parent-style-name="Policepardéfaut" style:family="text">
      <style:text-properties fo:font-style="italic" style:font-style-asian="italic"/>
    </style:style>
    <style:style style:name="T120" style:parent-style-name="Policepardéfaut" style:family="text">
      <style:text-properties fo:font-style="italic" style:font-style-asian="italic"/>
    </style:style>
    <style:style style:name="T121" style:parent-style-name="Policepardéfaut" style:family="text">
      <style:text-properties fo:language="en" fo:country="US"/>
    </style:style>
    <style:style style:name="T122" style:parent-style-name="Policepardéfaut" style:family="text">
      <style:text-properties fo:language="en" fo:country="US"/>
    </style:style>
    <style:style style:name="T123" style:parent-style-name="Policepardéfaut" style:family="text">
      <style:text-properties fo:font-style="italic" style:font-style-asian="italic"/>
    </style:style>
    <style:style style:name="T124" style:parent-style-name="Policepardéfaut" style:family="text">
      <style:text-properties fo:font-style="italic" style:font-style-asian="italic"/>
    </style:style>
    <style:style style:name="T125" style:parent-style-name="Policepardéfaut" style:family="text">
      <style:text-properties fo:font-style="italic" style:font-style-asian="italic"/>
    </style:style>
    <style:style style:name="T126" style:parent-style-name="Policepardéfaut" style:family="text">
      <style:text-properties fo:font-style="italic" style:font-style-asian="italic"/>
    </style:style>
    <style:style style:name="T127" style:parent-style-name="Policepardéfaut" style:family="text">
      <style:text-properties fo:font-style="italic" style:font-style-asian="italic"/>
    </style:style>
    <style:style style:name="T128" style:parent-style-name="Policepardéfaut" style:family="text">
      <style:text-properties fo:font-style="italic" style:font-style-asian="italic"/>
    </style:style>
    <style:style style:name="T129" style:parent-style-name="Policepardéfaut" style:family="text">
      <style:text-properties fo:font-style="italic" style:font-style-asian="italic"/>
    </style:style>
    <style:style style:name="T130" style:parent-style-name="Policepardéfaut" style:family="text">
      <style:text-properties fo:font-style="italic" style:font-style-asian="italic"/>
    </style:style>
    <style:style style:name="T131" style:parent-style-name="Policepardéfaut" style:family="text">
      <style:text-properties fo:font-style="italic" style:font-style-asian="italic"/>
    </style:style>
    <style:style style:name="T132" style:parent-style-name="Policepardéfaut" style:family="text">
      <style:text-properties fo:font-style="italic" style:font-style-asian="italic"/>
    </style:style>
    <style:style style:name="T133" style:parent-style-name="Policepardéfaut" style:family="text">
      <style:text-properties fo:language="en" fo:country="US"/>
    </style:style>
    <style:style style:name="T134" style:parent-style-name="Policepardéfaut" style:family="text">
      <style:text-properties fo:font-style="italic" style:font-style-asian="italic"/>
    </style:style>
    <style:style style:name="T135" style:parent-style-name="Policepardéfaut" style:family="text">
      <style:text-properties fo:language="en" fo:country="US"/>
    </style:style>
    <style:style style:name="T136" style:parent-style-name="Policepardéfaut" style:family="text">
      <style:text-properties fo:font-style="italic" style:font-style-asian="italic"/>
    </style:style>
    <style:style style:name="T137" style:parent-style-name="Policepardéfaut" style:family="text">
      <style:text-properties fo:font-style="italic" style:font-style-asian="italic"/>
    </style:style>
    <style:style style:name="T138" style:parent-style-name="Policepardéfaut" style:family="text">
      <style:text-properties fo:font-style="italic" style:font-style-asian="italic"/>
    </style:style>
    <style:style style:name="T139" style:parent-style-name="Policepardéfaut" style:family="text">
      <style:text-properties fo:font-style="italic" style:font-style-asian="italic"/>
    </style:style>
    <style:style style:name="T140" style:parent-style-name="Policepardéfaut" style:family="text">
      <style:text-properties fo:font-style="italic" style:font-style-asian="italic"/>
    </style:style>
    <style:style style:name="T141" style:parent-style-name="Policepardéfaut" style:family="text">
      <style:text-properties fo:font-style="italic" style:font-style-asian="italic"/>
    </style:style>
    <style:style style:name="T142" style:parent-style-name="Policepardéfaut" style:family="text">
      <style:text-properties fo:font-style="italic" style:font-style-asian="italic"/>
    </style:style>
    <style:style style:name="T143" style:parent-style-name="Policepardéfaut" style:family="text">
      <style:text-properties fo:font-style="italic" style:font-style-asian="italic"/>
    </style:style>
    <style:style style:name="T144" style:parent-style-name="Policepardéfaut" style:family="text">
      <style:text-properties fo:language="en" fo:country="US"/>
    </style:style>
    <style:style style:name="T145" style:parent-style-name="Policepardéfaut" style:family="text">
      <style:text-properties fo:font-style="italic" style:font-style-asian="italic"/>
    </style:style>
    <style:style style:name="T146" style:parent-style-name="Policepardéfaut" style:family="text">
      <style:text-properties fo:font-style="italic" style:font-style-asian="italic"/>
    </style:style>
    <style:style style:name="T147" style:parent-style-name="Policepardéfaut" style:family="text">
      <style:text-properties fo:font-style="italic" style:font-style-asian="italic"/>
    </style:style>
    <style:style style:name="T148" style:parent-style-name="Policepardéfaut" style:family="text">
      <style:text-properties fo:font-style="italic" style:font-style-asian="italic"/>
    </style:style>
    <style:style style:name="T149" style:parent-style-name="Policepardéfaut" style:family="text">
      <style:text-properties fo:font-style="italic" style:font-style-asian="italic"/>
    </style:style>
    <style:style style:name="T150" style:parent-style-name="Policepardéfaut" style:family="text">
      <style:text-properties fo:language="en" fo:country="US"/>
    </style:style>
    <style:style style:name="T151" style:parent-style-name="Policepardéfaut" style:family="text">
      <style:text-properties fo:font-style="italic" style:font-style-asian="italic"/>
    </style:style>
    <style:style style:name="T152" style:parent-style-name="Policepardéfaut" style:family="text">
      <style:text-properties fo:font-style="italic" style:font-style-asian="italic"/>
    </style:style>
    <style:style style:name="T153" style:parent-style-name="Policepardéfaut" style:family="text">
      <style:text-properties fo:font-style="italic" style:font-style-asian="italic"/>
    </style:style>
    <style:style style:name="T154" style:parent-style-name="Policepardéfaut" style:family="text">
      <style:text-properties fo:language="en" fo:country="US"/>
    </style:style>
    <style:style style:name="T155" style:parent-style-name="Policepardéfaut" style:family="text">
      <style:text-properties fo:font-style="italic" style:font-style-asian="italic"/>
    </style:style>
    <style:style style:name="T156" style:parent-style-name="Policepardéfaut" style:family="text">
      <style:text-properties fo:font-style="italic" style:font-style-asian="italic"/>
    </style:style>
    <style:style style:name="T157" style:parent-style-name="Policepardéfaut" style:family="text">
      <style:text-properties fo:font-style="italic" style:font-style-asian="italic"/>
    </style:style>
    <style:style style:name="T158" style:parent-style-name="Policepardéfaut" style:family="text">
      <style:text-properties fo:language="en" fo:country="US"/>
    </style:style>
    <style:style style:name="T159" style:parent-style-name="Policepardéfaut" style:family="text">
      <style:text-properties fo:font-style="italic" style:font-style-asian="italic"/>
    </style:style>
    <style:style style:name="T160" style:parent-style-name="Policepardéfaut" style:family="text">
      <style:text-properties fo:font-style="italic" style:font-style-asian="italic"/>
    </style:style>
    <style:style style:name="T161" style:parent-style-name="Policepardéfaut" style:family="text">
      <style:text-properties fo:font-style="italic" style:font-style-asian="italic"/>
    </style:style>
    <style:style style:name="T162" style:parent-style-name="Policepardéfaut" style:family="text">
      <style:text-properties fo:font-style="italic" style:font-style-asian="italic"/>
    </style:style>
    <style:style style:name="T163" style:parent-style-name="Policepardéfaut" style:family="text">
      <style:text-properties fo:font-style="italic" style:font-style-asian="italic"/>
    </style:style>
    <style:style style:name="T164" style:parent-style-name="Policepardéfaut" style:family="text">
      <style:text-properties fo:font-style="italic" style:font-style-asian="italic"/>
    </style:style>
    <style:style style:name="T165" style:parent-style-name="Policepardéfaut" style:family="text">
      <style:text-properties fo:font-style="italic" style:font-style-asian="italic"/>
    </style:style>
    <style:style style:name="T166" style:parent-style-name="Policepardéfaut" style:family="text">
      <style:text-properties fo:font-style="italic" style:font-style-asian="italic"/>
    </style:style>
    <style:style style:name="T167" style:parent-style-name="Policepardéfaut" style:family="text">
      <style:text-properties fo:font-style="italic" style:font-style-asian="italic"/>
    </style:style>
    <style:style style:name="T168" style:parent-style-name="Policepardéfaut" style:family="text">
      <style:text-properties fo:font-style="italic" style:font-style-asian="italic"/>
    </style:style>
    <style:style style:name="T169" style:parent-style-name="Policepardéfaut" style:family="text">
      <style:text-properties fo:font-style="italic" style:font-style-asian="italic"/>
    </style:style>
    <style:style style:name="T170" style:parent-style-name="Policepardéfaut" style:family="text">
      <style:text-properties fo:font-style="italic" style:font-style-asian="italic"/>
    </style:style>
    <style:style style:name="T171" style:parent-style-name="Policepardéfaut" style:family="text">
      <style:text-properties fo:font-style="italic" style:font-style-asian="italic"/>
    </style:style>
    <style:style style:name="T172" style:parent-style-name="Policepardéfaut" style:family="text">
      <style:text-properties fo:font-style="italic" style:font-style-asian="italic"/>
    </style:style>
    <style:style style:name="T173" style:parent-style-name="Policepardéfaut" style:family="text">
      <style:text-properties fo:language="en" fo:country="US"/>
    </style:style>
    <style:style style:name="T174" style:parent-style-name="Policepardéfaut" style:family="text">
      <style:text-properties fo:font-style="italic" style:font-style-asian="italic"/>
    </style:style>
    <style:style style:name="T175" style:parent-style-name="Policepardéfaut" style:family="text">
      <style:text-properties fo:font-style="italic" style:font-style-asian="italic"/>
    </style:style>
    <style:style style:name="T176" style:parent-style-name="Policepardéfaut" style:family="text">
      <style:text-properties fo:language="en" fo:country="US"/>
    </style:style>
    <style:style style:name="T177" style:parent-style-name="Policepardéfaut" style:family="text">
      <style:text-properties fo:font-style="italic" style:font-style-asian="italic"/>
    </style:style>
    <style:style style:name="T178" style:parent-style-name="Policepardéfaut" style:family="text">
      <style:text-properties fo:font-style="italic" style:font-style-asian="italic"/>
    </style:style>
    <style:style style:name="T179" style:parent-style-name="Policepardéfaut" style:family="text">
      <style:text-properties fo:language="en" fo:country="US"/>
    </style:style>
    <style:style style:name="T180" style:parent-style-name="Policepardéfaut" style:family="text">
      <style:text-properties fo:font-style="italic" style:font-style-asian="italic"/>
    </style:style>
    <style:style style:name="T181" style:parent-style-name="Policepardéfaut" style:family="text">
      <style:text-properties fo:language="en" fo:country="US"/>
    </style:style>
    <style:style style:name="T182" style:parent-style-name="Policepardéfaut" style:family="text">
      <style:text-properties fo:language="en" fo:country="US"/>
    </style:style>
    <style:style style:name="T183" style:parent-style-name="Policepardéfaut" style:family="text">
      <style:text-properties fo:font-style="italic" style:font-style-asian="italic"/>
    </style:style>
    <style:style style:name="T184" style:parent-style-name="Policepardéfaut" style:family="text">
      <style:text-properties fo:font-style="italic" style:font-style-asian="italic"/>
    </style:style>
    <style:style style:name="T185" style:parent-style-name="Policepardéfaut" style:family="text">
      <style:text-properties fo:font-style="italic" style:font-style-asian="italic"/>
    </style:style>
    <style:style style:name="T186" style:parent-style-name="Policepardéfaut" style:family="text">
      <style:text-properties fo:font-style="italic" style:font-style-asian="italic"/>
    </style:style>
    <style:style style:name="T187" style:parent-style-name="Policepardéfaut" style:family="text">
      <style:text-properties fo:font-style="italic" style:font-style-asian="italic"/>
    </style:style>
    <style:style style:name="T188" style:parent-style-name="Policepardéfaut" style:family="text">
      <style:text-properties fo:language="en" fo:country="US"/>
    </style:style>
    <style:style style:name="T189" style:parent-style-name="Policepardéfaut" style:family="text">
      <style:text-properties fo:font-style="italic" style:font-style-asian="italic"/>
    </style:style>
    <style:style style:name="T190" style:parent-style-name="Policepardéfaut" style:family="text">
      <style:text-properties fo:font-style="italic" style:font-style-asian="italic"/>
    </style:style>
    <style:style style:name="T191" style:parent-style-name="Policepardéfaut" style:family="text">
      <style:text-properties fo:language="en" fo:country="US"/>
    </style:style>
    <style:style style:name="T192" style:parent-style-name="Policepardéfaut" style:family="text">
      <style:text-properties fo:language="en" fo:country="US"/>
    </style:style>
    <style:style style:name="T193" style:parent-style-name="Policepardéfaut" style:family="text">
      <style:text-properties fo:font-style="italic" style:font-style-asian="italic"/>
    </style:style>
    <style:style style:name="T194" style:parent-style-name="Policepardéfaut" style:family="text">
      <style:text-properties fo:font-style="italic" style:font-style-asian="italic"/>
    </style:style>
    <style:style style:name="T195" style:parent-style-name="Policepardéfaut" style:family="text">
      <style:text-properties fo:font-style="italic" style:font-style-asian="italic"/>
    </style:style>
    <style:style style:name="T196" style:parent-style-name="Policepardéfaut" style:family="text">
      <style:text-properties fo:font-style="italic" style:font-style-asian="italic"/>
    </style:style>
    <style:style style:name="T197" style:parent-style-name="Policepardéfaut" style:family="text">
      <style:text-properties fo:font-style="italic" style:font-style-asian="italic"/>
    </style:style>
    <style:style style:name="T198" style:parent-style-name="Policepardéfaut" style:family="text">
      <style:text-properties fo:language="en" fo:country="US"/>
    </style:style>
    <style:style style:name="T199" style:parent-style-name="Policepardéfaut" style:family="text">
      <style:text-properties style:font-name="Times" style:font-name-complex="Times" fo:language="en" fo:country="US"/>
    </style:style>
    <style:style style:name="T200" style:parent-style-name="Policepardéfaut" style:family="text">
      <style:text-properties fo:font-style="italic" style:font-style-asian="italic"/>
    </style:style>
    <style:style style:name="T201" style:parent-style-name="Policepardéfaut" style:family="text">
      <style:text-properties fo:font-style="italic" style:font-style-asian="italic"/>
    </style:style>
    <style:style style:name="T202" style:parent-style-name="Policepardéfaut" style:family="text">
      <style:text-properties fo:font-style="italic" style:font-style-asian="italic"/>
    </style:style>
    <style:style style:name="T203" style:parent-style-name="Policepardéfaut" style:family="text">
      <style:text-properties fo:font-style="italic" style:font-style-asian="italic"/>
    </style:style>
    <style:style style:name="T204" style:parent-style-name="Policepardéfaut" style:family="text">
      <style:text-properties fo:language="en" fo:country="US"/>
    </style:style>
    <style:style style:name="T205" style:parent-style-name="Policepardéfaut" style:family="text">
      <style:text-properties fo:font-style="italic" style:font-style-asian="italic"/>
    </style:style>
    <style:style style:name="T206" style:parent-style-name="Policepardéfaut" style:family="text">
      <style:text-properties fo:font-style="italic" style:font-style-asian="italic"/>
    </style:style>
    <style:style style:name="T207" style:parent-style-name="Policepardéfaut" style:family="text">
      <style:text-properties fo:font-style="italic" style:font-style-asian="italic"/>
    </style:style>
    <style:style style:name="T208" style:parent-style-name="Policepardéfaut" style:family="text">
      <style:text-properties fo:font-style="italic" style:font-style-asian="italic"/>
    </style:style>
    <style:style style:name="T209" style:parent-style-name="Policepardéfaut" style:family="text">
      <style:text-properties fo:font-style="italic" style:font-style-asian="italic"/>
    </style:style>
    <style:style style:name="T210" style:parent-style-name="Policepardéfaut" style:family="text">
      <style:text-properties fo:font-style="italic" style:font-style-asian="italic"/>
    </style:style>
    <style:style style:name="T211" style:parent-style-name="Policepardéfaut" style:family="text">
      <style:text-properties fo:language="en" fo:country="US"/>
    </style:style>
    <style:style style:name="T212" style:parent-style-name="Policepardéfaut" style:family="text">
      <style:text-properties fo:font-style="italic" style:font-style-asian="italic"/>
    </style:style>
    <style:style style:name="T213" style:parent-style-name="Policepardéfaut" style:family="text">
      <style:text-properties fo:font-style="italic" style:font-style-asian="italic"/>
    </style:style>
    <style:style style:name="T214" style:parent-style-name="Policepardéfaut" style:family="text">
      <style:text-properties fo:font-style="italic" style:font-style-asian="italic"/>
    </style:style>
    <style:style style:name="T215" style:parent-style-name="Policepardéfaut" style:family="text">
      <style:text-properties fo:language="en" fo:country="US"/>
    </style:style>
    <style:style style:name="T216" style:parent-style-name="Policepardéfaut" style:family="text">
      <style:text-properties style:font-name="Times" style:font-name-complex="Times" fo:language="en" fo:country="US"/>
    </style:style>
    <style:style style:name="T217" style:parent-style-name="Policepardéfaut" style:family="text">
      <style:text-properties fo:font-style="italic" style:font-style-asian="italic"/>
    </style:style>
    <style:style style:name="T218" style:parent-style-name="Policepardéfaut" style:family="text">
      <style:text-properties fo:font-style="italic" style:font-style-asian="italic"/>
    </style:style>
    <style:style style:name="T219" style:parent-style-name="Policepardéfaut" style:family="text">
      <style:text-properties fo:language="en" fo:country="US"/>
    </style:style>
    <style:style style:name="T220" style:parent-style-name="Policepardéfaut" style:family="text">
      <style:text-properties style:font-name="Times" style:font-name-complex="Times" fo:language="en" fo:country="US"/>
    </style:style>
    <style:style style:name="T221" style:parent-style-name="Policepardéfaut" style:family="text">
      <style:text-properties fo:font-style="italic" style:font-style-asian="italic"/>
    </style:style>
    <style:style style:name="T222" style:parent-style-name="Policepardéfaut" style:family="text">
      <style:text-properties fo:font-style="italic" style:font-style-asian="italic"/>
    </style:style>
    <style:style style:name="T223" style:parent-style-name="Policepardéfaut" style:family="text">
      <style:text-properties fo:language="en" fo:country="US"/>
    </style:style>
    <style:style style:name="T224" style:parent-style-name="Policepardéfaut" style:family="text">
      <style:text-properties style:font-name="Times" style:font-name-complex="Times" fo:language="en" fo:country="US"/>
    </style:style>
    <style:style style:name="T225" style:parent-style-name="Policepardéfaut" style:family="text">
      <style:text-properties fo:language="en" fo:country="US"/>
    </style:style>
    <style:style style:name="T226" style:parent-style-name="Policepardéfaut" style:family="text">
      <style:text-properties style:font-name="Times" style:font-name-complex="Times" fo:language="en" fo:country="US"/>
    </style:style>
    <style:style style:name="T227" style:parent-style-name="Policepardéfaut" style:family="text">
      <style:text-properties fo:font-style="italic" style:font-style-asian="italic"/>
    </style:style>
    <style:style style:name="T228" style:parent-style-name="Policepardéfaut" style:family="text">
      <style:text-properties fo:font-style="italic" style:font-style-asian="italic"/>
    </style:style>
    <style:style style:name="T229" style:parent-style-name="Policepardéfaut" style:family="text">
      <style:text-properties fo:font-style="italic" style:font-style-asian="italic"/>
    </style:style>
    <style:style style:name="T230" style:parent-style-name="Policepardéfaut" style:family="text">
      <style:text-properties fo:font-style="italic" style:font-style-asian="italic"/>
    </style:style>
    <style:style style:name="T231" style:parent-style-name="Policepardéfaut" style:family="text">
      <style:text-properties fo:font-style="italic" style:font-style-asian="italic"/>
    </style:style>
    <style:style style:name="T232" style:parent-style-name="Policepardéfaut" style:family="text">
      <style:text-properties fo:font-style="italic" style:font-style-asian="italic"/>
    </style:style>
    <style:style style:name="T233" style:parent-style-name="Policepardéfaut" style:family="text">
      <style:text-properties fo:font-style="italic" style:font-style-asian="italic"/>
    </style:style>
    <style:style style:name="T234" style:parent-style-name="Policepardéfaut" style:family="text">
      <style:text-properties fo:font-style="italic" style:font-style-asian="italic"/>
    </style:style>
    <style:style style:name="T235" style:parent-style-name="Policepardéfaut" style:family="text">
      <style:text-properties fo:font-style="italic" style:font-style-asian="italic"/>
    </style:style>
    <style:style style:name="T236" style:parent-style-name="Policepardéfaut" style:family="text">
      <style:text-properties fo:language="en" fo:country="US"/>
    </style:style>
    <style:style style:name="T237" style:parent-style-name="Policepardéfaut" style:family="text">
      <style:text-properties style:font-name="Times" style:font-name-complex="Times" fo:language="en" fo:country="US"/>
    </style:style>
    <style:style style:name="T238" style:parent-style-name="Policepardéfaut" style:family="text">
      <style:text-properties fo:font-style="italic" style:font-style-asian="italic"/>
    </style:style>
    <style:style style:name="T239" style:parent-style-name="Policepardéfaut" style:family="text">
      <style:text-properties fo:font-style="italic" style:font-style-asian="italic"/>
    </style:style>
    <style:style style:name="T240" style:parent-style-name="Policepardéfaut" style:family="text">
      <style:text-properties fo:font-style="italic" style:font-style-asian="italic"/>
    </style:style>
    <style:style style:name="T241" style:parent-style-name="Policepardéfaut" style:family="text">
      <style:text-properties fo:font-style="italic" style:font-style-asian="italic"/>
    </style:style>
    <style:style style:name="T242" style:parent-style-name="Policepardéfaut" style:family="text">
      <style:text-properties fo:font-style="italic" style:font-style-asian="italic"/>
    </style:style>
    <style:style style:name="T243" style:parent-style-name="Policepardéfaut" style:family="text">
      <style:text-properties fo:font-style="italic" style:font-style-asian="italic"/>
    </style:style>
    <style:style style:name="T244" style:parent-style-name="Policepardéfaut" style:family="text">
      <style:text-properties fo:font-style="italic" style:font-style-asian="italic"/>
    </style:style>
    <style:style style:name="T245" style:parent-style-name="Policepardéfaut" style:family="text">
      <style:text-properties fo:font-style="italic" style:font-style-asian="italic"/>
    </style:style>
    <style:style style:name="T246" style:parent-style-name="Policepardéfaut" style:family="text">
      <style:text-properties fo:font-style="italic" style:font-style-asian="italic"/>
    </style:style>
    <style:style style:name="T247" style:parent-style-name="Policepardéfaut" style:family="text">
      <style:text-properties fo:font-style="italic" style:font-style-asian="italic"/>
    </style:style>
    <style:style style:name="T248" style:parent-style-name="Policepardéfaut" style:family="text">
      <style:text-properties fo:font-style="italic" style:font-style-asian="italic"/>
    </style:style>
    <style:style style:name="T249" style:parent-style-name="Policepardéfaut" style:family="text">
      <style:text-properties fo:font-style="italic" style:font-style-asian="italic"/>
    </style:style>
    <style:style style:name="T250" style:parent-style-name="Policepardéfaut" style:family="text">
      <style:text-properties fo:language="en" fo:country="US"/>
    </style:style>
    <style:style style:name="T251" style:parent-style-name="Policepardéfaut" style:family="text">
      <style:text-properties style:font-name="Times" style:font-name-complex="Times" fo:language="en" fo:country="US"/>
    </style:style>
    <style:style style:name="T252" style:parent-style-name="Policepardéfaut" style:family="text">
      <style:text-properties fo:font-style="italic" style:font-style-asian="italic"/>
    </style:style>
    <style:style style:name="T253" style:parent-style-name="Policepardéfaut" style:family="text">
      <style:text-properties fo:font-style="italic" style:font-style-asian="italic"/>
    </style:style>
    <style:style style:name="T254" style:parent-style-name="Policepardéfaut" style:family="text">
      <style:text-properties fo:font-style="italic" style:font-style-asian="italic"/>
    </style:style>
    <style:style style:name="T255" style:parent-style-name="Policepardéfaut" style:family="text">
      <style:text-properties fo:font-style="italic" style:font-style-asian="italic"/>
    </style:style>
    <style:style style:name="T256" style:parent-style-name="Policepardéfaut" style:family="text">
      <style:text-properties fo:font-style="italic" style:font-style-asian="italic"/>
    </style:style>
    <style:style style:name="T257" style:parent-style-name="Policepardéfaut" style:family="text">
      <style:text-properties fo:font-style="italic" style:font-style-asian="italic"/>
    </style:style>
    <style:style style:name="T258" style:parent-style-name="Policepardéfaut" style:family="text">
      <style:text-properties fo:font-style="italic" style:font-style-asian="italic"/>
    </style:style>
    <style:style style:name="T259" style:parent-style-name="Policepardéfaut" style:family="text">
      <style:text-properties fo:font-style="italic" style:font-style-asian="italic"/>
    </style:style>
    <style:style style:name="T260" style:parent-style-name="Policepardéfaut" style:family="text">
      <style:text-properties fo:font-style="italic" style:font-style-asian="italic"/>
    </style:style>
    <style:style style:name="T261" style:parent-style-name="Policepardéfaut" style:family="text">
      <style:text-properties fo:language="en" fo:country="US"/>
    </style:style>
    <style:style style:name="T262" style:parent-style-name="Policepardéfaut" style:family="text">
      <style:text-properties style:font-name="Times" style:font-name-complex="Times" fo:language="en" fo:country="US"/>
    </style:style>
    <style:style style:name="T263" style:parent-style-name="Policepardéfaut" style:family="text">
      <style:text-properties fo:font-style="italic" style:font-style-asian="italic"/>
    </style:style>
    <style:style style:name="T264" style:parent-style-name="Policepardéfaut" style:family="text">
      <style:text-properties fo:font-style="italic" style:font-style-asian="italic"/>
    </style:style>
    <style:style style:name="T265" style:parent-style-name="Policepardéfaut" style:family="text">
      <style:text-properties fo:font-style="italic" style:font-style-asian="italic"/>
    </style:style>
    <style:style style:name="T266" style:parent-style-name="Policepardéfaut" style:family="text">
      <style:text-properties fo:font-style="italic" style:font-style-asian="italic"/>
    </style:style>
    <style:style style:name="T267" style:parent-style-name="Policepardéfaut" style:family="text">
      <style:text-properties fo:language="en" fo:country="US"/>
    </style:style>
    <style:style style:name="T268" style:parent-style-name="Policepardéfaut" style:family="text">
      <style:text-properties style:font-name="Times" style:font-name-complex="Times" fo:language="en" fo:country="US"/>
    </style:style>
    <style:style style:name="T269" style:parent-style-name="Policepardéfaut" style:family="text">
      <style:text-properties style:font-style-complex="italic" fo:language="en" fo:country="US"/>
    </style:style>
    <style:style style:name="T270" style:parent-style-name="Policepardéfaut" style:family="text">
      <style:text-properties fo:font-style="italic" style:font-style-asian="italic" style:font-style-complex="italic" fo:language="en" fo:country="US"/>
    </style:style>
    <style:style style:name="T271" style:parent-style-name="Policepardéfaut" style:family="text">
      <style:text-properties style:font-style-complex="italic" fo:language="en" fo:country="US"/>
    </style:style>
    <style:style style:name="P272" style:parent-style-name="Octosyllabe" style:family="paragraph">
      <style:text-properties style:font-style-complex="italic" fo:language="en" fo:country="US"/>
    </style:style>
    <style:style style:name="P273" style:parent-style-name="Octosyllabe" style:family="paragraph">
      <style:text-properties style:font-style-complex="italic" fo:language="en" fo:country="US"/>
    </style:style>
    <style:style style:name="P274" style:parent-style-name="Octosyllabe" style:family="paragraph">
      <style:text-properties style:font-style-complex="italic" fo:language="en" fo:country="US"/>
    </style:style>
    <style:style style:name="T275" style:parent-style-name="Policepardéfaut" style:family="text">
      <style:text-properties fo:font-style="italic" style:font-style-asian="italic"/>
    </style:style>
    <style:style style:name="T276" style:parent-style-name="Policepardéfaut" style:family="text">
      <style:text-properties fo:font-style="italic" style:font-style-asian="italic"/>
    </style:style>
    <style:style style:name="T277" style:parent-style-name="Policepardéfaut" style:family="text">
      <style:text-properties fo:language="en" fo:country="US"/>
    </style:style>
    <style:style style:name="T278" style:parent-style-name="Policepardéfaut" style:family="text">
      <style:text-properties style:font-name="Times" style:font-name-complex="Times" fo:language="en" fo:country="US"/>
    </style:style>
    <style:style style:name="P279" style:parent-style-name="Octosyllabe" style:family="paragraph">
      <style:text-properties fo:language="en" fo:country="GB"/>
    </style:style>
    <style:style style:name="P280" style:parent-style-name="Octosyllabe" style:family="paragraph">
      <style:text-properties fo:language="en" fo:country="GB"/>
    </style:style>
    <style:style style:name="P281" style:parent-style-name="Octosyllabe" style:family="paragraph">
      <style:text-properties fo:language="en" fo:country="GB"/>
    </style:style>
    <style:style style:name="P282" style:parent-style-name="Octosyllabe" style:family="paragraph">
      <style:text-properties fo:language="en" fo:country="GB"/>
    </style:style>
    <style:style style:name="P283" style:parent-style-name="Octosyllabe" style:family="paragraph">
      <style:text-properties fo:language="en" fo:country="GB"/>
    </style:style>
    <style:style style:name="P284" style:parent-style-name="Octosyllabe" style:family="paragraph">
      <style:text-properties fo:language="en" fo:country="GB"/>
    </style:style>
    <style:style style:name="P285" style:parent-style-name="Octosyllabe" style:family="paragraph">
      <style:text-properties fo:language="en" fo:country="GB"/>
    </style:style>
    <style:style style:name="P286" style:parent-style-name="Octosyllabe" style:family="paragraph">
      <style:text-properties fo:language="en" fo:country="GB"/>
    </style:style>
    <style:style style:name="P287" style:parent-style-name="Octosyllabe" style:family="paragraph">
      <style:text-properties fo:language="en" fo:country="GB"/>
    </style:style>
    <style:style style:name="P288" style:parent-style-name="Octosyllabe" style:family="paragraph">
      <style:text-properties fo:language="en" fo:country="GB"/>
    </style:style>
    <style:style style:name="P289" style:parent-style-name="Octosyllabe" style:family="paragraph">
      <style:text-properties fo:language="en" fo:country="GB"/>
    </style:style>
    <style:style style:name="P290" style:parent-style-name="Octosyllabe" style:family="paragraph">
      <style:text-properties fo:language="en" fo:country="GB"/>
    </style:style>
    <style:style style:name="P291" style:parent-style-name="Octosyllabe" style:family="paragraph">
      <style:text-properties fo:language="en" fo:country="GB"/>
    </style:style>
    <style:style style:name="P292" style:parent-style-name="Octosyllabe" style:family="paragraph">
      <style:text-properties fo:language="en" fo:country="GB"/>
    </style:style>
    <style:style style:name="P293" style:parent-style-name="Octosyllabe" style:family="paragraph">
      <style:text-properties fo:language="en" fo:country="GB"/>
    </style:style>
    <style:style style:name="P294" style:parent-style-name="Octosyllabe" style:family="paragraph">
      <style:text-properties fo:language="en" fo:country="GB"/>
    </style:style>
    <style:style style:name="T295" style:parent-style-name="Policepardéfaut" style:family="text">
      <style:text-properties fo:language="en" fo:country="GB"/>
    </style:style>
    <style:style style:name="T296" style:parent-style-name="Policepardéfaut" style:family="text">
      <style:text-properties fo:font-style="italic" style:font-style-asian="italic" fo:language="en" fo:country="GB"/>
    </style:style>
    <style:style style:name="T297" style:parent-style-name="Policepardéfaut" style:family="text">
      <style:text-properties fo:language="en" fo:country="GB"/>
    </style:style>
    <style:style style:name="P298" style:parent-style-name="Octosyllabe" style:family="paragraph">
      <style:text-properties fo:language="en" fo:country="GB"/>
    </style:style>
    <style:style style:name="P299" style:parent-style-name="Octosyllabe" style:family="paragraph">
      <style:text-properties fo:language="en" fo:country="GB"/>
    </style:style>
    <style:style style:name="P300" style:parent-style-name="Octosyllabe" style:family="paragraph">
      <style:text-properties fo:language="en" fo:country="GB"/>
    </style:style>
    <style:style style:name="P301" style:parent-style-name="Octosyllabe" style:family="paragraph">
      <style:text-properties fo:language="en" fo:country="GB"/>
    </style:style>
    <style:style style:name="P302" style:parent-style-name="Octosyllabe" style:family="paragraph">
      <style:text-properties fo:language="en" fo:country="GB"/>
    </style:style>
    <style:style style:name="P303" style:parent-style-name="Octosyllabe" style:family="paragraph">
      <style:text-properties fo:language="en" fo:country="GB"/>
    </style:style>
    <style:style style:name="P304" style:parent-style-name="Octosyllabe" style:family="paragraph">
      <style:text-properties fo:language="en" fo:country="GB"/>
    </style:style>
    <style:style style:name="P305" style:parent-style-name="Octosyllabe" style:family="paragraph">
      <style:text-properties fo:language="en" fo:country="GB"/>
    </style:style>
    <style:style style:name="P306" style:parent-style-name="Octosyllabe" style:family="paragraph">
      <style:text-properties fo:language="en" fo:country="GB"/>
    </style:style>
    <style:style style:name="P307" style:parent-style-name="Octosyllabe" style:family="paragraph">
      <style:text-properties fo:language="en" fo:country="GB"/>
    </style:style>
    <style:style style:name="P308" style:parent-style-name="Octosyllabe" style:family="paragraph">
      <style:text-properties fo:language="en" fo:country="GB"/>
    </style:style>
    <style:style style:name="P309" style:parent-style-name="Octosyllabe" style:family="paragraph">
      <style:text-properties fo:language="en" fo:country="GB"/>
    </style:style>
    <style:style style:name="P310" style:parent-style-name="Octosyllabe" style:family="paragraph">
      <style:text-properties fo:language="en" fo:country="GB"/>
    </style:style>
    <style:style style:name="P311" style:parent-style-name="Octosyllabe" style:family="paragraph">
      <style:text-properties fo:language="en" fo:country="GB"/>
    </style:style>
    <style:style style:name="P312" style:parent-style-name="Octosyllabe" style:family="paragraph">
      <style:text-properties fo:language="en" fo:country="GB"/>
    </style:style>
    <style:style style:name="T313" style:parent-style-name="Policepardéfaut" style:family="text">
      <style:text-properties fo:language="en" fo:country="US"/>
    </style:style>
    <style:style style:name="T314" style:parent-style-name="Policepardéfaut" style:family="text">
      <style:text-properties fo:font-style="italic" style:font-style-asian="italic"/>
    </style:style>
    <style:style style:name="T315" style:parent-style-name="Policepardéfaut" style:family="text">
      <style:text-properties fo:font-style="italic" style:font-style-asian="italic"/>
    </style:style>
    <style:style style:name="T316" style:parent-style-name="Policepardéfaut" style:family="text">
      <style:text-properties fo:font-style="italic" style:font-style-asian="italic"/>
    </style:style>
    <style:style style:name="T317" style:parent-style-name="Policepardéfaut" style:family="text">
      <style:text-properties fo:font-style="italic" style:font-style-asian="italic"/>
    </style:style>
    <style:style style:name="T318" style:parent-style-name="Policepardéfaut" style:family="text">
      <style:text-properties fo:font-style="italic" style:font-style-asian="italic"/>
    </style:style>
    <style:style style:name="T319" style:parent-style-name="Policepardéfaut" style:family="text">
      <style:text-properties fo:language="en" fo:country="US"/>
    </style:style>
    <style:style style:name="T320" style:parent-style-name="Policepardéfaut" style:family="text">
      <style:text-properties fo:font-style="italic" style:font-style-asian="italic"/>
    </style:style>
    <style:style style:name="T321" style:parent-style-name="Policepardéfaut" style:family="text">
      <style:text-properties fo:font-style="italic" style:font-style-asian="italic"/>
    </style:style>
    <style:style style:name="T322" style:parent-style-name="Policepardéfaut" style:family="text">
      <style:text-properties fo:font-style="italic" style:font-style-asian="italic"/>
    </style:style>
    <style:style style:name="T323" style:parent-style-name="Policepardéfaut" style:family="text">
      <style:text-properties fo:font-style="italic" style:font-style-asian="italic"/>
    </style:style>
    <style:style style:name="T324" style:parent-style-name="Policepardéfaut" style:family="text">
      <style:text-properties fo:language="en" fo:country="US"/>
    </style:style>
    <style:style style:name="T325" style:parent-style-name="Policepardéfaut" style:family="text">
      <style:text-properties fo:font-style="italic" style:font-style-asian="italic"/>
    </style:style>
    <style:style style:name="T326" style:parent-style-name="Policepardéfaut" style:family="text">
      <style:text-properties fo:font-style="italic" style:font-style-asian="italic"/>
    </style:style>
    <style:style style:name="T327" style:parent-style-name="Policepardéfaut" style:family="text">
      <style:text-properties fo:font-style="italic" style:font-style-asian="italic"/>
    </style:style>
    <style:style style:name="T328" style:parent-style-name="Policepardéfaut" style:family="text">
      <style:text-properties fo:language="en" fo:country="US"/>
    </style:style>
    <style:style style:name="T329" style:parent-style-name="Policepardéfaut" style:family="text">
      <style:text-properties fo:font-style="italic" style:font-style-asian="italic"/>
    </style:style>
    <style:style style:name="T330" style:parent-style-name="Policepardéfaut" style:family="text">
      <style:text-properties fo:font-style="italic" style:font-style-asian="italic"/>
    </style:style>
    <style:style style:name="T331" style:parent-style-name="Policepardéfaut" style:family="text">
      <style:text-properties fo:font-style="italic" style:font-style-asian="italic"/>
    </style:style>
    <style:style style:name="T332" style:parent-style-name="Policepardéfaut" style:family="text">
      <style:text-properties fo:font-style="italic" style:font-style-asian="italic"/>
    </style:style>
    <style:style style:name="T333" style:parent-style-name="Policepardéfaut" style:family="text">
      <style:text-properties fo:font-style="italic" style:font-style-asian="italic"/>
    </style:style>
    <style:style style:name="T334" style:parent-style-name="Policepardéfaut" style:family="text">
      <style:text-properties fo:font-style="italic" style:font-style-asian="italic"/>
    </style:style>
    <style:style style:name="T335" style:parent-style-name="Policepardéfaut" style:family="text">
      <style:text-properties fo:font-style="italic" style:font-style-asian="italic"/>
    </style:style>
    <style:style style:name="T336" style:parent-style-name="Policepardéfaut" style:family="text">
      <style:text-properties fo:language="en" fo:country="US"/>
    </style:style>
    <style:style style:name="T337" style:parent-style-name="Policepardéfaut" style:family="text">
      <style:text-properties fo:font-style="italic" style:font-style-asian="italic"/>
    </style:style>
    <style:style style:name="T338" style:parent-style-name="Policepardéfaut" style:family="text">
      <style:text-properties fo:font-style="italic" style:font-style-asian="italic"/>
    </style:style>
    <style:style style:name="T339" style:parent-style-name="Policepardéfaut" style:family="text">
      <style:text-properties fo:font-style="italic" style:font-style-asian="italic"/>
    </style:style>
    <style:style style:name="T340" style:parent-style-name="Policepardéfaut" style:family="text">
      <style:text-properties fo:language="en" fo:country="US"/>
    </style:style>
    <style:style style:name="T341" style:parent-style-name="Policepardéfaut" style:family="text">
      <style:text-properties fo:font-style="italic" style:font-style-asian="italic"/>
    </style:style>
    <style:style style:name="T342" style:parent-style-name="Policepardéfaut" style:family="text">
      <style:text-properties fo:language="en" fo:country="US"/>
    </style:style>
    <style:style style:name="T343" style:parent-style-name="Policepardéfaut" style:family="text">
      <style:text-properties style:font-name="Times" style:font-name-complex="Times" fo:language="en" fo:country="US"/>
    </style:style>
    <style:style style:name="T344" style:parent-style-name="Policepardéfaut" style:family="text">
      <style:text-properties fo:font-style="italic" style:font-style-asian="italic"/>
    </style:style>
    <style:style style:name="T345" style:parent-style-name="Policepardéfaut" style:family="text">
      <style:text-properties fo:font-style="italic" style:font-style-asian="italic"/>
    </style:style>
    <style:style style:name="T346" style:parent-style-name="Policepardéfaut" style:family="text">
      <style:text-properties fo:language="en" fo:country="US"/>
    </style:style>
    <style:style style:name="T347" style:parent-style-name="Policepardéfaut" style:family="text">
      <style:text-properties fo:language="en" fo:country="US"/>
    </style:style>
    <style:style style:name="T348" style:parent-style-name="Policepardéfaut" style:family="text">
      <style:text-properties fo:font-style="italic" style:font-style-asian="italic"/>
    </style:style>
    <style:style style:name="T349" style:parent-style-name="Policepardéfaut" style:family="text">
      <style:text-properties fo:font-style="italic" style:font-style-asian="italic"/>
    </style:style>
    <style:style style:name="T350" style:parent-style-name="Policepardéfaut" style:family="text">
      <style:text-properties fo:language="en" fo:country="US"/>
    </style:style>
    <style:style style:name="T351" style:parent-style-name="Policepardéfaut" style:family="text">
      <style:text-properties fo:font-style="italic" style:font-style-asian="italic"/>
    </style:style>
    <style:style style:name="T352" style:parent-style-name="Policepardéfaut" style:family="text">
      <style:text-properties fo:language="en" fo:country="US"/>
    </style:style>
    <style:style style:name="T353" style:parent-style-name="Policepardéfaut" style:family="text">
      <style:text-properties style:font-name="Times" style:font-name-complex="Times" fo:language="en" fo:country="US"/>
    </style:style>
    <style:style style:name="T354" style:parent-style-name="Policepardéfaut" style:family="text">
      <style:text-properties fo:font-style="italic" style:font-style-asian="italic"/>
    </style:style>
    <style:style style:name="T355" style:parent-style-name="Policepardéfaut" style:family="text">
      <style:text-properties fo:font-style="italic" style:font-style-asian="italic"/>
    </style:style>
    <style:style style:name="T356" style:parent-style-name="Policepardéfaut" style:family="text">
      <style:text-properties fo:language="en" fo:country="US"/>
    </style:style>
    <style:style style:name="T357" style:parent-style-name="Policepardéfaut" style:family="text">
      <style:text-properties style:font-name="Times" style:font-name-complex="Times" fo:language="en" fo:country="US"/>
    </style:style>
    <style:style style:name="T358" style:parent-style-name="Policepardéfaut" style:family="text">
      <style:text-properties fo:font-style="italic" style:font-style-asian="italic"/>
    </style:style>
    <style:style style:name="T359" style:parent-style-name="Policepardéfaut" style:family="text">
      <style:text-properties fo:font-style="italic" style:font-style-asian="italic"/>
    </style:style>
    <style:style style:name="T360" style:parent-style-name="Policepardéfaut" style:family="text">
      <style:text-properties fo:language="en" fo:country="US"/>
    </style:style>
    <style:style style:name="T361" style:parent-style-name="Policepardéfaut" style:family="text">
      <style:text-properties style:font-name="Times" style:font-name-complex="Times" fo:language="en" fo:country="US"/>
    </style:style>
    <style:style style:name="T362" style:parent-style-name="Policepardéfaut" style:family="text">
      <style:text-properties fo:font-style="italic" style:font-style-asian="italic"/>
    </style:style>
    <style:style style:name="T363" style:parent-style-name="Policepardéfaut" style:family="text">
      <style:text-properties fo:font-style="italic" style:font-style-asian="italic"/>
    </style:style>
    <style:style style:name="T364" style:parent-style-name="Policepardéfaut" style:family="text">
      <style:text-properties fo:font-style="italic" style:font-style-asian="italic"/>
    </style:style>
    <style:style style:name="T365" style:parent-style-name="Policepardéfaut" style:family="text">
      <style:text-properties fo:language="en" fo:country="US"/>
    </style:style>
    <style:style style:name="T366" style:parent-style-name="Policepardéfaut" style:family="text">
      <style:text-properties style:font-name="Times" style:font-name-complex="Times" fo:language="en" fo:country="US"/>
    </style:style>
    <style:style style:name="T367" style:parent-style-name="Policepardéfaut" style:family="text">
      <style:text-properties fo:language="en" fo:country="US"/>
    </style:style>
    <style:style style:name="T368" style:parent-style-name="Policepardéfaut" style:family="text">
      <style:text-properties style:font-name="Times" style:font-name-complex="Times" fo:language="en" fo:country="US"/>
    </style:style>
    <style:style style:name="T369" style:parent-style-name="Policepardéfaut" style:family="text">
      <style:text-properties fo:font-style="italic" style:font-style-asian="italic"/>
    </style:style>
    <style:style style:name="T370" style:parent-style-name="Policepardéfaut" style:family="text">
      <style:text-properties fo:font-style="italic" style:font-style-asian="italic"/>
    </style:style>
    <style:style style:name="T371" style:parent-style-name="Policepardéfaut" style:family="text">
      <style:text-properties fo:language="en" fo:country="US"/>
    </style:style>
    <style:style style:name="T372" style:parent-style-name="Policepardéfaut" style:family="text">
      <style:text-properties style:font-name="Times" style:font-name-complex="Times" fo:language="en" fo:country="US"/>
    </style:style>
    <style:style style:name="T373" style:parent-style-name="Policepardéfaut" style:family="text">
      <style:text-properties fo:font-style="italic" style:font-style-asian="italic"/>
    </style:style>
    <style:style style:name="T374" style:parent-style-name="Policepardéfaut" style:family="text">
      <style:text-properties fo:font-style="italic" style:font-style-asian="italic"/>
    </style:style>
    <style:style style:name="T375" style:parent-style-name="Policepardéfaut" style:family="text">
      <style:text-properties fo:font-style="italic" style:font-style-asian="italic"/>
    </style:style>
    <style:style style:name="T376" style:parent-style-name="Policepardéfaut" style:family="text">
      <style:text-properties fo:font-style="italic" style:font-style-asian="italic"/>
    </style:style>
    <style:style style:name="T377" style:parent-style-name="Policepardéfaut" style:family="text">
      <style:text-properties fo:language="en" fo:country="US"/>
    </style:style>
    <style:style style:name="T378" style:parent-style-name="Policepardéfaut" style:family="text">
      <style:text-properties style:font-name="Times" style:font-name-complex="Times" fo:language="en" fo:country="US"/>
    </style:style>
    <style:style style:name="T379" style:parent-style-name="Policepardéfaut" style:family="text">
      <style:text-properties fo:font-style="italic" style:font-style-asian="italic"/>
    </style:style>
    <style:style style:name="T380" style:parent-style-name="Policepardéfaut" style:family="text">
      <style:text-properties fo:language="en" fo:country="US"/>
    </style:style>
    <style:style style:name="T381" style:parent-style-name="Policepardéfaut" style:family="text">
      <style:text-properties style:font-name="Times" style:font-name-complex="Times" fo:language="en" fo:country="US"/>
    </style:style>
    <style:style style:name="T382" style:parent-style-name="Policepardéfaut" style:family="text">
      <style:text-properties fo:language="en" fo:country="US"/>
    </style:style>
    <style:style style:name="T383" style:parent-style-name="Policepardéfaut" style:family="text">
      <style:text-properties fo:font-style="italic" style:font-style-asian="italic"/>
    </style:style>
    <style:style style:name="T384" style:parent-style-name="Policepardéfaut" style:family="text">
      <style:text-properties fo:language="en" fo:country="US"/>
    </style:style>
    <style:style style:name="T385" style:parent-style-name="Policepardéfaut" style:family="text">
      <style:text-properties fo:font-style="italic" style:font-style-asian="italic"/>
    </style:style>
    <style:style style:name="T386" style:parent-style-name="Policepardéfaut" style:family="text">
      <style:text-properties fo:font-style="italic" style:font-style-asian="italic"/>
    </style:style>
    <style:style style:name="T387" style:parent-style-name="Policepardéfaut" style:family="text">
      <style:text-properties fo:font-style="italic" style:font-style-asian="italic"/>
    </style:style>
    <style:style style:name="T388" style:parent-style-name="Policepardéfaut" style:family="text">
      <style:text-properties fo:font-style="italic" style:font-style-asian="italic"/>
    </style:style>
    <style:style style:name="T389" style:parent-style-name="Policepardéfaut" style:family="text">
      <style:text-properties fo:font-style="italic" style:font-style-asian="italic"/>
    </style:style>
    <style:style style:name="T390" style:parent-style-name="Policepardéfaut" style:family="text">
      <style:text-properties fo:font-style="italic" style:font-style-asian="italic"/>
    </style:style>
    <style:style style:name="T391" style:parent-style-name="Policepardéfaut" style:family="text">
      <style:text-properties fo:font-style="italic" style:font-style-asian="italic"/>
    </style:style>
    <style:style style:name="T392" style:parent-style-name="Policepardéfaut" style:family="text">
      <style:text-properties fo:language="en" fo:country="US"/>
    </style:style>
    <style:style style:name="T393" style:parent-style-name="Policepardéfaut" style:family="text">
      <style:text-properties style:font-name="Times" style:font-name-complex="Times" fo:language="en" fo:country="US"/>
    </style:style>
    <style:style style:name="T394" style:parent-style-name="Policepardéfaut" style:family="text">
      <style:text-properties fo:font-style="italic" style:font-style-asian="italic"/>
    </style:style>
    <style:style style:name="T395" style:parent-style-name="Policepardéfaut" style:family="text">
      <style:text-properties fo:font-style="italic" style:font-style-asian="italic"/>
    </style:style>
    <style:style style:name="T396" style:parent-style-name="Policepardéfaut" style:family="text">
      <style:text-properties fo:font-style="italic" style:font-style-asian="italic"/>
    </style:style>
    <style:style style:name="T397" style:parent-style-name="Policepardéfaut" style:family="text">
      <style:text-properties fo:font-style="italic" style:font-style-asian="italic"/>
    </style:style>
    <style:style style:name="T398" style:parent-style-name="Policepardéfaut" style:family="text">
      <style:text-properties fo:font-style="italic" style:font-style-asian="italic"/>
    </style:style>
    <style:style style:name="T399" style:parent-style-name="Policepardéfaut" style:family="text">
      <style:text-properties fo:language="en" fo:country="US"/>
    </style:style>
    <style:style style:name="T400" style:parent-style-name="Policepardéfaut" style:family="text">
      <style:text-properties fo:font-style="italic" style:font-style-asian="italic"/>
    </style:style>
    <style:style style:name="T401" style:parent-style-name="Policepardéfaut" style:family="text">
      <style:text-properties fo:font-style="italic" style:font-style-asian="italic"/>
    </style:style>
    <style:style style:name="T402" style:parent-style-name="Policepardéfaut" style:family="text">
      <style:text-properties fo:font-style="italic" style:font-style-asian="italic"/>
    </style:style>
    <style:style style:name="T403" style:parent-style-name="Policepardéfaut" style:family="text">
      <style:text-properties fo:font-style="italic" style:font-style-asian="italic"/>
    </style:style>
    <style:style style:name="T404" style:parent-style-name="Policepardéfaut" style:family="text">
      <style:text-properties fo:font-style="italic" style:font-style-asian="italic"/>
    </style:style>
    <style:style style:name="T405" style:parent-style-name="Policepardéfaut" style:family="text">
      <style:text-properties fo:font-style="italic" style:font-style-asian="italic"/>
    </style:style>
    <style:style style:name="T406" style:parent-style-name="Policepardéfaut" style:family="text">
      <style:text-properties fo:font-style="italic" style:font-style-asian="italic"/>
    </style:style>
    <style:style style:name="T407" style:parent-style-name="Policepardéfaut" style:family="text">
      <style:text-properties fo:font-style="italic" style:font-style-asian="italic"/>
    </style:style>
    <style:style style:name="T408" style:parent-style-name="Policepardéfaut" style:family="text">
      <style:text-properties fo:language="en" fo:country="US"/>
    </style:style>
    <style:style style:name="T409" style:parent-style-name="Policepardéfaut" style:family="text">
      <style:text-properties fo:language="en" fo:country="US"/>
    </style:style>
    <style:style style:name="T410" style:parent-style-name="Policepardéfaut" style:family="text">
      <style:text-properties fo:font-style="italic" style:font-style-asian="italic"/>
    </style:style>
    <style:style style:name="T411" style:parent-style-name="Policepardéfaut" style:family="text">
      <style:text-properties fo:font-style="italic" style:font-style-asian="italic"/>
    </style:style>
    <style:style style:name="T412" style:parent-style-name="Policepardéfaut" style:family="text">
      <style:text-properties fo:language="en" fo:country="US"/>
    </style:style>
    <style:style style:name="T413" style:parent-style-name="Policepardéfaut" style:family="text">
      <style:text-properties fo:font-style="italic" style:font-style-asian="italic"/>
    </style:style>
    <style:style style:name="T414" style:parent-style-name="Policepardéfaut" style:family="text">
      <style:text-properties fo:font-style="italic" style:font-style-asian="italic"/>
    </style:style>
    <style:style style:name="T415" style:parent-style-name="Policepardéfaut" style:family="text">
      <style:text-properties fo:font-style="italic" style:font-style-asian="italic"/>
    </style:style>
    <style:style style:name="T416" style:parent-style-name="Policepardéfaut" style:family="text">
      <style:text-properties fo:font-style="italic" style:font-style-asian="italic"/>
    </style:style>
    <style:style style:name="T417" style:parent-style-name="Policepardéfaut" style:family="text">
      <style:text-properties fo:font-style="italic" style:font-style-asian="italic"/>
    </style:style>
    <style:style style:name="T418" style:parent-style-name="Policepardéfaut" style:family="text">
      <style:text-properties fo:font-style="italic" style:font-style-asian="italic"/>
    </style:style>
    <style:style style:name="T419" style:parent-style-name="Policepardéfaut" style:family="text">
      <style:text-properties fo:font-style="italic" style:font-style-asian="italic"/>
    </style:style>
    <style:style style:name="T420" style:parent-style-name="Policepardéfaut" style:family="text">
      <style:text-properties fo:font-style="italic" style:font-style-asian="italic"/>
    </style:style>
    <style:style style:name="T421" style:parent-style-name="Policepardéfaut" style:family="text">
      <style:text-properties fo:font-style="italic" style:font-style-asian="italic"/>
    </style:style>
    <style:style style:name="T422" style:parent-style-name="Policepardéfaut" style:family="text">
      <style:text-properties fo:font-style="italic" style:font-style-asian="italic"/>
    </style:style>
    <style:style style:name="T423" style:parent-style-name="Policepardéfaut" style:family="text">
      <style:text-properties fo:font-style="italic" style:font-style-asian="italic"/>
    </style:style>
    <style:style style:name="T424" style:parent-style-name="Policepardéfaut" style:family="text">
      <style:text-properties fo:font-style="italic" style:font-style-asian="italic"/>
    </style:style>
    <style:style style:name="T425" style:parent-style-name="Policepardéfaut" style:family="text">
      <style:text-properties fo:language="en" fo:country="US"/>
    </style:style>
    <style:style style:name="T426" style:parent-style-name="Policepardéfaut" style:family="text">
      <style:text-properties fo:font-style="italic" style:font-style-asian="italic"/>
    </style:style>
    <style:style style:name="T427" style:parent-style-name="Policepardéfaut" style:family="text">
      <style:text-properties fo:font-style="italic" style:font-style-asian="italic"/>
    </style:style>
    <style:style style:name="T428" style:parent-style-name="Policepardéfaut" style:family="text">
      <style:text-properties fo:font-style="italic" style:font-style-asian="italic"/>
    </style:style>
    <style:style style:name="T429" style:parent-style-name="Policepardéfaut" style:family="text">
      <style:text-properties fo:font-style="italic" style:font-style-asian="italic"/>
    </style:style>
    <style:style style:name="T430" style:parent-style-name="Policepardéfaut" style:family="text">
      <style:text-properties fo:font-style="italic" style:font-style-asian="italic"/>
    </style:style>
    <style:style style:name="T431" style:parent-style-name="Policepardéfaut" style:family="text">
      <style:text-properties fo:font-style="italic" style:font-style-asian="italic"/>
    </style:style>
    <style:style style:name="T432" style:parent-style-name="Policepardéfaut" style:family="text">
      <style:text-properties fo:font-style="italic" style:font-style-asian="italic"/>
    </style:style>
    <style:style style:name="T433" style:parent-style-name="Policepardéfaut" style:family="text">
      <style:text-properties fo:font-style="italic" style:font-style-asian="italic"/>
    </style:style>
    <style:style style:name="T434" style:parent-style-name="Policepardéfaut" style:family="text">
      <style:text-properties fo:font-style="italic" style:font-style-asian="italic"/>
    </style:style>
    <style:style style:name="T435" style:parent-style-name="Policepardéfaut" style:family="text">
      <style:text-properties fo:font-style="italic" style:font-style-asian="italic"/>
    </style:style>
    <style:style style:name="T436" style:parent-style-name="Policepardéfaut" style:family="text">
      <style:text-properties fo:font-style="italic" style:font-style-asian="italic"/>
    </style:style>
    <style:style style:name="T437" style:parent-style-name="Policepardéfaut" style:family="text">
      <style:text-properties fo:font-style="italic" style:font-style-asian="italic"/>
    </style:style>
    <style:style style:name="T438" style:parent-style-name="Policepardéfaut" style:family="text">
      <style:text-properties fo:language="en" fo:country="US"/>
    </style:style>
    <style:style style:name="T439" style:parent-style-name="Policepardéfaut" style:family="text">
      <style:text-properties fo:font-style="italic" style:font-style-asian="italic"/>
    </style:style>
    <style:style style:name="T440" style:parent-style-name="Policepardéfaut" style:family="text">
      <style:text-properties fo:font-style="italic" style:font-style-asian="italic"/>
    </style:style>
    <style:style style:name="T441" style:parent-style-name="Policepardéfaut" style:family="text">
      <style:text-properties fo:font-style="italic" style:font-style-asian="italic"/>
    </style:style>
    <style:style style:name="T442" style:parent-style-name="Policepardéfaut" style:family="text">
      <style:text-properties fo:language="en" fo:country="US"/>
    </style:style>
    <style:style style:name="T443" style:parent-style-name="Policepardéfaut" style:family="text">
      <style:text-properties fo:font-style="italic" style:font-style-asian="italic"/>
    </style:style>
    <style:style style:name="T444" style:parent-style-name="Policepardéfaut" style:family="text">
      <style:text-properties fo:language="en" fo:country="US"/>
    </style:style>
    <style:style style:name="T445" style:parent-style-name="Policepardéfaut" style:family="text">
      <style:text-properties fo:font-style="italic" style:font-style-asian="italic"/>
    </style:style>
    <style:style style:name="T446" style:parent-style-name="Policepardéfaut" style:family="text">
      <style:text-properties fo:language="en" fo:country="US"/>
    </style:style>
    <style:style style:name="T447" style:parent-style-name="Policepardéfaut" style:family="text">
      <style:text-properties fo:font-style="italic" style:font-style-asian="italic"/>
    </style:style>
    <style:style style:name="T448" style:parent-style-name="Policepardéfaut" style:family="text">
      <style:text-properties fo:font-style="italic" style:font-style-asian="italic"/>
    </style:style>
    <style:style style:name="T449" style:parent-style-name="Policepardéfaut" style:family="text">
      <style:text-properties fo:font-style="italic" style:font-style-asian="italic"/>
    </style:style>
    <style:style style:name="T450" style:parent-style-name="Policepardéfaut" style:family="text">
      <style:text-properties fo:language="en" fo:country="US"/>
    </style:style>
    <style:style style:name="T451" style:parent-style-name="Policepardéfaut" style:family="text">
      <style:text-properties fo:font-style="italic" style:font-style-asian="italic"/>
    </style:style>
    <style:style style:name="T452" style:parent-style-name="Policepardéfaut" style:family="text">
      <style:text-properties fo:font-style="italic" style:font-style-asian="italic"/>
    </style:style>
    <style:style style:name="T453" style:parent-style-name="Policepardéfaut" style:family="text">
      <style:text-properties fo:font-style="italic" style:font-style-asian="italic"/>
    </style:style>
    <style:style style:name="T454" style:parent-style-name="Policepardéfaut" style:family="text">
      <style:text-properties fo:font-style="italic" style:font-style-asian="italic"/>
    </style:style>
    <style:style style:name="T455" style:parent-style-name="Policepardéfaut" style:family="text">
      <style:text-properties fo:language="en" fo:country="US"/>
    </style:style>
    <style:style style:name="T456" style:parent-style-name="Policepardéfaut" style:family="text">
      <style:text-properties fo:font-style="italic" style:font-style-asian="italic"/>
    </style:style>
    <style:style style:name="T457" style:parent-style-name="Policepardéfaut" style:family="text">
      <style:text-properties fo:font-style="italic" style:font-style-asian="italic"/>
    </style:style>
    <style:style style:name="T458" style:parent-style-name="Policepardéfaut" style:family="text">
      <style:text-properties fo:font-style="italic" style:font-style-asian="italic"/>
    </style:style>
    <style:style style:name="T459" style:parent-style-name="Policepardéfaut" style:family="text">
      <style:text-properties fo:font-style="italic" style:font-style-asian="italic"/>
    </style:style>
    <style:style style:name="T460" style:parent-style-name="Policepardéfaut" style:family="text">
      <style:text-properties fo:font-style="italic" style:font-style-asian="italic"/>
    </style:style>
    <style:style style:name="T461" style:parent-style-name="Policepardéfaut" style:family="text">
      <style:text-properties fo:language="en" fo:country="US"/>
    </style:style>
    <style:style style:name="T462" style:parent-style-name="Policepardéfaut" style:family="text">
      <style:text-properties style:font-name="Times" style:font-name-complex="Times" fo:language="en" fo:country="US"/>
    </style:style>
    <style:style style:name="T463" style:parent-style-name="Policepardéfaut" style:family="text">
      <style:text-properties fo:font-style="italic" style:font-style-asian="italic"/>
    </style:style>
    <style:style style:name="T464" style:parent-style-name="Policepardéfaut" style:family="text">
      <style:text-properties fo:font-style="italic" style:font-style-asian="italic"/>
    </style:style>
    <style:style style:name="T465" style:parent-style-name="Policepardéfaut" style:family="text">
      <style:text-properties fo:font-style="italic" style:font-style-asian="italic"/>
    </style:style>
    <style:style style:name="T466" style:parent-style-name="Policepardéfaut" style:family="text">
      <style:text-properties fo:font-style="italic" style:font-style-asian="italic"/>
    </style:style>
    <style:style style:name="T467" style:parent-style-name="Policepardéfaut" style:family="text">
      <style:text-properties fo:language="en" fo:country="US"/>
    </style:style>
    <style:style style:name="T468" style:parent-style-name="Policepardéfaut" style:family="text">
      <style:text-properties fo:font-style="italic" style:font-style-asian="italic"/>
    </style:style>
    <style:style style:name="T469" style:parent-style-name="Policepardéfaut" style:family="text">
      <style:text-properties fo:font-style="italic" style:font-style-asian="italic"/>
    </style:style>
    <style:style style:name="T470" style:parent-style-name="Policepardéfaut" style:family="text">
      <style:text-properties fo:font-style="italic" style:font-style-asian="italic"/>
    </style:style>
    <style:style style:name="T471" style:parent-style-name="Policepardéfaut" style:family="text">
      <style:text-properties fo:language="en" fo:country="US"/>
    </style:style>
    <style:style style:name="T472" style:parent-style-name="Policepardéfaut" style:family="text">
      <style:text-properties fo:font-style="italic" style:font-style-asian="italic"/>
    </style:style>
    <style:style style:name="T473" style:parent-style-name="Policepardéfaut" style:family="text">
      <style:text-properties fo:language="en" fo:country="US"/>
    </style:style>
    <style:style style:name="T474" style:parent-style-name="Policepardéfaut" style:family="text">
      <style:text-properties style:font-name="Times" style:font-name-complex="Times" fo:language="en" fo:country="US"/>
    </style:style>
    <style:style style:name="T475" style:parent-style-name="Policepardéfaut" style:family="text">
      <style:text-properties fo:font-style="italic" style:font-style-asian="italic"/>
    </style:style>
    <style:style style:name="T476" style:parent-style-name="Policepardéfaut" style:family="text">
      <style:text-properties fo:font-style="italic" style:font-style-asian="italic"/>
    </style:style>
    <style:style style:name="T477" style:parent-style-name="Policepardéfaut" style:family="text">
      <style:text-properties fo:font-style="italic" style:font-style-asian="italic"/>
    </style:style>
    <style:style style:name="T478" style:parent-style-name="Policepardéfaut" style:family="text">
      <style:text-properties fo:font-style="italic" style:font-style-asian="italic"/>
    </style:style>
    <style:style style:name="T479" style:parent-style-name="Policepardéfaut" style:family="text">
      <style:text-properties fo:font-style="italic" style:font-style-asian="italic"/>
    </style:style>
    <style:style style:name="T480" style:parent-style-name="Policepardéfaut" style:family="text">
      <style:text-properties fo:font-style="italic" style:font-style-asian="italic"/>
    </style:style>
    <style:style style:name="T481" style:parent-style-name="Policepardéfaut" style:family="text">
      <style:text-properties fo:font-style="italic" style:font-style-asian="italic"/>
    </style:style>
    <style:style style:name="T482" style:parent-style-name="Policepardéfaut" style:family="text">
      <style:text-properties fo:language="en" fo:country="US"/>
    </style:style>
    <style:style style:name="T483" style:parent-style-name="Policepardéfaut" style:family="text">
      <style:text-properties style:font-name="Times" style:font-name-complex="Times" fo:language="en" fo:country="US"/>
    </style:style>
    <style:style style:name="T484" style:parent-style-name="Policepardéfaut" style:family="text">
      <style:text-properties fo:font-style="italic" style:font-style-asian="italic"/>
    </style:style>
    <style:style style:name="T485" style:parent-style-name="Policepardéfaut" style:family="text">
      <style:text-properties fo:font-style="italic" style:font-style-asian="italic"/>
    </style:style>
    <style:style style:name="T486" style:parent-style-name="Policepardéfaut" style:family="text">
      <style:text-properties fo:font-style="italic" style:font-style-asian="italic"/>
    </style:style>
    <style:style style:name="T487" style:parent-style-name="Policepardéfaut" style:family="text">
      <style:text-properties fo:language="en" fo:country="US"/>
    </style:style>
    <style:style style:name="T488" style:parent-style-name="Policepardéfaut" style:family="text">
      <style:text-properties fo:font-style="italic" style:font-style-asian="italic"/>
    </style:style>
    <style:style style:name="T489" style:parent-style-name="Policepardéfaut" style:family="text">
      <style:text-properties fo:language="en" fo:country="US"/>
    </style:style>
    <style:style style:name="T490" style:parent-style-name="Policepardéfaut" style:family="text">
      <style:text-properties fo:language="en" fo:country="US"/>
    </style:style>
    <style:style style:name="T491" style:parent-style-name="Policepardéfaut" style:family="text">
      <style:text-properties fo:font-style="italic" style:font-style-asian="italic"/>
    </style:style>
    <style:style style:name="T492" style:parent-style-name="Policepardéfaut" style:family="text">
      <style:text-properties fo:language="en" fo:country="US"/>
    </style:style>
    <style:style style:name="T493" style:parent-style-name="Policepardéfaut" style:family="text">
      <style:text-properties style:font-name="Times" style:font-name-complex="Times" fo:language="en" fo:country="US"/>
    </style:style>
    <style:style style:name="T494" style:parent-style-name="Policepardéfaut" style:family="text">
      <style:text-properties fo:font-style="italic" style:font-style-asian="italic"/>
    </style:style>
    <style:style style:name="T495" style:parent-style-name="Policepardéfaut" style:family="text">
      <style:text-properties fo:font-style="italic" style:font-style-asian="italic"/>
    </style:style>
    <style:style style:name="T496" style:parent-style-name="Policepardéfaut" style:family="text">
      <style:text-properties fo:language="en" fo:country="US"/>
    </style:style>
    <style:style style:name="T497" style:parent-style-name="Policepardéfaut" style:family="text">
      <style:text-properties fo:font-style="italic" style:font-style-asian="italic"/>
    </style:style>
    <style:style style:name="T498" style:parent-style-name="Policepardéfaut" style:family="text">
      <style:text-properties fo:font-style="italic" style:font-style-asian="italic"/>
    </style:style>
    <style:style style:name="T499" style:parent-style-name="Policepardéfaut" style:family="text">
      <style:text-properties fo:font-style="italic" style:font-style-asian="italic"/>
    </style:style>
    <style:style style:name="T500" style:parent-style-name="Policepardéfaut" style:family="text">
      <style:text-properties fo:font-style="italic" style:font-style-asian="italic"/>
    </style:style>
    <style:style style:name="T501" style:parent-style-name="Policepardéfaut" style:family="text">
      <style:text-properties fo:font-style="italic" style:font-style-asian="italic"/>
    </style:style>
    <style:style style:name="T502" style:parent-style-name="Policepardéfaut" style:family="text">
      <style:text-properties fo:font-style="italic" style:font-style-asian="italic"/>
    </style:style>
    <style:style style:name="T503" style:parent-style-name="Policepardéfaut" style:family="text">
      <style:text-properties fo:font-style="italic" style:font-style-asian="italic"/>
    </style:style>
    <style:style style:name="T504" style:parent-style-name="Policepardéfaut" style:family="text">
      <style:text-properties fo:language="en" fo:country="US"/>
    </style:style>
    <style:style style:name="T505" style:parent-style-name="Policepardéfaut" style:family="text">
      <style:text-properties style:font-name="Times" style:font-name-complex="Times" fo:language="en" fo:country="US"/>
    </style:style>
    <style:style style:name="T506" style:parent-style-name="Policepardéfaut" style:family="text">
      <style:text-properties fo:language="en" fo:country="US"/>
    </style:style>
    <style:style style:name="T507" style:parent-style-name="Policepardéfaut" style:family="text">
      <style:text-properties style:font-name="Times" style:font-name-complex="Times" fo:language="en" fo:country="US"/>
    </style:style>
    <style:style style:name="T508" style:parent-style-name="Policepardéfaut" style:family="text">
      <style:text-properties fo:font-style="italic" style:font-style-asian="italic"/>
    </style:style>
    <style:style style:name="T509" style:parent-style-name="Policepardéfaut" style:family="text">
      <style:text-properties fo:font-style="italic" style:font-style-asian="italic"/>
    </style:style>
    <style:style style:name="T510" style:parent-style-name="Policepardéfaut" style:family="text">
      <style:text-properties fo:font-style="italic" style:font-style-asian="italic"/>
    </style:style>
    <style:style style:name="T511" style:parent-style-name="Policepardéfaut" style:family="text">
      <style:text-properties fo:language="en" fo:country="US"/>
    </style:style>
    <style:style style:name="T512" style:parent-style-name="Policepardéfaut" style:family="text">
      <style:text-properties style:font-name="Times" style:font-name-complex="Times" fo:language="en" fo:country="US"/>
    </style:style>
    <style:style style:name="T513" style:parent-style-name="Policepardéfaut" style:family="text">
      <style:text-properties fo:font-style="italic" style:font-style-asian="italic"/>
    </style:style>
    <style:style style:name="T514" style:parent-style-name="Policepardéfaut" style:family="text">
      <style:text-properties fo:font-style="italic" style:font-style-asian="italic"/>
    </style:style>
    <style:style style:name="T515" style:parent-style-name="Policepardéfaut" style:family="text">
      <style:text-properties fo:language="en" fo:country="US"/>
    </style:style>
    <style:style style:name="T516" style:parent-style-name="Policepardéfaut" style:family="text">
      <style:text-properties style:font-name="Times" style:font-name-complex="Times" fo:language="en" fo:country="US"/>
    </style:style>
    <style:style style:name="T517" style:parent-style-name="Policepardéfaut" style:family="text">
      <style:text-properties fo:font-style="italic" style:font-style-asian="italic"/>
    </style:style>
    <style:style style:name="T518" style:parent-style-name="Policepardéfaut" style:family="text">
      <style:text-properties fo:font-style="italic" style:font-style-asian="italic"/>
    </style:style>
    <style:style style:name="T519" style:parent-style-name="Policepardéfaut" style:family="text">
      <style:text-properties fo:font-style="italic" style:font-style-asian="italic"/>
    </style:style>
    <style:style style:name="T520" style:parent-style-name="Policepardéfaut" style:family="text">
      <style:text-properties fo:font-style="italic" style:font-style-asian="italic"/>
    </style:style>
    <style:style style:name="T521" style:parent-style-name="Policepardéfaut" style:family="text">
      <style:text-properties fo:font-style="italic" style:font-style-asian="italic"/>
    </style:style>
    <style:style style:name="T522" style:parent-style-name="Policepardéfaut" style:family="text">
      <style:text-properties fo:font-style="italic" style:font-style-asian="italic"/>
    </style:style>
    <style:style style:name="T523" style:parent-style-name="Policepardéfaut" style:family="text">
      <style:text-properties fo:font-style="italic" style:font-style-asian="italic"/>
    </style:style>
    <style:style style:name="T524" style:parent-style-name="Policepardéfaut" style:family="text">
      <style:text-properties fo:language="en" fo:country="US"/>
    </style:style>
    <style:style style:name="T525" style:parent-style-name="Policepardéfaut" style:family="text">
      <style:text-properties style:font-name="Times" style:font-name-complex="Times" fo:language="en" fo:country="US"/>
    </style:style>
    <style:style style:name="T526" style:parent-style-name="Policepardéfaut" style:family="text">
      <style:text-properties fo:font-style="italic" style:font-style-asian="italic"/>
    </style:style>
    <style:style style:name="T527" style:parent-style-name="Policepardéfaut" style:family="text">
      <style:text-properties fo:font-style="italic" style:font-style-asian="italic"/>
    </style:style>
    <style:style style:name="T528" style:parent-style-name="Policepardéfaut" style:family="text">
      <style:text-properties fo:font-style="italic" style:font-style-asian="italic"/>
    </style:style>
    <style:style style:name="T529" style:parent-style-name="Policepardéfaut" style:family="text">
      <style:text-properties fo:language="en" fo:country="US"/>
    </style:style>
    <style:style style:name="T530" style:parent-style-name="Policepardéfaut" style:family="text">
      <style:text-properties style:font-name="Times" style:font-name-complex="Times" fo:language="en" fo:country="US"/>
    </style:style>
    <style:style style:name="T531" style:parent-style-name="Policepardéfaut" style:family="text">
      <style:text-properties fo:font-style="italic" style:font-style-asian="italic"/>
    </style:style>
    <style:style style:name="T532" style:parent-style-name="Policepardéfaut" style:family="text">
      <style:text-properties fo:font-style="italic" style:font-style-asian="italic"/>
    </style:style>
    <style:style style:name="T533" style:parent-style-name="Policepardéfaut" style:family="text">
      <style:text-properties fo:font-style="italic" style:font-style-asian="italic"/>
    </style:style>
    <style:style style:name="T534" style:parent-style-name="Policepardéfaut" style:family="text">
      <style:text-properties fo:font-style="italic" style:font-style-asian="italic"/>
    </style:style>
    <style:style style:name="T535" style:parent-style-name="Policepardéfaut" style:family="text">
      <style:text-properties fo:font-style="italic" style:font-style-asian="italic"/>
    </style:style>
    <style:style style:name="T536" style:parent-style-name="Policepardéfaut" style:family="text">
      <style:text-properties fo:font-style="italic" style:font-style-asian="italic"/>
    </style:style>
    <style:style style:name="T537" style:parent-style-name="Policepardéfaut" style:family="text">
      <style:text-properties fo:font-style="italic" style:font-style-asian="italic"/>
    </style:style>
    <style:style style:name="T538" style:parent-style-name="Policepardéfaut" style:family="text">
      <style:text-properties fo:font-style="italic" style:font-style-asian="italic"/>
    </style:style>
    <style:style style:name="T539" style:parent-style-name="Policepardéfaut" style:family="text">
      <style:text-properties fo:font-style="italic" style:font-style-asian="italic"/>
    </style:style>
    <style:style style:name="T540" style:parent-style-name="Policepardéfaut" style:family="text">
      <style:text-properties fo:font-style="italic" style:font-style-asian="italic"/>
    </style:style>
    <style:style style:name="T541" style:parent-style-name="Policepardéfaut" style:family="text">
      <style:text-properties fo:font-style="italic" style:font-style-asian="italic"/>
    </style:style>
    <style:style style:name="T542" style:parent-style-name="Policepardéfaut" style:family="text">
      <style:text-properties fo:language="en" fo:country="US"/>
    </style:style>
    <style:style style:name="T543" style:parent-style-name="Policepardéfaut" style:family="text">
      <style:text-properties fo:font-style="italic" style:font-style-asian="italic"/>
    </style:style>
    <style:style style:name="T544" style:parent-style-name="Policepardéfaut" style:family="text">
      <style:text-properties fo:font-style="italic" style:font-style-asian="italic"/>
    </style:style>
    <style:style style:name="T545" style:parent-style-name="Policepardéfaut" style:family="text">
      <style:text-properties fo:font-style="italic" style:font-style-asian="italic"/>
    </style:style>
    <style:style style:name="T546" style:parent-style-name="Policepardéfaut" style:family="text">
      <style:text-properties fo:language="en" fo:country="US"/>
    </style:style>
    <style:style style:name="T547" style:parent-style-name="Policepardéfaut" style:family="text">
      <style:text-properties fo:font-style="italic" style:font-style-asian="italic"/>
    </style:style>
    <style:style style:name="T548" style:parent-style-name="Policepardéfaut" style:family="text">
      <style:text-properties fo:language="en" fo:country="US"/>
    </style:style>
    <style:style style:name="T549" style:parent-style-name="Policepardéfaut" style:family="text">
      <style:text-properties fo:font-style="italic" style:font-style-asian="italic"/>
    </style:style>
    <style:style style:name="T550" style:parent-style-name="Policepardéfaut" style:family="text">
      <style:text-properties fo:font-style="italic" style:font-style-asian="italic"/>
    </style:style>
    <style:style style:name="T551" style:parent-style-name="Policepardéfaut" style:family="text">
      <style:text-properties fo:font-style="italic" style:font-style-asian="italic"/>
    </style:style>
    <style:style style:name="T552" style:parent-style-name="Policepardéfaut" style:family="text">
      <style:text-properties fo:font-style="italic" style:font-style-asian="italic"/>
    </style:style>
    <style:style style:name="T553" style:parent-style-name="Policepardéfaut" style:family="text">
      <style:text-properties fo:language="en" fo:country="US"/>
    </style:style>
    <style:style style:name="T554" style:parent-style-name="Policepardéfaut" style:family="text">
      <style:text-properties fo:language="en" fo:country="US"/>
    </style:style>
    <style:style style:name="T555" style:parent-style-name="Policepardéfaut" style:family="text">
      <style:text-properties fo:font-style="italic" style:font-style-asian="italic"/>
    </style:style>
    <style:style style:name="T556" style:parent-style-name="Policepardéfaut" style:family="text">
      <style:text-properties fo:font-style="italic" style:font-style-asian="italic"/>
    </style:style>
    <style:style style:name="T557" style:parent-style-name="Policepardéfaut" style:family="text">
      <style:text-properties fo:font-style="italic" style:font-style-asian="italic"/>
    </style:style>
    <style:style style:name="T558" style:parent-style-name="Policepardéfaut" style:family="text">
      <style:text-properties fo:font-style="italic" style:font-style-asian="italic"/>
    </style:style>
    <style:style style:name="T559" style:parent-style-name="Policepardéfaut" style:family="text">
      <style:text-properties fo:language="en" fo:country="US"/>
    </style:style>
    <style:style style:name="T560" style:parent-style-name="Policepardéfaut" style:family="text">
      <style:text-properties fo:language="en" fo:country="US"/>
    </style:style>
    <style:style style:name="T561" style:parent-style-name="Policepardéfaut" style:family="text">
      <style:text-properties fo:font-style="italic" style:font-style-asian="italic"/>
    </style:style>
    <style:style style:name="T562" style:parent-style-name="Policepardéfaut" style:family="text">
      <style:text-properties fo:language="en" fo:country="US"/>
    </style:style>
    <style:style style:name="P563" style:parent-style-name="Octosyllabe" style:family="paragraph">
      <style:text-properties fo:language="en" fo:country="GB"/>
    </style:style>
    <style:style style:name="P564" style:parent-style-name="Octosyllabe" style:family="paragraph">
      <style:text-properties fo:language="en" fo:country="GB"/>
    </style:style>
    <style:style style:name="P565" style:parent-style-name="Octosyllabe" style:family="paragraph">
      <style:text-properties fo:language="en" fo:country="GB"/>
    </style:style>
    <style:style style:name="T566" style:parent-style-name="Policepardéfaut" style:family="text">
      <style:text-properties fo:language="en" fo:country="GB"/>
    </style:style>
    <style:style style:name="T567" style:parent-style-name="Policepardéfaut" style:family="text">
      <style:text-properties fo:font-style="italic" style:font-style-asian="italic"/>
    </style:style>
    <style:style style:name="T568" style:parent-style-name="Policepardéfaut" style:family="text">
      <style:text-properties fo:font-style="italic" style:font-style-asian="italic"/>
    </style:style>
    <style:style style:name="P569" style:parent-style-name="Normal" style:family="paragraph">
      <style:text-properties style:font-name="Times New Roman" fo:font-size="11pt" style:font-size-asian="11pt" style:font-size-complex="11pt" fo:language="en" fo:country="GB"/>
    </style:style>
    <style:style style:name="T570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/>
      <text:p text:style-name="P2"><text:span text:style-name="T3">Marie de France,<text:s/></text:span><text:span text:style-name="T4">Fables</text:span><text:span text:style-name="T5">,<text:s/></text:span><text:span text:style-name="T6">ca</text:span><text:span text:style-name="T7">. 1180.</text:span></text:p>
      <text:p text:style-name="P8"/>
      <text:p text:style-name="P9">Édition électronique réalisée par Baptiste Laïd (transcription, relecture, stylage, indexation des motifs)</text:p>
      <text:p text:style-name="P10"><text:span text:style-name="T11">d’après le texte établi par Charles<text:s/></text:span><text:span text:style-name="T12">Brucker (2</text:span><text:span text:style-name="T13">e</text:span><text:span text:style-name="T14"><text:s/>éd., 1998).</text:span></text:p>
      <text:p text:style-name="P15"/>
      <text:p text:style-name="Titre1.Surtitreconventionnel">Marie de France — Prologue</text:p>
      <text:p text:style-name="Titre2.Titredefable">Prologue</text:p>
      <text:p text:style-name="Octosyllabe">Cil ki seivent de lettr[e]ure,</text:p>
      <text:p text:style-name="Octosyllabe">devreint bien mettre [lur] cure</text:p>
      <text:p text:style-name="Octosyllabe">es bons livres e [es] escriz</text:p>
      <text:p text:style-name="Octosyllabe">e as [es]samples e as diz</text:p>
      <text:p text:style-name="Octosyllabe">ke li philosophe troverent</text:p>
      <text:p text:style-name="Octosyllabe">e escristrent e remembrerent :</text:p>
      <text:p text:style-name="Octosyllabe">Par moralité escriveient</text:p>
      <text:p text:style-name="Octosyllabe">les bons pruverbes qu’il oieient,</text:p>
      <text:p text:style-name="Octosyllabe">que cil amender se peüssent</text:p>
      <text:p text:style-name="Octosyllabe">ki lur entente en bien eüssent ;</text:p>
      <text:p text:style-name="Octosyllabe">ceo firent li ancïen pere.</text:p>
      <text:p text:style-name="Octosyllabe">Romulus, ki fu emperere,</text:p>
      <text:p text:style-name="Octosyllabe">a sun fiz escrit, si manda</text:p>
      <text:p text:style-name="Octosyllabe">e par essample li mustra</text:p>
      <text:p text:style-name="Octosyllabe">cum il se deust cuntregaiter*</text:p>
      <text:p text:style-name="Octosyllabe">que hum nel p[e]ust<text:s/>enginner.</text:p>
      <text:p text:style-name="Octosyllabe">Esop[es] escrist a sun mestre</text:p>
      <text:p text:style-name="Octosyllabe">que bien cunust lui e sun estre,</text:p>
      <text:p text:style-name="Octosyllabe">unes fables ke ot trovees,</text:p>
      <text:p text:style-name="Octosyllabe">de griu en latin translatees.</text:p>
      <text:p text:style-name="Octosyllabe">Merveille en eurent li plusur</text:p>
      <text:p text:style-name="Octosyllabe">qu’il mist sun sen en tel labur ;</text:p>
      <text:p text:style-name="Octosyllabe">mes n’i ad fable de folie</text:p>
      <text:p text:style-name="Octosyllabe">u il n’en ait philosophie</text:p>
      <text:p text:style-name="Octosyllabe">es* essamples ki sunt aprés,</text:p>
      <text:p text:style-name="Octosyllabe">u des contes est tut li fes.</text:p>
      <text:p text:style-name="Octosyllabe">A mei, ki dei la rime faire,</text:p>
      <text:p text:style-name="Octosyllabe">n’avenist nïent a retraire</text:p>
      <text:p text:style-name="Octosyllabe">plusurs paroles que i sunt ;</text:p>
      <text:p text:style-name="Octosyllabe">mes nepuruc cil me sumunt,</text:p>
      <text:p text:style-name="Octosyllabe">ki flurs est de chevalerie,</text:p>
      <text:p text:style-name="Octosyllabe">d’enseignement, de curteisie ;</text:p>
      <text:p text:style-name="Octosyllabe">et quant tel hum me ad requise,</text:p>
      <text:p text:style-name="Octosyllabe">ne<text:s/>voil lesser en nule guise</text:p>
      <text:p text:style-name="Octosyllabe">que n’i mette travail e peine,</text:p>
      <text:p text:style-name="Octosyllabe">ki que m’en tienge pur vileine,</text:p>
      <text:p text:style-name="Octosyllabe">de fere mut pur sa preere ;</text:p>
      <text:p text:style-name="Octosyllabe">si commencerai la premere</text:p>
      <text:p text:style-name="Octosyllabe">des fables ke Esopus escrist,</text:p>
      <text:p text:style-name="Octosyllabe">que a sun mestre manda e dist.</text:p>
      <text:p text:style-name="Titre1.Surtitreconventionnel"><text:span text:style-name="T16">Marie de France, n° 1</text:span></text:p>
      <text:p text:style-name="IndexationPerry">[P503]</text:p>
      <text:p text:style-name="Titre2.Titredefable">Le Coq et la pierre<text:s/>précieuse</text:p>
      <text:p text:style-name="Octosyllabe">Del cok [re]cunte ke munta</text:p>
      <text:p text:style-name="Octosyllabe">sur un femer e si grata ;</text:p>
      <text:p text:style-name="Octosyllabe">sulum nature [se] purchaçot</text:p>
      <text:p text:style-name="Octosyllabe">sa vïande cum il meuz sot ;</text:p>
      <text:p text:style-name="Octosyllabe">une chere gemme trova,</text:p>
      <text:p text:style-name="Octosyllabe">clere la vit, si l’esgarda.</text:p>
      <text:p text:style-name="Octosyllabe">« Jeo quidai », fet il, « purchacer</text:p>
      <text:soft-page-break/>
      <text:p text:style-name="Octosyllabe">ma viande sur cest femer ;</text:p>
      <text:p text:style-name="Octosyllabe">ore ai ici gemme trovee :</text:p>
      <text:p text:style-name="Octosyllabe">ja n’i ert pur mei honuree !</text:p>
      <text:p text:style-name="Octosyllabe">Si un riche hume vus trovast,</text:p>
      <text:p text:style-name="Octosyllabe">bien sai ke de or vus aürnast,</text:p>
      <text:p text:style-name="Octosyllabe">si acreüst vostre beauté</text:p>
      <text:p text:style-name="Octosyllabe">par l’or, que mut ad grant clarté.</text:p>
      <text:p text:style-name="Octosyllabe">Quant ma volenté n’ai de tei,</text:p>
      <text:p text:style-name="Octosyllabe">ja nule honur n’av<text:span text:style-name="T17">e</text:span>ras de mei. »</text:p>
      <text:p text:style-name="Octosyllabe">Autresi est de meinte gent,</text:p>
      <text:p text:style-name="Octosyllabe">se tut ne* veit a lur talent,</text:p>
      <text:p text:style-name="Octosyllabe">cume del cok et de la gemme ;</text:p>
      <text:p text:style-name="Octosyllabe">veu l’avums de humme et de femme ;</text:p>
      <text:p text:style-name="Octosyllabe">bien e honur niënt ne prisent,</text:p>
      <text:p text:style-name="Octosyllabe">le pis pernent, le meuz despisent.</text:p>
      <text:p text:style-name="Titre1.Surtitreconventionnel"><text:span text:style-name="T18">Marie de France, n° 2</text:span></text:p>
      <text:p text:style-name="IndexationPerry">[P155]</text:p>
      <text:p text:style-name="Titre2.Titredefable">Le Loup et l’agneau</text:p>
      <text:p text:style-name="Octosyllabe">Ci dit del lu e de l’aignel,</text:p>
      <text:p text:style-name="Octosyllabe">ki beveient a un clincel.</text:p>
      <text:p text:style-name="Octosyllabe">Li<text:s/>lus en la surse beveit</text:p>
      <text:p text:style-name="Octosyllabe">e li aignels aval esteit ;</text:p>
      <text:p text:style-name="Octosyllabe">iriement parla li lus,</text:p>
      <text:p text:style-name="Octosyllabe">que mut esteit cuntrarïus ;</text:p>
      <text:p text:style-name="Octosyllabe">par maltalent parla a lui :</text:p>
      <text:p text:style-name="Octosyllabe">« Tu me fes », dist il, « grant ennui. »</text:p>
      <text:p text:style-name="P19">Li aignel[ez] ad respundu :</text:p>
      <text:p text:style-name="Octosyllabe">« Sire, de quei ? » — « Dun ne veiz tu ?</text:p>
      <text:p text:style-name="Octosyllabe">Tu m’as cest’ ewe<text:s/>si trublee</text:p>
      <text:p text:style-name="Octosyllabe">n’en puis beivre ma saülee ;</text:p>
      <text:p text:style-name="Octosyllabe">arere m’en irai, ceo crei,</text:p>
      <text:p text:style-name="Octosyllabe">cum jeo vienc ça, murant de sei. »</text:p>
      <text:p text:style-name="Octosyllabe">Li aignelez dunc li respunt :</text:p>
      <text:p text:style-name="Octosyllabe">« Sire, ja bevez vus amunt,</text:p>
      <text:p text:style-name="Octosyllabe">de vus me vient ceo que ai beü. »</text:p>
      <text:p text:style-name="Octosyllabe">« Quei ! », feit li lus, « maudiz me tu ? »</text:p>
      <text:p text:style-name="Octosyllabe">Cil li ad dit : « N’en ai voleir. »</text:p>
      <text:p text:style-name="Octosyllabe">Li lus respunt : « J<text:span text:style-name="T20">eo</text:span><text:s/>en sai le veir.</text:p>
      <text:p text:style-name="Octosyllabe">Cest me[i]mes me fist tun pere</text:p>
      <text:p text:style-name="Octosyllabe">a ceste surse, u od lui ere,</text:p>
      <text:p text:style-name="Octosyllabe">ore ad sis meis, si cum jeo crei. »</text:p>
      <text:p text:style-name="Octosyllabe">« Que retez vus<text:s/><text:span text:style-name="T21">ceo</text:span> », fet il, « a mei ?</text:p>
      <text:p text:style-name="Octosyllabe">Ne fu pas nez<text:s/><text:span text:style-name="T22">dunc</text:span>, si cum jeo quit. »</text:p>
      <text:p text:style-name="Octosyllabe">« E ke pur ceo ? » li<text:s/>lus ad dit.</text:p>
      <text:p text:style-name="Octosyllabe">« Ja me fez tu ore cuntrere</text:p>
      <text:p text:style-name="Octosyllabe">e chose que ne deussez fere. »</text:p>
      <text:p text:style-name="Octosyllabe">Dunc prist li lus l’aignel petit,</text:p>
      <text:p text:style-name="Octosyllabe">as denz l’estrangle, si l’ocit.</text:p>
      <text:p text:style-name="Octosyllabe">Issi funt li riche seignur,</text:p>
      <text:p text:style-name="Octosyllabe">li vescunte e li jugeür</text:p>
      <text:p text:style-name="Octosyllabe">de ceus qu’il unt en lur justise ;</text:p>
      <text:p text:style-name="Octosyllabe">faus’ acheisuns par coveitise</text:p>
      <text:p text:style-name="Octosyllabe">treovent asez pur eux cunfundre :</text:p>
      <text:p text:style-name="Octosyllabe">suvent les funt a pleit somundre,</text:p>
      <text:p text:style-name="Octosyllabe">la char lur tolent e la pel,</text:p>
      <text:p text:style-name="Octosyllabe">si cum li lus fist a l’aignel.</text:p>
      <text:p text:style-name="Titre1.Surtitreconventionnel"><text:span text:style-name="T23">Marie de France, n° 3</text:span></text:p>
      <text:p text:style-name="IndexationPerry">[P384]</text:p>
      <text:soft-page-break/>
      <text:p text:style-name="Titre2.Titredefable">La Souris et la grenouille</text:p>
      <text:p text:style-name="Octosyllabe">Sulum la letre des escriz</text:p>
      <text:p text:style-name="Octosyllabe">vus musterai de une suriz</text:p>
      <text:p text:style-name="Octosyllabe">que par purchaz e par engin</text:p>
      <text:p text:style-name="Octosyllabe">aveit message a un mulin.</text:p>
      <text:p text:style-name="Octosyllabe">Par essample cunter vus voil</text:p>
      <text:p text:style-name="Octosyllabe">que un jur s’asist desur le suil ;</text:p>
      <text:p text:style-name="Octosyllabe">ses gernunez apparailla</text:p>
      <text:p text:style-name="Octosyllabe">et de ses piez les p[e]luscha.</text:p>
      <text:p text:style-name="Octosyllabe">Devant lui passa une reine,</text:p>
      <text:p text:style-name="Octosyllabe">si cume aventure la meine ;</text:p>
      <text:p text:style-name="Octosyllabe">demanda li en sa reisun</text:p>
      <text:p text:style-name="Octosyllabe">si ele ert dame de la<text:s/>meisun</text:p>
      <text:p text:style-name="Octosyllabe">dunt el<text:span text:style-name="T24">e</text:span><text:s/>se feseit issi mestre,</text:p>
      <text:p text:style-name="Octosyllabe">si li acuntast de sun estre.</text:p>
      <text:p text:style-name="Octosyllabe">La suriz li respunt : « Amie,</text:p>
      <text:p text:style-name="Octosyllabe">pieça k’en oi la seignurie ;</text:p>
      <text:p text:style-name="Octosyllabe">bien est en ma subjectïun,</text:p>
      <text:p text:style-name="Octosyllabe">quant es pertuz tut envirun</text:p>
      <text:p text:style-name="Octosyllabe">puis herberger e jur e nuit,</text:p>
      <text:p text:style-name="Octosyllabe">juër e fere mun deduit.</text:p>
      <text:p text:style-name="Octosyllabe">Or<text:span text:style-name="T25">e</text:span><text:s/>remanez anuit od<text:s/>mei,</text:p>
      <text:p text:style-name="Octosyllabe">sil vus must<text:span text:style-name="T26">e</text:span>rai par dreite fei</text:p>
      <text:p text:style-name="Octosyllabe">sur la mole mut a eise ;</text:p>
      <text:p text:style-name="Octosyllabe">n’i av<text:span text:style-name="T27">e</text:span>rez rien que vus despleise,</text:p>
      <text:p text:style-name="Octosyllabe">asez av<text:span text:style-name="T28">e</text:span>rez ferine e greins</text:p>
      <text:p text:style-name="Octosyllabe">del blé que remeint as vileins.</text:p>
      <text:p text:style-name="Octosyllabe">La reine vient par sa priere,</text:p>
      <text:p text:style-name="Octosyllabe">amdeus s’asient sur la piere ;</text:p>
      <text:p text:style-name="Octosyllabe">mut [i] troverent a manger</text:p>
      <text:p text:style-name="Octosyllabe">sanz cuntredit e sanz danger.</text:p>
      <text:p text:style-name="Octosyllabe">La suriz par amur demande</text:p>
      <text:p text:style-name="Octosyllabe">a la reine de sa vïande,</text:p>
      <text:p text:style-name="Octosyllabe">quei l’en semble, ver<text:span text:style-name="T29">i</text:span>té l’en di.</text:p>
      <text:p text:style-name="Octosyllabe">« N’en mentirai », fet ele, « mie :</text:p>
      <text:p text:style-name="Octosyllabe">mut<text:s/><text:span text:style-name="T30">par</text:span><text:s/>esteit bien apparaillé,</text:p>
      <text:p text:style-name="Octosyllabe">s<text:span text:style-name="T31">i</text:span><text:s/>en ewe eüst esté muillé.</text:p>
      <text:p text:style-name="Octosyllabe">En mi cel pré en un wascel</text:p>
      <text:p text:style-name="Octosyllabe">fussums ore, que mut est bel :</text:p>
      <text:p text:style-name="Octosyllabe">la est la meie mansïun ;</text:p>
      <text:p text:style-name="P32">bele amie, kar i alum !</text:p>
      <text:p text:style-name="Octosyllabe">Tant<text:s/><text:span text:style-name="T33">i</text:span><text:s/>averez joie e deduit,</text:p>
      <text:p text:style-name="Octosyllabe">jamés n’avr<text:span text:style-name="T34">i</text:span>ez talent, ceo quit,</text:p>
      <text:p text:style-name="Octosyllabe">de repeirer a cest mulin ».</text:p>
      <text:p text:style-name="Octosyllabe">Tant li premet par sun engin</text:p>
      <text:p text:style-name="Octosyllabe">e la blandist par sa parole</text:p>
      <text:p text:style-name="Octosyllabe">que la creï, si fist ke fole.</text:p>
      <text:p text:style-name="Octosyllabe">Ensemble od li s’en est<text:s/>alee,</text:p>
      <text:p text:style-name="Octosyllabe">le prez fu [si] plein de rusée</text:p>
      <text:p text:style-name="Octosyllabe">la suriz fu issi muillee</text:p>
      <text:p text:style-name="Octosyllabe">que el<text:span text:style-name="T35">e</text:span><text:s/>quida bien estre neé[e] ;</text:p>
      <text:p text:style-name="Octosyllabe">arere voleit returner,</text:p>
      <text:p text:style-name="Octosyllabe">kar ne poeit avant aler.</text:p>
      <text:p text:style-name="Octosyllabe">Mes la reine l’ad apelee,</text:p>
      <text:p text:style-name="P36">que a force l’en ad amenee</text:p>
      <text:p text:style-name="Octosyllabe">tant par amur, tant par preere,</text:p>
      <text:p text:style-name="Octosyllabe">tant qu’il vienent a la rivere.</text:p>
      <text:p text:style-name="Octosyllabe">Dunc ne pot la suriz avant,</text:p>
      <text:p text:style-name="Octosyllabe">a la reine dist en plurant :</text:p>
      <text:p text:style-name="Octosyllabe">« [I]ci ne puis jeo pas passer,</text:p>
      <text:p text:style-name="Octosyllabe">kar jeo ne sai unkes noër. »</text:p>
      <text:soft-page-break/>
      <text:p text:style-name="Octosyllabe">« Pren », fet la reine, « cest filet,</text:p>
      <text:p text:style-name="Octosyllabe">sil lïez ferm a tun garet,</text:p>
      <text:p text:style-name="Octosyllabe">e jeo l’atacherai al mien :</text:p>
      <text:p text:style-name="Octosyllabe">la rivere pass[er]um bien. »</text:p>
      <text:p text:style-name="Octosyllabe">La suriz s’est del fil lïee,</text:p>
      <text:p text:style-name="Octosyllabe">a la reine s’est atachee ;</text:p>
      <text:p text:style-name="Octosyllabe">el gué se mettent, si s’en vunt.</text:p>
      <text:p text:style-name="Octosyllabe">Quant eles vindrent al parfunt,</text:p>
      <text:p text:style-name="Octosyllabe">si la volt la reine neier,</text:p>
      <text:p text:style-name="Octosyllabe">od li cumencë a plunger.</text:p>
      <text:p text:style-name="Octosyllabe">La suriz pipe en aut e crie,</text:p>
      <text:p text:style-name="Octosyllabe">que quida tut’ estre perie.</text:p>
      <text:p text:style-name="Octosyllabe">Un escufle i vient roant,</text:p>
      <text:p text:style-name="Octosyllabe">vit la suriz ki veit pipant,</text:p>
      <text:p text:style-name="Octosyllabe">les eles clot, aval descent,</text:p>
      <text:p text:style-name="Octosyllabe">li e la reine ensemble prent :</text:p>
      <text:p text:style-name="Octosyllabe">amdui furent al fil pendant.</text:p>
      <text:p text:style-name="Octosyllabe">La reine fu corsu e grant ;</text:p>
      <text:p text:style-name="Octosyllabe">li escufles par cuveitise</text:p>
      <text:p text:style-name="Octosyllabe">la suriz lait, la reine ad prise,</text:p>
      <text:p text:style-name="Octosyllabe">mangie l’ad e devoree ;</text:p>
      <text:p text:style-name="Octosyllabe">e la suriz est deliv<text:span text:style-name="T37">e</text:span>ree.</text:p>
      <text:p text:style-name="Octosyllabe">Si est des<text:s/>veizïez feluns :</text:p>
      <text:p text:style-name="Octosyllabe">ja n’av<text:span text:style-name="T38">e</text:span>runt si bons cumpainuns,</text:p>
      <text:p text:style-name="Octosyllabe">tant facent a eus grant honur,</text:p>
      <text:p text:style-name="Octosyllabe">si rien lur deit custer del lur,</text:p>
      <text:p text:style-name="Octosyllabe">que durement ne seient liez,</text:p>
      <text:p text:style-name="Octosyllabe">si par eus seient enginniez.</text:p>
      <text:p text:style-name="Octosyllabe">Mes il ravient asez sovent</text:p>
      <text:p text:style-name="Octosyllabe">que de me[is]mes le turment,</text:p>
      <text:p text:style-name="Octosyllabe">que as autres quident<text:s/>purchacer,</text:p>
      <text:p text:style-name="Octosyllabe">avait lur cors a periller*.</text:p>
      <text:p text:style-name="Titre1.Surtitreconventionnel"><text:span text:style-name="T39">Marie de France, n° 4</text:span></text:p>
      <text:p text:style-name="IndexationPerry">[P478]</text:p>
      <text:p text:style-name="Titre2.Titredefable">Le Chien et la brebis</text:p>
      <text:p text:style-name="Octosyllabe">Ci cunte d’un chien menteür</text:p>
      <text:p text:style-name="Octosyllabe">de males* guisches,<text:s/><text:span text:style-name="T40">e</text:span><text:s/>tricheür</text:p>
      <text:p text:style-name="Octosyllabe">que une berbiz enpleida :</text:p>
      <text:p text:style-name="Octosyllabe">devant justise la mena,</text:p>
      <text:p text:style-name="Octosyllabe">si li a un pain demandé,</text:p>
      <text:p text:style-name="Octosyllabe">qu’il li aveit, ceo dist,<text:s/><text:span text:style-name="T41">a</text:span>presté.</text:p>
      <text:p text:style-name="Octosyllabe">La berbiz tut le renea</text:p>
      <text:p text:style-name="Octosyllabe">e dit que nul ne li<text:s/><text:span text:style-name="T42">a</text:span>presta.</text:p>
      <text:p text:style-name="Octosyllabe">Li juges al chien demanda</text:p>
      <text:p text:style-name="Octosyllabe">se nul testimoine en a.</text:p>
      <text:p text:style-name="Octosyllabe">Il li respunt qu’il en a deus,</text:p>
      <text:p text:style-name="Octosyllabe"><text:span text:style-name="T43">ceo</text:span><text:s/>est li [e]scufles e li lus.</text:p>
      <text:p text:style-name="Octosyllabe">Cil furent avant amené ;</text:p>
      <text:p text:style-name="Octosyllabe">par ser[e]ment unt afermé</text:p>
      <text:p text:style-name="Octosyllabe">que ceo fut veirs que li chiens dist.</text:p>
      <text:p text:style-name="Octosyllabe">Savez pur quei chescun le fist ?</text:p>
      <text:p text:style-name="Octosyllabe">Qu’il en atendeient partie,</text:p>
      <text:p text:style-name="Octosyllabe">se la berbiz perdist la vie.</text:p>
      <text:p text:style-name="Octosyllabe">Li jugere dunc demanda</text:p>
      <text:p text:style-name="Octosyllabe">a la berbiz qu’il apela</text:p>
      <text:p text:style-name="Octosyllabe">pur quei il ot le pain neié</text:p>
      <text:p text:style-name="Octosyllabe">que li chiens li aveit baillé ;</text:p>
      <text:p text:style-name="Octosyllabe">menti en ot pur poi de pris ;</text:p>
      <text:p text:style-name="Octosyllabe">or<text:span text:style-name="T44">e</text:span><text:s/>li rendist einz qu’il fust pis.</text:p>
      <text:p text:style-name="Octosyllabe">La cheitive ne l’ot* dunt rendre :</text:p>
      <text:soft-page-break/>
      <text:p text:style-name="Octosyllabe">dunc li covient sa leine vendre.</text:p>
      <text:p text:style-name="Octosyllabe">Yvern esteit, de freit fu morte.</text:p>
      <text:p text:style-name="Octosyllabe">Li chiens i vient, sa leine en porte,</text:p>
      <text:p text:style-name="Octosyllabe">e li escufles d’autre part,</text:p>
      <text:p text:style-name="Octosyllabe">e puis li lus, trop li est tart</text:p>
      <text:p text:style-name="Octosyllabe">que la chars fust entre eus destreite,</text:p>
      <text:p text:style-name="Octosyllabe">kar de vïande eurent suffreite ;</text:p>
      <text:p text:style-name="Octosyllabe">ne la berbiz plus ne vesqui :</text:p>
      <text:p text:style-name="Octosyllabe">sis sires del tut la perdi.</text:p>
      <text:p text:style-name="Octosyllabe">Ceste essample vus veut mustrer :</text:p>
      <text:p text:style-name="Octosyllabe">de meint hume le puis pruver,</text:p>
      <text:p text:style-name="Octosyllabe">ki par mentir e par tricher</text:p>
      <text:p text:style-name="Octosyllabe">funt les povres suvent pleider ;</text:p>
      <text:p text:style-name="Octosyllabe">faus tes[ti]moines sovent traient,</text:p>
      <text:p text:style-name="Octosyllabe">de l’aveir as<text:s/>povres les<text:s/><text:span text:style-name="T45">a</text:span>paient ;</text:p>
      <text:p text:style-name="Octosyllabe">ne lur chaut que li las devienge,</text:p>
      <text:p text:style-name="Octosyllabe">mes que chescun sa part [en] tienge.</text:p>
      <text:p text:style-name="Titre1.Surtitreconventionnel"><text:span text:style-name="T46">Marie de France, n° 5</text:span></text:p>
      <text:p text:style-name="IndexationPerry">[P133]</text:p>
      <text:p text:style-name="Titre2.Titredefable">Le Chien et le fromage</text:p>
      <text:p text:style-name="Octosyllabe">Par une feiz, ceo vus* recunt,</text:p>
      <text:p text:style-name="Octosyllabe">passoit un chien desur un punt ;</text:p>
      <text:p text:style-name="Octosyllabe">un fourmage en sa buche tient ;</text:p>
      <text:p text:style-name="Octosyllabe">quant en mi le puncel [par]vient,</text:p>
      <text:p text:style-name="Octosyllabe">en l’ewe vit l’umbre del furmage ;</text:p>
      <text:p text:style-name="Octosyllabe">purpensa sei en sun curage</text:p>
      <text:p text:style-name="Octosyllabe">que aveir les voleit amduis.</text:p>
      <text:p text:style-name="Octosyllabe">Ileoc fu il trop cuveitus :</text:p>
      <text:p text:style-name="Octosyllabe">en l’ewe saut, la buche ov<text:span text:style-name="T47">e</text:span>ri,</text:p>
      <text:p text:style-name="Octosyllabe">e li furmages li cheï ;</text:p>
      <text:p text:style-name="Octosyllabe">e umbre vit, e umbre fu,</text:p>
      <text:p text:style-name="Octosyllabe">e sun furmage aveit perdu.</text:p>
      <text:p text:style-name="Octosyllabe">Pur ceo se deivent chastïer</text:p>
      <text:p text:style-name="Octosyllabe">cil ki trop sulent coveiter.</text:p>
      <text:p text:style-name="Octosyllabe">Ki plus coveite que sun dreit,</text:p>
      <text:p text:style-name="Octosyllabe">par sei me[is]mes se recreit ;</text:p>
      <text:p text:style-name="Octosyllabe">kar ceo qu’il ad pert [il] sovent,</text:p>
      <text:p text:style-name="Octosyllabe">et de [l’]autrui n’a il n[i]ent.</text:p>
      <text:p text:style-name="Titre1.Surtitreconventionnel"><text:span text:style-name="T48">Marie de France, n° 6</text:span></text:p>
      <text:p text:style-name="IndexationPerry">[P314]</text:p>
      <text:p text:style-name="Titre2.Titredefable">Le Mariage du soleil</text:p>
      <text:p text:style-name="Octosyllabe">Par essample fet ci entendre</text:p>
      <text:p text:style-name="Octosyllabe">que li soleil volt femme prendre.</text:p>
      <text:p text:style-name="Octosyllabe">A tute creature<text:s/><text:span text:style-name="T49">le<text:s/></text:span>dist</text:p>
      <text:p text:style-name="Octosyllabe">e que chescun se purveïst.</text:p>
      <text:p text:style-name="Octosyllabe">Les creatures s’asemblerent ;</text:p>
      <text:p text:style-name="Octosyllabe">a la Destinee en alerent,</text:p>
      <text:p text:style-name="Octosyllabe">si li mustrerent del soleil</text:p>
      <text:p text:style-name="Octosyllabe"><text:span text:style-name="T50">que<text:s/></text:span>de femme prendre quert cunseil.</text:p>
      <text:p text:style-name="Octosyllabe">La Destinee lur cumande</text:p>
      <text:p text:style-name="Octosyllabe">que veir dient de la demande</text:p>
      <text:p text:style-name="Octosyllabe">a ceo que avis lur en esteit.</text:p>
      <text:p text:style-name="Octosyllabe">Cele parla ke meuz saveit.</text:p>
      <text:p text:style-name="Octosyllabe">« Quant le soleil, » fet il, « est hauz</text:p>
      <text:p text:style-name="Octosyllabe">el tens d’esté, est il si chauz</text:p>
      <text:p text:style-name="Octosyllabe">qu’il ne lest rien fructifïer,</text:p>
      <text:p text:style-name="Octosyllabe">[e] terre e herbe fet sechier,</text:p>
      <text:p text:style-name="Octosyllabe">e s[i]’il ad esforcement</text:p>
      <text:soft-page-break/>
      <text:p text:style-name="Octosyllabe">e cumpainë a sun talent,</text:p>
      <text:p text:style-name="Octosyllabe">nule riens<text:s/>nel purra suffrir,</text:p>
      <text:p text:style-name="Octosyllabe">desuz li vivre ne garir. »</text:p>
      <text:p text:style-name="Octosyllabe">La Destinee respundi :</text:p>
      <text:p text:style-name="Octosyllabe">« Veir avez dit. Leissum le issi</text:p>
      <text:p text:style-name="Octosyllabe">cum il ad esté grant tens a,</text:p>
      <text:p text:style-name="Octosyllabe">kar ja par mei n’esforcera. »</text:p>
      <text:p text:style-name="Octosyllabe">Issi chastie les plusurs</text:p>
      <text:p text:style-name="Octosyllabe">qui sur eus unt les maus seignurs,</text:p>
      <text:p text:style-name="Octosyllabe">que pas nes deivent esforcier</text:p>
      <text:p text:style-name="Octosyllabe">n’a<text:s/>plus fort de eus acumpainer</text:p>
      <text:p text:style-name="Octosyllabe">par lur sen ne par lur aveir,</text:p>
      <text:p text:style-name="Octosyllabe">mes desturber e lur poeir.</text:p>
      <text:p text:style-name="Octosyllabe">Cum plus est fort, [e] pis lur fet ;</text:p>
      <text:p text:style-name="Octosyllabe">tus jurs lur est en mal aguet.</text:p>
      <text:p text:style-name="Titre1.Surtitreconventionnel"><text:span text:style-name="T51">Marie de France, n° 7</text:span></text:p>
      <text:p text:style-name="IndexationPerry">[P156]</text:p>
      <text:p text:style-name="Titre2.Titredefable">Le Loup et la grue</text:p>
      <text:p text:style-name="Octosyllabe">Issi avint que un lus runga</text:p>
      <text:p text:style-name="Octosyllabe">un os quë al col li vola,</text:p>
      <text:p text:style-name="Octosyllabe">e<text:s/>quant el col li fu entrez,</text:p>
      <text:p text:style-name="Octosyllabe">mut durement en fu grecez.</text:p>
      <text:p text:style-name="Octosyllabe">Tutes les bestes asembla</text:p>
      <text:p text:style-name="Octosyllabe">e les oiseus a sei manda ;</text:p>
      <text:p text:style-name="Octosyllabe">puis ad fet a tuz demander</text:p>
      <text:p text:style-name="Octosyllabe">si nul le* seit mediciner.</text:p>
      <text:p text:style-name="Octosyllabe">Entre eus en unt lur cunseil pris,</text:p>
      <text:p text:style-name="Octosyllabe">chescun en dist le suen avis ;</text:p>
      <text:p text:style-name="Octosyllabe">fors la grüe, ceo dient bien,</text:p>
      <text:p text:style-name="Octosyllabe">n’i ad nul de eus que en sache rien ;</text:p>
      <text:p text:style-name="Octosyllabe">le col ad lung e le bek gros,</text:p>
      <text:p text:style-name="Octosyllabe">ele en purreit bien traire* l’os.</text:p>
      <text:p text:style-name="Octosyllabe">Li lus li pramist grant löer,</text:p>
      <text:p text:style-name="Octosyllabe">pur ceo ke lui vousist aider.</text:p>
      <text:p text:style-name="Octosyllabe">La grüe lance le bek avant</text:p>
      <text:p text:style-name="Octosyllabe">dedenz la gule al malfesant ;</text:p>
      <text:p text:style-name="Octosyllabe">l’os en ad treit, puis li requist</text:p>
      <text:p text:style-name="Octosyllabe">que sa pramesse li rendist.</text:p>
      <text:p text:style-name="Octosyllabe">Li lus li dist par maltalent</text:p>
      <text:p text:style-name="Octosyllabe">e aferma par serement</text:p>
      <text:p text:style-name="Octosyllabe">que li semblot e ver<text:span text:style-name="T52">i</text:span>té fu</text:p>
      <text:p text:style-name="Octosyllabe">que bon lüer aveit eü,</text:p>
      <text:p text:style-name="Octosyllabe">quant sa teste en sa buche mist</text:p>
      <text:p text:style-name="Octosyllabe">qu’il ne l’estrangla e oscist.</text:p>
      <text:p text:style-name="Octosyllabe">« Tu es », fet il, « fole pruvee,</text:p>
      <text:p text:style-name="Octosyllabe">quant de mei es vive eschapee,</text:p>
      <text:p text:style-name="Octosyllabe">que tu requers autre lüer,</text:p>
      <text:p text:style-name="Octosyllabe"><text:span text:style-name="T53">que<text:s/></text:span>de ta char ai grant desirer ;</text:p>
      <text:p text:style-name="Octosyllabe">mei, ki sui lus, tieng jeo pur fol</text:p>
      <text:p text:style-name="Octosyllabe">que od mes denz ne trenchai tun col. »</text:p>
      <text:p text:style-name="Octosyllabe">Autresi est del mal seignur :</text:p>
      <text:p text:style-name="Octosyllabe">si povres hom li fet honur</text:p>
      <text:p text:style-name="Octosyllabe">e puis demant sun guer[e]dun,</text:p>
      <text:p text:style-name="Octosyllabe">ja n’en av<text:span text:style-name="T54">e</text:span>ra si maugré nun ;</text:p>
      <text:p text:style-name="Octosyllabe">pur<text:s/>ceo qu’il seit en sa baillie,</text:p>
      <text:p text:style-name="Octosyllabe">mercïer li deit* de sa vie.</text:p>
      <text:p text:style-name="Titre1.Surtitreconventionnel"><text:span text:style-name="T55">Marie de France, n° 8</text:span></text:p>
      <text:p text:style-name="IndexationPerry">[P480]</text:p>
      <text:soft-page-break/>
      <text:p text:style-name="Titre2.Titredefable">La Chienne qui était sur le point de mettre bas</text:p>
      <text:p text:style-name="Octosyllabe">De une lisee voil or<text:span text:style-name="T56">e</text:span><text:s/>cunter</text:p>
      <text:p text:style-name="Octosyllabe">que preste esteit de chaeler ;</text:p>
      <text:p text:style-name="Octosyllabe">mes ne sot u estre peüst,</text:p>
      <text:p text:style-name="Octosyllabe">ne u ses chaels aveir deüst.</text:p>
      <text:p text:style-name="Octosyllabe">A un’<text:s/>autre lisse requist</text:p>
      <text:p text:style-name="Octosyllabe">que en sun ostelet la suffrist,</text:p>
      <text:p text:style-name="Octosyllabe">tant kë ele eüst chaelé ;</text:p>
      <text:p text:style-name="Octosyllabe">mut l’en sav<text:span text:style-name="T57">e</text:span>reit, ceo dist, bon gré.</text:p>
      <text:p text:style-name="Octosyllabe">Tant l’ad requisë e preié</text:p>
      <text:p text:style-name="Octosyllabe">que cele od lui l’ad herbergié.</text:p>
      <text:p text:style-name="Octosyllabe">Puis, quant ele ot eü chaels</text:p>
      <text:p text:style-name="Octosyllabe">(e espeldriz furent e bels),</text:p>
      <text:p text:style-name="Octosyllabe">celë a ki l’ostel<text:s/>esteit</text:p>
      <text:p text:style-name="Octosyllabe">pur eus sovent damage aveit.</text:p>
      <text:p text:style-name="Octosyllabe">De sa meisun les ruve eissir,</text:p>
      <text:p text:style-name="Octosyllabe">mes [i] veut mes plus cunsentir.</text:p>
      <text:p text:style-name="Octosyllabe">L’autre se prist a dementer</text:p>
      <text:p text:style-name="Octosyllabe">e dit que el<text:span text:style-name="T58">e</text:span><text:s/>ne seit u aler ;</text:p>
      <text:p text:style-name="Octosyllabe">yver esteit, pur la freidur</text:p>
      <text:p text:style-name="Octosyllabe">murreit la fors a grant dolur ;</text:p>
      <text:p text:style-name="Octosyllabe">dunc li requist par charité</text:p>
      <text:p text:style-name="Octosyllabe">que el<text:span text:style-name="T59">e</text:span><text:s/>l’erberge desque a l’esté.</text:p>
      <text:p text:style-name="Octosyllabe">Cele ot de li mut grant pité,</text:p>
      <text:p text:style-name="Octosyllabe">si li ad issi otrié.</text:p>
      <text:p text:style-name="Octosyllabe">Quant le bel tens vit revenir,</text:p>
      <text:p text:style-name="Octosyllabe">dunc les ruve fors eissir.</text:p>
      <text:p text:style-name="Octosyllabe">L’autre comencë a jurer,</text:p>
      <text:p text:style-name="Octosyllabe">si jamés l’en oeit parler,</text:p>
      <text:p text:style-name="Octosyllabe">que si chael le detrareient</text:p>
      <text:p text:style-name="Octosyllabe">e ors a l’us la butereient.</text:p>
      <text:p text:style-name="Octosyllabe">La force ert<text:s/>lur e la vigur :</text:p>
      <text:p text:style-name="Octosyllabe">fors l’en unt mise en deshonur.</text:p>
      <text:p text:style-name="Octosyllabe">Cest essample purrez saveir</text:p>
      <text:p text:style-name="Octosyllabe">e par meint prudumme veeir</text:p>
      <text:p text:style-name="Octosyllabe">que par bunté de sun curage</text:p>
      <text:p text:style-name="Octosyllabe">est dechacié de heritage.</text:p>
      <text:p text:style-name="Octosyllabe">Ki felun humme od li acuilt</text:p>
      <text:p text:style-name="Octosyllabe">ne s’en part mie, quand il<text:s/><text:span text:style-name="T60">le<text:s/></text:span>veut.</text:p>
      <text:p text:style-name="Titre1.Surtitreconventionnel"><text:span text:style-name="T61">Marie de France, n° 9</text:span></text:p>
      <text:p text:style-name="IndexationPerry">[P352]</text:p>
      <text:p text:style-name="P62"/>
      <text:p text:style-name="Titre2.Titredefable">La<text:s/>Souris des villes et la souris des bois</text:p>
      <text:p text:style-name="Octosyllabe">Ci dit de une suriz vilaine</text:p>
      <text:p text:style-name="Octosyllabe">quë a une vile prouceine</text:p>
      <text:p text:style-name="Octosyllabe">voleit aler pur deporter.</text:p>
      <text:p text:style-name="Octosyllabe">Par mi un bois l’estut passer ;</text:p>
      <text:p text:style-name="Octosyllabe">dedenz le bois li anuita.</text:p>
      <text:p text:style-name="Octosyllabe">Une hulette ileoc trova</text:p>
      <text:p text:style-name="Octosyllabe">que une suriz de bois ot fete ;</text:p>
      <text:p text:style-name="Octosyllabe">sa vïandë i ot atrete.</text:p>
      <text:p text:style-name="Octosyllabe">La suriz de vile demande</text:p>
      <text:p text:style-name="Octosyllabe">si ele ot iluec point de viande.</text:p>
      <text:p text:style-name="Octosyllabe">Cele respunt : « J<text:span text:style-name="T63">eo</text:span><text:s/>en ai asez ;</text:p>
      <text:p text:style-name="Octosyllabe">venez avant e sil veez !</text:p>
      <text:p text:style-name="Octosyllabe">Si plus eüssez<text:s/><text:span text:style-name="T64">de<text:s/></text:span>cumpainie,</text:p>
      <text:p text:style-name="Octosyllabe">si en seriez vus bien servie. »</text:p>
      <text:p text:style-name="Octosyllabe">Quant ele ot piece iluec esté,</text:p>
      <text:p text:style-name="Octosyllabe">a sa cumpainë ad parlé,</text:p>
      <text:soft-page-break/>
      <text:p text:style-name="Octosyllabe"><text:span text:style-name="T65">dist<text:s/></text:span>que od li est sun<text:s/>estre mauveis</text:p>
      <text:p text:style-name="Octosyllabe">et que el<text:span text:style-name="T66">e<text:s/></text:span>ne volt demurer meis ;</text:p>
      <text:p text:style-name="Octosyllabe">od li vienge, si avera</text:p>
      <text:p text:style-name="Octosyllabe">riches sales, ke li durra,</text:p>
      <text:p text:style-name="Octosyllabe">beles despenses, beaus celers</text:p>
      <text:p text:style-name="Octosyllabe">e bons beivres e bons mangers.</text:p>
      <text:p text:style-name="Octosyllabe">Cele la crei, od li s’en va ;</text:p>
      <text:p text:style-name="Octosyllabe">en riches sales la mena,</text:p>
      <text:p text:style-name="Octosyllabe">si li ad mustré ses solers,</text:p>
      <text:p text:style-name="Octosyllabe">ses despenses,<text:s/>[e] ses celers,</text:p>
      <text:p text:style-name="Octosyllabe">plenté de farine e de miel ;</text:p>
      <text:p text:style-name="Octosyllabe">cele quida bien estre el ciel.</text:p>
      <text:p text:style-name="Octosyllabe">Mes or viendrent li buteler,</text:p>
      <text:p text:style-name="Octosyllabe">quë entrer durent el celer.</text:p>
      <text:p text:style-name="Octosyllabe">Si tost cum il ovrirent l’us,</text:p>
      <text:p text:style-name="Octosyllabe">la suriz s’en fuit es pertus.</text:p>
      <text:p text:style-name="Octosyllabe">La boscage fu esbaïe,</text:p>
      <text:p text:style-name="Octosyllabe">que lur estre ne saveit mie.</text:p>
      <text:p text:style-name="Octosyllabe">Quand cil<text:s/>eissirent del celer,</text:p>
      <text:p text:style-name="Octosyllabe">les suriz revindrent manger ;</text:p>
      <text:p text:style-name="Octosyllabe">cele fu murne e en dolur,</text:p>
      <text:p text:style-name="Octosyllabe">ki ot eü de mort poür.</text:p>
      <text:p text:style-name="Octosyllabe">Sa cumpaine la regarda,</text:p>
      <text:p text:style-name="Octosyllabe">par grant duçur li demanda :</text:p>
      <text:p text:style-name="Octosyllabe">« Quel semblant fet ma duce amie ? »</text:p>
      <text:p text:style-name="Octosyllabe">— « Jeo sui », fet ele, « maubaillie</text:p>
      <text:p text:style-name="Octosyllabe">pur la poür que j<text:span text:style-name="T67">eo</text:span><text:s/>ai eüe ;</text:p>
      <text:p text:style-name="Octosyllabe">mut me repent que te ai cr[e]ue.</text:p>
      <text:p text:style-name="Octosyllabe">Tu me cuntoues tut tun bien,</text:p>
      <text:p text:style-name="Octosyllabe">mes de tun mal ne deïs<text:span text:style-name="T68">tes</text:span><text:s/>rien.</text:p>
      <text:p text:style-name="Octosyllabe">Ore as tu poür de la gent,</text:p>
      <text:p text:style-name="Octosyllabe">de chaz, de oiseus tut ensement</text:p>
      <text:p text:style-name="Octosyllabe">e des engins que hum fet pur tei.</text:p>
      <text:p text:style-name="Octosyllabe">Meuz amereie al bois par mei,</text:p>
      <text:p text:style-name="Octosyllabe">a seürté e sanz destresce,</text:p>
      <text:p text:style-name="Octosyllabe">quë en tes<text:s/>solers od tristesce. »</text:p>
      <text:p text:style-name="Octosyllabe">Ceste fable dit pur respit</text:p>
      <text:p text:style-name="Octosyllabe">chescun aimt meuz le suen petit</text:p>
      <text:p text:style-name="Octosyllabe">que il a den pes e sanz dutance</text:p>
      <text:p text:style-name="Octosyllabe">que autrui richesce od mesestance.</text:p>
      <text:p text:style-name="Titre1.Surtitreconventionnel"><text:span text:style-name="T69">Marie de France, n° 10</text:span></text:p>
      <text:p text:style-name="IndexationPerry">[P1]</text:p>
      <text:p text:style-name="Titre2.Titredefable">Le Renard et l’aigle</text:p>
      <text:p text:style-name="Octosyllabe">Dë un gupil cunt la manere</text:p>
      <text:p text:style-name="Octosyllabe">quë ert eissuz de sa tesniere ;</text:p>
      <text:p text:style-name="Octosyllabe">od ses enfanz devant jua.</text:p>
      <text:p text:style-name="Octosyllabe">Un egles vient, l’un en porta.</text:p>
      <text:p text:style-name="Octosyllabe">Li gupilz vet aprés criant</text:p>
      <text:p text:style-name="Octosyllabe">qu[e]’ il li rendist sun enfant ;</text:p>
      <text:p text:style-name="Octosyllabe">mes il nel volt mie escuter,</text:p>
      <text:p text:style-name="Octosyllabe">si l’en cuvient a returner.</text:p>
      <text:p text:style-name="Octosyllabe">Un tisun prist de feu ardant</text:p>
      <text:p text:style-name="Octosyllabe">e secche buche vet cuillant ;</text:p>
      <text:p text:style-name="Octosyllabe">entur le chesne le meteit</text:p>
      <text:p text:style-name="Octosyllabe">u li aigle sun ni aveit.</text:p>
      <text:p text:style-name="Octosyllabe">Li egles vit le fu espris ;</text:p>
      <text:p text:style-name="Octosyllabe">al gupil prie e dit : « Amis,</text:p>
      <text:p text:style-name="Octosyllabe">estein le feu ! Pren tun chael !</text:p>
      <text:p text:style-name="Octosyllabe">Ja serunt ars tuit mi oisel. »</text:p>
      <text:p text:style-name="Octosyllabe">Par cest essample entendum nus</text:p>
      <text:soft-page-break/>
      <text:p text:style-name="Octosyllabe">que si est del riche orguillus :</text:p>
      <text:p text:style-name="Octosyllabe">ja del povre n’av<text:span text:style-name="T70">e</text:span>ra merci</text:p>
      <text:p text:style-name="Octosyllabe">pur sa<text:s/>pleinte ne pur sun cri ;</text:p>
      <text:p text:style-name="Octosyllabe">mes si cil s’en peüst venger,</text:p>
      <text:p text:style-name="Octosyllabe">sil verreit l’um tost suppleer.</text:p>
      <text:p text:style-name="Titre1.Surtitreconventionnel"><text:span text:style-name="T71">Marie de France, n° 11</text:span></text:p>
      <text:p text:style-name="IndexationPerry">[P149]</text:p>
      <text:p text:style-name="Titre2.Titredefable">Le Lion chasseur</text:p>
      <text:p text:style-name="Octosyllabe">Jadis esteit custume e leis</text:p>
      <text:p text:style-name="Octosyllabe">que li leüns deust estre reis</text:p>
      <text:p text:style-name="Octosyllabe">sur tutes les bestes ki sunt</text:p>
      <text:p text:style-name="Octosyllabe">e ke conversent en cest munt.</text:p>
      <text:p text:style-name="Octosyllabe">Del bugle ot fet sun senescal</text:p>
      <text:p text:style-name="Octosyllabe">que a pruz le tient e leal ;</text:p>
      <text:p text:style-name="Octosyllabe">al lu bailla sa pruvosté.</text:p>
      <text:p text:style-name="Octosyllabe">Tut treis [s’en] sunt en bois alé.</text:p>
      <text:p text:style-name="Octosyllabe">Un cerf trevent, sil chacerent ;</text:p>
      <text:p text:style-name="Octosyllabe">quant pris l’eurent, si l’escorcerent.</text:p>
      <text:p text:style-name="Octosyllabe">Li lus al bugle demanda</text:p>
      <text:p text:style-name="Octosyllabe">coment le cerf departira.</text:p>
      <text:p text:style-name="Octosyllabe">« Ceo est », fet il, « en mun seignur,</text:p>
      <text:p text:style-name="Octosyllabe">qui nus devum porter honur. »</text:p>
      <text:p text:style-name="Octosyllabe">Li leüns ad dit e juré</text:p>
      <text:p text:style-name="Octosyllabe">que tut ert suen pur verité,</text:p>
      <text:p text:style-name="Octosyllabe">la primere part avereit</text:p>
      <text:p text:style-name="Octosyllabe">pur ceo que reis ert,<text:s/><text:span text:style-name="T72">e</text:span><text:s/>dreiz esteit ;</text:p>
      <text:p text:style-name="Octosyllabe">[e l’altre part pur le gu[a]ain</text:p>
      <text:p text:style-name="Octosyllabe">pur ceo qu’il le terz cumpain ;]</text:p>
      <text:p text:style-name="Octosyllabe">l’autre partie av<text:span text:style-name="T73">e</text:span>ra, ceo<text:s/>dist,</text:p>
      <text:p text:style-name="Octosyllabe">raisun estait, kar il l’ocist ;</text:p>
      <text:p text:style-name="Octosyllabe">e ki la quarte part prendreit,</text:p>
      <text:p text:style-name="Octosyllabe">ses enemis morteus serreit.</text:p>
      <text:p text:style-name="Octosyllabe">Dunc n’i osa nus atucher :</text:p>
      <text:p text:style-name="Octosyllabe">tut lur estut le cerf lesser.</text:p>
      <text:p text:style-name="Octosyllabe">Un’ autre fez ot li leüns</text:p>
      <text:p text:style-name="Octosyllabe">en bois od lui plus cumpainuns ;</text:p>
      <text:p text:style-name="Octosyllabe">la chevre e la berbiz i fu.</text:p>
      <text:p text:style-name="Octosyllabe">Un cerf unt<text:s/>pris e retenu.</text:p>
      <text:p text:style-name="Octosyllabe">En quatre<text:s/><text:span text:style-name="T74">part le</text:span><text:s/>voleient partir.</text:p>
      <text:p text:style-name="Octosyllabe">Li leüns dit : « Jeo le voil saisir.</text:p>
      <text:p text:style-name="Octosyllabe">La greinur part deit estre meie,</text:p>
      <text:p text:style-name="Octosyllabe">kar jeo sui reis, la curt l’otreie.</text:p>
      <text:p text:style-name="Octosyllabe">[L’altre avrai, kar jeo i curui</text:p>
      <text:p text:style-name="Octosyllabe">e la tierce, kar plus fort sui.]</text:p>
      <text:p text:style-name="Octosyllabe">Le surplus ai si divisee</text:p>
      <text:p text:style-name="Octosyllabe">que nul ne<text:s/>lav<text:span text:style-name="T75">e</text:span>ra senz mellee. »</text:p>
      <text:p text:style-name="Octosyllabe">Tuit li cumpainun, quant l’oïrent,</text:p>
      <text:p text:style-name="Octosyllabe">tut li laisserent, si fuïrent.</text:p>
      <text:p text:style-name="Octosyllabe">Autresi est, ne dutez mie,</text:p>
      <text:p text:style-name="Octosyllabe">si povres hum prent cumpainie</text:p>
      <text:p text:style-name="Octosyllabe">a plus fort hume qu’il ne seit :</text:p>
      <text:p text:style-name="Octosyllabe">ja del guain n’avera espleit.</text:p>
      <text:p text:style-name="Octosyllabe">Li riches volt aver l’onur,</text:p>
      <text:p text:style-name="Octosyllabe">u li povres perdra<text:s/>s’amur ;</text:p>
      <text:p text:style-name="Octosyllabe">e si nul gain deivent partir,</text:p>
      <text:p text:style-name="Octosyllabe">li riches vout tut retenir.</text:p>
      <text:p text:style-name="Titre1.Surtitreconventionnel"><text:span text:style-name="T76">Marie de France, n° 12</text:span></text:p>
      <text:p text:style-name="IndexationPerry">[P259]</text:p>
      <text:soft-page-break/>
      <text:p text:style-name="Titre2.Titredefable">L’Aigle et la corneille</text:p>
      <text:p text:style-name="Octosyllabe">Ci dit que uns egles vient volant</text:p>
      <text:p text:style-name="Octosyllabe">juste la mer peissun querant :</text:p>
      <text:p text:style-name="Octosyllabe">une welke truva entiere,</text:p>
      <text:p text:style-name="Octosyllabe">mes [il] ne sot en quel manere</text:p>
      <text:p text:style-name="Octosyllabe">peüst la scale<text:s/>depescer.</text:p>
      <text:p text:style-name="Octosyllabe">Quant a un ni volt repeirer,</text:p>
      <text:p text:style-name="Octosyllabe">une corneille l’<text:span text:style-name="T77">en</text:span><text:s/>encuntra,</text:p>
      <text:p text:style-name="Octosyllabe">si dit que<text:s/><text:span text:style-name="T78">bien</text:span><text:s/>li enseignera</text:p>
      <text:p text:style-name="Octosyllabe">cum la scale purra ov<text:span text:style-name="T79">e</text:span>rir</text:p>
      <text:p text:style-name="Octosyllabe">si ele al peissun pust partir.</text:p>
      <text:p text:style-name="Octosyllabe">Puis li rova amunt voler</text:p>
      <text:p text:style-name="Octosyllabe">tant haut cum plus purreit munter ;</text:p>
      <text:p text:style-name="Octosyllabe">quant il sera munté la sus,</text:p>
      <text:p text:style-name="Octosyllabe">si lest la<text:s/>welke cheïr jus</text:p>
      <text:p text:style-name="Octosyllabe">sur dure tere u sur rocher,</text:p>
      <text:p text:style-name="Octosyllabe">si la purra bien depescer.</text:p>
      <text:p text:style-name="Octosyllabe">Li aigles ad<text:s/><text:span text:style-name="T80">mut</text:span><text:s/>grant desirer</text:p>
      <text:p text:style-name="Octosyllabe">de la welke qu’il tient manger ;</text:p>
      <text:p text:style-name="Octosyllabe">haut la porte, cheïr la leit.</text:p>
      <text:p text:style-name="Octosyllabe">La corneille fut en agueit :</text:p>
      <text:p text:style-name="Octosyllabe">avant ala, del bek feri,</text:p>
      <text:p text:style-name="Octosyllabe">si bien que la scale un poi ov<text:span text:style-name="T81">e</text:span>ri ;</text:p>
      <text:p text:style-name="Octosyllabe">le peissunet dedenz manga,</text:p>
      <text:p text:style-name="Octosyllabe">l’escale lest, si s’en ala,</text:p>
      <text:p text:style-name="Octosyllabe">einz que li egles<text:s/><text:span text:style-name="T82">i</text:span><text:s/>fust venuz</text:p>
      <text:p text:style-name="Octosyllabe">ne qu’il se fust aparceüz</text:p>
      <text:p text:style-name="Octosyllabe">le pertuset ot fet petit,</text:p>
      <text:p text:style-name="Octosyllabe">[si] que li egles pas nel vit.</text:p>
      <text:p text:style-name="Octosyllabe">Par ceste fable del peissun</text:p>
      <text:p text:style-name="Octosyllabe">nus mustre essample del felun</text:p>
      <text:p text:style-name="Octosyllabe">que par agueit e par engin</text:p>
      <text:p text:style-name="Octosyllabe">mescunseille sun bon veisin ;</text:p>
      <text:p text:style-name="Octosyllabe">tel<text:span text:style-name="T83">e</text:span><text:s/>chose li cunseille a fere</text:p>
      <text:p text:style-name="Octosyllabe">dunt cil ne peot a nul chief trere.</text:p>
      <text:p text:style-name="Octosyllabe">Et quant<text:s/><text:span text:style-name="T84">il</text:span><text:s/>unkes sunt meuz asemble</text:p>
      <text:p text:style-name="Octosyllabe">par traïsun li tout e emble</text:p>
      <text:p text:style-name="Octosyllabe">l’aveir que cil ad purchacié</text:p>
      <text:p text:style-name="Octosyllabe">par grant travail e gu[a]ainié.</text:p>
      <text:p text:style-name="Titre1.Surtitreconventionnel"><text:span text:style-name="T85">Marie de France, n° 13</text:span></text:p>
      <text:p text:style-name="IndexationPerry">[P124]</text:p>
      <text:p text:style-name="Titre2.Titredefable">Le Corbeau et le renard</text:p>
      <text:p text:style-name="Octosyllabe">Issi avient, e bien pot estre,</text:p>
      <text:p text:style-name="Octosyllabe">que par devant une fenestre</text:p>
      <text:p text:style-name="Octosyllabe">quë en une despense fu</text:p>
      <text:p text:style-name="Octosyllabe">vola un corf, si ad veü</text:p>
      <text:p text:style-name="Octosyllabe">furmages que dedenz esteient,</text:p>
      <text:p text:style-name="Octosyllabe">e<text:s/><text:span text:style-name="T86">de</text:span>sur une cleie giseient ;</text:p>
      <text:p text:style-name="Octosyllabe">un en ad pris, od tut s’en va.</text:p>
      <text:p text:style-name="Octosyllabe">Un gupil vient qui l’encuntra ;</text:p>
      <text:p text:style-name="Octosyllabe">del furmage ot grant desirer</text:p>
      <text:p text:style-name="Octosyllabe">qu’il en peüst sa part manger ;</text:p>
      <text:p text:style-name="Octosyllabe">par engin voldra essaier</text:p>
      <text:p text:style-name="Octosyllabe">si le corp purra enginner.</text:p>
      <text:p text:style-name="Octosyllabe">« A, Deu sire ! » fet li gupilz,</text:p>
      <text:p text:style-name="Octosyllabe">« tant par est cist oisel gentilz,</text:p>
      <text:p text:style-name="Octosyllabe">el mund[e] nen ad tel oisel !</text:p>
      <text:p text:style-name="Octosyllabe">Unc de mes oilz ne vis si bel !</text:p>
      <text:p text:style-name="Octosyllabe">Fust teus ses chanz<text:s/>cum est ses cors,</text:p>
      <text:soft-page-break/>
      <text:p text:style-name="Octosyllabe">il vaudreit meuz que nul fin ors. »</text:p>
      <text:p text:style-name="Octosyllabe">Li corps se oï si bien loër</text:p>
      <text:p text:style-name="Octosyllabe">quë en tut le mund n’ot sun per,</text:p>
      <text:p text:style-name="Octosyllabe">purpensé s’est qu’il chantera,</text:p>
      <text:p text:style-name="Octosyllabe">ja pur chanter los ne perdra :</text:p>
      <text:p text:style-name="Octosyllabe">le bec overi, si chanta</text:p>
      <text:p text:style-name="Octosyllabe">e li furmages li eschapa ;</text:p>
      <text:p text:style-name="Octosyllabe">a la tere l’estut cheïr</text:p>
      <text:p text:style-name="Octosyllabe">e li<text:s/>gupil le vet seisir.</text:p>
      <text:p text:style-name="Octosyllabe">Puis n’ot il cure de sun chant,</text:p>
      <text:p text:style-name="Octosyllabe">del furmagë ot sun talant.</text:p>
      <text:p text:style-name="Octosyllabe">Ceo est essample des orguillus,</text:p>
      <text:p text:style-name="Octosyllabe">ki de grant pris sunt desirus ;</text:p>
      <text:p text:style-name="Octosyllabe">par losanger, [e] par mentir</text:p>
      <text:p text:style-name="Octosyllabe">les puet hum bien a gré servir ;</text:p>
      <text:p text:style-name="Octosyllabe">le lur despendent folement</text:p>
      <text:p text:style-name="Octosyllabe">pur faus losenge de la<text:s/>gent.</text:p>
      <text:p text:style-name="Titre1.Surtitreconventionnel"><text:span text:style-name="T87">Marie de France, n° 14</text:span></text:p>
      <text:p text:style-name="IndexationPerry">[P481]</text:p>
      <text:p text:style-name="Titre2.Titredefable">Le Lion malade</text:p>
      <text:p text:style-name="Octosyllabe">De un leün cunte li escriz,</text:p>
      <text:p text:style-name="Octosyllabe">ki fu defreiz e enveilliz ;</text:p>
      <text:p text:style-name="Octosyllabe">malades jut mut lungement,</text:p>
      <text:p text:style-name="Octosyllabe">del relever n’i ot n[i]ent.</text:p>
      <text:p text:style-name="Octosyllabe">Tutes les bestes s’asemblerent,</text:p>
      <text:p text:style-name="Octosyllabe">pur lui veer a curt alerent.</text:p>
      <text:p text:style-name="Octosyllabe">Li plusurs sunt pur lui dolent,</text:p>
      <text:p text:style-name="Octosyllabe">e as esquanz n’i chaut n[i]ent,</text:p>
      <text:p text:style-name="Octosyllabe">e teus i a i vunt pur dun</text:p>
      <text:p text:style-name="Octosyllabe">a la devise del leün,</text:p>
      <text:p text:style-name="Octosyllabe">e saver voleient li plusur</text:p>
      <text:p text:style-name="Octosyllabe">si en lui ad mes nul retur.</text:p>
      <text:p text:style-name="Octosyllabe">Li bucs de ses cornes l’abute*</text:p>
      <text:p text:style-name="Octosyllabe">e li asnes, que pas ne dute,</text:p>
      <text:p text:style-name="Octosyllabe">od le pié le fiert sus le piz ;</text:p>
      <text:p text:style-name="Octosyllabe">de l’autre part vient li gupilz,</text:p>
      <text:p text:style-name="Octosyllabe">as denz le mort par les oreilles.</text:p>
      <text:p text:style-name="Octosyllabe">Dit li leüns : « Jeo vei merveilles !</text:p>
      <text:p text:style-name="Octosyllabe">Bien me sovient que en un eé,</text:p>
      <text:p text:style-name="Octosyllabe">quand jefnes fu e en sancté,</text:p>
      <text:p text:style-name="Octosyllabe">quë autres bestes me dutouent</text:p>
      <text:p text:style-name="Octosyllabe">cume seignur e honurouent :</text:p>
      <text:p text:style-name="Octosyllabe">quant iere liez, haitiez esteient ;</text:p>
      <text:p text:style-name="Octosyllabe">quant ere irez, mut se cremeint.</text:p>
      <text:p text:style-name="Octosyllabe">Or<text:span text:style-name="T88">e</text:span><text:s/>me veient afieblïé,</text:p>
      <text:p text:style-name="Octosyllabe">defulé me unt e avilé.</text:p>
      <text:p text:style-name="Octosyllabe">Mut me semble greinur vilté</text:p>
      <text:p text:style-name="Octosyllabe">de ces kis furent mi privé</text:p>
      <text:p text:style-name="Octosyllabe">a ki jeo fis honur e bien,</text:p>
      <text:p text:style-name="Octosyllabe">ki n’en remembrent nule rien,</text:p>
      <text:p text:style-name="Octosyllabe">que des autres que jeo mesfis :</text:p>
      <text:p text:style-name="Octosyllabe">li nunpuissant ad poi amis. »</text:p>
      <text:p text:style-name="Octosyllabe">Par me[is]mes ceste reisun</text:p>
      <text:p text:style-name="Octosyllabe">pernum essample del leün :</text:p>
      <text:p text:style-name="Octosyllabe">ki que unc chiecë en nunpoeir,</text:p>
      <text:p text:style-name="Octosyllabe">si piert sa force e sun saveir,</text:p>
      <text:p text:style-name="Octosyllabe">mut le tienent en grant vilté</text:p>
      <text:p text:style-name="Octosyllabe">nis les plusurs qui l’unt amé.</text:p>
      <text:p text:style-name="Titre1.Surtitreconventionnel"><text:span text:style-name="T89">Marie de France, n° 15</text:span></text:p>
      <text:soft-page-break/>
      <text:p text:style-name="IndexationPerry">[P91]</text:p>
      <text:p text:style-name="Titre2.Titredefable">L’Âne qui veut jouer avec son maître</text:p>
      <text:p text:style-name="Octosyllabe">De un riche<text:s/><text:span text:style-name="T90">hume</text:span><text:s/>cunte li escrit,</text:p>
      <text:p text:style-name="Octosyllabe">quë<text:s/>aveit un chenet petit.</text:p>
      <text:p text:style-name="Octosyllabe">Suventefeiz a lui jua,</text:p>
      <text:p text:style-name="Octosyllabe">e un sun asnes l’esguarda.</text:p>
      <text:p text:style-name="Octosyllabe">En sun curage entendi bien</text:p>
      <text:p text:style-name="Octosyllabe">que tuit li* autre aiment le chien</text:p>
      <text:p text:style-name="Octosyllabe">pur le seignur quil cherisseit</text:p>
      <text:p text:style-name="Octosyllabe">e ki od lui se deduieit.</text:p>
      <text:p text:style-name="Octosyllabe">Suz sun mantel le fist muscier,</text:p>
      <text:p text:style-name="Octosyllabe">sil fist les autres<text:s/><text:span text:style-name="T91">sur</text:span>abaier.</text:p>
      <text:p text:style-name="Octosyllabe">Mut s’est li asnes purpensez</text:p>
      <text:p text:style-name="Octosyllabe">que meuz del chien vaut [il] asez</text:p>
      <text:p text:style-name="Octosyllabe">e de bunté et de grandur,</text:p>
      <text:p text:style-name="Octosyllabe">meuz savereit a sun seignur</text:p>
      <text:p text:style-name="Octosyllabe">jüer que li chenez petiz</text:p>
      <text:p text:style-name="Octosyllabe">e meuz sereit oï ses criz</text:p>
      <text:p text:style-name="Octosyllabe">meuz savereit sur li saillir</text:p>
      <text:p text:style-name="Octosyllabe">meuz savereit des piez ferir.</text:p>
      <text:p text:style-name="Octosyllabe">Pur fol se tient que a lui ne veit</text:p>
      <text:p text:style-name="Octosyllabe">ne que od sa voiz ne crie e breit</text:p>
      <text:p text:style-name="Octosyllabe">cum fet li chiens sur le seignur.</text:p>
      <text:p text:style-name="Octosyllabe">Issi avient ke par un jur</text:p>
      <text:p text:style-name="Octosyllabe">se alot li sires deduiant</text:p>
      <text:p text:style-name="Octosyllabe">e od le chenet va juant.</text:p>
      <text:p text:style-name="Octosyllabe">Ne pot li asnes plus suffrir</text:p>
      <text:p text:style-name="Octosyllabe">vers le seignur prist a venir.</text:p>
      <text:p text:style-name="Octosyllabe">Sur lui comence a rechaner</text:p>
      <text:p text:style-name="Octosyllabe">que tut le fait<text:s/>espoënter</text:p>
      <text:p text:style-name="Octosyllabe">des piez le fiert, sur lui sailli,</text:p>
      <text:p text:style-name="Octosyllabe">si que a la tere l’abati.</text:p>
      <text:p text:style-name="Octosyllabe">Par un petit ne l’a crevé</text:p>
      <text:p text:style-name="Octosyllabe">si li sires n’<text:span text:style-name="T92">en</text:span><text:s/>eüst crié :</text:p>
      <text:p text:style-name="Octosyllabe">« Haro, haro, [sa] aidez-mei »</text:p>
      <text:p text:style-name="Octosyllabe">Si humme i saillent a desrei,</text:p>
      <text:p text:style-name="Octosyllabe">chescun od mace u od bastun,</text:p>
      <text:p text:style-name="Octosyllabe">l’asne fierent tut envirun</text:p>
      <text:p text:style-name="Octosyllabe">— a grand martire e a dolur</text:p>
      <text:p text:style-name="Octosyllabe">porent rescure lur seignur –</text:p>
      <text:p text:style-name="Octosyllabe">desi que l’asne unt tant batu</text:p>
      <text:p text:style-name="Octosyllabe">qu’il le leissent tut estendu :</text:p>
      <text:p text:style-name="Octosyllabe">a grant peine vient a sa stable.</text:p>
      <text:p text:style-name="Octosyllabe">Saveir poüm par ceste fable</text:p>
      <text:p text:style-name="Octosyllabe">la manere de ceste gent –</text:p>
      <text:p text:style-name="Octosyllabe">mut le* poet [hoem] veer sovent –</text:p>
      <text:p text:style-name="Octosyllabe">que tant se veulent eshaucer</text:p>
      <text:p text:style-name="Octosyllabe">e en tel liu aparagier</text:p>
      <text:p text:style-name="Octosyllabe">que ne avient pas a lur corsage</text:p>
      <text:p text:style-name="Octosyllabe">ensurketut a lur parage.</text:p>
      <text:p text:style-name="Octosyllabe">A meint en est si avenu</text:p>
      <text:p text:style-name="Octosyllabe">cum a l’asne ki fu batu.</text:p>
      <text:p text:style-name="Titre1.Surtitreconventionnel"><text:span text:style-name="T93">Marie de France, n° 16</text:span></text:p>
      <text:p text:style-name="IndexationPerry">[P150]</text:p>
      <text:p text:style-name="Titre2.Titredefable">Le Lion et la souris</text:p>
      <text:p text:style-name="Octosyllabe">De un leün dit ki se dormeit</text:p>
      <text:p text:style-name="Octosyllabe">en un boscage u il esteit.</text:p>
      <text:p text:style-name="Octosyllabe">Entur lui se vunt<text:s/>deduiant</text:p>
      <text:p text:style-name="Octosyllabe">li suriz petiz en juant ;</text:p>
      <text:soft-page-break/>
      <text:p text:style-name="Octosyllabe">l’une curut — ne s’en garda –</text:p>
      <text:p text:style-name="Octosyllabe">sur le leün, si l’esveilla.</text:p>
      <text:p text:style-name="Octosyllabe">Li leün fu mut curucez ;</text:p>
      <text:p text:style-name="Octosyllabe">la suriz prist ; tant fu irez,</text:p>
      <text:p text:style-name="Octosyllabe">de li voleit fere justise.</text:p>
      <text:p text:style-name="Octosyllabe">Ele escundist que en nule guise</text:p>
      <text:p text:style-name="Octosyllabe">a escïent ne l’aveit feit,</text:p>
      <text:p text:style-name="Octosyllabe">e li leüns atant le lait ;</text:p>
      <text:p text:style-name="Octosyllabe">petit d’onur, ceo dit, av<text:span text:style-name="T94">e</text:span>reit</text:p>
      <text:p text:style-name="Octosyllabe">de li s[e]’il la ocieit.</text:p>
      <text:p text:style-name="Octosyllabe">Gueres de temps ne demurra</text:p>
      <text:p text:style-name="Octosyllabe">que un humme, ceo dit, apparailla</text:p>
      <text:p text:style-name="Octosyllabe">une fosse cave<text:span text:style-name="T95">e</text:span><text:s/>dedenz.</text:p>
      <text:p text:style-name="Octosyllabe">La nuit fut pris li leün<text:s/><text:span text:style-name="T96">de</text:span>deinz.</text:p>
      <text:p text:style-name="Octosyllabe">Grant poür a ke hum ne l’ocie,</text:p>
      <text:p text:style-name="Octosyllabe">dedenz la fosse breit e crie.</text:p>
      <text:p text:style-name="Octosyllabe">La suriz vient<text:s/>al cri tut dreit,</text:p>
      <text:p text:style-name="Octosyllabe">mes ne saveit ki ceo esteit</text:p>
      <text:p text:style-name="Octosyllabe">quë<text:s/><text:span text:style-name="T97">ja</text:span><text:s/>el bois aveit esveillé.</text:p>
      <text:p text:style-name="Octosyllabe">Quant el<text:span text:style-name="T98">e</text:span><text:s/>le vit si enginné</text:p>
      <text:p text:style-name="Octosyllabe">demanda li qu’il ad la quis.</text:p>
      <text:p text:style-name="Octosyllabe">Cil respunt quë il esteit pris,</text:p>
      <text:p text:style-name="Octosyllabe">ocis sereit a grant dolur.</text:p>
      <text:p text:style-name="Octosyllabe">Dit la suriz : « N’eiez poür !</text:p>
      <text:p text:style-name="Octosyllabe">Ore vus rendrai le guerdon</text:p>
      <text:p text:style-name="Octosyllabe">que<text:s/>a mei feïstes le pardun,</text:p>
      <text:p text:style-name="Octosyllabe">quand od mes piez vus oi merché.</text:p>
      <text:p text:style-name="Octosyllabe">Gratez la tere a vostre pé</text:p>
      <text:p text:style-name="Octosyllabe">tant que afermer vus i pussez,</text:p>
      <text:p text:style-name="Octosyllabe">e puis amunt [tres] bien saudrez,</text:p>
      <text:p text:style-name="Octosyllabe">que si pussez ça hors eissir ;</text:p>
      <text:p text:style-name="Octosyllabe">e jeo ferai od mei venir</text:p>
      <text:p text:style-name="Octosyllabe">autres suriz pur mei aider</text:p>
      <text:p text:style-name="Octosyllabe">as cordes, que ci sunt,<text:s/><text:span text:style-name="T99">de</text:span>trencher,</text:p>
      <text:p text:style-name="Octosyllabe">e as resels ki sunt tenduz</text:p>
      <text:p text:style-name="Octosyllabe">ne serez mis<text:s/><text:span text:style-name="T100">si</text:span><text:s/>retenuz. »</text:p>
      <text:p text:style-name="Octosyllabe">L’enseignement a la suriz</text:p>
      <text:p text:style-name="Octosyllabe">fist li leüns, qu’il fu gariz.</text:p>
      <text:p text:style-name="Octosyllabe">De la fossë est eschapez,</text:p>
      <text:p text:style-name="Octosyllabe">la li valut humilitez.</text:p>
      <text:p text:style-name="Octosyllabe">Par ceste essample nus assume</text:p>
      <text:p text:style-name="Octosyllabe">que essample prengent li riche hume</text:p>
      <text:p text:style-name="Octosyllabe">ki sur les povres<text:s/>unt<text:s/><text:span text:style-name="T101">grant<text:s/></text:span>poër,</text:p>
      <text:p text:style-name="Octosyllabe">s’il lur mesfunt par nunsaver,</text:p>
      <text:p text:style-name="Octosyllabe">qu’il en eient bone merci.</text:p>
      <text:p text:style-name="Octosyllabe">Avenir peot tut autresi</text:p>
      <text:p text:style-name="Octosyllabe">que cil li av<text:span text:style-name="T102">e</text:span>ra grant mester</text:p>
      <text:p text:style-name="Octosyllabe">e meuz li sav<text:span text:style-name="T103">e</text:span>ra cunseiller</text:p>
      <text:p text:style-name="Octosyllabe">a sun busuin, s’il est suppris,</text:p>
      <text:p text:style-name="Octosyllabe">que li meudres de ses amis.</text:p>
      <text:p text:style-name="Titre1.Surtitreconventionnel"><text:span text:style-name="T104">Marie de France, n° 17</text:span></text:p>
      <text:p text:style-name="IndexationPerry">[P39]</text:p>
      <text:p text:style-name="Titre2.Titredefable">L’Hirondelle et le semeur de lin</text:p>
      <text:p text:style-name="Octosyllabe">Par veil essample en escrit trois,</text:p>
      <text:p text:style-name="Octosyllabe">quant hum<text:span text:style-name="T105">e</text:span><text:s/>sema prime linois</text:p>
      <text:p text:style-name="Octosyllabe">e volst de lin le pru aveir,</text:p>
      <text:p text:style-name="Octosyllabe">l’arunde fu de grant saveir ;</text:p>
      <text:p text:style-name="Octosyllabe">bien s’aperceut ke par le lin</text:p>
      <text:p text:style-name="Octosyllabe">sereient oiseus mis a<text:s/><text:span text:style-name="T106">lur<text:s/></text:span>fin ;</text:p>
      <text:p text:style-name="Octosyllabe">del lin pot hum la reiz lacier,</text:p>
      <text:soft-page-break/>
      <text:p text:style-name="Octosyllabe">dunt hum les pot tuz damager.</text:p>
      <text:p text:style-name="Octosyllabe">Tuz les oiseus fist asembler,</text:p>
      <text:p text:style-name="Octosyllabe">si lur voleit cunseil duner</text:p>
      <text:p text:style-name="Octosyllabe">qu’il alassent le lin manger,</text:p>
      <text:p text:style-name="Octosyllabe">qu’il ne peüst fructifïer.</text:p>
      <text:p text:style-name="Octosyllabe">Li plusur ne l[e] vodrent fere ;</text:p>
      <text:p text:style-name="Octosyllabe">al seignur alerent retrere</text:p>
      <text:p text:style-name="Octosyllabe">le cunseil lur aveit doné.</text:p>
      <text:p text:style-name="Octosyllabe">Quant l’arundel l’ot escuté</text:p>
      <text:p text:style-name="Octosyllabe">cum il l’aveient encusee,</text:p>
      <text:p text:style-name="Octosyllabe">de ses parenz fist asemblee</text:p>
      <text:p text:style-name="Octosyllabe">od les meillurs de sa lignee,</text:p>
      <text:p text:style-name="Octosyllabe">si s’est al vilein appeisee.</text:p>
      <text:p text:style-name="Octosyllabe">En sa meisun suffri sun ni,</text:p>
      <text:p text:style-name="Octosyllabe">la furent si oisel nurri ;</text:p>
      <text:p text:style-name="Octosyllabe">ele duna a sun lin peis,</text:p>
      <text:p text:style-name="Octosyllabe">ja par nul de eus nul perdra meis.</text:p>
      <text:p text:style-name="Octosyllabe">Cil fist del lin engins plusurs :</text:p>
      <text:p text:style-name="Octosyllabe">dunc prist oisels granz e menurs ;</text:p>
      <text:p text:style-name="Octosyllabe">n’eüssent pas del mal eü,</text:p>
      <text:p text:style-name="Octosyllabe">s’il eüssent<text:s/><text:span text:style-name="T107">dunc<text:s/></text:span>cunseil creü.</text:p>
      <text:p text:style-name="Octosyllabe">Ceste semblance est asez veire ;</text:p>
      <text:p text:style-name="Octosyllabe">quant fous ne veut le sage creire,</text:p>
      <text:p text:style-name="Octosyllabe">ki bon cunseil li set duner</text:p>
      <text:p text:style-name="Octosyllabe">e de sun mal le volt oster,</text:p>
      <text:p text:style-name="Octosyllabe">si damage l’en deit venir,</text:p>
      <text:p text:style-name="Octosyllabe">dunc<text:s/>est trop tart del repentir.</text:p>
      <text:p text:style-name="Titre1.Surtitreconventionnel"><text:span text:style-name="T108">Marie de France, n° 18</text:span></text:p>
      <text:p text:style-name="IndexationPerry">[P376]</text:p>
      <text:p text:style-name="Titre2.Titredefable">Les Grenouilles qui demandent un roi</text:p>
      <text:p text:style-name="Octosyllabe">Jadis avient que en un estanc</text:p>
      <text:p text:style-name="Octosyllabe">entur les rives e el fanc</text:p>
      <text:p text:style-name="Octosyllabe">ot de reines granz cumpainies,</text:p>
      <text:p text:style-name="Octosyllabe">que de lung tens i sunt nurries ;</text:p>
      <text:p text:style-name="Octosyllabe">la desdeignerent arester :</text:p>
      <text:p text:style-name="Octosyllabe">a la tere vodr<text:span text:style-name="T109">ei</text:span>ent aler.</text:p>
      <text:p text:style-name="Octosyllabe">A lur destinee crierent</text:p>
      <text:p text:style-name="Octosyllabe">suventefeiz li demanderent</text:p>
      <text:p text:style-name="Octosyllabe">que rei lur deüst enveier,</text:p>
      <text:p text:style-name="Octosyllabe">kar d’autre rien ne eurent mester.</text:p>
      <text:p text:style-name="Octosyllabe">Quant meintefeiz eurent prié,</text:p>
      <text:p text:style-name="Octosyllabe">la destinee ad enveié</text:p>
      <text:p text:style-name="Octosyllabe">en mi cel’ ewë un trunc dur,</text:p>
      <text:p text:style-name="Octosyllabe">dunt eles eurent grant poür.</text:p>
      <text:p text:style-name="Octosyllabe">Cele que pres del trunc estut</text:p>
      <text:p text:style-name="Octosyllabe">e vit que pas ne se remut,</text:p>
      <text:p text:style-name="Octosyllabe">ses cumpaines ad rapelées ;</text:p>
      <text:p text:style-name="Octosyllabe">si sunt ensemble al trunc alees.</text:p>
      <text:p text:style-name="Octosyllabe">Primes le saluent cum rei,</text:p>
      <text:p text:style-name="Octosyllabe">e chescune li pramet fei ;</text:p>
      <text:p text:style-name="Octosyllabe">tutes le tienent pur seignur,</text:p>
      <text:p text:style-name="Octosyllabe">si li portent [mut] grant honur.</text:p>
      <text:p text:style-name="Octosyllabe">Mes, quant le trunc ne se remut,</text:p>
      <text:p text:style-name="Octosyllabe">celes<text:s/>virent que en pes estut,</text:p>
      <text:p text:style-name="Octosyllabe">en mi cel’ewe jut en pes,</text:p>
      <text:p text:style-name="Octosyllabe">sur li munterent<text:s/><text:span text:style-name="T110">tut</text:span><text:s/>a un fes,</text:p>
      <text:p text:style-name="Octosyllabe">lur vilenie sur li firent,</text:p>
      <text:p text:style-name="Octosyllabe">el funz de l’ewe l’abatirent.</text:p>
      <text:p text:style-name="Octosyllabe">A la destinee revunt,</text:p>
      <text:p text:style-name="Octosyllabe">rei demandent, car nul në unt ;</text:p>
      <text:soft-page-break/>
      <text:p text:style-name="Octosyllabe">mauveis fu cil qu’il lur duna.</text:p>
      <text:p text:style-name="Octosyllabe">La destinee lur enveia</text:p>
      <text:p text:style-name="Octosyllabe">une<text:s/>coluvre grandë e fort,</text:p>
      <text:p text:style-name="Octosyllabe">que<text:s/><text:span text:style-name="T111">tuz</text:span><text:s/>les devore e treit a mort.</text:p>
      <text:p text:style-name="Octosyllabe">Tutes furent en grant turment ;</text:p>
      <text:p text:style-name="Octosyllabe">dunc crierent plus egrement</text:p>
      <text:p text:style-name="Octosyllabe">a la destinee merci</text:p>
      <text:p text:style-name="Octosyllabe">que lur ostat cel enemi.</text:p>
      <text:p text:style-name="Octosyllabe">La destinee lur respundi :</text:p>
      <text:p text:style-name="Octosyllabe">« Nenil, nenil ! Jeo vus suffri</text:p>
      <text:p text:style-name="Octosyllabe">tutes* vos volentez a feire :</text:p>
      <text:p text:style-name="Octosyllabe">seignur eüstes de bon eire,</text:p>
      <text:p text:style-name="Octosyllabe">vileinement le hunisistes</text:p>
      <text:p text:style-name="Octosyllabe">[or] tel l’aiez cum le quesistes ! »</text:p>
      <text:p text:style-name="Octosyllabe">Issi avient plusurs le funt</text:p>
      <text:p text:style-name="Octosyllabe">de [lur] bon seignur, quant il l’unt :</text:p>
      <text:p text:style-name="Octosyllabe">tuz jurs le veulent defuler</text:p>
      <text:p text:style-name="Octosyllabe">ne li seivent honur garder ;</text:p>
      <text:p text:style-name="Octosyllabe">s’il nes tient aukes en destreit,</text:p>
      <text:p text:style-name="Octosyllabe">ne f[e]runt<text:s/>pur lui tort ne dreit.</text:p>
      <text:p text:style-name="Octosyllabe">A tel se pernent quis destruit,</text:p>
      <text:p text:style-name="Octosyllabe">de lur aveir meine sun bruit.</text:p>
      <text:p text:style-name="Octosyllabe">Lor<text:span text:style-name="T112">e</text:span>s regretent lur bon seignur</text:p>
      <text:p text:style-name="Octosyllabe">a ki il firent la deshonur.</text:p>
      <text:p text:style-name="Titre1.Surtitreconventionnel"><text:span text:style-name="T113">Marie de France, n° 19</text:span></text:p>
      <text:p text:style-name="IndexationPerry">[P486]</text:p>
      <text:p text:style-name="Titre2.Titredefable">Le Roi des colombes</text:p>
      <text:p text:style-name="Octosyllabe">Colums demanderent seignur.</text:p>
      <text:p text:style-name="Octosyllabe">A rei choisirent un ostur,</text:p>
      <text:p text:style-name="Octosyllabe">pur ceo que meins mal lur fesist</text:p>
      <text:p text:style-name="Octosyllabe">e vers autres les guarantist.</text:p>
      <text:p text:style-name="Octosyllabe">Mes, quant il ot la seignurie</text:p>
      <text:p text:style-name="Octosyllabe">e tuz furent en sa baillie</text:p>
      <text:p text:style-name="Octosyllabe">n’i ot un sul ki l’aprismast</text:p>
      <text:p text:style-name="Octosyllabe">qu’il ne ocesist e devorast.</text:p>
      <text:p text:style-name="Octosyllabe">Pur ceo parla un des colums,</text:p>
      <text:p text:style-name="Octosyllabe">si apela ses cumpainuns.</text:p>
      <text:p text:style-name="Octosyllabe">« Grant folie », fet il, « fesimes</text:p>
      <text:p text:style-name="Octosyllabe">quant l’ostur a rei choisi[si]mes,</text:p>
      <text:p text:style-name="Octosyllabe">que nus ocist de jur en jur.</text:p>
      <text:p text:style-name="Octosyllabe">Meuz nus fust [il] que senz seignur</text:p>
      <text:p text:style-name="Octosyllabe">fuissums tut tens que aver cestui.</text:p>
      <text:p text:style-name="Octosyllabe">Einz nus guardïum* [nus] bien de lui,</text:p>
      <text:p text:style-name="Octosyllabe">ne dutïum* fors sun aguait ;</text:p>
      <text:p text:style-name="Octosyllabe">puis que l’umes a nus atrait,</text:p>
      <text:p text:style-name="Octosyllabe">a il tut fet<text:s/>apertement</text:p>
      <text:p text:style-name="Octosyllabe">ceo qu’il fist einz celeiement. »</text:p>
      <text:p text:style-name="Octosyllabe">Cest essample dit as plusurs,</text:p>
      <text:p text:style-name="Octosyllabe">que choisissent les maus seignurs.</text:p>
      <text:p text:style-name="Octosyllabe">De grant folie s’entremet,</text:p>
      <text:p text:style-name="Octosyllabe">ki en subjectïun s’entremet,</text:p>
      <text:p text:style-name="Octosyllabe">a crüel hume u a felun :</text:p>
      <text:p text:style-name="Octosyllabe">il n’en av<text:span text:style-name="T114">e</text:span>ra si hunte nun.</text:p>
      <text:p text:style-name="Titre1.Surtitreconventionnel"><text:span text:style-name="T115">Marie de France, n° 20</text:span></text:p>
      <text:p text:style-name="IndexationPerry">[P403]</text:p>
      <text:p text:style-name="Titre2.Titredefable">Le Voleur et le chien</text:p>
      <text:p text:style-name="Octosyllabe">De un larun cunte ki ala</text:p>
      <text:p text:style-name="Octosyllabe">berbiz embler qu’il espia</text:p>
      <text:soft-page-break/>
      <text:p text:style-name="Octosyllabe">dedenz la faude a un vilein.</text:p>
      <text:p text:style-name="Octosyllabe">Ensemble od lui porta un pein ;</text:p>
      <text:p text:style-name="Octosyllabe">al chien voleit le pain bailler,</text:p>
      <text:p text:style-name="Octosyllabe">ki la faude deveit guaiter.</text:p>
      <text:p text:style-name="Octosyllabe">Li chiens li dit : « Amis, pur quei</text:p>
      <text:p text:style-name="Octosyllabe">prend[e]rai jeo cest pain de tei ?</text:p>
      <text:p text:style-name="Octosyllabe">Jeo nel te puis reguerduner</text:p>
      <text:p text:style-name="Octosyllabe">në a tun eos le pain guarder ! »</text:p>
      <text:p text:style-name="Octosyllabe">Li lere dist : « Jeo n’en quer rien.</text:p>
      <text:p text:style-name="Octosyllabe">Mangez le pein, e sil retien ! »</text:p>
      <text:p text:style-name="Octosyllabe">Le chien respunt : « N’en voil nïent !</text:p>
      <text:p text:style-name="Octosyllabe">Jeo sai tresbien a escïent</text:p>
      <text:p text:style-name="Octosyllabe">que ma buche veus estuper</text:p>
      <text:p text:style-name="Octosyllabe">que jeo ne puisse mot suner,</text:p>
      <text:p text:style-name="Octosyllabe">si embler[i]ez nos berbiz</text:p>
      <text:p text:style-name="Octosyllabe">quant li berkers est endormiz.</text:p>
      <text:p text:style-name="Octosyllabe">Trahi av<text:span text:style-name="T116">e</text:span>reie mun seignur</text:p>
      <text:p text:style-name="Octosyllabe">que m’ad nurri desque a cest jur ;</text:p>
      <text:p text:style-name="Octosyllabe">malement av<text:span text:style-name="T117">e</text:span>reit enpleié</text:p>
      <text:p text:style-name="Octosyllabe">qu’il m’ad nurri e afeité,</text:p>
      <text:p text:style-name="Octosyllabe">si par ma garde aveit perdu</text:p>
      <text:p text:style-name="Octosyllabe">ceo dunt il m’ad lung ten peü.</text:p>
      <text:p text:style-name="Octosyllabe">E tu me[is]mes m’en harreies</text:p>
      <text:p text:style-name="Octosyllabe">e pur treïtre me tendreies.</text:p>
      <text:p text:style-name="Octosyllabe">Ne voil tun pain issi guainer. »</text:p>
      <text:p text:style-name="Octosyllabe">E dunc comencet abaier.</text:p>
      <text:p text:style-name="Octosyllabe">Par essample nus mustre ci</text:p>
      <text:p text:style-name="Octosyllabe">chescun franc hume face einsi :</text:p>
      <text:p text:style-name="Octosyllabe">si nuls l’en veut doner lüer</text:p>
      <text:p text:style-name="Octosyllabe">ne par pramesse losanger</text:p>
      <text:p text:style-name="Octosyllabe">que sun seignur deive traïr,</text:p>
      <text:p text:style-name="Octosyllabe">nel veile mie cunsentir ;</text:p>
      <text:p text:style-name="Octosyllabe">atendre en deit tel guer[e]dun</text:p>
      <text:p text:style-name="Octosyllabe">cum[e] li chien fist del larun.</text:p>
      <text:p text:style-name="Titre1.Surtitreconventionnel"><text:span text:style-name="T118">Marie de France, n° 21</text:span></text:p>
      <text:p text:style-name="IndexationPerry">[P547]</text:p>
      <text:p text:style-name="Titre2.Titredefable">Le Loup et la truie</text:p>
      <text:p text:style-name="Octosyllabe">Jadis avient que un lus erra</text:p>
      <text:p text:style-name="Octosyllabe">par un chemin, si encuntra</text:p>
      <text:p text:style-name="Octosyllabe">une troie que preinz esteit.</text:p>
      <text:p text:style-name="Octosyllabe">Vers li ala a grant espleit</text:p>
      <text:p text:style-name="Octosyllabe">e dist que pes li vot duner ;</text:p>
      <text:p text:style-name="Octosyllabe">or<text:span text:style-name="T119">e</text:span><text:s/>se hastast de purceler,</text:p>
      <text:p text:style-name="Octosyllabe">car ses purceus voleit aveir.</text:p>
      <text:p text:style-name="Octosyllabe">Cele respunt par grant saveir :</text:p>
      <text:p text:style-name="Octosyllabe">« Sire, cument me hastereie ?</text:p>
      <text:p text:style-name="Octosyllabe">Tant cum si pres de mei vue veie,</text:p>
      <text:p text:style-name="Octosyllabe">ne me puis jeo pas deliv<text:span text:style-name="T120">e</text:span>rer ;</text:p>
      <text:p text:style-name="Octosyllabe">tel hunte ai de vus esgarder.</text:p>
      <text:p text:style-name="Octosyllabe">Ne savez mie que ceo munte ?</text:p>
      <text:p text:style-name="Octosyllabe">Tutes femeles unt grant hunte,</text:p>
      <text:p text:style-name="Octosyllabe">si mains madles les deit tucher</text:p>
      <text:p text:style-name="Octosyllabe">a tel busuin ne aprismer. »</text:p>
      <text:p text:style-name="Octosyllabe">Adunc s’en va li lus mucier,</text:p>
      <text:p text:style-name="Octosyllabe">ki les purcels voleit manger,</text:p>
      <text:p text:style-name="Octosyllabe">e la troie s’en est alee,</text:p>
      <text:p text:style-name="Octosyllabe">que par engin s’est delivree.</text:p>
      <text:p text:style-name="Octosyllabe">Ceste essample deivent oïr</text:p>
      <text:p text:style-name="Octosyllabe">tutes femmes e retenir,</text:p>
      <text:p text:style-name="Octosyllabe">que [tut] pur sulement mentir</text:p>
      <text:soft-page-break/>
      <text:p text:style-name="Octosyllabe">ne laissent lur enfanz perir !</text:p>
      <text:p text:style-name="Titre1.Surtitreconventionnel"><text:span text:style-name="T121">Marie de France, n° 22</text:span></text:p>
      <text:p text:style-name="IndexationPerry">[P138]</text:p>
      <text:p text:style-name="Titre2.Titredefable">Les Lièvres et les grenouilles</text:p>
      <text:p text:style-name="Octosyllabe">Ci dit que lievres s’asemblerent</text:p>
      <text:p text:style-name="Octosyllabe">a parlement, si esgarderent</text:p>
      <text:p text:style-name="Octosyllabe">que en autre tere s’en ireient</text:p>
      <text:p text:style-name="Octosyllabe">hors de la grave u il esteient.</text:p>
      <text:p text:style-name="Octosyllabe">Kar trop furent en grant dolur ;</text:p>
      <text:p text:style-name="Octosyllabe">de humes, de chiens eurent poür,</text:p>
      <text:p text:style-name="Octosyllabe">si nel voleient mes suffrir :</text:p>
      <text:p text:style-name="Octosyllabe">pur ceo s’en veulent fors eissir.</text:p>
      <text:p text:style-name="Octosyllabe">Li sage lievre lur diseient</text:p>
      <text:p text:style-name="Octosyllabe">que folie ert ceo que quereient</text:p>
      <text:p text:style-name="Octosyllabe">a eissir de lur cunissance,</text:p>
      <text:p text:style-name="Octosyllabe">u furent nurri des enfance ;</text:p>
      <text:p text:style-name="Octosyllabe">li autre ne l’en vodrent<text:s/>creire :</text:p>
      <text:p text:style-name="Octosyllabe">tuz ensemble tiendrent lur eire.</text:p>
      <text:p text:style-name="Octosyllabe">A une mare sunt venu.</text:p>
      <text:p text:style-name="Octosyllabe">Gardent el tai, si unt veü</text:p>
      <text:p text:style-name="Octosyllabe">u reines erent asemblees.</text:p>
      <text:p text:style-name="Octosyllabe">De poür de eus sunt esfrees ;</text:p>
      <text:p text:style-name="Octosyllabe">dedenz l’ewe se vunt plunger</text:p>
      <text:p text:style-name="Octosyllabe">desque [les] veient aprismer.</text:p>
      <text:p text:style-name="Octosyllabe">Uns lievres les ad rapelez.</text:p>
      <text:p text:style-name="Octosyllabe">« Seignur », fet il, « kar esgardez !</text:p>
      <text:p text:style-name="Octosyllabe">Par les reines que nus veüms,</text:p>
      <text:p text:style-name="Octosyllabe">que poür unt, nus purpensums</text:p>
      <text:p text:style-name="Octosyllabe">que nus alum querant folie,</text:p>
      <text:p text:style-name="Octosyllabe">que nostre grave avum guerpie</text:p>
      <text:p text:style-name="Octosyllabe">pur estre aillurs asseürez.</text:p>
      <text:p text:style-name="Octosyllabe">Jamés tere ne troverez</text:p>
      <text:p text:style-name="Octosyllabe">u l’um ne dute aucune rien.</text:p>
      <text:p text:style-name="Octosyllabe">Ralum nus en ! Si ferum bien. »</text:p>
      <text:p text:style-name="Octosyllabe">Atant li lievre returnerent ;</text:p>
      <text:p text:style-name="Octosyllabe">en lur cuntree s’en alerent.</text:p>
      <text:p text:style-name="Octosyllabe">Pur ceo se deivent purpenser</text:p>
      <text:p text:style-name="Octosyllabe">cil ki se veulent remüer</text:p>
      <text:p text:style-name="Octosyllabe">e lur ancïen liu guerpir</text:p>
      <text:p text:style-name="Octosyllabe">que lur en put aprés venir.</text:p>
      <text:p text:style-name="Octosyllabe">Jamés regne ne troverunt</text:p>
      <text:p text:style-name="Octosyllabe">ne en cele tere ne vendrunt</text:p>
      <text:p text:style-name="Octosyllabe">que tut tens seient sanz poür</text:p>
      <text:p text:style-name="Octosyllabe">u sanz travail u<text:s/>sans dolur.</text:p>
      <text:p text:style-name="Titre1.Surtitreconventionnel"><text:span text:style-name="T122">Marie de France, n° 23</text:span></text:p>
      <text:p text:style-name="IndexationPerry">[P566]</text:p>
      <text:p text:style-name="Titre2.Titredefable">La Chauve-souris</text:p>
      <text:p text:style-name="Octosyllabe">De un lïun dit que assembla</text:p>
      <text:p text:style-name="Octosyllabe">tutes les bestes e manda,</text:p>
      <text:p text:style-name="Octosyllabe">ki aloënt sur quatre piez ;</text:p>
      <text:p text:style-name="Octosyllabe">e li egles ad purchaciez</text:p>
      <text:p text:style-name="Octosyllabe">tuz les oisels quë eles unt</text:p>
      <text:p text:style-name="Octosyllabe">e que volent en l’eir lamunt :</text:p>
      <text:p text:style-name="Octosyllabe">bataille deivent od li tenir.</text:p>
      <text:p text:style-name="Octosyllabe">Quant ensemble durent venir,</text:p>
      <text:p text:style-name="Octosyllabe">[e] la chalve suriz les vit,</text:p>
      <text:p text:style-name="Octosyllabe">en sun queor ad pensé e dit</text:p>
      <text:p text:style-name="Octosyllabe">que mut redutout cel afaire :</text:p>
      <text:soft-page-break/>
      <text:p text:style-name="Octosyllabe">ne sot as quels se d[e]u[s]t traire,</text:p>
      <text:p text:style-name="Octosyllabe">od ceus volt estre que veint<text:span text:style-name="T123">e</text:span>runt</text:p>
      <text:p text:style-name="Octosyllabe">e ki la greinur force av<text:span text:style-name="T124">e</text:span>runt.</text:p>
      <text:p text:style-name="Octosyllabe">Sur un haut fust s’en est muntee</text:p>
      <text:p text:style-name="Octosyllabe">pur<text:s/>esgarder cele assemblee.</text:p>
      <text:p text:style-name="Octosyllabe">Ceo li fu vis, sun escïent,</text:p>
      <text:p text:style-name="Octosyllabe">que li lïuns aveit plus gent</text:p>
      <text:p text:style-name="Octosyllabe">e qu’il ert de greinur justise ;</text:p>
      <text:p text:style-name="Octosyllabe">od les autres suriz s’est mise.</text:p>
      <text:p text:style-name="Octosyllabe">Li egles fut amunt volez</text:p>
      <text:p text:style-name="Octosyllabe">od les oiseus qu’il ot mandez ;</text:p>
      <text:p text:style-name="Octosyllabe">tant en i ot, tant en [i] viendrent</text:p>
      <text:p text:style-name="Octosyllabe">que les bestes<text:s/>pur fous se tiendrent.</text:p>
      <text:p text:style-name="Octosyllabe">Quant la chave suriz les vit,</text:p>
      <text:p text:style-name="Octosyllabe">mut li pesa que od eus n’esteit,</text:p>
      <text:p text:style-name="Octosyllabe">des bestes est dunc departie.</text:p>
      <text:p text:style-name="Octosyllabe">Ses piez musça, si fist folie :</text:p>
      <text:p text:style-name="Octosyllabe">mes, quand les eles entr<text:span text:style-name="T125">e</text:span>ovri ;</text:p>
      <text:p text:style-name="Octosyllabe">par devant tus les descovri.</text:p>
      <text:p text:style-name="Octosyllabe">Dunc est sa felunie overte</text:p>
      <text:p text:style-name="Octosyllabe">e sa traïsun<text:s/><text:span text:style-name="T126">tut<text:s/></text:span>descuverte.</text:p>
      <text:p text:style-name="Octosyllabe">Desi as bestes la hüerent,</text:p>
      <text:p text:style-name="Octosyllabe">a lur crïere se clamerent,</text:p>
      <text:p text:style-name="Octosyllabe">de la chalve suriz se pleignent,</text:p>
      <text:p text:style-name="Octosyllabe">mut la hunisent e blasteignent,</text:p>
      <text:p text:style-name="Octosyllabe">e mustrent li sa felunie</text:p>
      <text:p text:style-name="Octosyllabe">e cum el<text:span text:style-name="T127">e</text:span><text:s/>ad sa fei mentie.</text:p>
      <text:p text:style-name="Octosyllabe">Lur crïere lur ad juré</text:p>
      <text:p text:style-name="Octosyllabe">que elë en fra lur volenté</text:p>
      <text:p text:style-name="Octosyllabe">e que mut bien les vengera.</text:p>
      <text:p text:style-name="Octosyllabe">Puis la maudist e si jura</text:p>
      <text:p text:style-name="Octosyllabe">que jamés en liu ne venist</text:p>
      <text:p text:style-name="Octosyllabe">que oisels ne beste la veïst ;</text:p>
      <text:p text:style-name="Octosyllabe">tute la char li ad tolue,</text:p>
      <text:p text:style-name="Octosyllabe">ja puis ne seit de jur veüe ;</text:p>
      <text:p text:style-name="Octosyllabe">aprés la ruva<text:s/><text:span text:style-name="T128">is</text:span>si hunir :</text:p>
      <text:p text:style-name="Octosyllabe">sa plume oster, lui descovrir.</text:p>
      <text:p text:style-name="Octosyllabe">Autresi est del traïtur</text:p>
      <text:p text:style-name="Octosyllabe">que meseire vers sun seignur</text:p>
      <text:p text:style-name="Octosyllabe">a<text:s/>ki il deit honur porter</text:p>
      <text:p text:style-name="Octosyllabe">e leauté e fei garder ;</text:p>
      <text:p text:style-name="Octosyllabe">si sis sire<text:span text:style-name="T129">s</text:span><text:s/>ad de li mestier,</text:p>
      <text:p text:style-name="Octosyllabe">as autres se veut<text:s/><text:span text:style-name="T130">dunc<text:s/></text:span>ajuster,</text:p>
      <text:p text:style-name="Octosyllabe">a sun busuin li veut faillir</text:p>
      <text:p text:style-name="Octosyllabe">e od autres se veut tenir ;</text:p>
      <text:p text:style-name="Octosyllabe">si sis sire<text:span text:style-name="T131">s</text:span><text:s/>vient el desus,</text:p>
      <text:p text:style-name="Octosyllabe">ne peot lesser sun mauveis us ;</text:p>
      <text:p text:style-name="Octosyllabe">dunc vodreit* a lui<text:s/>returner :</text:p>
      <text:p text:style-name="Octosyllabe">de tutes pars veut meserrer,</text:p>
      <text:p text:style-name="Octosyllabe">s<text:span text:style-name="T132">i</text:span><text:s/>honur en pert e sun aveir</text:p>
      <text:p text:style-name="Octosyllabe">e repruver en unt si heir,</text:p>
      <text:p text:style-name="Octosyllabe">a tuz jurs en est si hunis</text:p>
      <text:p text:style-name="Octosyllabe">cum fu dunc la chalve suriz</text:p>
      <text:p text:style-name="Octosyllabe">que ne deit mes par jur voler,</text:p>
      <text:p text:style-name="Octosyllabe">në il ne deit en curt parler.</text:p>
      <text:p text:style-name="Titre1.Surtitreconventionnel"><text:span text:style-name="T133">Marie de France, n° 24</text:span></text:p>
      <text:p text:style-name="IndexationPerry">[P74]</text:p>
      <text:p text:style-name="Titre2.Titredefable">Le Cerf qui buvait à la source</text:p>
      <text:p text:style-name="Octosyllabe">Issi avient que un cerf beveit</text:p>
      <text:p text:style-name="Octosyllabe">a une ewe, kar sei aveit ;</text:p>
      <text:soft-page-break/>
      <text:p text:style-name="Octosyllabe">guarda dedenz, ses cornes vit.</text:p>
      <text:p text:style-name="Octosyllabe">A sei me[is]mes ad dunc dit</text:p>
      <text:p text:style-name="Octosyllabe">que nul beste le<text:s/><text:span text:style-name="T134">cuntre</text:span>valeit</text:p>
      <text:p text:style-name="Octosyllabe">ne si beles cornes n’aveit.</text:p>
      <text:p text:style-name="Octosyllabe">Tant entendi a sei loër</text:p>
      <text:p text:style-name="Octosyllabe">e a ses cornes esgarder</text:p>
      <text:p text:style-name="Octosyllabe">qu[e]’il vit<text:s/>chiens venir curant</text:p>
      <text:p text:style-name="Octosyllabe">e lur mestre aprés cornant.</text:p>
      <text:p text:style-name="Octosyllabe">Aprés lui vienent, sil quereient</text:p>
      <text:p text:style-name="Octosyllabe">pur ce que prendre le voleient.</text:p>
      <text:p text:style-name="Octosyllabe">El bois se met tut esmaiét,</text:p>
      <text:p text:style-name="Octosyllabe">par ses cornes est atachiét,</text:p>
      <text:p text:style-name="Octosyllabe">en un buissun est retenuz.</text:p>
      <text:p text:style-name="Octosyllabe">Dunc sunt li chien a lui venuz.</text:p>
      <text:p text:style-name="Octosyllabe">Quant il les vit si aprismer,</text:p>
      <text:p text:style-name="Octosyllabe">si se cumence a desreiner :</text:p>
      <text:p text:style-name="Octosyllabe">« Veirs est », fet il, « que vileins dit</text:p>
      <text:p text:style-name="Octosyllabe">par essemplë e par respit :</text:p>
      <text:p text:style-name="Octosyllabe">li plusur veulent ceo loër</text:p>
      <text:p text:style-name="Octosyllabe">qu’il devreient suvent blamer,</text:p>
      <text:p text:style-name="Octosyllabe">e blamer ceo que il devreient</text:p>
      <text:p text:style-name="Octosyllabe">forment loër s’il [le] saveient. »</text:p>
      <text:p text:style-name="Titre1.Surtitreconventionnel"><text:span text:style-name="T135">Marie de France, n° 25</text:span></text:p>
      <text:p text:style-name="IndexationPerry">[P388]</text:p>
      <text:p text:style-name="Titre2.Titredefable">La<text:s/>Femme qui fit pendre son mari</text:p>
      <text:p text:style-name="Octosyllabe">De un humme cunte li escriz</text:p>
      <text:p text:style-name="Octosyllabe">que mort esteit e enfuïz ;</text:p>
      <text:p text:style-name="Octosyllabe">sa femme<text:s/><text:span text:style-name="T136">de</text:span>meine grant dolur</text:p>
      <text:p text:style-name="Octosyllabe">[de]sur sa tumbë nuit e jur.</text:p>
      <text:p text:style-name="Octosyllabe">Pres de ileoc aveit un larun</text:p>
      <text:p text:style-name="Octosyllabe">quë ert pendu* pur mesprisun ;</text:p>
      <text:p text:style-name="Octosyllabe">un chevaler le despendi –</text:p>
      <text:p text:style-name="Octosyllabe">sun* parent ert — si<text:s/>l’enfuï.</text:p>
      <text:p text:style-name="Octosyllabe">Par la cuntree fu crié :</text:p>
      <text:p text:style-name="Octosyllabe">que le larun aveit osté</text:p>
      <text:p text:style-name="Octosyllabe">sun jugement memes avreit ;</text:p>
      <text:p text:style-name="Octosyllabe">s’il ert ateint, pendu sereit.</text:p>
      <text:p text:style-name="Octosyllabe">Dunc ne sot [il] cunseil trover</text:p>
      <text:p text:style-name="Octosyllabe">cum il se puisse deliv<text:span text:style-name="T137">e</text:span>rer ;</text:p>
      <text:p text:style-name="Octosyllabe">kar sceü ert de mute gent</text:p>
      <text:p text:style-name="Octosyllabe">qu’il le teneit pur sun parent.</text:p>
      <text:p text:style-name="Octosyllabe">Al cimiter<text:span text:style-name="T138">i</text:span>e vet tut<text:s/>dreit</text:p>
      <text:p text:style-name="Octosyllabe">u la prude femmë esteit</text:p>
      <text:p text:style-name="Octosyllabe">que sun seignur ot tant pluré ;</text:p>
      <text:p text:style-name="Octosyllabe">cuintement ad a li parlé,</text:p>
      <text:p text:style-name="Octosyllabe">dit li que ele se cunfortast,</text:p>
      <text:p text:style-name="Octosyllabe">mut sereit lez se ele l’amast.</text:p>
      <text:p text:style-name="Octosyllabe">La prude femme l’esgarda,</text:p>
      <text:p text:style-name="Octosyllabe">grant joie fist, si l<text:span text:style-name="T139">i</text:span><text:s/>otria</text:p>
      <text:p text:style-name="Octosyllabe">que ele fera sa volenté.</text:p>
      <text:p text:style-name="Octosyllabe">Li chevaler li ad cunté</text:p>
      <text:p text:style-name="Octosyllabe">que mut li ert mesavenu</text:p>
      <text:p text:style-name="Octosyllabe">del larun qu’il ot despendu ;</text:p>
      <text:p text:style-name="Octosyllabe">s<text:span text:style-name="T140">i</text:span><text:s/>el<text:span text:style-name="T141">e</text:span><text:s/>ne li seit cunseil doner,</text:p>
      <text:p text:style-name="Octosyllabe">hors del païs l’estut aler.</text:p>
      <text:p text:style-name="Octosyllabe">La prude femme<text:s/><text:span text:style-name="T142">li</text:span><text:s/>respundi :</text:p>
      <text:p text:style-name="Octosyllabe">« Desfuium mun barun d’ici,</text:p>
      <text:p text:style-name="Octosyllabe">puis sil pendum la u cil fu :</text:p>
      <text:p text:style-name="Octosyllabe">si n’ert jamés aparceü.</text:p>
      <text:p text:style-name="Octosyllabe">Deliv<text:span text:style-name="T143">e</text:span>rer deit hum par le mort</text:p>
      <text:soft-page-break/>
      <text:p text:style-name="Octosyllabe">le vif dunt l’em ad [tant] cunfort. »</text:p>
      <text:p text:style-name="Octosyllabe">Par iceste signefiance</text:p>
      <text:p text:style-name="Octosyllabe">peot hum entendre queil creance</text:p>
      <text:p text:style-name="Octosyllabe">deivent aver li morz es vifs ;</text:p>
      <text:p text:style-name="Octosyllabe">tant est li mund faus et jolifs.</text:p>
      <text:p text:style-name="Titre1.Surtitreconventionnel"><text:span text:style-name="T144">Marie de France, n° 26</text:span></text:p>
      <text:p text:style-name="IndexationPerry">[P346]</text:p>
      <text:p text:style-name="Titre2.Titredefable">Le Loup et le chien</text:p>
      <text:p text:style-name="Octosyllabe">Un lu e un chien s’encuntrerent</text:p>
      <text:p text:style-name="Octosyllabe">par mi un bois u<text:s/>il alerent.</text:p>
      <text:p text:style-name="Octosyllabe">Li lus ad le chien esgardé</text:p>
      <text:p text:style-name="Octosyllabe">e puis si l’ad areisuné :</text:p>
      <text:p text:style-name="Octosyllabe">« Frere », fet il, « mut estes beaux</text:p>
      <text:p text:style-name="Octosyllabe">e mut est luisant vostre* peaus. »</text:p>
      <text:p text:style-name="Octosyllabe">Li chiens respunt : « Ceo est ver<text:span text:style-name="T145">i</text:span>tez :</text:p>
      <text:p text:style-name="Octosyllabe">jeo manguz bien, si ai asez,</text:p>
      <text:p text:style-name="Octosyllabe">e suëf gis puis tut le jur ;</text:p>
      <text:p text:style-name="Octosyllabe">[par] devant les piez<text:s/>mun seignur</text:p>
      <text:p text:style-name="Octosyllabe">puis chescun jur runger les os,</text:p>
      <text:p text:style-name="Octosyllabe">dunt je me faz [e] gras e gros.</text:p>
      <text:p text:style-name="Octosyllabe">Si vus volez od mei venir,</text:p>
      <text:p text:style-name="Octosyllabe">e vus li voliez obeïr</text:p>
      <text:p text:style-name="Octosyllabe">si cum jeo faz, asez av<text:span text:style-name="T146">e</text:span>rez</text:p>
      <text:p text:style-name="Octosyllabe">plus vïande que ne vodrez. »</text:p>
      <text:p text:style-name="Octosyllabe">–» Si ferai, veirs », li lus respunt.</text:p>
      <text:p text:style-name="Octosyllabe">Dunc s’acumpainent, si s’en vunt.</text:p>
      <text:p text:style-name="Octosyllabe">Einz que a vile feussent venu,</text:p>
      <text:p text:style-name="Octosyllabe">garda li lus, si ad veü</text:p>
      <text:p text:style-name="Octosyllabe">cum le chien porta sun coler,</text:p>
      <text:p text:style-name="Octosyllabe">sa chaene<text:s/><text:span text:style-name="T147">le<text:s/></text:span>vit traïner.</text:p>
      <text:p text:style-name="Octosyllabe">« Frere », fet il, « merveilles vei</text:p>
      <text:p text:style-name="Octosyllabe">entur tun col, mes ne sai quei. »</text:p>
      <text:p text:style-name="Octosyllabe">Li chiens respunt : « C’est ma chaene,</text:p>
      <text:p text:style-name="Octosyllabe">dunt hum<text:span text:style-name="T148">me</text:span><text:s/>me lie la semaine ;</text:p>
      <text:p text:style-name="Octosyllabe">kar<text:s/>suventefeiz [je] mordreie,</text:p>
      <text:p text:style-name="Octosyllabe">[e] a plusurs riens mesfereie</text:p>
      <text:p text:style-name="Octosyllabe">que mes sires veut garantir ;</text:p>
      <text:p text:style-name="Octosyllabe">si me fet lïer<text:s/><text:span text:style-name="T149">e</text:span><text:s/>retenir.</text:p>
      <text:p text:style-name="Octosyllabe">La nuit vois entur la meisun</text:p>
      <text:p text:style-name="Octosyllabe">que n’i aprisment li larun. »</text:p>
      <text:p text:style-name="Octosyllabe">–» Quei ? » fet li lus, « est il issi</text:p>
      <text:p text:style-name="Octosyllabe">que aler ne poëz fors par li ?</text:p>
      <text:p text:style-name="Octosyllabe">Tu remeindras,<text:s/>jeo m’en irai ;</text:p>
      <text:p text:style-name="Octosyllabe">ja chaene ne choiserai,</text:p>
      <text:p text:style-name="Octosyllabe">meuz voil estre lus a delivre</text:p>
      <text:p text:style-name="Octosyllabe">que en ch[a]eine richement vivre,</text:p>
      <text:p text:style-name="Octosyllabe">quant uncore puis estre a chois.</text:p>
      <text:p text:style-name="Octosyllabe">Va a la vile, jeo vois al bois. »</text:p>
      <text:p text:style-name="Octosyllabe">Par la chaene est departie</text:p>
      <text:p text:style-name="Octosyllabe">lur amur et lur cumpaignie.</text:p>
      <text:p text:style-name="Titre1.Surtitreconventionnel"><text:span text:style-name="T150">Marie de France, n° 27</text:span></text:p>
      <text:p text:style-name="IndexationPerry">[P130]</text:p>
      <text:p text:style-name="Titre2.Titredefable">L’Homme et ses membres</text:p>
      <text:p text:style-name="Octosyllabe">Dë un humme voil ci cunter</text:p>
      <text:p text:style-name="Octosyllabe">e par essample remembrer –</text:p>
      <text:p text:style-name="Octosyllabe">de ses meins cunte e de ses piez</text:p>
      <text:p text:style-name="Octosyllabe">e de sun chief — k[i]’ ert iriez</text:p>
      <text:p text:style-name="Octosyllabe">vers sun ventre, qu[e]’il porta</text:p>
      <text:soft-page-break/>
      <text:p text:style-name="Octosyllabe">pur lur guaainz qu[e]’il gasta.</text:p>
      <text:p text:style-name="Octosyllabe">Dunc ne volstrent mes travailler,</text:p>
      <text:p text:style-name="Octosyllabe">[si] li<text:s/>tolirent li manger.</text:p>
      <text:p text:style-name="Octosyllabe">Mes, quant li ventres jeüna,</text:p>
      <text:p text:style-name="Octosyllabe">hastivement afeblia</text:p>
      <text:p text:style-name="Octosyllabe">[e] meins e piez qu’il ne poeient</text:p>
      <text:p text:style-name="Octosyllabe">si travailler cum il suleient ;</text:p>
      <text:p text:style-name="Octosyllabe">quant [la] grant febleté sentirent,</text:p>
      <text:p text:style-name="Octosyllabe">manger et beivre al ventre offrirent ;</text:p>
      <text:p text:style-name="Octosyllabe">mes trop l’eurent fet j[e]uner</text:p>
      <text:p text:style-name="Octosyllabe">si qu’il ne poeit rien guster.</text:p>
      <text:p text:style-name="Octosyllabe">Li ventres reve<text:span text:style-name="T151">r</text:span>ti a nïent,</text:p>
      <text:p text:style-name="Octosyllabe">e meins e piez tut ensement.</text:p>
      <text:p text:style-name="Octosyllabe">Par ceste essample peot hum veer</text:p>
      <text:p text:style-name="Octosyllabe">— <text:span text:style-name="T152">e</text:span><text:s/>chescun franc hum<text:span text:style-name="T153">me</text:span><text:s/>le deit saver –</text:p>
      <text:p text:style-name="Octosyllabe">nul [hum] ne peot aver honur</text:p>
      <text:p text:style-name="Octosyllabe">ki hunte fet a sun seignur,</text:p>
      <text:p text:style-name="Octosyllabe">ne li sire tut ensement,</text:p>
      <text:p text:style-name="Octosyllabe">pur qu’il voille hunir sa gent ;</text:p>
      <text:p text:style-name="Octosyllabe">si l’un a l’autrë est failliz,</text:p>
      <text:p text:style-name="Octosyllabe">ambur en erent maubailliz.</text:p>
      <text:p text:style-name="Titre1.Surtitreconventionnel"><text:span text:style-name="T154">Marie de France, n° 28</text:span></text:p>
      <text:p text:style-name="IndexationPerry">[P533]</text:p>
      <text:p text:style-name="Titre2.Titredefable">Le Singe et le renard</text:p>
      <text:p text:style-name="Octosyllabe">De un singe dit que demanda</text:p>
      <text:p text:style-name="Octosyllabe">a un gupil qu’il encuntra</text:p>
      <text:p text:style-name="Octosyllabe">[que] de sa küe li prestat,</text:p>
      <text:p text:style-name="Octosyllabe">si lui pl[e]ust, u en dunast ;</text:p>
      <text:p text:style-name="Octosyllabe">avis li fu que trop le ot grant,</text:p>
      <text:p text:style-name="Octosyllabe"><text:span text:style-name="T155">e<text:s/></text:span>tuz sunt sans küe si enfant.</text:p>
      <text:p text:style-name="Octosyllabe">Li gupil demande que<text:s/><text:span text:style-name="T156">ceo</text:span><text:s/>deit</text:p>
      <text:p text:style-name="Octosyllabe">que sa cüe li requereit.</text:p>
      <text:p text:style-name="Octosyllabe">Le singe dist : « Ceo m’est avis,</text:p>
      <text:p text:style-name="Octosyllabe">ne vus en ert nïent de pis,</text:p>
      <text:p text:style-name="Octosyllabe">si m’en voliez un poi duner,</text:p>
      <text:p text:style-name="Octosyllabe">que ele vus nuist pur tost aler. »</text:p>
      <text:p text:style-name="Octosyllabe">Dist le gupil : « Ne vus en chaut !</text:p>
      <text:p text:style-name="Octosyllabe">Ceste requeste poi nus vaut.</text:p>
      <text:p text:style-name="Octosyllabe">Ja de ma cüe quë est granz</text:p>
      <text:p text:style-name="Octosyllabe">në aleverez voz enfanz</text:p>
      <text:p text:style-name="Octosyllabe">n’en autre regnéd n’entre gent</text:p>
      <text:p text:style-name="Octosyllabe">— jeo vus di bien apertement –,</text:p>
      <text:p text:style-name="Octosyllabe">mes que ele fust de tel afaire</text:p>
      <text:p text:style-name="Octosyllabe">que je ne la puisse a mei traire. »</text:p>
      <text:p text:style-name="Octosyllabe">Ceste essample pur ceo vus di :</text:p>
      <text:p text:style-name="Octosyllabe">de l’aveir humme est autresi ;</text:p>
      <text:p text:style-name="Octosyllabe">si il ad plus ke li n’estut,</text:p>
      <text:p text:style-name="Octosyllabe">ne volte suffrir (kar il ne peot)</text:p>
      <text:p text:style-name="Octosyllabe">qu’altre en ait eise ne honur ;</text:p>
      <text:p text:style-name="Octosyllabe">meuz<text:s/><text:span text:style-name="T157">le</text:span><text:s/>volt perdre de jur en jur.</text:p>
      <text:p text:style-name="Titre1.Surtitreconventionnel"><text:span text:style-name="T158">Marie de France, n° 29</text:span></text:p>
      <text:p text:style-name="IndexationPerry">[P514]</text:p>
      <text:p text:style-name="Titre2.Titredefable">Le Loup qui fut roi</text:p>
      <text:p text:style-name="Octosyllabe">D’un leon dit que volt aler</text:p>
      <text:p text:style-name="Octosyllabe">en autre tere converser.</text:p>
      <text:p text:style-name="Octosyllabe">Tutes les bestes assembla</text:p>
      <text:p text:style-name="Octosyllabe">e tut sun estre lur mustra</text:p>
      <text:p text:style-name="Octosyllabe">e qu’il deüssent rei choisir ;</text:p>
      <text:soft-page-break/>
      <text:p text:style-name="Octosyllabe">kar ne quidot mes revenir.</text:p>
      <text:p text:style-name="Octosyllabe">N’i ot beste<text:s/><text:span text:style-name="T159">ke<text:s/></text:span>li ne preiast</text:p>
      <text:p text:style-name="Octosyllabe">que un autre leün lur baillast.</text:p>
      <text:p text:style-name="Octosyllabe">Il lur respunt qu’il ne l’a</text:p>
      <text:p text:style-name="Octosyllabe">ne nurri nul, kar il ne osa ;</text:p>
      <text:p text:style-name="Octosyllabe">dë eus memes deivent garder</text:p>
      <text:p text:style-name="Octosyllabe">ki<text:s/>meuz les puisse guverner.</text:p>
      <text:p text:style-name="Octosyllabe">Dunc aveient le lu choisi,</text:p>
      <text:p text:style-name="Octosyllabe">kar il n’i ot nul si hardi</text:p>
      <text:p text:style-name="Octosyllabe">quë osast prendre si lui nun :</text:p>
      <text:p text:style-name="Octosyllabe">tant le teneient a felun,</text:p>
      <text:p text:style-name="Octosyllabe">e a plusurs aveit premis</text:p>
      <text:p text:style-name="Octosyllabe">que mut les amereit tut dis.</text:p>
      <text:p text:style-name="Octosyllabe">Al lïun vunt, si li unt dit</text:p>
      <text:p text:style-name="Octosyllabe">qu’il aveient le lu eslit.</text:p>
      <text:p text:style-name="Octosyllabe">Il lur respunt : n’en dutent mie</text:p>
      <text:p text:style-name="Octosyllabe">que cuinte bestë unt choisie,</text:p>
      <text:p text:style-name="Octosyllabe">prest e ignel e enpernant,</text:p>
      <text:p text:style-name="Octosyllabe">si de curage e de talant</text:p>
      <text:p text:style-name="Octosyllabe">esteit si francs cum il dev<text:span text:style-name="T160">e</text:span>reit ;</text:p>
      <text:p text:style-name="Octosyllabe">mes de une chose se cremeit,</text:p>
      <text:p text:style-name="Octosyllabe">qu’il ne preisist a cunseiller</text:p>
      <text:p text:style-name="Octosyllabe">le gupil que tant sot tricher ;</text:p>
      <text:p text:style-name="Octosyllabe">amdui sunt felun e engrés.</text:p>
      <text:p text:style-name="Octosyllabe">Si del lu veulent aver pes,</text:p>
      <text:p text:style-name="Octosyllabe">si le facent sur sainz jurer</text:p>
      <text:p text:style-name="Octosyllabe">qu’il ne deie beste adeser</text:p>
      <text:p text:style-name="Octosyllabe">ne que jamés a sun vivant</text:p>
      <text:p text:style-name="Octosyllabe">ne mangast char [ne] tant ne quant.</text:p>
      <text:p text:style-name="Octosyllabe">Li lus ad volonters juré,</text:p>
      <text:p text:style-name="Octosyllabe">plus quë il li unt demandé.</text:p>
      <text:p text:style-name="Octosyllabe">Mes, quant il fu asseürez</text:p>
      <text:p text:style-name="Octosyllabe">e li leün s’en fu alez,</text:p>
      <text:p text:style-name="Octosyllabe">grant talent a de char manger ;</text:p>
      <text:p text:style-name="Octosyllabe">par engin vodra purchacer</text:p>
      <text:p text:style-name="Octosyllabe">que les bestes otrierunt</text:p>
      <text:p text:style-name="Octosyllabe">sa volenté e jugerunt.</text:p>
      <text:p text:style-name="Octosyllabe">Dunc ad un chev<text:span text:style-name="T161">e</text:span>rol apelé,</text:p>
      <text:p text:style-name="Octosyllabe">en cunseil li ad demandé</text:p>
      <text:p text:style-name="Octosyllabe">que par amur veir li desist</text:p>
      <text:p text:style-name="Octosyllabe">de s<text:span text:style-name="T162">a<text:s/></text:span>aleine s<text:span text:style-name="T163">i</text:span><text:s/>ele puïst.</text:p>
      <text:p text:style-name="Octosyllabe">Cil li respun que si pueit</text:p>
      <text:p text:style-name="Octosyllabe">que a peine suffrir le poeit.</text:p>
      <text:p text:style-name="Octosyllabe">Li lus se fist mut curuciez ;</text:p>
      <text:p text:style-name="Octosyllabe">pur ses hummes ad enveiez,</text:p>
      <text:p text:style-name="Octosyllabe">a tuz ensemble demanda</text:p>
      <text:p text:style-name="Octosyllabe">quel jugement chescun f[e]ra</text:p>
      <text:p text:style-name="Octosyllabe">de celi ki dit a<text:s/><text:span text:style-name="T164">sun<text:s/></text:span>seignur</text:p>
      <text:p text:style-name="Octosyllabe">hunte, leidesce e deshonur.</text:p>
      <text:p text:style-name="Octosyllabe">Cil li dient qu’il deit murir.</text:p>
      <text:p text:style-name="Octosyllabe">Li lus vet le chev[e]rol seisir,</text:p>
      <text:p text:style-name="Octosyllabe">si* l’ad ocis par lur esgart,</text:p>
      <text:p text:style-name="Octosyllabe">puis si manga la meillur part ;</text:p>
      <text:p text:style-name="Octosyllabe">pur sa felunie cov<text:span text:style-name="T165">e</text:span>rir</text:p>
      <text:p text:style-name="Octosyllabe">en fet [as] autres departir.</text:p>
      <text:p text:style-name="Octosyllabe">Aprés icele saülee</text:p>
      <text:p text:style-name="Octosyllabe">une autre beste ad apelee,</text:p>
      <text:p text:style-name="Octosyllabe">tut autretel li demanda</text:p>
      <text:p text:style-name="Octosyllabe">de s<text:span text:style-name="T166">a</text:span><text:s/>aleine quei li sembla.</text:p>
      <text:p text:style-name="Octosyllabe">La dolente volt meuz mentir</text:p>
      <text:p text:style-name="Octosyllabe">que pur verité mort<text:s/>suffrir :</text:p>
      <text:p text:style-name="Octosyllabe">dit li que plus süef odur</text:p>
      <text:soft-page-break/>
      <text:p text:style-name="Octosyllabe">ne senti [unc] mes ne meillur.</text:p>
      <text:p text:style-name="Octosyllabe">Li lus ad concil<text:span text:style-name="T167">i</text:span>e asemblé,</text:p>
      <text:p text:style-name="Octosyllabe">a ses baruns ad demandé</text:p>
      <text:p text:style-name="Octosyllabe">que il deit fere par jugement</text:p>
      <text:p text:style-name="Octosyllabe">de celui que lui triche e ment.</text:p>
      <text:p text:style-name="Octosyllabe">Tuz jugent que ele seit ocise ;</text:p>
      <text:p text:style-name="Octosyllabe">dunc ad li lus la beste prise,</text:p>
      <text:p text:style-name="Octosyllabe">si l’ad<text:s/>ocise e depecie</text:p>
      <text:p text:style-name="Octosyllabe">e devant eus tute mangie.</text:p>
      <text:p text:style-name="Octosyllabe">Gueres aprés ne demurra</text:p>
      <text:p text:style-name="Octosyllabe">que li lus vit e esgarda</text:p>
      <text:p text:style-name="Octosyllabe">un singe gras et bien peü.</text:p>
      <text:p text:style-name="Octosyllabe">De lui ad grant talent eü ;</text:p>
      <text:p text:style-name="Octosyllabe">Manger le volst e devorer.</text:p>
      <text:p text:style-name="Octosyllabe">Un jur li ala<text:s/><text:span text:style-name="T168">a</text:span><text:s/>demander</text:p>
      <text:p text:style-name="Octosyllabe">de s<text:span text:style-name="T169">a</text:span><text:s/>aleine s<text:span text:style-name="T170">i<text:s/></text:span>ele ert puiant</text:p>
      <text:p text:style-name="Octosyllabe">u s<text:span text:style-name="T171">i</text:span><text:s/>elle esteit süef ulant.</text:p>
      <text:p text:style-name="Octosyllabe">Le singe fu mut veizïez,</text:p>
      <text:p text:style-name="Octosyllabe">ne voleit mie estre jugez :</text:p>
      <text:p text:style-name="Octosyllabe">il* ne saveit, itant li dist.</text:p>
      <text:p text:style-name="Octosyllabe">Ne sot li lus qu’il en fesist,</text:p>
      <text:p text:style-name="Octosyllabe">kar il nel poeit treire a mort</text:p>
      <text:p text:style-name="Octosyllabe">s’il ne li vousist fere tort.</text:p>
      <text:p text:style-name="Octosyllabe">En sun lit malade se feint ;</text:p>
      <text:p text:style-name="Octosyllabe">a tutes bestes si se pleint</text:p>
      <text:p text:style-name="Octosyllabe">qu’il ne pot mie<text:s/>respasser*,</text:p>
      <text:p text:style-name="Octosyllabe">qui* l’alouent revisiter.</text:p>
      <text:p text:style-name="Octosyllabe">Cil li firent mires venir</text:p>
      <text:p text:style-name="Octosyllabe">pur saver qu’il peüst guarir.</text:p>
      <text:p text:style-name="Octosyllabe">Li mire sunt tu esguaré,</text:p>
      <text:p text:style-name="Octosyllabe">n’unt rien [ne] veü ne trové</text:p>
      <text:p text:style-name="Octosyllabe">qu’il eüst mal ne li neüst,</text:p>
      <text:p text:style-name="Octosyllabe">si mangers a talent eüst.</text:p>
      <text:p text:style-name="Octosyllabe">« Jeo ne ai », fet il, « nul desirer</text:p>
      <text:p text:style-name="Octosyllabe">fors de char de singe manger.</text:p>
      <text:p text:style-name="Octosyllabe">Mes jeo ne voil beste adeser ;</text:p>
      <text:p text:style-name="Octosyllabe">mun ser[e]ment m’estut garder,</text:p>
      <text:p text:style-name="Octosyllabe">si jeo ne eüsse tel<text:span text:style-name="T172">e</text:span><text:s/>reisun</text:p>
      <text:p text:style-name="Octosyllabe">que l’otriassent mi barun. »</text:p>
      <text:p text:style-name="Octosyllabe">Dunc li loënt communement</text:p>
      <text:p text:style-name="Octosyllabe">qu’il le face seürement :</text:p>
      <text:p text:style-name="Octosyllabe">cuntre cun cors de mal guarir</text:p>
      <text:p text:style-name="Octosyllabe">ne püent il nul guarantir.</text:p>
      <text:p text:style-name="Octosyllabe">Quant il oï k’em li loa,</text:p>
      <text:p text:style-name="Octosyllabe">le singe prist, [e] sil manga.</text:p>
      <text:p text:style-name="Octosyllabe">Puis eurent tut lur jugement,</text:p>
      <text:p text:style-name="Octosyllabe">ne tient vers eus nul ser[e]ment.</text:p>
      <text:p text:style-name="Octosyllabe">Pur ceo mustre li sage bien,</text:p>
      <text:p text:style-name="Octosyllabe">que hum ne deüst pur nule rien</text:p>
      <text:p text:style-name="Octosyllabe">felun hume fere seignur</text:p>
      <text:p text:style-name="Octosyllabe">ne trere lë a nule honur :</text:p>
      <text:p text:style-name="Octosyllabe">ja ne gardera leauté</text:p>
      <text:p text:style-name="Octosyllabe">plus a l’estrange<text:s/>que al privé ;</text:p>
      <text:p text:style-name="Octosyllabe">si se demeine envers sa gent</text:p>
      <text:p text:style-name="Octosyllabe">cum fist li lus del ser[e]ment.</text:p>
      <text:p text:style-name="Titre1.Surtitreconventionnel"><text:span text:style-name="T173">Marie de France, n° 30</text:span></text:p>
      <text:p text:style-name="IndexationPerry">[P22]</text:p>
      <text:p text:style-name="Titre2.Titredefable">Le Loup et le berger</text:p>
      <text:p text:style-name="Octosyllabe">D’un veneür nus cunte ici</text:p>
      <text:p text:style-name="Octosyllabe">quë un lu aveit acuilli.</text:p>
      <text:soft-page-break/>
      <text:p text:style-name="Octosyllabe">Par mi un champ fuï li lus,</text:p>
      <text:p text:style-name="Octosyllabe">u un berker seeit tut suls.</text:p>
      <text:p text:style-name="Octosyllabe">Par sa franchise li<text:s/>requist</text:p>
      <text:p text:style-name="Octosyllabe">qu’il le musçat e si desist</text:p>
      <text:p text:style-name="Octosyllabe">al veneür qui l’ensiweit</text:p>
      <text:p text:style-name="Octosyllabe">que al bois esteit alé tut dreit.</text:p>
      <text:p text:style-name="Octosyllabe">Li pastre dist que si fera ;</text:p>
      <text:p text:style-name="Octosyllabe">desuz sa faude le musça.</text:p>
      <text:p text:style-name="Octosyllabe">Li venere vient [la] criant,</text:p>
      <text:p text:style-name="Octosyllabe">d’ures en autres demandant</text:p>
      <text:p text:style-name="Octosyllabe">si il aveit le lu veü.</text:p>
      <text:p text:style-name="Octosyllabe">Il li respunt ne seit u fu.</text:p>
      <text:p text:style-name="Octosyllabe">Od sa mein li vet enseignant</text:p>
      <text:p text:style-name="Octosyllabe">que al bois le deit aler querant.</text:p>
      <text:p text:style-name="Octosyllabe"><text:span text:style-name="T174">En</text:span>dementers qu’il li enseignot,</text:p>
      <text:p text:style-name="Octosyllabe">vers le lu tuz jurs [es]gardot,</text:p>
      <text:p text:style-name="Octosyllabe">ne pot ses oilz pas remüer ;</text:p>
      <text:p text:style-name="Octosyllabe">mes nepurquant l’en fist aler.</text:p>
      <text:p text:style-name="Octosyllabe">Quant il le vit bien esluiné,</text:p>
      <text:p text:style-name="Octosyllabe">si dist al lu qu’il ot muscé :</text:p>
      <text:p text:style-name="Octosyllabe">« Ne me<text:s/>sez tu ore bon gré</text:p>
      <text:p text:style-name="Octosyllabe">que jeo te ai issi deliv<text:span text:style-name="T175">e</text:span>ré »</text:p>
      <text:p text:style-name="Octosyllabe">Li lus respundi cuintement :</text:p>
      <text:p text:style-name="Octosyllabe">« Ta lange, tes mains vereiment</text:p>
      <text:p text:style-name="Octosyllabe">dei jeo », fet il, « bon gré saveir ;</text:p>
      <text:p text:style-name="Octosyllabe">mes une rien te di pur veir :</text:p>
      <text:p text:style-name="Octosyllabe">s’il alast a ma volenté,</text:p>
      <text:p text:style-name="Octosyllabe">ti oil seraient ja crevé !</text:p>
      <text:p text:style-name="Octosyllabe">Ta lange, tes meins me<text:s/>garirent,</text:p>
      <text:p text:style-name="Octosyllabe">ti oil pur poi me descovrirent. »</text:p>
      <text:p text:style-name="Titre1.Surtitreconventionnel"><text:span text:style-name="T176">Marie de France, n° 31</text:span></text:p>
      <text:p text:style-name="IndexationPerry">[P509]</text:p>
      <text:p text:style-name="Titre2.Titredefable">Le Paon</text:p>
      <text:p text:style-name="Octosyllabe">D’un poün cunte que fu iriez</text:p>
      <text:p text:style-name="Octosyllabe">vers ei memes e curucez</text:p>
      <text:p text:style-name="Octosyllabe">de ceo que tele voiz ne aveit</text:p>
      <text:p text:style-name="Octosyllabe">cum a lui, ceo dist, avendreit.</text:p>
      <text:p text:style-name="Octosyllabe">A la Destinee le mustra,</text:p>
      <text:p text:style-name="Octosyllabe">e la dame li demanda</text:p>
      <text:p text:style-name="Octosyllabe">s’il n’ot<text:s/>asez en la beauté</text:p>
      <text:p text:style-name="Octosyllabe">dunt el<text:span text:style-name="T177">e</text:span><text:s/>l’aveit si aürné ;</text:p>
      <text:p text:style-name="Octosyllabe">de pennes l’aveit fet plus bel</text:p>
      <text:p text:style-name="Octosyllabe">que ne veeit nul autre oisel.</text:p>
      <text:p text:style-name="Octosyllabe">Le poün dit qu’il se cremeit</text:p>
      <text:p text:style-name="Octosyllabe"><text:span text:style-name="T178">que<text:s/></text:span>de tuz oiseus plus viel esteit</text:p>
      <text:p text:style-name="Octosyllabe">pur ceo que ne sot bel chanter.</text:p>
      <text:p text:style-name="Octosyllabe">Ele respunt : « les mei ester !</text:p>
      <text:p text:style-name="Octosyllabe">Bien te deit ta beauté suffire. »</text:p>
      <text:p text:style-name="Octosyllabe">« Nenil », fet il, « bien le puis dire :</text:p>
      <text:p text:style-name="Octosyllabe">quant li ruissinol[ez] petiz</text:p>
      <text:p text:style-name="Octosyllabe">a meillur voiz, jeo sui huniz. »</text:p>
      <text:p text:style-name="Octosyllabe">Issi est il de [mut] plusurs :</text:p>
      <text:p text:style-name="Octosyllabe">cum plus unt, plus sunt coveitus.</text:p>
      <text:p text:style-name="Titre1.Surtitreconventionnel"><text:span text:style-name="T179">Marie de France, n° 32</text:span></text:p>
      <text:p text:style-name="IndexationPerry">[P506]</text:p>
      <text:p text:style-name="Titre2.Titredefable">L’Agneau et la chèvre</text:p>
      <text:p text:style-name="Octosyllabe">Une berbiz ot aignelé,</text:p>
      <text:p text:style-name="Octosyllabe">e li bercher l’en ad osté</text:p>
      <text:soft-page-break/>
      <text:p text:style-name="Octosyllabe">sun aignelet, si l’en porta.</text:p>
      <text:p text:style-name="Octosyllabe">A une chevre le bailla,</text:p>
      <text:p text:style-name="Octosyllabe">que de sun leit l’ad bien nurri ;</text:p>
      <text:p text:style-name="Octosyllabe">al bois l’enmeine ensemble od li.</text:p>
      <text:p text:style-name="Octosyllabe">Quant elë ert creüe e grant,</text:p>
      <text:p text:style-name="Octosyllabe">puis l’apela, si li dist tant :</text:p>
      <text:p text:style-name="Octosyllabe">« Va t’en a la berbiz, ta mere,</text:p>
      <text:p text:style-name="Octosyllabe">e al mutun que est tun pere !</text:p>
      <text:p text:style-name="Octosyllabe">Asez te ai nurri lungement. »</text:p>
      <text:p text:style-name="Octosyllabe">Ele respundi sagement :</text:p>
      <text:p text:style-name="Octosyllabe">« M[ei]’ est avis que meuz deit estre</text:p>
      <text:p text:style-name="Octosyllabe">ma mere cele que me sot pestre,</text:p>
      <text:p text:style-name="Octosyllabe">meuz que cele ke me porta</text:p>
      <text:p text:style-name="Octosyllabe">e qui de li me desev<text:span text:style-name="T180">e</text:span>ra. »</text:p>
      <text:p text:style-name="Titre1.Surtitreconventionnel"><text:span text:style-name="T181">Marie de France, n° 33</text:span></text:p>
      <text:p text:style-name="IndexationPerry">[P575]</text:p>
      <text:p text:style-name="Titre2.Titredefable">Le Voleur et les brebis</text:p>
      <text:p text:style-name="Octosyllabe">Issi avient<text:s/>qu’en* un pastiz</text:p>
      <text:p text:style-name="Octosyllabe">ot grant cumpaine de berbiz.</text:p>
      <text:p text:style-name="Octosyllabe">Un bucher s’alot od sa mulier</text:p>
      <text:p text:style-name="Octosyllabe">par mi le champ esbanïer ;</text:p>
      <text:p text:style-name="Octosyllabe">les berbiz sanz garde trova,</text:p>
      <text:p text:style-name="Octosyllabe">un’ en ocist, si l’en porta.</text:p>
      <text:p text:style-name="Octosyllabe">Chescun jur* el champ rev[en]eit,</text:p>
      <text:p text:style-name="Octosyllabe">sis enporta e ocieit.</text:p>
      <text:p text:style-name="Octosyllabe">Les berbiz mut s’en curucerent :</text:p>
      <text:p text:style-name="Octosyllabe">entre<text:s/>eus distrent e cunseilerent</text:p>
      <text:p text:style-name="Octosyllabe">que ne se veulent pas defendre ;</text:p>
      <text:p text:style-name="Octosyllabe">pur dreit’ ire se laissent prendre,</text:p>
      <text:p text:style-name="Octosyllabe">ne ja ne se desturnerunt,</text:p>
      <text:p text:style-name="Octosyllabe">ne pur murir mot ne dirrunt.</text:p>
      <text:p text:style-name="Octosyllabe">Tant atendirent le bricun</text:p>
      <text:p text:style-name="Octosyllabe">qu’il n’i remist fors un mutun.</text:p>
      <text:p text:style-name="Octosyllabe">Quant sul seeit en la pleine,</text:p>
      <text:p text:style-name="Octosyllabe">ne put müer que<text:s/>ne se pleigne.</text:p>
      <text:p text:style-name="Octosyllabe">« Grant laschesce », fet il « fesimes</text:p>
      <text:p text:style-name="Octosyllabe">e trop mauveis cunseil creïmes,</text:p>
      <text:p text:style-name="Octosyllabe">que grant cumpainie esteiums,</text:p>
      <text:p text:style-name="Octosyllabe">quant nus ne nus defendïums</text:p>
      <text:p text:style-name="Octosyllabe">vers cest humme, quë a grant tort</text:p>
      <text:p text:style-name="Octosyllabe">nus ad tuz pris e jeté mort. »</text:p>
      <text:p text:style-name="Octosyllabe">Pur ceo dit hum en repruver :</text:p>
      <text:p text:style-name="Octosyllabe">plusurs se leissent damager,</text:p>
      <text:p text:style-name="Octosyllabe">cuntrester n’osent lur enemis</text:p>
      <text:p text:style-name="Octosyllabe">que ne facent a eus le pis.</text:p>
      <text:p text:style-name="Titre1.Surtitreconventionnel"><text:span text:style-name="T182">Marie de France, n° 34</text:span></text:p>
      <text:p text:style-name="IndexationPerry">[P569]</text:p>
      <text:p text:style-name="Titre2.Titredefable">Le Roi des singes</text:p>
      <text:p text:style-name="Octosyllabe">Un empereres nurri ja</text:p>
      <text:p text:style-name="Octosyllabe">un singe que forment ama,</text:p>
      <text:p text:style-name="Octosyllabe">e li singes bien atendeit</text:p>
      <text:p text:style-name="Octosyllabe">quanque as humes fere veeit,</text:p>
      <text:p text:style-name="Octosyllabe">cum l’empereür vit servir,</text:p>
      <text:p text:style-name="Octosyllabe">e ses<text:s/>festes li vit tenir,</text:p>
      <text:p text:style-name="Octosyllabe">cum tuz le tiendrent a seignur.</text:p>
      <text:p text:style-name="Octosyllabe">A la forest se mist un jur,</text:p>
      <text:p text:style-name="Octosyllabe">tuz les singes fist asembler,</text:p>
      <text:p text:style-name="Octosyllabe">petiz e granz, qu’il pot trover.</text:p>
      <text:soft-page-break/>
      <text:p text:style-name="Octosyllabe">Sur tuz se fist lever a rei,</text:p>
      <text:p text:style-name="Octosyllabe">puis sis retient ensemble od sei.</text:p>
      <text:p text:style-name="Octosyllabe">Des plusurs fist ses chevalers</text:p>
      <text:p text:style-name="Octosyllabe">e des asquanz ses<text:s/>cunseillers,</text:p>
      <text:p text:style-name="Octosyllabe">e les sergaunz de sa meisun</text:p>
      <text:p text:style-name="Octosyllabe">establi il chescun par nun.</text:p>
      <text:p text:style-name="Octosyllabe">Dunc prist femme, si ot enfanz,</text:p>
      <text:p text:style-name="Octosyllabe">e tient festes riches e granz.</text:p>
      <text:p text:style-name="Octosyllabe">Dui humme erent al bois alé,</text:p>
      <text:p text:style-name="Octosyllabe">mes il esteient esguaré</text:p>
      <text:p text:style-name="Octosyllabe">la u li singe converserent :</text:p>
      <text:p text:style-name="Octosyllabe">utre lur volenté alerent</text:p>
      <text:p text:style-name="Octosyllabe">la u il erent assemblé :</text:p>
      <text:p text:style-name="Octosyllabe">nel firent mie de lur gré.</text:p>
      <text:p text:style-name="Octosyllabe">Li uns esteit forment leials</text:p>
      <text:p text:style-name="Octosyllabe">e li autre trichere e faus.</text:p>
      <text:p text:style-name="Octosyllabe">Quant en lur curt furent entré,</text:p>
      <text:p text:style-name="Octosyllabe">des singes sunt<text:s/><text:span text:style-name="T183">mut</text:span><text:s/>bien apelé.</text:p>
      <text:p text:style-name="Octosyllabe">Li leaus hum les esguarda ;</text:p>
      <text:p text:style-name="Octosyllabe">l’emperere li demanda</text:p>
      <text:p text:style-name="Octosyllabe">quei lui semblot de sa meisnee</text:p>
      <text:p text:style-name="Octosyllabe">s<text:span text:style-name="T184">i</text:span><text:s/>ele esteit bele<text:s/>e enseignee.</text:p>
      <text:p text:style-name="Octosyllabe">Li leals hum ad respundu</text:p>
      <text:p text:style-name="Octosyllabe">que avis li ert que singes fu.</text:p>
      <text:p text:style-name="Octosyllabe">« De mei e de ma femme di</text:p>
      <text:p text:style-name="Octosyllabe">e de mun fiz que tu veiz<text:s/><text:span text:style-name="T185">i</text:span>ci,</text:p>
      <text:p text:style-name="Octosyllabe">quei t’en semble ; nel me celer ! »</text:p>
      <text:p text:style-name="Octosyllabe">« Ceo que m’en deit », fet il, « sembler :</text:p>
      <text:p text:style-name="Octosyllabe">tu es singe e ele singesse,</text:p>
      <text:p text:style-name="Octosyllabe">leide, hiduse e felunesse.</text:p>
      <text:p text:style-name="Octosyllabe">Par tant poez saveir de tun fiz</text:p>
      <text:p text:style-name="Octosyllabe">que c<text:span text:style-name="T186">eo</text:span><text:s/>est un singetel petiz. »</text:p>
      <text:p text:style-name="Octosyllabe">Al tricheür, sun cumpainun,</text:p>
      <text:p text:style-name="Octosyllabe">dist me[is]mes ceste raisun ;</text:p>
      <text:p text:style-name="Octosyllabe">demanderent de mot a mot.</text:p>
      <text:p text:style-name="Octosyllabe">E il lur ke li semblot</text:p>
      <text:p text:style-name="Octosyllabe">quë unc ne vit plus bele gent</text:p>
      <text:p text:style-name="Octosyllabe">ne meuz feussent a sun talent ;</text:p>
      <text:p text:style-name="Octosyllabe">aprés lur dist de lur seignur</text:p>
      <text:p text:style-name="Octosyllabe">que bien semblot empereür.</text:p>
      <text:p text:style-name="Octosyllabe">Dunc l’unt entre eus si honuré</text:p>
      <text:p text:style-name="Octosyllabe">de tutes parz l<text:span text:style-name="T187">i</text:span><text:s/>unt encliné.</text:p>
      <text:p text:style-name="Octosyllabe">Le leal humë unt dunc pris,</text:p>
      <text:p text:style-name="Octosyllabe">si l’unt desiré e maumis ;</text:p>
      <text:p text:style-name="Octosyllabe">pur sun veir dit li firent hunte.</text:p>
      <text:p text:style-name="Octosyllabe">Oëz l’essample de ceste cunte :</text:p>
      <text:p text:style-name="Octosyllabe">ne peot mie od le tricheür</text:p>
      <text:p text:style-name="Octosyllabe">li leaus<text:s/>hum aver honur</text:p>
      <text:p text:style-name="Octosyllabe">en curt u l’em voille tricher</text:p>
      <text:p text:style-name="Octosyllabe">e par mençunge faus juger.</text:p>
      <text:p text:style-name="Titre1.Surtitreconventionnel"><text:span text:style-name="T188">Marie de France, n° 35</text:span></text:p>
      <text:p text:style-name="IndexationPerry">[P151]</text:p>
      <text:p text:style-name="Titre2.Titredefable">L’Âne et le lion</text:p>
      <text:p text:style-name="Octosyllabe">D’un asne dit ki encuntra</text:p>
      <text:p text:style-name="Octosyllabe">un leün fier, sil salua :</text:p>
      <text:p text:style-name="Octosyllabe">« Deus te saut, frere ! Deus te saut ! »</text:p>
      <text:p text:style-name="Octosyllabe">Li leüns vit l’asne [si] baut,</text:p>
      <text:p text:style-name="Octosyllabe">si li respunt<text:s/>hastivement :</text:p>
      <text:p text:style-name="Octosyllabe">« Des quant fumes si pres parent ? »</text:p>
      <text:p text:style-name="Octosyllabe">Dist li asnes : « Merveilles oi !</text:p>
      <text:soft-page-break/>
      <text:p text:style-name="Octosyllabe">Mut preisez autres bestes poi ;</text:p>
      <text:p text:style-name="Octosyllabe">tu quides bien, [e] si est faile,</text:p>
      <text:p text:style-name="Octosyllabe">que nule ne te cuntrevaile.</text:p>
      <text:p text:style-name="Octosyllabe">Vien ore od mei en sum cel munt,</text:p>
      <text:p text:style-name="Octosyllabe">u les bestes ensemble sunt,</text:p>
      <text:p text:style-name="Octosyllabe">e jeo te frai ja bien veer,</text:p>
      <text:p text:style-name="Octosyllabe">— e si purrez aparcever –</text:p>
      <text:p text:style-name="Octosyllabe">que eles avrunt poür de mei</text:p>
      <text:p text:style-name="Octosyllabe">autresi grant cume de tei. »</text:p>
      <text:p text:style-name="Octosyllabe">Li leüns est alé od lui,</text:p>
      <text:p text:style-name="Octosyllabe">[de]sur le munt vunt am[be]dui.</text:p>
      <text:p text:style-name="Octosyllabe">Desuz le munt en la valee</text:p>
      <text:p text:style-name="Octosyllabe">ot de bestes grant assemblee ;</text:p>
      <text:p text:style-name="Octosyllabe">li asnes prist a rechaner</text:p>
      <text:p text:style-name="Octosyllabe">e si leidement a crier</text:p>
      <text:p text:style-name="Octosyllabe">que les bestes se departirent,</text:p>
      <text:p text:style-name="Octosyllabe">tel poür eurent, sil fuïrent.</text:p>
      <text:p text:style-name="Octosyllabe">Li asnes dit : « Veiz tu, amis,</text:p>
      <text:p text:style-name="Octosyllabe">ceo que jeo t<text:span text:style-name="T189">e</text:span><text:s/>aveie pramis ? »</text:p>
      <text:p text:style-name="Octosyllabe">Li lïuns li ad respundu :</text:p>
      <text:p text:style-name="Octosyllabe">« Ceo n’est mie pur ta vertu</text:p>
      <text:p text:style-name="Octosyllabe">ne pur fierté k[e]’ en tei as,</text:p>
      <text:p text:style-name="Octosyllabe">mes pur le cri que tu crias,</text:p>
      <text:p text:style-name="Octosyllabe">que tant lur<text:s/>semble espoëntable</text:p>
      <text:p text:style-name="Octosyllabe">que tuz te tienent pur deable. »</text:p>
      <text:p text:style-name="Octosyllabe">Si est de l’orguillus felun,</text:p>
      <text:p text:style-name="Octosyllabe">que par manace e par tençun</text:p>
      <text:p text:style-name="Octosyllabe"><text:span text:style-name="T190">e</text:span><text:s/>espoënte la fole gent</text:p>
      <text:p text:style-name="Octosyllabe">e quide bien a escïent</text:p>
      <text:p text:style-name="Octosyllabe">que nuls nel deie cuntrester</text:p>
      <text:p text:style-name="Octosyllabe">des qu’i l’orrunt en haut parler.</text:p>
      <text:p text:style-name="Titre1.Surtitreconventionnel"><text:span text:style-name="T191">Marie de France, n° 36</text:span></text:p>
      <text:p text:style-name="IndexationPerry">[P142]</text:p>
      <text:p text:style-name="Titre2.Titredefable">Le Lion<text:s/>et le renard</text:p>
      <text:p text:style-name="Octosyllabe">Un lïuns fu mut travaillez</text:p>
      <text:p text:style-name="Octosyllabe">e de curre tut ennuiez.</text:p>
      <text:p text:style-name="Octosyllabe">En une grave fist sun lit ;</text:p>
      <text:p text:style-name="Octosyllabe">mut fu malades a sun dit.</text:p>
      <text:p text:style-name="Octosyllabe">Les bestes fist a sei venir,</text:p>
      <text:p text:style-name="Octosyllabe">kar il voleit, ceo dist, choisir</text:p>
      <text:p text:style-name="Octosyllabe">ki meuz purreit en bois chacer</text:p>
      <text:p text:style-name="Octosyllabe">e sa vïande purchacer.</text:p>
      <text:p text:style-name="Octosyllabe">Un[e]s e un[e]s les mandot,</text:p>
      <text:p text:style-name="Octosyllabe">si ocieit e devurot ;</text:p>
      <text:p text:style-name="Octosyllabe">meuz les voleit issi manger</text:p>
      <text:p text:style-name="Octosyllabe">que aprés cure ne travailler.</text:p>
      <text:p text:style-name="Octosyllabe">Li gupilz fut od eus alez.</text:p>
      <text:p text:style-name="Octosyllabe">Hors de la grave est arestez ;</text:p>
      <text:p text:style-name="Octosyllabe">des noveles voleit oïr</text:p>
      <text:p text:style-name="Octosyllabe">ainz qu’il vousist avant venir.</text:p>
      <text:p text:style-name="Octosyllabe">Li lïuns sist, si l’esgarda.</text:p>
      <text:p text:style-name="Octosyllabe">Iriement li demanda</text:p>
      <text:p text:style-name="Octosyllabe">pur<text:s/>quei ne volt venir avant,</text:p>
      <text:p text:style-name="Octosyllabe">e li gupilz li respunt tant :</text:p>
      <text:p text:style-name="Octosyllabe">« Sire », fet il, « n’i os aler ;</text:p>
      <text:p text:style-name="Octosyllabe">kar n’en vei nul[e] returner</text:p>
      <text:p text:style-name="Octosyllabe">des bestes quë einz [i] entrerent</text:p>
      <text:p text:style-name="Octosyllabe">e pur vus veer i alerent. »</text:p>
      <text:p text:style-name="Octosyllabe">De curt a rei est ensement :</text:p>
      <text:p text:style-name="Octosyllabe">tels i entre legerement,</text:p>
      <text:soft-page-break/>
      <text:p text:style-name="Octosyllabe">meuz li vaudreit ensus ester</text:p>
      <text:p text:style-name="Octosyllabe">pur [les] nuveles escuter.</text:p>
      <text:p text:style-name="Titre1.Surtitreconventionnel"><text:span text:style-name="T192">Marie de France, n° 37</text:span></text:p>
      <text:p text:style-name="IndexationPerry">[P284]</text:p>
      <text:p text:style-name="Titre2.Titredefable">Le lion et le paysan</text:p>
      <text:p text:style-name="Octosyllabe">Ci [nus] recunte d’un lïun</text:p>
      <text:p text:style-name="Octosyllabe">que prist un vilein a cumpainun.</text:p>
      <text:p text:style-name="Octosyllabe">Entre eus cunterent lur parage,</text:p>
      <text:p text:style-name="Octosyllabe">si parlerent de lur lignage.</text:p>
      <text:p text:style-name="Octosyllabe">Li lïuns dist : « Fiz sui a rei. »</text:p>
      <text:p text:style-name="Octosyllabe">Dist li vileins : « Va ore od mei ! »</text:p>
      <text:p text:style-name="Octosyllabe">A un mur sunt amdui venu ;</text:p>
      <text:p text:style-name="Octosyllabe">ileoc ad li leüns veü</text:p>
      <text:p text:style-name="Octosyllabe">defors la porte une peinture</text:p>
      <text:p text:style-name="Octosyllabe">cum un vilein par aventure</text:p>
      <text:p text:style-name="Octosyllabe">od sa hache oscist un leün ;</text:p>
      <text:p text:style-name="Octosyllabe">si apela sun cumpainun :</text:p>
      <text:p text:style-name="Octosyllabe">« Ki fist ceste semblance ici,</text:p>
      <text:p text:style-name="Octosyllabe">humme u lïuns ? Itant me di ! »</text:p>
      <text:p text:style-name="Octosyllabe">— « Ceo<text:s/>fist un hum », dist li vileins,</text:p>
      <text:p text:style-name="Octosyllabe">« od ses engins e od ses meins. »</text:p>
      <text:p text:style-name="Octosyllabe">Dunc ad li lïuns respundu :</text:p>
      <text:p text:style-name="Octosyllabe">« C<text:span text:style-name="T193">eo</text:span><text:s/>est a tut puple coneü</text:p>
      <text:p text:style-name="Octosyllabe">que hum seit entailler e purtrere,</text:p>
      <text:p text:style-name="Octosyllabe">mes li leüns nel seit pas fere.</text:p>
      <text:p text:style-name="Octosyllabe">Ore en irums ensemble ça. »</text:p>
      <text:p text:style-name="Octosyllabe">Li vileins veit, si* l’en mena</text:p>
      <text:p text:style-name="Octosyllabe">a un chastel l’empereür.</text:p>
      <text:p text:style-name="Octosyllabe">Issi avient quë en cel jur</text:p>
      <text:p text:style-name="Octosyllabe">aveient il jugé en plet</text:p>
      <text:p text:style-name="Octosyllabe">un barun que [li] ot mesfet ;</text:p>
      <text:p text:style-name="Octosyllabe">pruvez esteit de traïsun,</text:p>
      <text:p text:style-name="Octosyllabe">sil fist geter a sun lïun –</text:p>
      <text:p text:style-name="Octosyllabe">a lung tens ot esté gardez</text:p>
      <text:p text:style-name="Octosyllabe">dedenz sa curt enchaenez –</text:p>
      <text:p text:style-name="Octosyllabe">e li l’ocist ignelepas,</text:p>
      <text:p text:style-name="Octosyllabe">mes n’i garda armes ne<text:s/>dras.</text:p>
      <text:p text:style-name="Octosyllabe">Li lïuns atant s’en depart</text:p>
      <text:p text:style-name="Octosyllabe">e li vileins que mut fut tart</text:p>
      <text:p text:style-name="Octosyllabe">qu’il s’en fuissent de ileoc turné.</text:p>
      <text:p text:style-name="Octosyllabe">En la gastine<text:s/><text:span text:style-name="T194">s’en</text:span><text:s/>sunt alé,</text:p>
      <text:p text:style-name="Octosyllabe">par mi les landes trespasserent ;</text:p>
      <text:p text:style-name="Octosyllabe">un autre lïun encuntrerent.</text:p>
      <text:p text:style-name="Octosyllabe">A celui dit qu’il fet desrei</text:p>
      <text:p text:style-name="Octosyllabe">qu’il meine le vilein od sei</text:p>
      <text:p text:style-name="Octosyllabe">ki seit<text:s/>la fosse apareiller</text:p>
      <text:p text:style-name="Octosyllabe">u il purreient trebucher ;</text:p>
      <text:p text:style-name="Octosyllabe">autresi seivent<text:s/><text:span text:style-name="T195">tut</text:span><text:s/>si parent :</text:p>
      <text:p text:style-name="Octosyllabe">ja l’ocireit, si le cunsent.</text:p>
      <text:p text:style-name="Octosyllabe">Li lïuns dist qu’il l’* escharnist,</text:p>
      <text:p text:style-name="Octosyllabe">ne suffera<text:s/><text:span text:style-name="T196">pas<text:s/></text:span>qu’i l’ocesist</text:p>
      <text:p text:style-name="Octosyllabe">pur nule rien, unc ne pensa.</text:p>
      <text:p text:style-name="Octosyllabe">Li vileins l’ot, sil mercia,</text:p>
      <text:p text:style-name="Octosyllabe">mut par li en ad dit bon<text:s/>gré.</text:p>
      <text:p text:style-name="Octosyllabe">Li liuns li ad dunc demandé</text:p>
      <text:p text:style-name="Octosyllabe">si lui semblot cum einz ot fet.</text:p>
      <text:p text:style-name="Octosyllabe">Dit li vileins : « Autrement vet ! »</text:p>
      <text:p text:style-name="Octosyllabe">« Jo vus dis einz », fet li lïuns ;</text:p>
      <text:p text:style-name="Octosyllabe">« ainz que [nus] fussums cumpainuns,</text:p>
      <text:p text:style-name="Octosyllabe">me mustrastes une peinture</text:p>
      <text:soft-page-break/>
      <text:p text:style-name="Octosyllabe">sur une pere par aventure ;</text:p>
      <text:p text:style-name="Octosyllabe">mes jeo te ai plus verrur<text:s/>mustree,</text:p>
      <text:p text:style-name="Octosyllabe">a descuvert l’as esgardee. »</text:p>
      <text:p text:style-name="Octosyllabe">Par essample nus veut aprendre</text:p>
      <text:p text:style-name="Octosyllabe">que nul ne deit nïent entendre</text:p>
      <text:p text:style-name="Octosyllabe">a fable kë est de mençuinge</text:p>
      <text:p text:style-name="Octosyllabe">ne a peinture que semble sunge ;</text:p>
      <text:p text:style-name="Octosyllabe">c<text:span text:style-name="T197">eo</text:span><text:s/>est a creire dunt hum veit l’ovre,</text:p>
      <text:p text:style-name="Octosyllabe">que la verité tut descovre.</text:p>
      <text:p text:style-name="Titre1.Surtitreconventionnel"><text:span text:style-name="T198">Marie de France, n° 38</text:span></text:p>
      <text:p text:style-name="IndexationPerry">[P<text:span text:style-name="T199">Ø</text:span>]</text:p>
      <text:p text:style-name="Titre2.Titredefable">La Puce et le chameau</text:p>
      <text:p text:style-name="Octosyllabe">Une pulce, ceo dit,<text:s/><text:span text:style-name="T200">jadis</text:span><text:s/>munta</text:p>
      <text:p text:style-name="Octosyllabe">sur un chamail, sil chevacha</text:p>
      <text:p text:style-name="Octosyllabe">desi que en une autre cuntree.</text:p>
      <text:p text:style-name="Octosyllabe">Dunc s’est la pulce purpensee,</text:p>
      <text:p text:style-name="Octosyllabe">si ad mercïé le chameil</text:p>
      <text:p text:style-name="Octosyllabe">que si süef dedenz sun peil</text:p>
      <text:p text:style-name="Octosyllabe">l’aveit ensemble od li portee ;</text:p>
      <text:p text:style-name="Octosyllabe">jamés par sei n’i fust alee :</text:p>
      <text:p text:style-name="Octosyllabe">par sun travail le* servireit</text:p>
      <text:p text:style-name="Octosyllabe">mut volenters s<text:span text:style-name="T201">i</text:span><text:s/>ele poeit.</text:p>
      <text:p text:style-name="Octosyllabe">Li chamel li ad respundu</text:p>
      <text:p text:style-name="Octosyllabe">quë unc de li chargiez ne fu</text:p>
      <text:p text:style-name="Octosyllabe">ne ne sot que ele fust sur lui</text:p>
      <text:p text:style-name="Octosyllabe">ne que<text:s/><text:span text:style-name="T202">ele</text:span><text:s/>li fesist nul ennui.</text:p>
      <text:p text:style-name="Octosyllabe">Issi vet de la povre gent :</text:p>
      <text:p text:style-name="Octosyllabe">s<text:span text:style-name="T203">i</text:span><text:s/>as riches unt aprismement,</text:p>
      <text:p text:style-name="Octosyllabe">forment les cuident<text:s/>curucier,</text:p>
      <text:p text:style-name="Octosyllabe">damage feire e ennuier.</text:p>
      <text:p text:style-name="Titre1.Surtitreconventionnel"><text:span text:style-name="T204">Marie de France, n° 39</text:span></text:p>
      <text:p text:style-name="IndexationPerry">[P112]</text:p>
      <text:p text:style-name="Titre2.Titredefable">La Fourmi et la cigale</text:p>
      <text:p text:style-name="Octosyllabe">D’un hulchet cunte la maniere,</text:p>
      <text:p text:style-name="Octosyllabe">que desque a une furmïere</text:p>
      <text:p text:style-name="Octosyllabe">el tens d’yvern esteit alez ;</text:p>
      <text:p text:style-name="Octosyllabe">par aventure est einz entrez.</text:p>
      <text:p text:style-name="Octosyllabe">Vïande demanda e quist,</text:p>
      <text:p text:style-name="Octosyllabe">kar n’en aveit n[i]ent, ceo<text:s/>dist,</text:p>
      <text:p text:style-name="Octosyllabe">en sa meisun n’en sun recet.</text:p>
      <text:p text:style-name="Octosyllabe">Dist la furmie : « Qu<text:span text:style-name="T205">ei</text:span><text:s/>as tu dunc fet,</text:p>
      <text:p text:style-name="Octosyllabe">quant viande deüssez guainer</text:p>
      <text:p text:style-name="Octosyllabe">en aüst e tei purchacer ? »</text:p>
      <text:p text:style-name="Octosyllabe">— « Jeo chant », fet il, « e si deduis</text:p>
      <text:p text:style-name="Octosyllabe">a autres bestes, mes<text:s/><text:span text:style-name="T206">ore<text:s/></text:span>ne truis</text:p>
      <text:p text:style-name="Octosyllabe">ki<text:s/><text:span text:style-name="T207">le</text:span><text:s/>me veule reguerduner ;</text:p>
      <text:p text:style-name="Octosyllabe">pur ceo m’estut<text:s/><text:span text:style-name="T208">i</text:span>ci arester. »</text:p>
      <text:p text:style-name="Octosyllabe">Dist la furmie : « Chant ore a mei !</text:p>
      <text:p text:style-name="Octosyllabe">Par cele fei que jeo te dei,</text:p>
      <text:p text:style-name="Octosyllabe">meuz fust que tu te purchassasses</text:p>
      <text:p text:style-name="Octosyllabe">el meis d’aüst e si guainasses</text:p>
      <text:p text:style-name="Octosyllabe">que fussez si de freit murant</text:p>
      <text:p text:style-name="Octosyllabe"><text:span text:style-name="T209">e</text:span><text:s/>a nului us viande querant.</text:p>
      <text:p text:style-name="Octosyllabe">Pur quei te durreie a manger,</text:p>
      <text:p text:style-name="Octosyllabe">quant tu a mei ne puz<text:s/>aider ? »</text:p>
      <text:p text:style-name="Octosyllabe">Pur ceo defent que nul ne vive</text:p>
      <text:p text:style-name="Octosyllabe">en nunchaler n[e]’en udive.</text:p>
      <text:p text:style-name="Octosyllabe">Sulum ceo que chescun deit feire</text:p>
      <text:soft-page-break/>
      <text:p text:style-name="Octosyllabe">se deit pener de bien atreire ;</text:p>
      <text:p text:style-name="Octosyllabe">plus est cheri s’il ad quei prendre</text:p>
      <text:p text:style-name="Octosyllabe">que si a autrui<text:s/><text:span text:style-name="T210">se</text:span><text:s/>deit entendre.</text:p>
      <text:p text:style-name="Titre1.Surtitreconventionnel"><text:span text:style-name="T211">Marie de France, n° 40</text:span></text:p>
      <text:p text:style-name="IndexationPerry">[P655]</text:p>
      <text:p text:style-name="Titre2.Titredefable">La Corneille et la brebis</text:p>
      <text:p text:style-name="Octosyllabe">Plest vos oïr de une corneile</text:p>
      <text:p text:style-name="Octosyllabe"><text:span text:style-name="T212">que<text:s/></text:span>s’asist sur le dos de une oeile ?</text:p>
      <text:p text:style-name="Octosyllabe">Od le bek<text:s/><text:span text:style-name="T213">la<text:s/></text:span>feri durement,</text:p>
      <text:p text:style-name="Octosyllabe">sa leine<text:s/><text:span text:style-name="T214">li</text:span><text:s/>tola asprement.</text:p>
      <text:p text:style-name="Octosyllabe">La berbiz li ad dit : « Pur quei</text:p>
      <text:p text:style-name="Octosyllabe">chevaches tu issi sur mei ?</text:p>
      <text:p text:style-name="Octosyllabe">Remüe tei ! Si feras bien !</text:p>
      <text:p text:style-name="Octosyllabe">Seez une piece sur le chien,</text:p>
      <text:p text:style-name="Octosyllabe">si fai a<text:s/>lui cum fez a mei ! »</text:p>
      <text:p text:style-name="Octosyllabe">Dist la corneile : « Par ma fei,</text:p>
      <text:p text:style-name="Octosyllabe">ne t’estut mie travailler</text:p>
      <text:p text:style-name="Octosyllabe">que tu me deies enseigner :</text:p>
      <text:p text:style-name="Octosyllabe">jeo sui pieça tut enseignee ;</text:p>
      <text:p text:style-name="Octosyllabe">tant sui sagë e veizïee,</text:p>
      <text:p text:style-name="Octosyllabe">bien sai sur ki jeo puis seer</text:p>
      <text:p text:style-name="Octosyllabe">e a seür* puis remaner. »</text:p>
      <text:p text:style-name="Octosyllabe">Pur ceo nus mustre par respit</text:p>
      <text:p text:style-name="Octosyllabe">que ceo est veirs ke l’em [a] dit</text:p>
      <text:p text:style-name="Octosyllabe">par essamplë e par repreche :</text:p>
      <text:p text:style-name="Octosyllabe">bien seit chaz ki barbë il lecche.</text:p>
      <text:p text:style-name="Octosyllabe">Bien s’aparceit li vezïez</text:p>
      <text:p text:style-name="Octosyllabe">les queils il poet aver suz piez.</text:p>
      <text:p text:style-name="Titre1.Surtitreconventionnel"><text:span text:style-name="T215">Marie de France, n° 41</text:span></text:p>
      <text:p text:style-name="IndexationPerry">[P<text:span text:style-name="T216">Ø</text:span>]</text:p>
      <text:p text:style-name="Titre2.Titredefable">Le Riche et les serfs</text:p>
      <text:p text:style-name="Octosyllabe">Un riches hum chevacha ja</text:p>
      <text:p text:style-name="Octosyllabe">par mi un champ, si esgarda</text:p>
      <text:p text:style-name="Octosyllabe">u dui serf ensemble parloënt ;</text:p>
      <text:p text:style-name="Octosyllabe">si estreitement cunseiloënt</text:p>
      <text:p text:style-name="Octosyllabe">cum s’il fussent entre grant gent.</text:p>
      <text:p text:style-name="Octosyllabe">Vers eus turna delivrement.</text:p>
      <text:p text:style-name="Octosyllabe">Demanda lur pur quel mester</text:p>
      <text:p text:style-name="Octosyllabe">voleient si<text:s/><text:span text:style-name="T217">estreit</text:span><text:s/>cunseiller,</text:p>
      <text:p text:style-name="Octosyllabe">quand nul humme pres de els n’aveit</text:p>
      <text:p text:style-name="Octosyllabe">ne nul lur parole n’<text:span text:style-name="T218">en</text:span><text:s/>oeit*.</text:p>
      <text:p text:style-name="Octosyllabe">Li un<text:s/>respundi al seignur</text:p>
      <text:p text:style-name="Octosyllabe">qu’il n’aveient nule poür,</text:p>
      <text:p text:style-name="Octosyllabe">einz lur semblot vez[i]eüre</text:p>
      <text:p text:style-name="Octosyllabe">qu’il parloënt de tel mesure.</text:p>
      <text:p text:style-name="Octosyllabe">Ceo funt suvent li nunsavant ;</text:p>
      <text:p text:style-name="Octosyllabe">de teu chose mustrent semblant,</text:p>
      <text:p text:style-name="Octosyllabe">pur autre gent suzvezïer,</text:p>
      <text:p text:style-name="Octosyllabe">que lur ne peot aver mester.</text:p>
      <text:p text:style-name="Titre1.Surtitreconventionnel"><text:span text:style-name="T219">Marie de France, n° 42</text:span></text:p>
      <text:p text:style-name="IndexationPerry">[P<text:span text:style-name="T220">684</text:span>]</text:p>
      <text:p text:style-name="Titre2.Titredefable">Le<text:s/>Riche qu’on saigne</text:p>
      <text:p text:style-name="Octosyllabe">D’un mire kunte qui segna</text:p>
      <text:p text:style-name="Octosyllabe">un riche humme qu’il garda</text:p>
      <text:p text:style-name="Octosyllabe">en une grant enfermeté.</text:p>
      <text:p text:style-name="Octosyllabe">Puis aveit le sanc comandé</text:p>
      <text:soft-page-break/>
      <text:p text:style-name="Octosyllabe">a sa fille, que el<text:span text:style-name="T221">e</text:span><text:s/>l’esgardat</text:p>
      <text:p text:style-name="Octosyllabe">que nule rien n’i adesast ;</text:p>
      <text:p text:style-name="Octosyllabe">par le sanc, ceo dist, conustreit</text:p>
      <text:p text:style-name="Octosyllabe">quel enferté ses pere<text:span text:style-name="T222">s</text:span><text:s/>aveit.</text:p>
      <text:p text:style-name="Octosyllabe">La meschine porta le sanc</text:p>
      <text:p text:style-name="Octosyllabe">enz sa chambre desuz un banc.</text:p>
      <text:p text:style-name="Octosyllabe">Mes mut li est mesavenu,</text:p>
      <text:p text:style-name="Octosyllabe">kar tut le sanc ad espandu.</text:p>
      <text:p text:style-name="Octosyllabe">Ne l’osa dire ne mustrer ;</text:p>
      <text:p text:style-name="Octosyllabe">ne autre cunseil ne sot trover,</text:p>
      <text:p text:style-name="Octosyllabe">mes se me[i]mes fist segner</text:p>
      <text:p text:style-name="Octosyllabe">e sun sanc lessa refreider,</text:p>
      <text:p text:style-name="Octosyllabe">tant que li mires l’ot veü :</text:p>
      <text:p text:style-name="Octosyllabe">e par le sanc<text:s/>a parceü</text:p>
      <text:p text:style-name="Octosyllabe">que cil ert preinz qui l’ot lessé.</text:p>
      <text:p text:style-name="Octosyllabe">Le riche humme ad mut esmaié,</text:p>
      <text:p text:style-name="Octosyllabe">qu’il quidot bien aver enfant.</text:p>
      <text:p text:style-name="Octosyllabe">Sa fille fist venir avant ;</text:p>
      <text:p text:style-name="Octosyllabe">tant par destreit tant par amur</text:p>
      <text:p text:style-name="Octosyllabe">li estut cunustre la verrur ;</text:p>
      <text:p text:style-name="Octosyllabe">del sanc li dist que ele espandi</text:p>
      <text:p text:style-name="Octosyllabe">e que li autre esteit de<text:s/>li.</text:p>
      <text:p text:style-name="Octosyllabe">Autresi vet des tricheürs,</text:p>
      <text:p text:style-name="Octosyllabe">des larruns, [e] des boiseürs,</text:p>
      <text:p text:style-name="Octosyllabe">en ki la feluni meint :</text:p>
      <text:p text:style-name="Octosyllabe">par eus me[i]smes sunt ateint ;</text:p>
      <text:p text:style-name="Octosyllabe">quant meins se gardent de estre pris,</text:p>
      <text:p text:style-name="Octosyllabe">si sunt encumbré e ocis.</text:p>
      <text:p text:style-name="Titre1.Surtitreconventionnel"><text:span text:style-name="T223">Marie de France, n° 43</text:span></text:p>
      <text:p text:style-name="IndexationPerry">[P<text:span text:style-name="T224">520</text:span>]</text:p>
      <text:p text:style-name="Titre2.Titredefable">Le Paysan et l’escarbot</text:p>
      <text:p text:style-name="Octosyllabe">D’un vilein dit ki se<text:s/>giseit</text:p>
      <text:p text:style-name="Octosyllabe">cuntre le soleil se dormeit.</text:p>
      <text:p text:style-name="Octosyllabe">Adens giseit tut descovert</text:p>
      <text:p text:style-name="Octosyllabe">e ses pertus esteit overt.</text:p>
      <text:p text:style-name="Octosyllabe">Uns escharboz dedenz entra,</text:p>
      <text:p text:style-name="Octosyllabe">e li vileins s’en esveilla.</text:p>
      <text:p text:style-name="Octosyllabe">Grant mal li fist, tant que a un mire</text:p>
      <text:p text:style-name="Octosyllabe">l’esteit alez cunter e dire.</text:p>
      <text:p text:style-name="Octosyllabe">Li mires dist qu’il esteit preinz.</text:p>
      <text:p text:style-name="Octosyllabe">Ore fu<text:s/>mut pis que ne fu einz ;</text:p>
      <text:p text:style-name="Octosyllabe">kar li vileins bien le creï</text:p>
      <text:p text:style-name="Octosyllabe">et li fous peoples qui l’oï</text:p>
      <text:p text:style-name="Octosyllabe">dient que ceo est signefiance.</text:p>
      <text:p text:style-name="Octosyllabe">En poür sunt e en dutance ;</text:p>
      <text:p text:style-name="Octosyllabe">n’i ad celui ki bien ne creit</text:p>
      <text:p text:style-name="Octosyllabe">que grant mal lur avenir deit.</text:p>
      <text:p text:style-name="Octosyllabe">Tant est fol peoples nuncreables</text:p>
      <text:p text:style-name="Octosyllabe">que en veines choses nunverables</text:p>
      <text:p text:style-name="Octosyllabe">unt lur creance e lur espeir.</text:p>
      <text:p text:style-name="Octosyllabe">Li vilein gueitent pur saveir</text:p>
      <text:p text:style-name="Octosyllabe">par unt cil enfes deveit nestre.</text:p>
      <text:p text:style-name="Octosyllabe">Li escharboz par la fenestre,</text:p>
      <text:p text:style-name="Octosyllabe">u il entra, s’en est eissuz ;</text:p>
      <text:p text:style-name="Octosyllabe">dunc furent il tuz deceüz.</text:p>
      <text:p text:style-name="Octosyllabe">Par cest essample le vus di,</text:p>
      <text:p text:style-name="Octosyllabe">del nunsavant est autresi ;</text:p>
      <text:p text:style-name="Octosyllabe">ki creit* ceo quë estre ne peot,</text:p>
      <text:p text:style-name="Octosyllabe">u vanitez lë oste e muet.</text:p>
      <text:soft-page-break/>
      <text:p text:style-name="Titre1.Surtitreconventionnel"><text:span text:style-name="T225">Marie de France, n° 44</text:span></text:p>
      <text:p text:style-name="IndexationPerry">[P<text:span text:style-name="T226">661</text:span>]</text:p>
      <text:p text:style-name="Titre2.Titredefable">La Femme et son amant</text:p>
      <text:p text:style-name="Octosyllabe">D’un vilein cunte que gueita</text:p>
      <text:p text:style-name="Octosyllabe">dedenz sun hus, si espia.</text:p>
      <text:p text:style-name="Octosyllabe">Un autre humme vit sur sun lit,</text:p>
      <text:p text:style-name="Octosyllabe">od sa femme fist sun delit.</text:p>
      <text:p text:style-name="Octosyllabe">« Allas », fet il, « qu<text:span text:style-name="T227">ei</text:span><text:s/>ai jeo<text:s/>veü ! »</text:p>
      <text:p text:style-name="Octosyllabe">Dunc l<text:span text:style-name="T228">i</text:span><text:s/>ad la femme respundu :</text:p>
      <text:p text:style-name="Octosyllabe">« Qu<text:span text:style-name="T229">ei</text:span><text:s/>avez vus, beau sire amis ? »</text:p>
      <text:p text:style-name="Octosyllabe">— « Un autre humme, ceo m’est avis,</text:p>
      <text:p text:style-name="Octosyllabe">sur le lit vus tint embracee. »</text:p>
      <text:p text:style-name="Octosyllabe">Dunc dis la femme<text:s/><text:span text:style-name="T230">tut</text:span><text:s/>curucee :</text:p>
      <text:p text:style-name="Octosyllabe">« Bien sai », fet ele, « n’en dust mie,</text:p>
      <text:p text:style-name="Octosyllabe">que<text:s/><text:span text:style-name="T231">ceo</text:span><text:s/>est vostre vielle folie ;</text:p>
      <text:p text:style-name="Octosyllabe">tu vels<text:s/>mençoinge tenir a veire. »</text:p>
      <text:p text:style-name="Octosyllabe">— « Jel vi », fet il, « sil dei bien creire. »</text:p>
      <text:p text:style-name="Octosyllabe">— « Fous es », fet ele, « si tu creiz</text:p>
      <text:p text:style-name="Octosyllabe">pur verité quan que tu veiz. »</text:p>
      <text:p text:style-name="Octosyllabe">As mains le prent, od li l’en meine</text:p>
      <text:p text:style-name="Octosyllabe">a une cuve d’ewe pleine ;</text:p>
      <text:p text:style-name="Octosyllabe">dedenz la cuve le fist garder.</text:p>
      <text:p text:style-name="Octosyllabe">Puis li cumence a demander</text:p>
      <text:p text:style-name="Octosyllabe">qu’il veit dedenz, [e] cil li dit</text:p>
      <text:p text:style-name="Octosyllabe">que<text:s/><text:span text:style-name="T232">sun</text:span><text:s/>ymagine memes vit.</text:p>
      <text:p text:style-name="Octosyllabe">« Pur ceo », dist ele, « n’iés tu pas</text:p>
      <text:p text:style-name="Octosyllabe">dedenz la cuve od tuz tes dras,</text:p>
      <text:p text:style-name="Octosyllabe">si tu vei<text:span text:style-name="T233">e</text:span>s une semblance.</text:p>
      <text:p text:style-name="Octosyllabe">Tu ne dez pas aver creance</text:p>
      <text:p text:style-name="Octosyllabe">en tes oilz, que mentent<text:s/><text:span text:style-name="T234">si</text:span><text:s/>sovent. »</text:p>
      <text:p text:style-name="Octosyllabe">Dist li vileins : « Jeo me repent !</text:p>
      <text:p text:style-name="Octosyllabe">Chescun deit meuz creire e saver</text:p>
      <text:p text:style-name="Octosyllabe">ceo que sa femme<text:s/><text:span text:style-name="T235">li</text:span><text:s/>dit pur veir,</text:p>
      <text:p text:style-name="Octosyllabe">que ceo que cis faus oilz veient,</text:p>
      <text:p text:style-name="Octosyllabe">que par veüe le foleient. »</text:p>
      <text:p text:style-name="Octosyllabe">Par cest essample nus devise</text:p>
      <text:p text:style-name="Octosyllabe">que [mult] meuz vaut sen e quointise</text:p>
      <text:p text:style-name="Octosyllabe">e plus aïde a meinte gent</text:p>
      <text:p text:style-name="Octosyllabe">que sis aveirs ne si<text:s/>parent.</text:p>
      <text:p text:style-name="Titre1.Surtitreconventionnel"><text:span text:style-name="T236">Marie de France, n° 45</text:span></text:p>
      <text:p text:style-name="IndexationPerry">[P<text:span text:style-name="T237">Ø</text:span>]</text:p>
      <text:p text:style-name="Titre2.Titredefable">Encore la femme et son amant</text:p>
      <text:p text:style-name="Octosyllabe">D’un<text:s/><text:span text:style-name="T238">autre<text:s/></text:span>vilein voil [i]ci cunter</text:p>
      <text:p text:style-name="Octosyllabe">quë od s femme vit aler</text:p>
      <text:p text:style-name="Octosyllabe">vers la forest sun dru od li.</text:p>
      <text:p text:style-name="Octosyllabe">Aprés eus vet. Cil s’en fuï,</text:p>
      <text:p text:style-name="Octosyllabe">si s’est dedenz le bois musciez,</text:p>
      <text:p text:style-name="Octosyllabe">e cil returne tut iriez.</text:p>
      <text:p text:style-name="Octosyllabe">Sa femme<text:s/>leidist e blasma ;</text:p>
      <text:p text:style-name="Octosyllabe">e la dame li demanda</text:p>
      <text:p text:style-name="Octosyllabe">pur quei parlast issi vers li ;</text:p>
      <text:p text:style-name="Octosyllabe">e ses baruns li respundi</text:p>
      <text:p text:style-name="Octosyllabe">qu’il ot veü sun lecheür</text:p>
      <text:p text:style-name="Octosyllabe">ki li fist hunte e deshonur,</text:p>
      <text:p text:style-name="Octosyllabe"><text:span text:style-name="T239">e</text:span><text:s/>aler od li vers la forest.</text:p>
      <text:p text:style-name="Octosyllabe">« Sire », fet ele, « si vus plest,</text:p>
      <text:p text:style-name="Octosyllabe">pur amur Deu, dites me veir !</text:p>
      <text:p text:style-name="Octosyllabe">Quidastes vus hume veeir</text:p>
      <text:soft-page-break/>
      <text:p text:style-name="Octosyllabe">aler od mei ? Nel me celer ! »</text:p>
      <text:p text:style-name="Octosyllabe">« Jel vi », fet il, « el bois entrer. »</text:p>
      <text:p text:style-name="Octosyllabe">— « Lasse », fet ele, « morte sui !</text:p>
      <text:p text:style-name="Octosyllabe">Demain murrai u encore hui !</text:p>
      <text:p text:style-name="Octosyllabe">A m<text:span text:style-name="T240">a</text:span><text:s/>aiole avient<text:s/><text:span text:style-name="T241">tut<text:s/></text:span>autresi</text:p>
      <text:p text:style-name="Octosyllabe">e a ma mere, kar jel vi :</text:p>
      <text:p text:style-name="Octosyllabe">un poi devant lur finement,</text:p>
      <text:p text:style-name="Octosyllabe">ceo fu sceü apertement</text:p>
      <text:p text:style-name="Octosyllabe">que uns bachelers les cundueit,</text:p>
      <text:p text:style-name="Octosyllabe">e que od eus autre rien n’aveit*.</text:p>
      <text:p text:style-name="Octosyllabe">Or<text:span text:style-name="T242">e</text:span><text:s/>sai jeo bien, pres est ma fins ;</text:p>
      <text:p text:style-name="Octosyllabe">mandez, sire, tuz mes cusins,</text:p>
      <text:p text:style-name="Octosyllabe">si departiruns nostre aveir !</text:p>
      <text:p text:style-name="Octosyllabe">N’os el siecle plus remaneir ;</text:p>
      <text:p text:style-name="Octosyllabe">od tute la meie partie</text:p>
      <text:p text:style-name="Octosyllabe">me metrai en une abeïe. »</text:p>
      <text:p text:style-name="Octosyllabe">Li vileins l’ot, merci li crie.</text:p>
      <text:p text:style-name="Octosyllabe">« Lesser ester », fet il « amie !</text:p>
      <text:p text:style-name="Octosyllabe">Ne departez de mei einsi !</text:p>
      <text:p text:style-name="Octosyllabe">Mençunge fu quan que jeo vi. »</text:p>
      <text:p text:style-name="Octosyllabe">— « N’<text:span text:style-name="T243">i</text:span><text:s/>os », fet ele, « plus arester,</text:p>
      <text:p text:style-name="Octosyllabe">kar de m’alme m’estut penser,</text:p>
      <text:p text:style-name="Octosyllabe">ensurketut pur la grant hunte</text:p>
      <text:p text:style-name="Octosyllabe">dunt tu as fet si grant cunte.</text:p>
      <text:p text:style-name="Octosyllabe">Tuz jurz me<text:s/>sereit repruvé</text:p>
      <text:p text:style-name="Octosyllabe">que vilement av<text:span text:style-name="T244">e</text:span>reie<text:s/><text:span text:style-name="T245">vers vus<text:s/></text:span>erré</text:p>
      <text:p text:style-name="Octosyllabe">si vus ne<text:s/><text:span text:style-name="T246">me</text:span><text:s/>jurez serement</text:p>
      <text:p text:style-name="Octosyllabe">si qu’il veient nostre* parent,</text:p>
      <text:p text:style-name="Octosyllabe">que n’en veïstes hume od mei.</text:p>
      <text:p text:style-name="Octosyllabe">Puis afierez<text:s/><text:span text:style-name="T247">la<text:s/></text:span>vostre fei</text:p>
      <text:p text:style-name="Octosyllabe">que jamés mot n’en sunerez</text:p>
      <text:p text:style-name="Octosyllabe">ne ja<text:span text:style-name="T248">més<text:s/></text:span>nel me repruverez. »</text:p>
      <text:p text:style-name="Octosyllabe">— « Volunters, dame », il li<text:s/>respunt.</text:p>
      <text:p text:style-name="Octosyllabe">A un muster ensemble vunt ;</text:p>
      <text:p text:style-name="Octosyllabe">la li jura ceo que ele quist</text:p>
      <text:p text:style-name="Octosyllabe">e plus asez qu’elë* i mist.</text:p>
      <text:p text:style-name="Octosyllabe">Pur ceo dit hum en repruver</text:p>
      <text:p text:style-name="Octosyllabe">que femmes seivent enginner ;</text:p>
      <text:p text:style-name="Octosyllabe">les vezïez e<text:s/><text:span text:style-name="T249">li<text:s/></text:span>nunverrrable</text:p>
      <text:p text:style-name="Octosyllabe">unt un art plus ke li deable.</text:p>
      <text:p text:style-name="Titre1.Surtitreconventionnel"><text:span text:style-name="T250">Marie de France, n° 46</text:span></text:p>
      <text:p text:style-name="IndexationPerry">[P<text:span text:style-name="T251">652</text:span>]</text:p>
      <text:p text:style-name="Titre2.Titredefable">Les Oiseaux et<text:s/>leur roi</text:p>
      <text:p text:style-name="Octosyllabe">Des oiseaus dit que s’asemblerent</text:p>
      <text:p text:style-name="Octosyllabe">a parlement, si esgarderent</text:p>
      <text:p text:style-name="Octosyllabe">que entr’eus deüssent aver rei</text:p>
      <text:p text:style-name="Octosyllabe">quis governast par dreite fei.</text:p>
      <text:p text:style-name="Octosyllabe">Chescun dë eus numa le sun</text:p>
      <text:p text:style-name="Octosyllabe">a fere cele electïun.</text:p>
      <text:p text:style-name="Octosyllabe">Tuz esteient dunc esbaï</text:p>
      <text:p text:style-name="Octosyllabe">quant del cucu oient le cri :</text:p>
      <text:p text:style-name="Octosyllabe">ne surent quels oiseus ceo fu,</text:p>
      <text:p text:style-name="Octosyllabe">mes que tut tens diseit cuccu.</text:p>
      <text:p text:style-name="Octosyllabe">Mut le peot l’um de loinz oïr</text:p>
      <text:p text:style-name="Octosyllabe">kar tut le bois fet retentir.</text:p>
      <text:p text:style-name="Octosyllabe">Tuz diseient en lur gargun</text:p>
      <text:p text:style-name="Octosyllabe">e afermerent par raisun</text:p>
      <text:p text:style-name="Octosyllabe">que cil oisel, ke si chauntout</text:p>
      <text:p text:style-name="Octosyllabe">e si grant noise demenout,</text:p>
      <text:p text:style-name="Octosyllabe">deveit bien estre rei e sire</text:p>
      <text:soft-page-break/>
      <text:p text:style-name="Octosyllabe">de governer un<text:s/>grant empire ;</text:p>
      <text:p text:style-name="Octosyllabe">s’il fust si pruz e si vaillanz</text:p>
      <text:p text:style-name="Octosyllabe">en ses ovres cum en ses chanz,</text:p>
      <text:p text:style-name="Octosyllabe">a seignur le vol<text:span text:style-name="T252">ei</text:span>ent aver.</text:p>
      <text:p text:style-name="Octosyllabe">Mes il vol<text:span text:style-name="T253">ei</text:span>ent primes saver</text:p>
      <text:p text:style-name="Octosyllabe">sun estre e sun cuntenement :</text:p>
      <text:p text:style-name="Octosyllabe">pur ceo gardent cummunement</text:p>
      <text:p text:style-name="Octosyllabe">ki deit aler en lur message.</text:p>
      <text:p text:style-name="Octosyllabe">La mesenge, que mut est sage</text:p>
      <text:p text:style-name="Octosyllabe">a<text:s/>parceivrë en verité,</text:p>
      <text:p text:style-name="Octosyllabe">l’unt dici qu’a li enveié.</text:p>
      <text:p text:style-name="Octosyllabe">La mesenge vola tut dreit</text:p>
      <text:p text:style-name="Octosyllabe">dici a l’arbre u il esteit ;</text:p>
      <text:p text:style-name="Octosyllabe">mut s’esteit pres de li asise,</text:p>
      <text:p text:style-name="Octosyllabe">si l’esgarda par grant quointise.</text:p>
      <text:p text:style-name="Octosyllabe">Ne preisa gueres sa manere,</text:p>
      <text:p text:style-name="Octosyllabe">kar il feseit mauveise chere.</text:p>
      <text:p text:style-name="Octosyllabe">Uncor<text:span text:style-name="T254">e</text:span><text:s/>vodra plus haut munter,</text:p>
      <text:p text:style-name="Octosyllabe">sun curage volt espruver :</text:p>
      <text:p text:style-name="Octosyllabe">sur une branche en haut sailli,</text:p>
      <text:p text:style-name="Octosyllabe">desur le dos li esmeulti.</text:p>
      <text:p text:style-name="Octosyllabe">Unc[es] li cuccu mot ne dist</text:p>
      <text:p text:style-name="Octosyllabe">ne peiur semblant ne l’en fist.</text:p>
      <text:p text:style-name="Octosyllabe">Arere s’en vet la mesange,</text:p>
      <text:p text:style-name="Octosyllabe">le cuccu laidist e blastenge :</text:p>
      <text:p text:style-name="Octosyllabe">ja de lui ne ferunt seignur.</text:p>
      <text:p text:style-name="Octosyllabe">As autres dist la deshonur</text:p>
      <text:p text:style-name="Octosyllabe">e la hunte qu’il li fist grant :</text:p>
      <text:p text:style-name="Octosyllabe">« Unc ne mustra peiur semblant.</text:p>
      <text:p text:style-name="Octosyllabe">S<text:span text:style-name="T255">i</text:span><text:s/>uns granz oiseus li mesfeseit,</text:p>
      <text:p text:style-name="Octosyllabe">mauveisement s’en vengereit,</text:p>
      <text:p text:style-name="Octosyllabe">quant envers li ne se osa prendre,</text:p>
      <text:p text:style-name="Octosyllabe">ki est de tuz oiseus la mendre.</text:p>
      <text:p text:style-name="Octosyllabe">Eslisent tel ki seit vaillant,</text:p>
      <text:p text:style-name="Octosyllabe">pruz e sagë e enpernant ;</text:p>
      <text:p text:style-name="Octosyllabe">reis deit estre mut dreiturers,</text:p>
      <text:p text:style-name="Octosyllabe">en justise redz e fiers. »</text:p>
      <text:p text:style-name="Octosyllabe">A cel cunseil se sunt tenu,</text:p>
      <text:p text:style-name="Octosyllabe"><text:span text:style-name="T256">e<text:s/></text:span>si unt esgardé e veü</text:p>
      <text:p text:style-name="Octosyllabe">que de l’egle ferunt [lur] rei ;</text:p>
      <text:p text:style-name="Octosyllabe"><text:span text:style-name="T257">e<text:s/></text:span>si vus sai bien dire pur quei :</text:p>
      <text:p text:style-name="Octosyllabe">li egles ad bele grandur,</text:p>
      <text:p text:style-name="Octosyllabe">si est asez de grant valur ;</text:p>
      <text:p text:style-name="Octosyllabe">mut est sobres e atemprez :</text:p>
      <text:p text:style-name="Octosyllabe">s<text:span text:style-name="T258">i</text:span><text:s/>une feiz est bien saülez ;</text:p>
      <text:p text:style-name="Octosyllabe">bien repot j[e]uner aprés,</text:p>
      <text:p text:style-name="Octosyllabe">qu’il n’est de preie trpo engrés.</text:p>
      <text:p text:style-name="Octosyllabe">Prince se deit bien resposer,</text:p>
      <text:p text:style-name="Octosyllabe">ne<text:s/><text:span text:style-name="T259">se<text:s/></text:span>deit mie trop deliter,</text:p>
      <text:p text:style-name="Octosyllabe">lui ne sun regné aviler</text:p>
      <text:p text:style-name="Octosyllabe">ne la povre gent eissilier.</text:p>
      <text:p text:style-name="Octosyllabe">Issi l’unt fet cum jeo vus di.</text:p>
      <text:p text:style-name="Octosyllabe">Par cest essample<text:s/><text:span text:style-name="T260">nus<text:s/></text:span>mustre ici</text:p>
      <text:p text:style-name="Octosyllabe">que hum ne deit pas fere seignur</text:p>
      <text:p text:style-name="Octosyllabe">de mauveis humme jangleür,</text:p>
      <text:p text:style-name="Octosyllabe">u n’i a si parole nun :</text:p>
      <text:p text:style-name="Octosyllabe">tel se nobleie par tençun</text:p>
      <text:p text:style-name="Octosyllabe">e veult manacer e parler</text:p>
      <text:p text:style-name="Octosyllabe">que mut petit fet a duter.</text:p>
      <text:p text:style-name="Titre1.Surtitreconventionnel"><text:span text:style-name="T261">Marie de France, n° 47</text:span></text:p>
      <text:p text:style-name="IndexationPerry">[P<text:span text:style-name="T262">653</text:span>]</text:p>
      <text:soft-page-break/>
      <text:p text:style-name="Titre2.Titredefable">Le Paysan et son cheval</text:p>
      <text:p text:style-name="Octosyllabe">D’un vilain nus cuntë ici</text:p>
      <text:p text:style-name="Octosyllabe">quë aveit un cheval nurri.</text:p>
      <text:p text:style-name="Octosyllabe">Tant l’ot gardé qu’il le vot vendre :</text:p>
      <text:p text:style-name="Octosyllabe">deners [en] volt aver e prendre ;</text:p>
      <text:p text:style-name="Octosyllabe">pur vint souz, ceo dist, le durra.</text:p>
      <text:p text:style-name="Octosyllabe">Un sun veisin le bargena,</text:p>
      <text:p text:style-name="Octosyllabe">mes ne vot mie tant doner ;</text:p>
      <text:p text:style-name="Octosyllabe">al marché les covient aler.</text:p>
      <text:p text:style-name="Octosyllabe">Cil a ki le cheval esteit</text:p>
      <text:p text:style-name="Octosyllabe">otri’ l’autre<text:s/>qu’il le larreit</text:p>
      <text:p text:style-name="Octosyllabe">al pris que cil humme i* metreit</text:p>
      <text:p text:style-name="Octosyllabe">quë encuntre eus primes vendreit,</text:p>
      <text:p text:style-name="Octosyllabe">desqu’il vendreient al marché ;</text:p>
      <text:p text:style-name="Octosyllabe">de tutes parz l’unt otrïé.</text:p>
      <text:p text:style-name="Octosyllabe">Quant el marché furent entré,</text:p>
      <text:p text:style-name="Octosyllabe">un humme borne unt encuntré</text:p>
      <text:p text:style-name="Octosyllabe">qui le destre oil aveit perdu ;</text:p>
      <text:p text:style-name="Octosyllabe">ensemble od eus l’unt<text:s/>retenu,</text:p>
      <text:p text:style-name="Octosyllabe">si li demandent sun avis</text:p>
      <text:p text:style-name="Octosyllabe">que del cheval die le pris.</text:p>
      <text:p text:style-name="Octosyllabe">Il lur respunt ke dis souz vaut</text:p>
      <text:p text:style-name="Octosyllabe">s’il est ignels,<text:s/><text:span text:style-name="T263">e<text:s/></text:span>süef e haut.</text:p>
      <text:p text:style-name="Octosyllabe">Cil ki le cheval bargena</text:p>
      <text:p text:style-name="Octosyllabe">de la süe part l’otria,</text:p>
      <text:p text:style-name="Octosyllabe">mes li autre le cuntredit,</text:p>
      <text:p text:style-name="Octosyllabe">kar trop l’aveit preisé petit.</text:p>
      <text:p text:style-name="Octosyllabe">Tant l’en ad dit e<text:s/>chastïé</text:p>
      <text:p text:style-name="Octosyllabe">que a la justise l’<text:span text:style-name="T264">en<text:s/></text:span>ad mené,</text:p>
      <text:p text:style-name="Octosyllabe">si li mustra cument il fu ;</text:p>
      <text:p text:style-name="Octosyllabe">e li vileins ad respundu</text:p>
      <text:p text:style-name="Octosyllabe">ja sun cheval n’avra pur tant,</text:p>
      <text:p text:style-name="Octosyllabe">ne li tendra cel covenant.</text:p>
      <text:p text:style-name="Octosyllabe">Cil vot mustrer raisnablement</text:p>
      <text:p text:style-name="Octosyllabe">que bien li deit tenir covent,</text:p>
      <text:p text:style-name="Octosyllabe">quant pur lui ne fu mespreisez</text:p>
      <text:p text:style-name="Octosyllabe">ne pur l’autre<text:s/>plus avilez ;</text:p>
      <text:p text:style-name="Octosyllabe">unc nel cunut ne vel vit mes.</text:p>
      <text:p text:style-name="Octosyllabe">Li vileins li ad dit aprés</text:p>
      <text:p text:style-name="Octosyllabe">qu’il ne deit tenir sun esgart,</text:p>
      <text:p text:style-name="Octosyllabe">kar<text:s/><text:span text:style-name="T265">il<text:s/></text:span>nel vit fors de l’une part ;</text:p>
      <text:p text:style-name="Octosyllabe">pur ceo l’aveit demi preisié</text:p>
      <text:p text:style-name="Octosyllabe">qu’il n’en veeit fors la meité ;</text:p>
      <text:p text:style-name="Octosyllabe">ne pot mie d’un oil veeir</text:p>
      <text:p text:style-name="Octosyllabe">quei li chevals deveit valeir.</text:p>
      <text:p text:style-name="Octosyllabe">Icil ki entrë eus esteient</text:p>
      <text:p text:style-name="Octosyllabe">e le vilein parler oieient*</text:p>
      <text:p text:style-name="Octosyllabe">le turnerent en gaberie ;</text:p>
      <text:p text:style-name="Octosyllabe">n’i ad celui ki ne s’en rie.</text:p>
      <text:p text:style-name="Octosyllabe">Od sun cheval s’en est alez ;</text:p>
      <text:p text:style-name="Octosyllabe">par bel parler s’est deliv<text:span text:style-name="T266">e</text:span>rez.</text:p>
      <text:p text:style-name="Octosyllabe">Pur ceo volt ici enseigner</text:p>
      <text:p text:style-name="Octosyllabe">e mustrer bien e doctriner,</text:p>
      <text:p text:style-name="Octosyllabe">ki quë unc se sent entrepris</text:p>
      <text:p text:style-name="Octosyllabe">e n’eit od sei ses bons amis</text:p>
      <text:p text:style-name="Octosyllabe">ki [li] sacent cunseil doner,</text:p>
      <text:p text:style-name="Octosyllabe">que bien [se] deit cuntreguaiter,</text:p>
      <text:p text:style-name="Octosyllabe">si parler deit devant justise,</text:p>
      <text:p text:style-name="Octosyllabe">que en sa parole ait tel cointise,</text:p>
      <text:p text:style-name="Octosyllabe">par mi tute sa mesprisun,</text:p>
      <text:p text:style-name="Octosyllabe">que seit semblable a la reisun.</text:p>
      <text:soft-page-break/>
      <text:p text:style-name="Octosyllabe">Li sages hum en grant destreit</text:p>
      <text:p text:style-name="Octosyllabe">turne<text:s/>suvent sun tort en dreit.</text:p>
      <text:p text:style-name="Titre1.Surtitreconventionnel"><text:span text:style-name="T267">Marie de France, n° 48</text:span></text:p>
      <text:p text:style-name="IndexationPerry">[P<text:span text:style-name="T268">662</text:span>]</text:p>
      <text:p text:style-name="Titre2.Titredefable">Le Voleur et la sorcière</text:p>
      <text:p text:style-name="Octosyllabe"><text:span text:style-name="T269">D’un larun cunte ki<text:s/></text:span><text:span text:style-name="T270">se</text:span><text:span text:style-name="T271"><text:s/>giseit</text:span></text:p>
      <text:p text:style-name="P272">suz un buissun, si se dormeit.</text:p>
      <text:p text:style-name="P273">Une sorcere le trova,</text:p>
      <text:p text:style-name="P274">lez lui s’asist, si l’esveilla ;</text:p>
      <text:p text:style-name="Octosyllabe">S’il cumença a cunseiller</text:p>
      <text:p text:style-name="Octosyllabe">que tuz jurs tienge sun<text:s/>mester :</text:p>
      <text:p text:style-name="Octosyllabe">ele par tut lui aidera</text:p>
      <text:p text:style-name="Octosyllabe">en tuz les lius u il irra ;</text:p>
      <text:p text:style-name="Octosyllabe">ne lui estut nïent duter,</text:p>
      <text:p text:style-name="Octosyllabe">pur quei la voille reclamer.</text:p>
      <text:p text:style-name="Octosyllabe">Dunc fut li leres sanz poür.</text:p>
      <text:p text:style-name="Octosyllabe">Eissi avient que par un jur</text:p>
      <text:p text:style-name="Octosyllabe">fu entrepris a larecin ;</text:p>
      <text:p text:style-name="Octosyllabe">si l’i troverent si veisin,</text:p>
      <text:p text:style-name="Octosyllabe">si li dïent qu’il ert penduz,</text:p>
      <text:p text:style-name="Octosyllabe">kar malement s’est cuntenuz.</text:p>
      <text:p text:style-name="Octosyllabe">Il ad la sorcere mandee,</text:p>
      <text:p text:style-name="Octosyllabe">si l’ad a cunseil apelee,</text:p>
      <text:p text:style-name="Octosyllabe">si li prie ke lui aidast.</text:p>
      <text:p text:style-name="Octosyllabe">Cele li dist qu’il ne dutast,</text:p>
      <text:p text:style-name="Octosyllabe">aseür fust e tut en pes.</text:p>
      <text:p text:style-name="Octosyllabe">Quant des furches esteient pres,</text:p>
      <text:p text:style-name="Octosyllabe">si l’apela li leres a si.</text:p>
      <text:p text:style-name="Octosyllabe">« Dame », fet il, « deliv<text:span text:style-name="T275">e</text:span>rez<text:s/>mei ! »</text:p>
      <text:p text:style-name="Octosyllabe">— « Va », fet ele, « ne dutez rien !</text:p>
      <text:p text:style-name="Octosyllabe">Jeo te deliverai tresbien. »</text:p>
      <text:p text:style-name="Octosyllabe">Quant el col li mistrent la hart,</text:p>
      <text:p text:style-name="Octosyllabe">[e] cil cria de l’autre part</text:p>
      <text:p text:style-name="Octosyllabe">la terce feiz a la sorcere</text:p>
      <text:p text:style-name="Octosyllabe">que li membrast en queil<text:span text:style-name="T276">e</text:span><text:s/>manere</text:p>
      <text:p text:style-name="Octosyllabe">l’aseüra suz le buissun,</text:p>
      <text:p text:style-name="Octosyllabe">ele respunt par faus sermun :</text:p>
      <text:p text:style-name="Octosyllabe">« Puis cel’ hure te ai bien aidé</text:p>
      <text:p text:style-name="Octosyllabe">e meintenu e conseillé,</text:p>
      <text:p text:style-name="Octosyllabe">mes ore te vei si demener</text:p>
      <text:p text:style-name="Octosyllabe">que ne te sai cunseil duner.</text:p>
      <text:p text:style-name="Octosyllabe">Purpense tei quei tu feras,</text:p>
      <text:p text:style-name="Octosyllabe">ja par mei cunseil n’averas ! »</text:p>
      <text:p text:style-name="Octosyllabe">Pur ceo chastie tute gent</text:p>
      <text:p text:style-name="Octosyllabe">qu’il ne creient, Deus le defent,</text:p>
      <text:p text:style-name="Octosyllabe">en augure n’en sorcerie ;</text:p>
      <text:p text:style-name="Octosyllabe">kar trahiz est ki s’i afie ;</text:p>
      <text:p text:style-name="Octosyllabe">le cors en est mis en eissil</text:p>
      <text:p text:style-name="Octosyllabe">e l’alme vet en grant peril.</text:p>
      <text:p text:style-name="Titre1.Surtitreconventionnel"><text:span text:style-name="T277">Marie de France, n° 49</text:span></text:p>
      <text:p text:style-name="IndexationPerry">[P<text:span text:style-name="T278">Ø</text:span>]</text:p>
      <text:p text:style-name="Titre2.Titredefable">Le Forgeron et la cognée</text:p>
      <text:p text:style-name="P279">Un fevres fist une cuinee</text:p>
      <text:p text:style-name="P280">bien trenchantë e bien forgee ;</text:p>
      <text:p text:style-name="P281">mes ne s’en pot de rien aider</text:p>
      <text:p text:style-name="P282">ne od li ne sot cument<text:s/>trencher</text:p>
      <text:p text:style-name="P283">deci qu’ele fust enmancee</text:p>
      <text:p text:style-name="P284">de aucun fust e apareillee.</text:p>
      <text:soft-page-break/>
      <text:p text:style-name="P285">Al bois ala pur demander</text:p>
      <text:p text:style-name="P286">a chescun fust qu’il pot trover</text:p>
      <text:p text:style-name="P287">al quel il li loënt entendre,</text:p>
      <text:p text:style-name="P288">del queil il puisse mance prendre.</text:p>
      <text:p text:style-name="P289">Quant ensemble en eurent parlé,</text:p>
      <text:p text:style-name="P290">communement li unt loé</text:p>
      <text:p text:style-name="P291">qu’il prenge de<text:s/>la neire espine :</text:p>
      <text:p text:style-name="P292">neïs l’escorce e la racine</text:p>
      <text:p text:style-name="P293">[en] est mut dure a depescer ;</text:p>
      <text:p text:style-name="P294">de cel la peot bien enmancer.</text:p>
      <text:p text:style-name="Octosyllabe"><text:span text:style-name="T295">Li fevre</text:span><text:span text:style-name="T296">s</text:span><text:span text:style-name="T297"><text:s/>ad lur cunseil creü</text:span></text:p>
      <text:p text:style-name="P298">kar ne l’unt mie deceü.</text:p>
      <text:p text:style-name="P299">De l’espine ad la mance pris,</text:p>
      <text:p text:style-name="P300">si l’ad en sa cuinee asis.</text:p>
      <text:p text:style-name="P301">Od memes icele cuinee</text:p>
      <text:p text:style-name="P302">ad puis l’espine<text:s/>detrenchee ;</text:p>
      <text:p text:style-name="P303">mal guer[e]don li ad rendu,</text:p>
      <text:p text:style-name="P304">que de lui ot sun mance eü.</text:p>
      <text:p text:style-name="P305">Tut autresi est des mauvais,</text:p>
      <text:p text:style-name="P306">des tresfeluns e des engrés :</text:p>
      <text:p text:style-name="P307">quant uns produm les met avant</text:p>
      <text:p text:style-name="P308">e par lui sunt riche e manant,</text:p>
      <text:p text:style-name="P309">s’il [se] surpüent* meuz de lui,</text:p>
      <text:p text:style-name="P310">tuz jurs li frunt hunte e ennui ;</text:p>
      <text:p text:style-name="P311">a celui funt il tut le pis</text:p>
      <text:p text:style-name="P312">ki [plus] al desus les ad mis.</text:p>
      <text:p text:style-name="Titre1.Surtitreconventionnel"><text:span text:style-name="T313">Marie de France, n° 50</text:span></text:p>
      <text:p text:style-name="IndexationPerry">[P655]</text:p>
      <text:p text:style-name="Titre2.Titredefable">Le Loup et le mouton</text:p>
      <text:p text:style-name="Octosyllabe">Jadis avient que un lu pramist</text:p>
      <text:p text:style-name="Octosyllabe">que char ne mangereit, ceo dist,</text:p>
      <text:p text:style-name="Octosyllabe">les quarante jurs de quareme ;</text:p>
      <text:p text:style-name="Octosyllabe">a tant [en] aveit mis sun esme.</text:p>
      <text:p text:style-name="Octosyllabe">En un bois trova un<text:s/>mutun</text:p>
      <text:p text:style-name="Octosyllabe">cras e refait, sanz la toisun.</text:p>
      <text:p text:style-name="Octosyllabe">A sei me[i]mes demanda :</text:p>
      <text:p text:style-name="Octosyllabe">« Qu<text:span text:style-name="T314">ei</text:span><text:s/>est ceo », fet il, « que jeo vei la ?</text:p>
      <text:p text:style-name="Octosyllabe">Ceo est un mutun, m’est avis.</text:p>
      <text:p text:style-name="Octosyllabe">Si pur ceo nun que j<text:span text:style-name="T315">eo</text:span><text:s/>ai pramis</text:p>
      <text:p text:style-name="Octosyllabe">que nule char ne mangereie,</text:p>
      <text:p text:style-name="Octosyllabe">de sun costé me refereie*.</text:p>
      <text:p text:style-name="Octosyllabe">Or<text:span text:style-name="T316">e</text:span><text:s/>ait », fet il, « dit grant<text:s/>folie !</text:p>
      <text:p text:style-name="Octosyllabe">Jeol vei tut sul sanz cumpainie ;</text:p>
      <text:p text:style-name="Octosyllabe">ceo m’est avis, si jeo nel gart,</text:p>
      <text:p text:style-name="Octosyllabe">teus [i] vendra d’aucune part</text:p>
      <text:p text:style-name="Octosyllabe">que l’en merra ensemble od sei,</text:p>
      <text:p text:style-name="Octosyllabe">si nel larra nïent pur mei.</text:p>
      <text:p text:style-name="Octosyllabe">Jeol puis<text:s/><text:span text:style-name="T317">bien<text:s/></text:span>prendre pur un mutun,</text:p>
      <text:p text:style-name="Octosyllabe">sil mangerai pur un saumun ;</text:p>
      <text:p text:style-name="Octosyllabe">meuz vaut li saumun a<text:s/>manger,</text:p>
      <text:p text:style-name="Octosyllabe">e sil peot l’um vendre plus cher. »</text:p>
      <text:p text:style-name="Octosyllabe">Si vet de humme de mauvais quer :</text:p>
      <text:p text:style-name="Octosyllabe">il ne peot lesser a nul fu[e]r</text:p>
      <text:p text:style-name="Octosyllabe">sun surfet ne sa glutun<text:span text:style-name="T318">e</text:span>rie ;</text:p>
      <text:p text:style-name="Octosyllabe">ja encuntre sa lecherie</text:p>
      <text:p text:style-name="Octosyllabe">humme ne femme lecheresse</text:p>
      <text:p text:style-name="Octosyllabe">ne gardera vou ne pramesse.</text:p>
      <text:p text:style-name="Titre1.Surtitreconventionnel"><text:span text:style-name="T319">Marie de France, n° 51</text:span></text:p>
      <text:p text:style-name="IndexationPerry">[P364]</text:p>
      <text:soft-page-break/>
      <text:p text:style-name="Titre2.Titredefable">Le Singe<text:s/>et son enfant</text:p>
      <text:p text:style-name="Octosyllabe">Une singesse ala mustrant</text:p>
      <text:p text:style-name="Octosyllabe">a tutes bestes sun enfant</text:p>
      <text:p text:style-name="Octosyllabe">— [e] cil la teneint pur fole</text:p>
      <text:p text:style-name="Octosyllabe">e par semblant e [par] parole –</text:p>
      <text:p text:style-name="Octosyllabe">tant que a un liun le ala mustrer ;</text:p>
      <text:p text:style-name="Octosyllabe">si li comence a demander</text:p>
      <text:p text:style-name="Octosyllabe">s’il fu mut beus, e il li dit</text:p>
      <text:p text:style-name="Octosyllabe">unc plus leide beste ne vit ;</text:p>
      <text:p text:style-name="Octosyllabe">porter<text:s/>li ruve a sa meisun,</text:p>
      <text:p text:style-name="Octosyllabe">e si record<text:span text:style-name="T320">e</text:span><text:s/>ceste reisun :</text:p>
      <text:p text:style-name="Octosyllabe">chescun gupil prise sa cüe</text:p>
      <text:p text:style-name="Octosyllabe">si se merveille que ele est süe.</text:p>
      <text:p text:style-name="Octosyllabe">Cele s’en va triste et dolente.</text:p>
      <text:p text:style-name="Octosyllabe">Un urs encuntre en mi la sente.</text:p>
      <text:p text:style-name="Octosyllabe">Li urs estut, si l’esgarda ;</text:p>
      <text:p text:style-name="Octosyllabe">par quointise l’areisuna.</text:p>
      <text:p text:style-name="Octosyllabe">« Vei jeo », fet il, « ileoc<text:s/>l’enfant</text:p>
      <text:p text:style-name="Octosyllabe">dunt les bestes parolent tant,</text:p>
      <text:p text:style-name="Octosyllabe">que tant par est beus et gentilz ? »</text:p>
      <text:p text:style-name="Octosyllabe">- « Oïl », fet ele, « <text:span text:style-name="T321">ceo</text:span><text:s/>est mes filz. »</text:p>
      <text:p text:style-name="Octosyllabe">- « Bailez le ça tant que jol bes ;</text:p>
      <text:p text:style-name="Octosyllabe">kar jeol voil veer [de] plus pres. »</text:p>
      <text:p text:style-name="Octosyllabe">Cler li baile, e il le prent,</text:p>
      <text:p text:style-name="Octosyllabe">si l’ad mangé hastivement.</text:p>
      <text:p text:style-name="Octosyllabe">Pur ceo ne dev<text:span text:style-name="T322">e</text:span>reit nul mustrer</text:p>
      <text:p text:style-name="Octosyllabe">sa priveté ne sun penser.</text:p>
      <text:p text:style-name="Octosyllabe">De tel chose peot hum joïr</text:p>
      <text:p text:style-name="Octosyllabe">que ne peot mie a tuz pleisir ;</text:p>
      <text:p text:style-name="Octosyllabe">par descov<text:span text:style-name="T323">e</text:span>rance vient grant mal,</text:p>
      <text:p text:style-name="Octosyllabe">n’est pas li secles tut leals.</text:p>
      <text:p text:style-name="Titre1.Surtitreconventionnel"><text:span text:style-name="T324">Marie de France, n° 52</text:span></text:p>
      <text:p text:style-name="IndexationPerry">[P663]</text:p>
      <text:p text:style-name="Titre2.Titredefable">Le Dragon et l’homme</text:p>
      <text:p text:style-name="Octosyllabe">Ore cunterai d’un dragun</text:p>
      <text:p text:style-name="Octosyllabe">qu’un vilein prist a cumpainun,</text:p>
      <text:p text:style-name="Octosyllabe">e cil suvent li premetteit</text:p>
      <text:p text:style-name="Octosyllabe">que leaument lui servireit.</text:p>
      <text:p text:style-name="Octosyllabe">Li dragun le vout esprover</text:p>
      <text:p text:style-name="Octosyllabe">cum<text:s/><text:span text:style-name="T325">il<text:s/></text:span>se poeit en lui fïer :</text:p>
      <text:p text:style-name="Octosyllabe">un oef li cumanda a garder,</text:p>
      <text:p text:style-name="Octosyllabe">si [li] dist qu’il voleit errer.</text:p>
      <text:p text:style-name="Octosyllabe">De l’oef garder mut li preia.</text:p>
      <text:p text:style-name="Octosyllabe">E li vileins li demanda</text:p>
      <text:p text:style-name="Octosyllabe">pur quei li cumandot einsi ;</text:p>
      <text:p text:style-name="Octosyllabe">e li draguns li respundi</text:p>
      <text:p text:style-name="Octosyllabe">que dedenz l’of ot enbatu</text:p>
      <text:p text:style-name="Octosyllabe">trestut sa force e sa vertu ;</text:p>
      <text:p text:style-name="Octosyllabe">tost sereit mort, s’il fust brusez.</text:p>
      <text:p text:style-name="Octosyllabe">Quant li dragun fu esloinez,</text:p>
      <text:p text:style-name="Octosyllabe">si s’est li vileins prupensez</text:p>
      <text:p text:style-name="Octosyllabe">que l[i]’of n’ert pur lui garder :</text:p>
      <text:p text:style-name="Octosyllabe">par l’of ocira le<text:s/>dragun,</text:p>
      <text:p text:style-name="Octosyllabe">sun or av<text:span text:style-name="T326">e</text:span>ra tut a bandun.</text:p>
      <text:p text:style-name="Octosyllabe">Quant li of esteit depesciez</text:p>
      <text:p text:style-name="Octosyllabe">e li dragun fu repeirez,</text:p>
      <text:p text:style-name="Octosyllabe">l’escale vit gisir a tere,</text:p>
      <text:p text:style-name="Octosyllabe">si li cumença [a] enguere</text:p>
      <text:p text:style-name="Octosyllabe">pur quei ot l’of si mesgardé.</text:p>
      <text:soft-page-break/>
      <text:p text:style-name="Octosyllabe">Or<text:span text:style-name="T327">e</text:span><text:s/>seit il bien sa volenté,</text:p>
      <text:p text:style-name="Octosyllabe">bien aparceit sa tricherie :</text:p>
      <text:p text:style-name="Octosyllabe">departi est lur<text:s/>cumpainie.</text:p>
      <text:p text:style-name="Octosyllabe">Pur ceo nus dit en cest sermun</text:p>
      <text:p text:style-name="Octosyllabe">que a tricheür ne a felun</text:p>
      <text:p text:style-name="Octosyllabe">ne deit l’um comander sun or</text:p>
      <text:p text:style-name="Octosyllabe">ne sa vie ne sun tresor.</text:p>
      <text:p text:style-name="Octosyllabe">En coveitus në en aver</text:p>
      <text:p text:style-name="Octosyllabe">ne se deit nul trop afïer.</text:p>
      <text:p text:style-name="Titre1.Surtitreconventionnel"><text:span text:style-name="T328">Marie de France, n° 53</text:span></text:p>
      <text:p text:style-name="IndexationPerry">[P664]</text:p>
      <text:p text:style-name="Titre2.Titredefable">L’Ermite</text:p>
      <text:p text:style-name="Octosyllabe">D’un reclus cunte ki aveit</text:p>
      <text:p text:style-name="Octosyllabe">un vilein, que od<text:s/>lui esteit.</text:p>
      <text:p text:style-name="Octosyllabe">Quant li reclus de Deu parlat,</text:p>
      <text:p text:style-name="Octosyllabe">e li vileins li demandat</text:p>
      <text:p text:style-name="Octosyllabe">pur quei Adam manga le fruit,</text:p>
      <text:p text:style-name="Octosyllabe">par quei le people aveit destruit,</text:p>
      <text:p text:style-name="Octosyllabe">e, quant il la pume manga,</text:p>
      <text:p text:style-name="Octosyllabe">pur quei Deu ne li parduna ;</text:p>
      <text:p text:style-name="Octosyllabe">al reclus suvent en pesa,</text:p>
      <text:p text:style-name="Octosyllabe">tant que<text:s/><text:span text:style-name="T329">a</text:span><text:s/>une feiz se purpensa</text:p>
      <text:p text:style-name="Octosyllabe">que le<text:s/>vilein apeisereit</text:p>
      <text:p text:style-name="Octosyllabe">de la demande qu’il feseit.</text:p>
      <text:p text:style-name="Octosyllabe">Une grand<text:span text:style-name="T330">e</text:span><text:s/>gate demanda,</text:p>
      <text:p text:style-name="Octosyllabe">sur une table l’adenta ;</text:p>
      <text:p text:style-name="Octosyllabe">une suriz ot desuz mise.</text:p>
      <text:p text:style-name="Octosyllabe">Puis defendi que en nule guise</text:p>
      <text:p text:style-name="Octosyllabe">al vilein qu’il n’i adesast</text:p>
      <text:p text:style-name="Octosyllabe">ne ke desuz ne [re]gardast ;</text:p>
      <text:p text:style-name="Octosyllabe">kar il ireit a un muster</text:p>
      <text:p text:style-name="Octosyllabe">a ureisun pur Deu preer.</text:p>
      <text:p text:style-name="Octosyllabe">Quant li reclus s’en fu alez,</text:p>
      <text:p text:style-name="Octosyllabe">[si] s’est li vileins purpensez</text:p>
      <text:p text:style-name="Octosyllabe">que grant merveille li sembla</text:p>
      <text:p text:style-name="Octosyllabe">de la gate quë il garda ;</text:p>
      <text:p text:style-name="Octosyllabe">ne se pot mië astenir</text:p>
      <text:p text:style-name="Octosyllabe">qu’il ne la voille descovrir</text:p>
      <text:p text:style-name="Octosyllabe">pur veer<text:s/><text:span text:style-name="T331">i</text:span>ceo ke desuz fu.</text:p>
      <text:p text:style-name="Octosyllabe">Quant la osta, si ad veü</text:p>
      <text:p text:style-name="Octosyllabe">la suriz ke lui eschapa.</text:p>
      <text:p text:style-name="Octosyllabe">Mes,<text:s/>quant sis sires repeira,</text:p>
      <text:p text:style-name="Octosyllabe">mut s’en curuça durement,</text:p>
      <text:p text:style-name="Octosyllabe">si demanda par maltalent</text:p>
      <text:p text:style-name="Octosyllabe">pur quei ot la gatë ostee,</text:p>
      <text:p text:style-name="Octosyllabe">n’ot sa desfense pru gardee.</text:p>
      <text:p text:style-name="Octosyllabe">Le vilein li respunt aprés :</text:p>
      <text:p text:style-name="Octosyllabe">« Sire », fet il, « jeo ne poi mes :</text:p>
      <text:p text:style-name="Octosyllabe">u li queors me deüst partir,</text:p>
      <text:p text:style-name="Octosyllabe">u jeo l’alasse descov<text:span text:style-name="T332">e</text:span>rir. »</text:p>
      <text:p text:style-name="Octosyllabe">— « U est la suriz devenue ?</text:p>
      <text:p text:style-name="Octosyllabe">Pur quei ne l’as [tu] detenue ?</text:p>
      <text:p text:style-name="Octosyllabe">La folie<text:s/><text:span text:style-name="T333">vus<text:s/></text:span>fust pardonee. »</text:p>
      <text:p text:style-name="Octosyllabe">— « Tost », fet il, « me fu eschapee. »</text:p>
      <text:p text:style-name="Octosyllabe">— « Ami », fet il, « or les ester !</text:p>
      <text:p text:style-name="Octosyllabe">Ne voilez mes Adam blamer,</text:p>
      <text:p text:style-name="Octosyllabe">si le fruit de l’arbre manga</text:p>
      <text:p text:style-name="Octosyllabe">que nostre sire li<text:s/><text:span text:style-name="T334">de</text:span>vea :</text:p>
      <text:p text:style-name="Octosyllabe">li deables li cunseilla,</text:p>
      <text:p text:style-name="Octosyllabe">que par sa femme l’enginna</text:p>
      <text:soft-page-break/>
      <text:p text:style-name="Octosyllabe">e li pramist si grant honur</text:p>
      <text:p text:style-name="Octosyllabe">que per sereit al Creatur. »</text:p>
      <text:p text:style-name="Octosyllabe">Pur ceo ne deit nul encuper</text:p>
      <text:p text:style-name="Octosyllabe">autrui fesance ne blamer</text:p>
      <text:p text:style-name="Octosyllabe">ne mettre fame sur sun preme ;</text:p>
      <text:p text:style-name="Octosyllabe">chescun reprenge sei me[is]mes.</text:p>
      <text:p text:style-name="Octosyllabe">Tel quide blamer le fet d’autrui</text:p>
      <text:p text:style-name="Octosyllabe">que<text:s/>meuz dev<text:span text:style-name="T335">e</text:span>reit reprendre lui.</text:p>
      <text:p text:style-name="Titre1.Surtitreconventionnel"><text:span text:style-name="T336">Marie de France, n° 54</text:span></text:p>
      <text:p text:style-name="IndexationPerry">[P665]</text:p>
      <text:p text:style-name="Titre2.Titredefable">Le Paysan en prière demandant un cheval</text:p>
      <text:p text:style-name="Octosyllabe">D’un vilein cunte ki entra</text:p>
      <text:p text:style-name="Octosyllabe">en un muster e si ura.</text:p>
      <text:p text:style-name="Octosyllabe">Un sun cheval aveit mut cher,</text:p>
      <text:p text:style-name="Octosyllabe">si l’atacha hors del muster.</text:p>
      <text:p text:style-name="Octosyllabe">A Deu requist qu’il li aidast</text:p>
      <text:p text:style-name="Octosyllabe"><text:span text:style-name="T337">e</text:span><text:s/>que un autre<text:span text:style-name="T338">tel</text:span><text:s/>cheval li donast.</text:p>
      <text:p text:style-name="Octosyllabe">Tant cum fist cestë ureisun,</text:p>
      <text:p text:style-name="Octosyllabe">sun cheval emblent li larrun.</text:p>
      <text:p text:style-name="Octosyllabe">Quant il fu del muster eissuz,</text:p>
      <text:p text:style-name="Octosyllabe">si esteit si cheval perduz.</text:p>
      <text:p text:style-name="Octosyllabe">Arere vet hastivement,</text:p>
      <text:p text:style-name="Octosyllabe">si prie Deu devotement</text:p>
      <text:p text:style-name="Octosyllabe">que autre chose ne requereit</text:p>
      <text:p text:style-name="Octosyllabe">n’autre cheval mar li dureit,</text:p>
      <text:p text:style-name="Octosyllabe">mes face li<text:s/>aver le suen,</text:p>
      <text:p text:style-name="Octosyllabe">kar il n’av<text:span text:style-name="T339">e</text:span>ra jamés si buen.</text:p>
      <text:p text:style-name="Octosyllabe">Pur ceo ne deit nul hum preier</text:p>
      <text:p text:style-name="Octosyllabe">de plus aver qu’il n’a mester :</text:p>
      <text:p text:style-name="Octosyllabe">ceo gart que ke Deus [li] ad doné,</text:p>
      <text:p text:style-name="Octosyllabe">si li suffise en leauté.</text:p>
      <text:p text:style-name="Titre1.Surtitreconventionnel"><text:span text:style-name="T340">Marie de France, n° 55</text:span></text:p>
      <text:p text:style-name="IndexationPerry">[P666]</text:p>
      <text:p text:style-name="Titre2.Titredefable">La Prière stupide d’un paysan</text:p>
      <text:p text:style-name="Octosyllabe">Un vilein ala al muster</text:p>
      <text:p text:style-name="Octosyllabe">suventefeiz pur Deu prier.</text:p>
      <text:p text:style-name="Octosyllabe">A Deu requist qu’il li eidast</text:p>
      <text:p text:style-name="Octosyllabe">e que sa femme cunseillast</text:p>
      <text:p text:style-name="Octosyllabe">e ses enfanz e nului plus ;</text:p>
      <text:p text:style-name="Octosyllabe">ceste preere aveit en us.</text:p>
      <text:p text:style-name="Octosyllabe">Sovent le dist od si haut cri</text:p>
      <text:p text:style-name="Octosyllabe">que un autre vilein l’entendi,</text:p>
      <text:p text:style-name="Octosyllabe">si li respunt hastivement :</text:p>
      <text:p text:style-name="Octosyllabe">« Deus te maudie omnipotent,</text:p>
      <text:p text:style-name="Octosyllabe">ta<text:s/>femme e tes enfanz petiz,</text:p>
      <text:p text:style-name="Octosyllabe">e nuls autres ne seit maudiz ! »</text:p>
      <text:p text:style-name="Octosyllabe">Par ceste essample volt retreire chescun deit tel<text:span text:style-name="T341">e</text:span><text:s/>priere feire</text:p>
      <text:p text:style-name="Octosyllabe">quë a la gent seit pleisable</text:p>
      <text:p text:style-name="Octosyllabe">e [qui] a Deu seit acceptable.</text:p>
      <text:p text:style-name="Titre1.Surtitreconventionnel"><text:span text:style-name="T342">Marie de France, n° 56</text:span></text:p>
      <text:p text:style-name="IndexationPerry">[P<text:span text:style-name="T343">Ø</text:span>]</text:p>
      <text:p text:style-name="Titre2.Titredefable">Le Paysan et le choucas</text:p>
      <text:p text:style-name="Octosyllabe">D’un vilein cunte ki<text:s/>aveit</text:p>
      <text:p text:style-name="Octosyllabe">une caue qu’il nurisseit ;</text:p>
      <text:p text:style-name="Octosyllabe">tant la nurri que ele parla.</text:p>
      <text:p text:style-name="Octosyllabe">Un sun veisin la li tua.</text:p>
      <text:soft-page-break/>
      <text:p text:style-name="Octosyllabe">Cil s’en clama a la justise,</text:p>
      <text:p text:style-name="Octosyllabe">si li cunta en queile guise</text:p>
      <text:p text:style-name="Octosyllabe">icil oisel suleit parler</text:p>
      <text:p text:style-name="Octosyllabe">les matinees e chanter.</text:p>
      <text:p text:style-name="Octosyllabe">Li juges dit qu’il ot mesfet ;</text:p>
      <text:p text:style-name="Octosyllabe">celui fist sumundrë a pleit.</text:p>
      <text:p text:style-name="Octosyllabe">De<text:s/>cordewan prist une pel,</text:p>
      <text:p text:style-name="Octosyllabe">si l’ad mise suz sun mantel ;</text:p>
      <text:p text:style-name="Octosyllabe">l’un des chés leise dehors pendre,</text:p>
      <text:p text:style-name="Octosyllabe">que li juges deüst entendre</text:p>
      <text:p text:style-name="Octosyllabe">qu’il li aporte pur luier,</text:p>
      <text:p text:style-name="Octosyllabe">que de sun pleit li deive aider.</text:p>
      <text:p text:style-name="Octosyllabe">Le mantel suvent entr<text:span text:style-name="T344">e</text:span>ovri,</text:p>
      <text:p text:style-name="Octosyllabe">tant que li juges le choisi.</text:p>
      <text:p text:style-name="Octosyllabe">L’autre vilein fist<text:s/>apeler</text:p>
      <text:p text:style-name="Octosyllabe">quë ert venu a lui clamer ;</text:p>
      <text:p text:style-name="Octosyllabe">de la caue li demanda</text:p>
      <text:p text:style-name="Octosyllabe">quei ceo esteit que ele chanta</text:p>
      <text:p text:style-name="Octosyllabe">e queil<text:span text:style-name="T345">e</text:span><text:s/>parole ele diseit.</text:p>
      <text:p text:style-name="Octosyllabe">Cil respundi qu’il ne saveit.</text:p>
      <text:p text:style-name="Octosyllabe">« Quant tu », fet il, « rien ne saveies</text:p>
      <text:p text:style-name="Octosyllabe">ne sa parole n’entendeies</text:p>
      <text:p text:style-name="Octosyllabe">ne nïent n’esteit sa chançons,</text:p>
      <text:p text:style-name="Octosyllabe">ne tu n’en deiz aver respuns. »</text:p>
      <text:p text:style-name="Octosyllabe">Cil s’en ala sanz sa dreiture</text:p>
      <text:p text:style-name="Octosyllabe">pur le lüer dunt cist prist cure.</text:p>
      <text:p text:style-name="Octosyllabe">Pur ceo ne deit prince ne reis</text:p>
      <text:p text:style-name="Octosyllabe">ses cumandementz ne ses leis</text:p>
      <text:p text:style-name="Octosyllabe">a coveitus mettre en bailie ;</text:p>
      <text:p text:style-name="Octosyllabe">kar sa dreiture en ert perie.</text:p>
      <text:p text:style-name="Titre1.Surtitreconventionnel"><text:span text:style-name="T346">Marie de France, n° 57</text:span></text:p>
      <text:p text:style-name="IndexationPerry">[P668]</text:p>
      <text:p text:style-name="Titre2.Titredefable">Le Paysan et le lutin</text:p>
      <text:p text:style-name="Octosyllabe">D’un vilein cunte ke prist ja</text:p>
      <text:p text:style-name="Octosyllabe">un folet que lung tens gueita</text:p>
      <text:p text:style-name="Octosyllabe">cil lui dona treis uremenz,</text:p>
      <text:p text:style-name="Octosyllabe">pur quei [il] nel mustrast as genz.</text:p>
      <text:p text:style-name="Octosyllabe">Le vilein fu joius e lez.</text:p>
      <text:p text:style-name="Octosyllabe">Quant a* sa femme est repeirez,</text:p>
      <text:p text:style-name="Octosyllabe">les deus uremenz li dona,</text:p>
      <text:p text:style-name="Octosyllabe">un en retient, pru nel garda.</text:p>
      <text:p text:style-name="Octosyllabe">Eissi furent bien<text:s/>lungement</text:p>
      <text:p text:style-name="Octosyllabe">qu’il n’i firent nul urement,</text:p>
      <text:p text:style-name="Octosyllabe">desquë a un jur qu’il aveient</text:p>
      <text:p text:style-name="Octosyllabe">a un manger, u il esteient,</text:p>
      <text:p text:style-name="Octosyllabe">de une berbiz l’eschine e l’os</text:p>
      <text:p text:style-name="Octosyllabe">dunt la meüle apareit fors.</text:p>
      <text:p text:style-name="Octosyllabe">La femme en ot grant desirer,</text:p>
      <text:p text:style-name="Octosyllabe">mes ne [la] pot aver as meins ;</text:p>
      <text:p text:style-name="Octosyllabe">si ad uré ke li vileins</text:p>
      <text:p text:style-name="Octosyllabe">eüst tel bek,<text:s/>mut li plereit,</text:p>
      <text:p text:style-name="Octosyllabe">lung cum li witecocs aveit.</text:p>
      <text:p text:style-name="Octosyllabe">Eissi avient cum ele ura ;</text:p>
      <text:p text:style-name="Octosyllabe">e li vileins s’esmerveila,</text:p>
      <text:p text:style-name="Octosyllabe">si ad uré que en veie fust</text:p>
      <text:p text:style-name="Octosyllabe">e que sun vis me[is]mes eüst.</text:p>
      <text:p text:style-name="Octosyllabe">Deus uremenz unt ja perduz</text:p>
      <text:p text:style-name="Octosyllabe">que nuls n’en est a bien venuz.</text:p>
      <text:p text:style-name="Octosyllabe">A pluseurs est si avenuz :</text:p>
      <text:p text:style-name="Octosyllabe">suventesfez<text:s/>[i] unt perduz</text:p>
      <text:soft-page-break/>
      <text:p text:style-name="Octosyllabe">ki trop crei[en]t autri parole,</text:p>
      <text:p text:style-name="Octosyllabe">que tut les deceit e afole.</text:p>
      <text:p text:style-name="Octosyllabe">Li fous quide del veizïé</text:p>
      <text:p text:style-name="Octosyllabe">quel voillë aver cunseillé</text:p>
      <text:p text:style-name="Octosyllabe">si cume sei, mes il i faut,</text:p>
      <text:p text:style-name="Octosyllabe">kar tant ne seit ne tant ne vaut.</text:p>
      <text:p text:style-name="Titre1.Surtitreconventionnel"><text:span text:style-name="T347">Marie de France, n° 58</text:span></text:p>
      <text:p text:style-name="IndexationPerry">[P669]</text:p>
      <text:p text:style-name="Titre2.Titredefable">Le Renard et le reflet de la lune</text:p>
      <text:p text:style-name="Octosyllabe">D’un gupil dit quë une nuit</text:p>
      <text:p text:style-name="Octosyllabe">esteit alez en sun deduit.</text:p>
      <text:p text:style-name="Octosyllabe">Sur une mare trespassa ;</text:p>
      <text:p text:style-name="Octosyllabe">quant dedenz l’ewe [re]garda,</text:p>
      <text:p text:style-name="Octosyllabe">l’umbre de la lune ad veü,</text:p>
      <text:p text:style-name="Octosyllabe">mes ne sot mie quei ceo fu.</text:p>
      <text:p text:style-name="Octosyllabe">Puis ad pensé en sun curage</text:p>
      <text:p text:style-name="Octosyllabe">qu’il ot veü un grant furmage.</text:p>
      <text:p text:style-name="Octosyllabe">L’ewe comencë a laper ;</text:p>
      <text:p text:style-name="Octosyllabe">tresbien<text:s/>quida en sun penser,</text:p>
      <text:p text:style-name="Octosyllabe">si l’ewe de la mare ert mendre,</text:p>
      <text:p text:style-name="Octosyllabe">que le furmage peüst bien prendre.</text:p>
      <text:p text:style-name="Octosyllabe">Tant ad beü qu[e]’il creva :</text:p>
      <text:p text:style-name="Octosyllabe">ileoc cheï, puis ne leva.</text:p>
      <text:p text:style-name="Octosyllabe">Meint humme espeire, utre dreit</text:p>
      <text:p text:style-name="Octosyllabe">e utre ceo qu’il ne dev<text:span text:style-name="T348">e</text:span>reit,</text:p>
      <text:p text:style-name="Octosyllabe"><text:span text:style-name="T349">a<text:s/></text:span>aver tutes ses volentez,</text:p>
      <text:p text:style-name="Octosyllabe">dunt puis est morz e afolez.</text:p>
      <text:p text:style-name="Titre1.Surtitreconventionnel"><text:span text:style-name="T350">Marie de France, n° 59</text:span></text:p>
      <text:p text:style-name="IndexationPerry">[P670]</text:p>
      <text:p text:style-name="Titre2.Titredefable">Le Loup et le corbeau</text:p>
      <text:p text:style-name="Octosyllabe">D’un lu cunte ke vit jadis</text:p>
      <text:p text:style-name="Octosyllabe">u un corbel s’esteit asis</text:p>
      <text:p text:style-name="Octosyllabe">sur le dos dë une berbiz.</text:p>
      <text:p text:style-name="Octosyllabe">Li lus parla od nobles diz :</text:p>
      <text:p text:style-name="Octosyllabe">« Jeo vei », fet il, « [mut] grant merveille :</text:p>
      <text:p text:style-name="Octosyllabe">le corp sur le dos d’une oweille.</text:p>
      <text:p text:style-name="Octosyllabe">Set la u<text:s/>siet, dit ceo que dit,</text:p>
      <text:p text:style-name="Octosyllabe">fet ceo que fet sanz cuntredit :</text:p>
      <text:p text:style-name="Octosyllabe">mal ne crent il de nule rien.</text:p>
      <text:p text:style-name="Octosyllabe">Si j<text:span text:style-name="T351">eo</text:span><text:s/>i seïsse, jeo sai bien</text:p>
      <text:p text:style-name="Octosyllabe">que tute gent me hüereient ;</text:p>
      <text:p text:style-name="Octosyllabe">de tutes parz m’escriereient</text:p>
      <text:p text:style-name="Octosyllabe">que jeo la vodreie manger ;</text:p>
      <text:p text:style-name="Octosyllabe">ne me larreient aprismer. »</text:p>
      <text:p text:style-name="Octosyllabe">Issi est [il] del<text:s/>tricheür :</text:p>
      <text:p text:style-name="Octosyllabe">en esfrei est e en poür</text:p>
      <text:p text:style-name="Octosyllabe">- sa conscïence le reprent –</text:p>
      <text:p text:style-name="Octosyllabe">que tuz cunuissent sun talent.</text:p>
      <text:p text:style-name="Octosyllabe">Forment li peise del leal,</text:p>
      <text:p text:style-name="Octosyllabe">quë hume ne tient ses fez a mal.</text:p>
      <text:p text:style-name="Titre1.Surtitreconventionnel"><text:span text:style-name="T352">Marie de France, n° 60</text:span></text:p>
      <text:p text:style-name="IndexationPerry">[P<text:span text:style-name="T353">Ø</text:span>]</text:p>
      <text:p text:style-name="Titre2.Titredefable">Le Coq et le renard</text:p>
      <text:p text:style-name="Octosyllabe">D’un cok recunte ki estot</text:p>
      <text:p text:style-name="Octosyllabe">sur un femer e si chantot ;</text:p>
      <text:p text:style-name="Octosyllabe">par delez li vient un gupilz,</text:p>
      <text:soft-page-break/>
      <text:p text:style-name="Octosyllabe">si l’apela par muz beaus diz.</text:p>
      <text:p text:style-name="Octosyllabe">« Sire », fet il, « mut te vei bel,</text:p>
      <text:p text:style-name="Octosyllabe">unc[es] ne vi si gent oisel ;</text:p>
      <text:p text:style-name="Octosyllabe">clere voiz as sur tute rien :</text:p>
      <text:p text:style-name="Octosyllabe">fors tun pere, que jo vi bien,</text:p>
      <text:p text:style-name="Octosyllabe">unc[es] oisel meuz ne chanta ;</text:p>
      <text:p text:style-name="Octosyllabe">mes il<text:s/><text:span text:style-name="T354">le</text:span><text:s/>fist meuz, kar il cluna. »</text:p>
      <text:p text:style-name="Octosyllabe">— « Si puis jeo fere », dist li cocs.</text:p>
      <text:p text:style-name="Octosyllabe">Les eles bat, les oilz ad clos ;</text:p>
      <text:p text:style-name="Octosyllabe">chanter quida plus clerement.</text:p>
      <text:p text:style-name="Octosyllabe">Li gupil saut e si l[e] prent ;</text:p>
      <text:p text:style-name="Octosyllabe">vers la forest od lui s’en va.</text:p>
      <text:p text:style-name="Octosyllabe">Par mi un champ, u il passa,</text:p>
      <text:p text:style-name="Octosyllabe">current aprés tut li pastur ;</text:p>
      <text:p text:style-name="Octosyllabe">li chiens le hüent tut entur :</text:p>
      <text:p text:style-name="Octosyllabe">veit le gupil, ki le cok tient ;</text:p>
      <text:p text:style-name="Octosyllabe">mar le guaina si par eus vient !</text:p>
      <text:p text:style-name="Octosyllabe">« Va », fet li cocs, « si lur escrie</text:p>
      <text:p text:style-name="Octosyllabe">que sui tuens, ne me larras mie. »</text:p>
      <text:p text:style-name="Octosyllabe">Li gupil volt parler en haut,</text:p>
      <text:p text:style-name="Octosyllabe">e li cocs de sa buche saut ;</text:p>
      <text:p text:style-name="Octosyllabe">sur un haut fust s’[en] est muntez.</text:p>
      <text:p text:style-name="Octosyllabe">Quant li gupilz s’est reguardez,</text:p>
      <text:p text:style-name="Octosyllabe">mut par se tient enfantillé,</text:p>
      <text:p text:style-name="Octosyllabe">que li cocs l’ad si enginné ;</text:p>
      <text:p text:style-name="Octosyllabe">de maltalent e de dreit’ ire</text:p>
      <text:p text:style-name="Octosyllabe">la buche cumence a maudire,</text:p>
      <text:p text:style-name="Octosyllabe">ke parole quant dev<text:span text:style-name="T355">e</text:span>reit taire.</text:p>
      <text:p text:style-name="Octosyllabe">Li cocs respunt : « Si dei jeo faire :</text:p>
      <text:p text:style-name="Octosyllabe">maudire l’oil ki volt cluiner</text:p>
      <text:p text:style-name="Octosyllabe">quant il deit guarder e guaiter</text:p>
      <text:p text:style-name="Octosyllabe">que mal ne vienge a sun seignur. »</text:p>
      <text:p text:style-name="Octosyllabe">Ceo funt li fol : tut li plusur</text:p>
      <text:p text:style-name="Octosyllabe">parolent quant deivent teiser,</text:p>
      <text:p text:style-name="Octosyllabe">teisent quant il deivent parler.</text:p>
      <text:p text:style-name="Titre1.Surtitreconventionnel"><text:span text:style-name="T356">Marie de France, n° 61</text:span></text:p>
      <text:p text:style-name="IndexationPerry">[P<text:span text:style-name="T357">Ø</text:span>]</text:p>
      <text:p text:style-name="Titre2.Titredefable">Le Renard et la colombe</text:p>
      <text:p text:style-name="Octosyllabe">D’un columb cunte ke jadis</text:p>
      <text:p text:style-name="Octosyllabe">sur une croiz s’esteit asis.</text:p>
      <text:p text:style-name="Octosyllabe">Un gupil vient<text:s/>desuz, sil vit.</text:p>
      <text:p text:style-name="Octosyllabe">En haut parla, si li [a] dit :</text:p>
      <text:p text:style-name="Octosyllabe">« Pur quei seiez* », fet il, « lasus</text:p>
      <text:p text:style-name="Octosyllabe">en si grant vent ? kar descent jus,</text:p>
      <text:p text:style-name="Octosyllabe">si seez od mei en cest abri* ! »</text:p>
      <text:p text:style-name="Octosyllabe">— « Jeo ne l’os fere », ceo respundi.</text:p>
      <text:p text:style-name="Octosyllabe">— « Pour nïent as poür de mei,</text:p>
      <text:p text:style-name="Octosyllabe">si te sai bien dire pur quei.</text:p>
      <text:p text:style-name="Octosyllabe">Jeo<text:s/>fu ore ainz a un cunté,</text:p>
      <text:p text:style-name="Octosyllabe">u grant peoplë ot asemblé.</text:p>
      <text:p text:style-name="Octosyllabe">Un brief i vient de part le rei</text:p>
      <text:p text:style-name="Octosyllabe">quë a mandé par dreite fei</text:p>
      <text:p text:style-name="Octosyllabe">que beste a autre ne mesface</text:p>
      <text:p text:style-name="Octosyllabe">n’a nul oisel ; ja Deu ne place</text:p>
      <text:p text:style-name="Octosyllabe">que entre eus ait mes si feite guere !</text:p>
      <text:p text:style-name="Octosyllabe">Pes veut mettre dedenz sa tere ;</text:p>
      <text:p text:style-name="Octosyllabe">ensemble purrunt mes aler</text:p>
      <text:p text:style-name="Octosyllabe">oiseus e bestes, en peis jüer. »</text:p>
      <text:p text:style-name="Octosyllabe">« Dunc descendrai », fet li culums.</text:p>
      <text:p text:style-name="Octosyllabe">— « Mes jeo vei la lez ces buissuns</text:p>
      <text:soft-page-break/>
      <text:p text:style-name="Octosyllabe">deus chevalers mut tost aler,</text:p>
      <text:p text:style-name="Octosyllabe">si funt deus chiens od eus mener. »</text:p>
      <text:p text:style-name="Octosyllabe">Dist li gupilz : « Sunt il bien pres ? »</text:p>
      <text:p text:style-name="Octosyllabe">« Il chevachent », fet il, « adés. »</text:p>
      <text:p text:style-name="Octosyllabe">— « Meuz est que en cele grave voise</text:p>
      <text:p text:style-name="Octosyllabe">que par euls eie estrif ne noise.</text:p>
      <text:p text:style-name="Octosyllabe">Il n’unt pas tuz le bref oï</text:p>
      <text:p text:style-name="Octosyllabe">ki vient del rei, jol vus afi :</text:p>
      <text:p text:style-name="Octosyllabe">ne m’estuv<text:span text:style-name="T358">e</text:span>reit pas remüer,</text:p>
      <text:p text:style-name="Octosyllabe">si<text:s/><text:span text:style-name="T359">tuz</text:span><text:s/>l’eüssent oï cunter ».</text:p>
      <text:p text:style-name="Octosyllabe">Si vet des feluns veizïez :</text:p>
      <text:p text:style-name="Octosyllabe">par eus sunt plusurs enginnez</text:p>
      <text:p text:style-name="Octosyllabe">par<text:s/>parole, par faus sermun</text:p>
      <text:p text:style-name="Octosyllabe">cum li gupilz fist le colum.</text:p>
      <text:p text:style-name="Titre1.Surtitreconventionnel"><text:span text:style-name="T360">Marie de France, n° 62</text:span></text:p>
      <text:p text:style-name="IndexationPerry">[P<text:span text:style-name="T361">672</text:span>]</text:p>
      <text:p text:style-name="Titre2.Titredefable">L’Aigle, l’autour et les colombes</text:p>
      <text:p text:style-name="Octosyllabe">Li egles est des oiseus reis,</text:p>
      <text:p text:style-name="Octosyllabe">pur ceo qu’il est pruz e curteis ;</text:p>
      <text:p text:style-name="Octosyllabe">li osturs est sis senescaus,</text:p>
      <text:p text:style-name="Octosyllabe">que n’est<text:span text:style-name="T362">eit</text:span><text:s/>mie del tut leiaus.</text:p>
      <text:p text:style-name="Octosyllabe">Li elges sist par un grant chaut</text:p>
      <text:p text:style-name="Octosyllabe">sur la branche d’un cheine en haut.</text:p>
      <text:p text:style-name="Octosyllabe">Li ostur sist plus bas de lui,</text:p>
      <text:p text:style-name="Octosyllabe">garda aval, si ot ennui</text:p>
      <text:p text:style-name="Octosyllabe">des colums que desuz vol<text:span text:style-name="T363">et</text:span>oënt,</text:p>
      <text:p text:style-name="Octosyllabe">jus a la tere entre eus juoënt.</text:p>
      <text:p text:style-name="Octosyllabe">« Vus vus jüez », fet il, « suz mei ;</text:p>
      <text:p text:style-name="Octosyllabe">mes, si li egles, nostre rei,</text:p>
      <text:p text:style-name="Octosyllabe"><text:span text:style-name="T364">se<text:s/></text:span>fust d’ici un poi remüez</text:p>
      <text:p text:style-name="Octosyllabe">e sur un autre fust volez,</text:p>
      <text:p text:style-name="Octosyllabe">li gius ireit en autre guise ;</text:p>
      <text:p text:style-name="Octosyllabe">jeo fereie de vus justise ! »</text:p>
      <text:p text:style-name="Octosyllabe">Pur ceo ne deit princes voler</text:p>
      <text:p text:style-name="Octosyllabe">seneschal de grant fierté aver</text:p>
      <text:p text:style-name="Octosyllabe">ne coveitus ne menteür</text:p>
      <text:p text:style-name="Octosyllabe">si nel veut fere sun seignur.</text:p>
      <text:p text:style-name="Titre1.Surtitreconventionnel"><text:span text:style-name="T365">Marie de France, n° 63</text:span></text:p>
      <text:p text:style-name="IndexationPerry">[P<text:span text:style-name="T366">673</text:span>]</text:p>
      <text:p text:style-name="Titre2.Titredefable">Le<text:s/>Cheval et la haie</text:p>
      <text:p text:style-name="Octosyllabe">Un cheval vit u herbe crut</text:p>
      <text:p text:style-name="Octosyllabe">dedenz un pré, mes n’aparut</text:p>
      <text:p text:style-name="Octosyllabe">la haie dunt fu clos li prez :</text:p>
      <text:p text:style-name="Octosyllabe">al saillir enz s’est esteillez.</text:p>
      <text:p text:style-name="Octosyllabe">Ceo funt plusurs, bien le savez :</text:p>
      <text:p text:style-name="Octosyllabe">tant coveitent lur volentez</text:p>
      <text:p text:style-name="Octosyllabe">ne veient pas queile aventure</text:p>
      <text:p text:style-name="Octosyllabe">en vient aprés pesante e dure.</text:p>
      <text:p text:style-name="Titre1.Surtitreconventionnel"><text:span text:style-name="T367">Marie de France, n° 64</text:span></text:p>
      <text:p text:style-name="IndexationPerry">[P<text:span text:style-name="T368">674</text:span>]</text:p>
      <text:p text:style-name="Titre2.Titredefable">L’Homme, le cheval et le bouc</text:p>
      <text:p text:style-name="Octosyllabe">Un riches hum, ceo dit, aveit</text:p>
      <text:p text:style-name="Octosyllabe">un cheval, que vendre voleit,</text:p>
      <text:p text:style-name="Octosyllabe">e un sun buc tut a un pris.</text:p>
      <text:p text:style-name="Octosyllabe">Pur vient souz<text:s/><text:span text:style-name="T369">ceo</text:span><text:s/>dist a ses amis</text:p>
      <text:p text:style-name="Octosyllabe">[que] chescun d’eus voleit duner,</text:p>
      <text:soft-page-break/>
      <text:p text:style-name="Octosyllabe">si nul les vousist achater.</text:p>
      <text:p text:style-name="Octosyllabe">Uns<text:s/>march[e]anz les bargena :</text:p>
      <text:p text:style-name="Octosyllabe">le cheval dit qu’il retendra,</text:p>
      <text:p text:style-name="Octosyllabe">mes li bucs n’en valeit n[i]ent.</text:p>
      <text:p text:style-name="Octosyllabe">Li riches hum par maltalent</text:p>
      <text:p text:style-name="Octosyllabe">dit que ambedeus achatereit</text:p>
      <text:p text:style-name="Octosyllabe">u ambesdeus les i larreit.</text:p>
      <text:p text:style-name="Octosyllabe">Veer pöez del nunsavant</text:p>
      <text:p text:style-name="Octosyllabe">que sun mal us prise autretant</text:p>
      <text:p text:style-name="Octosyllabe">cume sun bon tut oël<text:span text:style-name="T370">e</text:span>ment ;</text:p>
      <text:p text:style-name="Octosyllabe">ne peot lesser sun fol talent.</text:p>
      <text:p text:style-name="Titre1.Surtitreconventionnel"><text:span text:style-name="T371">Marie de France, n° 65</text:span></text:p>
      <text:p text:style-name="IndexationPerry">[P<text:span text:style-name="T372">Ø</text:span>]</text:p>
      <text:p text:style-name="Titre2.Titredefable">Les Loups et l’escarbot</text:p>
      <text:p text:style-name="Octosyllabe">Ci nus recunte cum uns lus</text:p>
      <text:p text:style-name="Octosyllabe">en une grave jut tut suls.</text:p>
      <text:p text:style-name="Octosyllabe">Desuz la cüe aval li entre</text:p>
      <text:p text:style-name="Octosyllabe">un escarboz deci al ventre.</text:p>
      <text:p text:style-name="Octosyllabe">Li lus saut sus, si s’esveilla ;</text:p>
      <text:p text:style-name="Octosyllabe">mut anguissusement cria.</text:p>
      <text:p text:style-name="Octosyllabe">Tant se vultra e tant sailli</text:p>
      <text:p text:style-name="Octosyllabe">que li escarboz s’en reissi.</text:p>
      <text:p text:style-name="Octosyllabe">Quant li lus l’esgarda e vit,</text:p>
      <text:p text:style-name="Octosyllabe">mut par li fu en grant despit.</text:p>
      <text:p text:style-name="Octosyllabe">« Allas », fet il, « dolenz, cheitifs,</text:p>
      <text:p text:style-name="Octosyllabe">ki dedenz mei t’esteies mis ! »</text:p>
      <text:p text:style-name="Octosyllabe">Li escarboz ad respundu :</text:p>
      <text:p text:style-name="Octosyllabe">« Certes », fet il, « bien est sceü</text:p>
      <text:p text:style-name="Octosyllabe">que jeo vail asez meuz de tei,</text:p>
      <text:p text:style-name="Octosyllabe">quant tu demeines tel buffei.</text:p>
      <text:p text:style-name="Octosyllabe">Ore asemble ta cumpainie</text:p>
      <text:p text:style-name="Octosyllabe">e ceus que te sunt en aïe,</text:p>
      <text:p text:style-name="Octosyllabe">e jeo asemblerai mes genz</text:p>
      <text:p text:style-name="Octosyllabe">e mes amis e mes parenz ;</text:p>
      <text:p text:style-name="Octosyllabe">demain tenum une bataille !</text:p>
      <text:p text:style-name="Octosyllabe">En mi cel champ seit sanz faille ! »</text:p>
      <text:p text:style-name="Octosyllabe">Li lus l’ad issi otrïé.</text:p>
      <text:p text:style-name="Octosyllabe">Pur ses<text:s/>eidanz ad enveié.</text:p>
      <text:p text:style-name="Octosyllabe">Li escarboz manda les ees ;</text:p>
      <text:p text:style-name="Octosyllabe">n’[en i] aveit un sul remés,</text:p>
      <text:p text:style-name="Octosyllabe">ne grosse musche ne cornet</text:p>
      <text:p text:style-name="Octosyllabe">ne bone wespe ne wibet.</text:p>
      <text:p text:style-name="Octosyllabe">Quant il deveient aprismer,</text:p>
      <text:p text:style-name="Octosyllabe">li lu volt les uens enseigner ;</text:p>
      <text:p text:style-name="Octosyllabe">cunseil, ceo dit, lur estut prendre :</text:p>
      <text:p text:style-name="Octosyllabe">s’il se veut vers eus defendre,</text:p>
      <text:p text:style-name="Octosyllabe">chescuns estut garder sa cüe,</text:p>
      <text:p text:style-name="Octosyllabe">u il irrunt a male voue.</text:p>
      <text:p text:style-name="Octosyllabe">Li cerfs lur dist : « <text:span text:style-name="T373">E<text:s/></text:span>nus nus bendums !</text:p>
      <text:p text:style-name="Octosyllabe">De cele part nus estupums</text:p>
      <text:p text:style-name="Octosyllabe">qu’il ne puissent de la entrer !</text:p>
      <text:p text:style-name="Octosyllabe">Dunc purrum [nus] plus ferm ester. »</text:p>
      <text:p text:style-name="Octosyllabe">Issi l’unt fet cummunement ;</text:p>
      <text:p text:style-name="Octosyllabe">bendé se sunt mut fermement.</text:p>
      <text:p text:style-name="Octosyllabe">Mes,<text:s/>quant ceo vint a l’asemblee,</text:p>
      <text:p text:style-name="Octosyllabe">une wespe s’est [es]drescee,</text:p>
      <text:p text:style-name="Octosyllabe">si puint le cerf par les costez</text:p>
      <text:p text:style-name="Octosyllabe">e il sailli tuz esfreez,</text:p>
      <text:p text:style-name="Octosyllabe">qu’il se mesfit vileinement</text:p>
      <text:p text:style-name="Octosyllabe">e la bende desrump et fent.</text:p>
      <text:soft-page-break/>
      <text:p text:style-name="Octosyllabe">Ceo dit li lus, ki esteit pres :</text:p>
      <text:p text:style-name="Octosyllabe">« Seignus, pur Deu, n’i est<text:span text:style-name="T374">ei</text:span>um mes !</text:p>
      <text:p text:style-name="Octosyllabe">Mut par nus<text:s/>est mesavenu</text:p>
      <text:p text:style-name="Octosyllabe">quant li lïen sunt [de]rumpu.</text:p>
      <text:p text:style-name="Octosyllabe">Fuium nus en hastivement !</text:p>
      <text:p text:style-name="Octosyllabe">Si nus demurum<text:s/><text:span text:style-name="T375">i</text:span>ci neient,</text:p>
      <text:p text:style-name="Octosyllabe">n’i av<text:span text:style-name="T376">e</text:span>ra ja un sul de nus</text:p>
      <text:p text:style-name="Octosyllabe">n’eit suz la cüe treis u dous*. »</text:p>
      <text:p text:style-name="Octosyllabe">Cest essample nus dit de ceus</text:p>
      <text:p text:style-name="Octosyllabe">ki despisent les menurs de eus :</text:p>
      <text:p text:style-name="Octosyllabe">tant les avillent de lur diz</text:p>
      <text:p text:style-name="Octosyllabe">quë al<text:s/>grant busuin sunt honiz,</text:p>
      <text:p text:style-name="Octosyllabe">e meuz se seivent cil eider</text:p>
      <text:p text:style-name="Octosyllabe">la u il unt greinur mester.</text:p>
      <text:p text:style-name="Titre1.Surtitreconventionnel"><text:span text:style-name="T377">Marie de France, n° 65b</text:span></text:p>
      <text:p text:style-name="IndexationPerry">[P<text:span text:style-name="T378">688</text:span>]</text:p>
      <text:p text:style-name="Titre2.Titredefable">Les Loups</text:p>
      <text:p text:style-name="Octosyllabe">Par veille essample<text:s/><text:span text:style-name="T379">re</text:span>cunte ici</text:p>
      <text:p text:style-name="Octosyllabe">que tuit le lu sunt enveilli</text:p>
      <text:p text:style-name="Octosyllabe">en cele pel u il sunt né ;</text:p>
      <text:p text:style-name="Octosyllabe">la remainent tut lur eé.</text:p>
      <text:p text:style-name="Octosyllabe">Ki sur le lu meïst<text:s/>bon mestre</text:p>
      <text:p text:style-name="Octosyllabe">quil doctrinast a estre prestre,</text:p>
      <text:p text:style-name="Octosyllabe">si sereit il tut dis gris lus</text:p>
      <text:p text:style-name="Octosyllabe">fel e engrés, leiz e hidus.</text:p>
      <text:p text:style-name="Titre1.Surtitreconventionnel"><text:span text:style-name="T380">Marie de France, n° 66</text:span></text:p>
      <text:p text:style-name="IndexationPerry">[P<text:span text:style-name="T381">Ø</text:span>]</text:p>
      <text:p text:style-name="Titre2.Titredefable">L’Autour et le rossignol</text:p>
      <text:p text:style-name="Octosyllabe">Ci nus recunte d’un ostur,</text:p>
      <text:p text:style-name="Octosyllabe">ki sur le fust s’asist un jur,</text:p>
      <text:p text:style-name="Octosyllabe">u li russinol ot sun ni</text:p>
      <text:p text:style-name="Octosyllabe">e ses oiselez bel<text:s/>nurri.</text:p>
      <text:p text:style-name="Octosyllabe">A sei le* prist a rapeler,</text:p>
      <text:p text:style-name="Octosyllabe">si li cumanda a chanter.</text:p>
      <text:p text:style-name="Octosyllabe">« Sire », fet il, « jo ne purreie,</text:p>
      <text:p text:style-name="Octosyllabe">tant cum si pres de mei vus veie.</text:p>
      <text:p text:style-name="Octosyllabe">Si vus pleseit a remüer</text:p>
      <text:p text:style-name="Octosyllabe">e sur u autre fust voler,</text:p>
      <text:p text:style-name="Octosyllabe">jeo chantereie mut plus bel ;</text:p>
      <text:p text:style-name="Octosyllabe">ceo seivent tuit cist autre oisel. »</text:p>
      <text:p text:style-name="Octosyllabe">Autresi vet<text:s/>de mainte gent :</text:p>
      <text:p text:style-name="Octosyllabe">ne püent pas seürement</text:p>
      <text:p text:style-name="Octosyllabe">la u il dutent, bien parler,</text:p>
      <text:p text:style-name="Octosyllabe"><text:s/>si cum la u n’estut duter.</text:p>
      <text:p text:style-name="Titre1.Surtitreconventionnel"><text:span text:style-name="T382">Marie de France, n° 67</text:span></text:p>
      <text:p text:style-name="IndexationPerry">[P576]</text:p>
      <text:p text:style-name="Titre2.Titredefable">Le Corbeau qui trouve des plumes de paon</text:p>
      <text:p text:style-name="Octosyllabe">Del corbel cunte ki trova</text:p>
      <text:p text:style-name="Octosyllabe">par un chemin, u il ala,</text:p>
      <text:p text:style-name="Octosyllabe">plumes e pennes d’un poün,</text:p>
      <text:p text:style-name="Octosyllabe">si s’esguarda tut envirun :</text:p>
      <text:p text:style-name="Octosyllabe">plus vil se tient nul oisel</text:p>
      <text:p text:style-name="Octosyllabe">pu ceo qu’il ne se vit si bel.</text:p>
      <text:p text:style-name="Octosyllabe">Tutes ses plumes esraça,</text:p>
      <text:p text:style-name="Octosyllabe">quë une sule n’i leissa ;</text:p>
      <text:p text:style-name="Octosyllabe">des pennes al poün s’aürne,</text:p>
      <text:soft-page-break/>
      <text:p text:style-name="Octosyllabe">trestut sun cors bel [en] aturne ;</text:p>
      <text:p text:style-name="Octosyllabe">puis s’asembla od les poüns.</text:p>
      <text:p text:style-name="Octosyllabe">Ne semblot par lur cumpainuns ;</text:p>
      <text:p text:style-name="Octosyllabe">od<text:s/>les eles le [de]batirent,</text:p>
      <text:p text:style-name="Octosyllabe">[e] si pis purent, pis li firent.</text:p>
      <text:p text:style-name="Octosyllabe">Dunc [s’en] revolt as corps aler,</text:p>
      <text:p text:style-name="Octosyllabe">si cum einz fist, corp resembler ;</text:p>
      <text:p text:style-name="Octosyllabe">mes il l’unt tut descun[e]u,</text:p>
      <text:p text:style-name="Octosyllabe">si l’unt ocis e debatu.</text:p>
      <text:p text:style-name="Octosyllabe">Ceo peot [hoem] veer de plusurs</text:p>
      <text:p text:style-name="Octosyllabe">ki aver unt e granz honurs :</text:p>
      <text:p text:style-name="Octosyllabe">uncor<text:span text:style-name="T383">e</text:span><text:s/>vodreient plus cuillir</text:p>
      <text:p text:style-name="Octosyllabe">ceo qu’il ne poënt retenir ;</text:p>
      <text:p text:style-name="Octosyllabe">ceo qu’il coveitent n’unt il mie,</text:p>
      <text:p text:style-name="Octosyllabe">e le lur perdent par folie.</text:p>
      <text:p text:style-name="Titre1.Surtitreconventionnel"><text:span text:style-name="T384">Marie de France, n° 68</text:span></text:p>
      <text:p text:style-name="IndexationPerry">[P258]</text:p>
      <text:p text:style-name="Titre2.Titredefable">Le Lion et le renard</text:p>
      <text:p text:style-name="Octosyllabe">Un lïon fu mut desheitez,</text:p>
      <text:p text:style-name="Octosyllabe">de mal suspris e empeirez.</text:p>
      <text:p text:style-name="Octosyllabe">Tutes les betes i alrent :</text:p>
      <text:p text:style-name="Octosyllabe">entre eus distrent e [es]garderent</text:p>
      <text:p text:style-name="Octosyllabe">que hum le deüst mediciner,</text:p>
      <text:p text:style-name="Octosyllabe">si nuls<text:s/><text:span text:style-name="T385">en<text:s/></text:span>seüst cunseil trover.</text:p>
      <text:p text:style-name="Octosyllabe">Al gupil se tiendrent plusur,</text:p>
      <text:p text:style-name="Octosyllabe">que de bestes set le retur</text:p>
      <text:p text:style-name="Octosyllabe">e as oiseus reset parler,</text:p>
      <text:p text:style-name="Octosyllabe">mecine quere e demander.</text:p>
      <text:p text:style-name="Octosyllabe">Par message le funt somundre,</text:p>
      <text:p text:style-name="Octosyllabe">e le gupil estut respundre ;</text:p>
      <text:p text:style-name="Octosyllabe">lez<text:s/>la sale s’esteit mucez,</text:p>
      <text:p text:style-name="Octosyllabe">kar quointes ert e veiz[i]ez.</text:p>
      <text:p text:style-name="Octosyllabe">Li leün mut se curuça ;</text:p>
      <text:p text:style-name="Octosyllabe">le lu, sun provost, apela,</text:p>
      <text:p text:style-name="Octosyllabe">demanda lui pur quei ne vient.</text:p>
      <text:p text:style-name="Octosyllabe">Li lus respunt : « Rien nel detient</text:p>
      <text:p text:style-name="Octosyllabe">fors l’engresté de sun curage,</text:p>
      <text:p text:style-name="Octosyllabe">kar j<text:span text:style-name="T386">eo</text:span><text:s/><text:span text:style-name="T387">l</text:span>i enveiai* mun message.</text:p>
      <text:p text:style-name="Octosyllabe">Amener le f[e]rai e<text:s/>prendre,</text:p>
      <text:p text:style-name="Octosyllabe">vus le feites defeire u pendre,</text:p>
      <text:p text:style-name="Octosyllabe">sil chastïez si fierement</text:p>
      <text:p text:style-name="Octosyllabe">que sample prengnent si parent. »</text:p>
      <text:p text:style-name="Octosyllabe">Li gupil ot qu’il fu jugez,</text:p>
      <text:p text:style-name="Octosyllabe">mut durement s’est esmaiez ;</text:p>
      <text:p text:style-name="Octosyllabe">pas pur pas est avant venuz,</text:p>
      <text:p text:style-name="Octosyllabe">que des bestes fu bien veüz.</text:p>
      <text:p text:style-name="Octosyllabe">« U as esté<text:s/><text:span text:style-name="T388">tant ?</text:span> » fet li leüns,</text:p>
      <text:p text:style-name="Octosyllabe">e cil<text:s/>li dit en sun respuns :</text:p>
      <text:p text:style-name="Octosyllabe">« Si m’aït Deus, beus sire reis,</text:p>
      <text:p text:style-name="Octosyllabe">ne sai quei fesissë anceis</text:p>
      <text:p text:style-name="Octosyllabe">que mescine eüsse trovee ;</text:p>
      <text:p text:style-name="Octosyllabe">puis ai erré meinte jurnee</text:p>
      <text:p text:style-name="Octosyllabe">que oï vostre comandement.</text:p>
      <text:p text:style-name="Octosyllabe">En Salerne fui vereiment,</text:p>
      <text:p text:style-name="Octosyllabe">si vus unt li mire mandé,</text:p>
      <text:p text:style-name="Octosyllabe">ki oïrent vostre enfer<text:span text:style-name="T389">me</text:span>té,</text:p>
      <text:p text:style-name="Octosyllabe">que un lu<text:s/>seit escorcié tut vifs,</text:p>
      <text:p text:style-name="Octosyllabe">si seit li sanc en la pel mis</text:p>
      <text:p text:style-name="Octosyllabe">sur vostre piz desque a demain :</text:p>
      <text:p text:style-name="Octosyllabe">de vostre mal vus rendra sain. »</text:p>
      <text:soft-page-break/>
      <text:p text:style-name="Octosyllabe">Le lu pernent, kë ileoc fu ;</text:p>
      <text:p text:style-name="Octosyllabe">vif l’escorcent, tant l’unt tenu ;</text:p>
      <text:p text:style-name="Octosyllabe">al lïun unt la pel bailé.</text:p>
      <text:p text:style-name="Octosyllabe">[E] cil s’en vet a grant hasché ;</text:p>
      <text:p text:style-name="Octosyllabe">al soleil se<text:s/>sist pur garisun,</text:p>
      <text:p text:style-name="Octosyllabe">la vindrent musches e taün,</text:p>
      <text:p text:style-name="Octosyllabe">sil despuinstrent mut malement.</text:p>
      <text:p text:style-name="Octosyllabe">Li gupilz<text:s/><text:span text:style-name="T390">i<text:s/></text:span>vient tut quointement,</text:p>
      <text:p text:style-name="Octosyllabe">si li demanda quei la f<text:span text:style-name="T391">es</text:span>ist</text:p>
      <text:p text:style-name="Octosyllabe">que sanz chapel ileoc s’asist.</text:p>
      <text:p text:style-name="Octosyllabe">« Tes guanz », fet il, « vei depescez</text:p>
      <text:p text:style-name="Octosyllabe">Autre feiz seez chastïez</text:p>
      <text:p text:style-name="Octosyllabe">que autre ne deiz par mal tenir,</text:p>
      <text:p text:style-name="Octosyllabe">que sur tei deive revertir. »</text:p>
      <text:p text:style-name="Octosyllabe">Tel purchace le mal d’autrui</text:p>
      <text:p text:style-name="Octosyllabe">que cel meme revient sur lui,</text:p>
      <text:p text:style-name="Octosyllabe">si cum li lus fist del gupil,</text:p>
      <text:p text:style-name="Octosyllabe">qu’il voleit mettre en eissil.</text:p>
      <text:p text:style-name="Titre1.Surtitreconventionnel"><text:span text:style-name="T392">Marie de France, n° 69</text:span></text:p>
      <text:p text:style-name="IndexationPerry">[P<text:span text:style-name="T393">Ø</text:span>]</text:p>
      <text:p text:style-name="Titre2.Titredefable">Le Renard et l’ourse</text:p>
      <text:p text:style-name="Octosyllabe">D’un gupil nous recunte e dit</text:p>
      <text:p text:style-name="Octosyllabe">quë une urse<text:s/>trova e vit.</text:p>
      <text:p text:style-name="Octosyllabe">Forment li preia e requist</text:p>
      <text:p text:style-name="Octosyllabe">que ele suffrist que li fesist.</text:p>
      <text:p text:style-name="Octosyllabe">« Teis », fet ele, « mauvais gupilz,</text:p>
      <text:p text:style-name="Octosyllabe">mut par i es cheitfis e vilz ! »</text:p>
      <text:p text:style-name="Octosyllabe">— « Jeo sui », fet il, « tels cum jeo suil,</text:p>
      <text:p text:style-name="Octosyllabe">sil te ferai estre tun voil. »</text:p>
      <text:p text:style-name="Octosyllabe">— « Fui », fet ele, « leis më ester !</text:p>
      <text:p text:style-name="Octosyllabe">Si jeo t’en oi ja mes parler,</text:p>
      <text:p text:style-name="Octosyllabe">tenir te purras pur bricun :</text:p>
      <text:p text:style-name="Octosyllabe">jeo te bat<text:span text:style-name="T394">e</text:span>rai od mun bastun ! »</text:p>
      <text:p text:style-name="Octosyllabe">Tant l’a li gupilz enchacie</text:p>
      <text:p text:style-name="Octosyllabe">que l’urse s’est mut curucie.</text:p>
      <text:p text:style-name="Octosyllabe">Aprés curut pur lui ferir,</text:p>
      <text:p text:style-name="Octosyllabe">e il fuï pur lui trahir,</text:p>
      <text:p text:style-name="Octosyllabe">tant qu’il [la] meine en un buissun.</text:p>
      <text:p text:style-name="Octosyllabe"><text:span text:style-name="T395">E</text:span><text:s/>les espines tut<text:s/>envirun</text:p>
      <text:p text:style-name="Octosyllabe">l’unt entaché e encumbré</text:p>
      <text:p text:style-name="Octosyllabe">e par la pel l’unt detiré,</text:p>
      <text:p text:style-name="Octosyllabe">se ke ne pot avant aler</text:p>
      <text:p text:style-name="Octosyllabe">pur nule rien ne returner.</text:p>
      <text:p text:style-name="Octosyllabe">Dunc<text:s/><text:span text:style-name="T396">re</text:span>vient li gupil par derere ;</text:p>
      <text:p text:style-name="Octosyllabe">sur li sailli cume trichere.</text:p>
      <text:p text:style-name="Octosyllabe">L’urse cumença<text:s/><text:span text:style-name="T397">dunc<text:s/></text:span>a cria ;</text:p>
      <text:p text:style-name="Octosyllabe">puis si li prist a demander :</text:p>
      <text:p text:style-name="Octosyllabe">« Mauveis gupil, quei<text:s/>f[e]ras tu ? »</text:p>
      <text:p text:style-name="Octosyllabe">Li gupilz li ad<text:s/><text:span text:style-name="T398">tost</text:span><text:s/>respundu :</text:p>
      <text:p text:style-name="Octosyllabe">« Ceo que [jeo] t’oi », fet il, « preié,</text:p>
      <text:p text:style-name="Octosyllabe">dunt tu m’aveies manacié. »</text:p>
      <text:p text:style-name="Octosyllabe">Ceo deit ester e remaner,</text:p>
      <text:p text:style-name="Octosyllabe">que pruz hum[e] dira pur ver :</text:p>
      <text:p text:style-name="Octosyllabe">as vezïez est bien avis</text:p>
      <text:p text:style-name="Octosyllabe">que lur parole est en tel pris</text:p>
      <text:p text:style-name="Octosyllabe">cum li engins de meinte<text:s/>gent,</text:p>
      <text:p text:style-name="Octosyllabe">que par cunsel venquent suvent.</text:p>
      <text:p text:style-name="Titre1.Surtitreconventionnel"><text:span text:style-name="T399">Marie de France, n° 70</text:span></text:p>
      <text:p text:style-name="IndexationPerry">[P336]</text:p>
      <text:soft-page-break/>
      <text:p text:style-name="Titre2.Titredefable">Le lion malade</text:p>
      <text:p text:style-name="Octosyllabe">Un lïun fu de mal grevez,</text:p>
      <text:p text:style-name="Octosyllabe">si ad tuz ses baruns mandez :</text:p>
      <text:p text:style-name="Octosyllabe">mires voleit que li quesissent,</text:p>
      <text:p text:style-name="Octosyllabe">que de sun mal le guaresissent.</text:p>
      <text:p text:style-name="Octosyllabe">Tuz li dient ja ne guarrat,</text:p>
      <text:p text:style-name="Octosyllabe">si queor de cerf mangé nen at.</text:p>
      <text:p text:style-name="Octosyllabe">Dunc assemblent lur parlement.</text:p>
      <text:p text:style-name="Octosyllabe">Mandez i fu, n’i vient n[i]ent ;</text:p>
      <text:p text:style-name="Octosyllabe">kar si parent e si ami</text:p>
      <text:p text:style-name="Octosyllabe">l’en aveint devant garni.</text:p>
      <text:p text:style-name="Octosyllabe">Un’ autre fez i fu mandez,</text:p>
      <text:p text:style-name="Octosyllabe">e il [i] vient tut esfreez.</text:p>
      <text:p text:style-name="Octosyllabe">Dunc li distrent qu[e]’il voleient</text:p>
      <text:p text:style-name="Octosyllabe">sun queor aver, si l’ocireient.</text:p>
      <text:p text:style-name="Octosyllabe">Li cerfs l’oï,<text:s/>si s’en ala ;</text:p>
      <text:p text:style-name="Octosyllabe">a grant peine lur eschapa.</text:p>
      <text:p text:style-name="Octosyllabe">La terce fez le remanderent,</text:p>
      <text:p text:style-name="Octosyllabe">e il [i] vient ; dunc le tüerent.</text:p>
      <text:p text:style-name="Octosyllabe">Einz qu’il par fust [bien] escorcez,</text:p>
      <text:p text:style-name="Octosyllabe">s’est li gupilz tant aprismez</text:p>
      <text:p text:style-name="Octosyllabe">qu’il lur aveit le quor emblé*,</text:p>
      <text:p text:style-name="Octosyllabe">si l’ad mangé e devoré*.</text:p>
      <text:p text:style-name="Octosyllabe">Quant il voleient avant<text:s/>porter,</text:p>
      <text:p text:style-name="Octosyllabe">si nel porent mie trover.</text:p>
      <text:p text:style-name="Octosyllabe">Entr’eus en tienent mut grant pleit,</text:p>
      <text:p text:style-name="Octosyllabe">si demandent ki ceo ad fait :</text:p>
      <text:p text:style-name="Octosyllabe">ki le quor lur aveit emblé,</text:p>
      <text:p text:style-name="Octosyllabe">grant huntë ot fet e vilté.</text:p>
      <text:p text:style-name="Octosyllabe">Les bestes ki esteint pres</text:p>
      <text:p text:style-name="Octosyllabe">surent le gupil mut engrés,</text:p>
      <text:p text:style-name="Octosyllabe">a felun e a<text:s/><text:span text:style-name="T400">mut</text:span><text:s/>veizïe :</text:p>
      <text:p text:style-name="Octosyllabe">dient qu’il ad le<text:s/>quor mangié.</text:p>
      <text:p text:style-name="Octosyllabe">Dunc unt le gupil apelé,</text:p>
      <text:p text:style-name="Octosyllabe">si li unt le quor demandé.</text:p>
      <text:p text:style-name="Octosyllabe">Il lur jura par ser[e]ment</text:p>
      <text:p text:style-name="Octosyllabe">qu[e]’il ne l’ot emblé n[i]ent.</text:p>
      <text:p text:style-name="Octosyllabe">« Seignurs », fet il, « je<text:span text:style-name="T401">o</text:span><text:s/>afierai</text:p>
      <text:p text:style-name="Octosyllabe">quë unc[es] le quor ne mangai.</text:p>
      <text:p text:style-name="Octosyllabe">Pire sereie d’autre beste ;</text:p>
      <text:p text:style-name="Octosyllabe">hum me deüst trencher la teste,</text:p>
      <text:p text:style-name="Octosyllabe">s<text:span text:style-name="T402">i</text:span><text:s/>encuntre le mal mun seignur</text:p>
      <text:p text:style-name="Octosyllabe">eüsse fet tel deshonur.</text:p>
      <text:p text:style-name="Octosyllabe">Ore en irum devant le rei !</text:p>
      <text:p text:style-name="Octosyllabe">Venez !<text:s/><text:span text:style-name="T403">Si</text:span><text:s/>seez ensemble od mei !</text:p>
      <text:p text:style-name="Octosyllabe">Jeo me derainerai [tres] bien</text:p>
      <text:p text:style-name="Octosyllabe">que ne me mescrerra de rien. »</text:p>
      <text:p text:style-name="Octosyllabe">Dunc [en] vunt devant le leün,</text:p>
      <text:p text:style-name="Octosyllabe">si li mustrerent la raisun ;</text:p>
      <text:p text:style-name="Octosyllabe">del quor dient qu’i l’unt perdu.</text:p>
      <text:p text:style-name="Octosyllabe">Dunc a li gupil respondu :</text:p>
      <text:p text:style-name="Octosyllabe">« Sire », fet il, « ceo m’est avis</text:p>
      <text:p text:style-name="Octosyllabe">il veulent mettre en cest païs</text:p>
      <text:p text:style-name="Octosyllabe">ceo que ja n’ert në unc ne fu</text:p>
      <text:p text:style-name="Octosyllabe">ne que jamés n’i ert veü.</text:p>
      <text:p text:style-name="Octosyllabe">Quant li cerf fu a curt mandé</text:p>
      <text:p text:style-name="Octosyllabe">e pur oscire aresuné,</text:p>
      <text:p text:style-name="Octosyllabe">a grant peine s’en eschapa.</text:p>
      <text:p text:style-name="Octosyllabe">Quant terce feiz<text:s/>[i] repeira,</text:p>
      <text:p text:style-name="Octosyllabe">sacez qu’il n’aveit point de quer ;</text:p>
      <text:p text:style-name="Octosyllabe">kar il n’i venist a nul fu[e]r.</text:p>
      <text:soft-page-break/>
      <text:p text:style-name="Octosyllabe">Mut fereie ke desleaus,</text:p>
      <text:p text:style-name="Octosyllabe">trop sereie mauveis e faus,</text:p>
      <text:p text:style-name="Octosyllabe">si jeo<text:s/><text:span text:style-name="T404">en</text:span>cuntre vostre santé</text:p>
      <text:p text:style-name="Octosyllabe">lur eüsse le quor<text:s/><text:span text:style-name="T405">issi</text:span><text:s/>emblé. »</text:p>
      <text:p text:style-name="Octosyllabe">Li liuns respunt que ver<text:span text:style-name="T406">i</text:span>té dist :</text:p>
      <text:p text:style-name="Octosyllabe">s’il queor eüst, ja n’i<text:s/>venist.</text:p>
      <text:p text:style-name="Octosyllabe">« Bien devum le gupil lesser,</text:p>
      <text:p text:style-name="Octosyllabe">que seins s’en puisse repeirer. »</text:p>
      <text:p text:style-name="Octosyllabe">Par me[i]mes ceste raisun,</text:p>
      <text:p text:style-name="Octosyllabe">quant fols prent sage a cumpainun,</text:p>
      <text:p text:style-name="Octosyllabe">si nule rien deveient partir,</text:p>
      <text:p text:style-name="Octosyllabe">le sage<text:s/><text:span text:style-name="T407">se</text:span><text:s/>set al meuz tenir,</text:p>
      <text:p text:style-name="Octosyllabe">par parole l’autre deceit ;</text:p>
      <text:p text:style-name="Octosyllabe">sa mençunge pur verté creit.</text:p>
      <text:p text:style-name="Titre1.Surtitreconventionnel"><text:span text:style-name="T408">Marie</text:span><text:span text:style-name="T409"><text:s/>de France, n° 71</text:span></text:p>
      <text:p text:style-name="IndexationPerry">[P675]</text:p>
      <text:p text:style-name="Titre2.Titredefable">Le Loup et le hérisson</text:p>
      <text:p text:style-name="Octosyllabe">Del lu dit e del heriçun,</text:p>
      <text:p text:style-name="Octosyllabe">que jadis furent cumpainun.</text:p>
      <text:p text:style-name="Octosyllabe">Li hiriçuns deveit ester</text:p>
      <text:p text:style-name="Octosyllabe">cuntre les chiens e desturber ;</text:p>
      <text:p text:style-name="Octosyllabe">a lui les deveit faire entendre,</text:p>
      <text:p text:style-name="Octosyllabe">quant li lus ireit preie prendre.</text:p>
      <text:p text:style-name="Octosyllabe">Un aignel prist li lus un jur,</text:p>
      <text:p text:style-name="Octosyllabe">si l’escrierent li pastur.</text:p>
      <text:p text:style-name="Octosyllabe">Les chiens li vunt aprés huant,</text:p>
      <text:p text:style-name="Octosyllabe">e il s’en vet al bois fuiant ;</text:p>
      <text:p text:style-name="Octosyllabe">le* heriçun leist entrepris.</text:p>
      <text:p text:style-name="Octosyllabe">Quant il l’apele e dit : « Amis,</text:p>
      <text:p text:style-name="Octosyllabe">pur amur Deu, vien mei eider,</text:p>
      <text:p text:style-name="Octosyllabe">tu ne me deiz mie lesser »,</text:p>
      <text:p text:style-name="Octosyllabe">li lus respunt : « Aïe tei !</text:p>
      <text:p text:style-name="Octosyllabe">Kar ja cunseil n’avras pur mei. »</text:p>
      <text:p text:style-name="Octosyllabe">Li hiriçuns li ad prié :</text:p>
      <text:p text:style-name="Octosyllabe">« Baisez mei [dunc] par charité !</text:p>
      <text:p text:style-name="Octosyllabe">A mes enfanz purras cunter</text:p>
      <text:p text:style-name="Octosyllabe">e par enseines remembrer</text:p>
      <text:p text:style-name="Octosyllabe">que ore sunt povre e orphenin,</text:p>
      <text:p text:style-name="Octosyllabe">ke mei leissastes el chemin. »</text:p>
      <text:p text:style-name="Octosyllabe">Li lus beisa le hyriçun,</text:p>
      <text:p text:style-name="Octosyllabe">e il s’aert a sun mentun ;</text:p>
      <text:p text:style-name="Octosyllabe">a ses levres<text:s/>s’est atachez</text:p>
      <text:p text:style-name="Octosyllabe"><text:span text:style-name="T410">e</text:span><text:s/>od ses broches* ferm afichez.</text:p>
      <text:p text:style-name="Octosyllabe">U il vousist u ne deinast,</text:p>
      <text:p text:style-name="Octosyllabe">al lu estut qu’il l’aportast.</text:p>
      <text:p text:style-name="Octosyllabe">Quant el bois fu od lui venu</text:p>
      <text:p text:style-name="Octosyllabe">li hyriçun est descendu ;</text:p>
      <text:p text:style-name="Octosyllabe">sur un aut chenë est munté.</text:p>
      <text:p text:style-name="Octosyllabe">Dunc s’esteit li lus recordé,</text:p>
      <text:p text:style-name="Octosyllabe">si li pria qu’il descendist</text:p>
      <text:p text:style-name="Octosyllabe">devant les<text:s/>chiens, sil defendist.</text:p>
      <text:p text:style-name="Octosyllabe">Li hyriçuns li respunt tant :</text:p>
      <text:p text:style-name="Octosyllabe">« Amis », fet il, « va t’en avant,</text:p>
      <text:p text:style-name="Octosyllabe">si te joïs de tun aignel !</text:p>
      <text:p text:style-name="Octosyllabe">La char [en] aies e la pel,</text:p>
      <text:p text:style-name="Octosyllabe">si tu te puis des chiens garir ;</text:p>
      <text:p text:style-name="Octosyllabe">kar jo ne quer rien partir.</text:p>
      <text:p text:style-name="Octosyllabe">Sul me eüssez ore einz lessé,</text:p>
      <text:p text:style-name="Octosyllabe">mes jo t’ai bien suzveizïé. »</text:p>
      <text:p text:style-name="Octosyllabe">Ceo peot hum veer del felun,</text:p>
      <text:soft-page-break/>
      <text:p text:style-name="Octosyllabe">ke veut trahir sun cumpainun :</text:p>
      <text:p text:style-name="Octosyllabe">il me[is]mes est encumbrez</text:p>
      <text:p text:style-name="Octosyllabe">la u li autre est deliv<text:span text:style-name="T411">e</text:span>rez.</text:p>
      <text:p text:style-name="Titre1.Surtitreconventionnel"><text:span text:style-name="T412">Marie de France, n° 72</text:span></text:p>
      <text:p text:style-name="IndexationPerry">[P51]</text:p>
      <text:p text:style-name="Titre2.Titredefable">L’Homme et le serpent</text:p>
      <text:p text:style-name="Octosyllabe">Del vilein e de la serpent</text:p>
      <text:p text:style-name="Octosyllabe">nus cunte ici cumfeitement</text:p>
      <text:p text:style-name="Octosyllabe">eurent ensemble cumpainie</text:p>
      <text:p text:style-name="Octosyllabe">e<text:s/>leauté e fei plevie.</text:p>
      <text:p text:style-name="Octosyllabe">La serpent al vilein preia</text:p>
      <text:p text:style-name="Octosyllabe">e par amur li demanda</text:p>
      <text:p text:style-name="Octosyllabe">que leit li aportast suvent</text:p>
      <text:p text:style-name="Octosyllabe">deus feiz le jur par tel covent</text:p>
      <text:p text:style-name="Octosyllabe">que grant sen li enseignereit</text:p>
      <text:p text:style-name="Octosyllabe">e ke riche hume le fereit ;</text:p>
      <text:p text:style-name="Octosyllabe">si li mustra sun estre, u fu</text:p>
      <text:p text:style-name="Octosyllabe">e u lung tens aveit jeü,</text:p>
      <text:p text:style-name="Octosyllabe">dedenz une<text:s/>piere cavee</text:p>
      <text:p text:style-name="Octosyllabe">u ele s’esteit arestee.</text:p>
      <text:p text:style-name="Octosyllabe">Li vilein ne<text:s/><text:span text:style-name="T413">l’</text:span>ad pas ublïé</text:p>
      <text:p text:style-name="Octosyllabe">que li në ad lait aporté ;</text:p>
      <text:p text:style-name="Octosyllabe">ele li duna mut grant or,</text:p>
      <text:p text:style-name="Octosyllabe">si li enseigna un tresor,</text:p>
      <text:p text:style-name="Octosyllabe">sa tere li fist bien arer,</text:p>
      <text:p text:style-name="Octosyllabe">si li enseigna a semer,</text:p>
      <text:p text:style-name="Octosyllabe">tant li duna or e argent</text:p>
      <text:p text:style-name="Octosyllabe">que merveille fu a la gent ;</text:p>
      <text:p text:style-name="Octosyllabe">mes bien<text:s/>li dist qu’il le perdreit,</text:p>
      <text:p text:style-name="Octosyllabe">de quel hure ke li plareit,</text:p>
      <text:p text:style-name="Octosyllabe">si [il] de rien li mesfeseit ;</text:p>
      <text:p text:style-name="Octosyllabe">kar bien e mal fere poeit.</text:p>
      <text:p text:style-name="Octosyllabe">Li vilein, quant vient a meisun,</text:p>
      <text:p text:style-name="Octosyllabe"><text:span text:style-name="T414">a</text:span><text:s/>sa femme cunte la raisun</text:p>
      <text:p text:style-name="Octosyllabe">qu’il ot oï de la serpent.</text:p>
      <text:p text:style-name="Octosyllabe">Ele<text:s/><text:span text:style-name="T415">li<text:s/></text:span>respunt hastivement,</text:p>
      <text:p text:style-name="Octosyllabe">s’il [en] voleit sun<text:s/>cunseil feire,</text:p>
      <text:p text:style-name="Octosyllabe">qu’il en purreit a bon chef treire :</text:p>
      <text:p text:style-name="Octosyllabe">ocie la, si fera<text:s/><text:span text:style-name="T416">mut</text:span><text:s/>bien,</text:p>
      <text:p text:style-name="Octosyllabe">puis ne l<text:span text:style-name="T417">a</text:span><text:s/>crendra de nule rien ;</text:p>
      <text:p text:style-name="Octosyllabe">en dute en est,<text:s/><text:span text:style-name="T418">ore</text:span><text:s/>en sa merci,</text:p>
      <text:p text:style-name="Octosyllabe">bien se deit deliv<text:span text:style-name="T419">e</text:span>rer de li,</text:p>
      <text:p text:style-name="Octosyllabe">n’av<text:span text:style-name="T420">e</text:span>ra dute de sun mesfet ;</text:p>
      <text:p text:style-name="Octosyllabe">le buket li port<text:span text:style-name="T421">e</text:span><text:s/>plein de leit,</text:p>
      <text:p text:style-name="Octosyllabe">puis si l’asie* a<text:s/>tere jus,</text:p>
      <text:p text:style-name="Octosyllabe">si s’e traië un poi ensus ;</text:p>
      <text:p text:style-name="Octosyllabe">quant la serpent vendra avant,</text:p>
      <text:p text:style-name="Octosyllabe">sa hache tienge bien trenchant,</text:p>
      <text:p text:style-name="Octosyllabe">si la fierge si durement</text:p>
      <text:p text:style-name="Octosyllabe">que n’[i] ait mes recovrement.</text:p>
      <text:p text:style-name="Octosyllabe">Li vilein dit ke si fera.</text:p>
      <text:p text:style-name="Octosyllabe">Le leit ad pris, od tut s’en va ;</text:p>
      <text:p text:style-name="Octosyllabe">le buket mist devant la piere,</text:p>
      <text:p text:style-name="Octosyllabe">puis<text:s/>[si] se traist un poi ariere.</text:p>
      <text:p text:style-name="Octosyllabe">La serpent vint*, si voleit beivre</text:p>
      <text:p text:style-name="Octosyllabe">[et li vilains la volt deçoivre ;</text:p>
      <text:p text:style-name="Octosyllabe">la hache hauce por ferir].</text:p>
      <text:p text:style-name="Octosyllabe">Le cop oï venir aneire,</text:p>
      <text:p text:style-name="Octosyllabe">en la piere se met dedenz,</text:p>
      <text:p text:style-name="Octosyllabe">e li vileins s’en va dolenz.</text:p>
      <text:soft-page-break/>
      <text:p text:style-name="Octosyllabe">Ne demurra mes que al demein</text:p>
      <text:p text:style-name="Octosyllabe">tutes* les berbiz al<text:s/>vilein</text:p>
      <text:p text:style-name="Octosyllabe">furent en la faude trovees :</text:p>
      <text:p text:style-name="Octosyllabe">la serpent les ot acurees.</text:p>
      <text:p text:style-name="Octosyllabe">Sun enfant ocist el berçuel*,</text:p>
      <text:p text:style-name="Octosyllabe">dunt li vileins ot mut grant doel.</text:p>
      <text:p text:style-name="Octosyllabe">Par maltalent, par dreitë ire,</text:p>
      <text:p text:style-name="Octosyllabe"><text:span text:style-name="T422">a<text:s/></text:span>sa femme cumença a dire :</text:p>
      <text:p text:style-name="Octosyllabe">« Femme », fet il, « cunseille mei !</text:p>
      <text:p text:style-name="Octosyllabe">Cist mal m’est [a]venu par tei :</text:p>
      <text:p text:style-name="Octosyllabe">tu me donas cunseil de mal,</text:p>
      <text:p text:style-name="Octosyllabe">fol e felon e desleal. »</text:p>
      <text:p text:style-name="Octosyllabe">Ele respunt a sun barun :</text:p>
      <text:p text:style-name="Octosyllabe">« Jeo ne sai cunseil ne mes un,</text:p>
      <text:p text:style-name="Octosyllabe">fors tant que tu voises a li,</text:p>
      <text:p text:style-name="Octosyllabe">si li criez pur Deu merci. »</text:p>
      <text:p text:style-name="Octosyllabe">Al vilein est tart qu’il i aut.</text:p>
      <text:p text:style-name="Octosyllabe">Plein buket prent de lait [tut] chaut ;</text:p>
      <text:p text:style-name="Octosyllabe">devant la<text:s/>piere a la serpent</text:p>
      <text:p text:style-name="Octosyllabe">en est venu dutusement.</text:p>
      <text:p text:style-name="Octosyllabe">Sa cupe bat, merci cria,</text:p>
      <text:p text:style-name="Octosyllabe">e la serpent li demanda</text:p>
      <text:p text:style-name="Octosyllabe">quei il quert la u tut sun leit.</text:p>
      <text:p text:style-name="Octosyllabe">« Merci », fet il, « de mun mesfait,</text:p>
      <text:p text:style-name="Octosyllabe">que nus fuissums ici amis</text:p>
      <text:p text:style-name="Octosyllabe">cum nus avums esté jadis ! »</text:p>
      <text:p text:style-name="Octosyllabe">- « Nenil, nenil », fet ele, « mestre,</text:p>
      <text:p text:style-name="Octosyllabe">ceo ne purreit en nul sens estre.</text:p>
      <text:p text:style-name="Octosyllabe">Autrement poüm nus<text:s/><text:span text:style-name="T423">entre</text:span>amer :</text:p>
      <text:p text:style-name="Octosyllabe">si tu me veulz leit aporter</text:p>
      <text:p text:style-name="Octosyllabe">issu cum tu einceis fesis,</text:p>
      <text:p text:style-name="Octosyllabe">bien t’ert rendu, jol te plevis.</text:p>
      <text:p text:style-name="Octosyllabe">Le buket metras devant mun us,</text:p>
      <text:p text:style-name="Octosyllabe">e puis si te trarras ensus.</text:p>
      <text:p text:style-name="Octosyllabe">Ne te voil pas veer si pres,</text:p>
      <text:p text:style-name="Octosyllabe">kar jeo ne te crerrai jamés ;</text:p>
      <text:p text:style-name="Octosyllabe">ne sai cument [jeo] te crerreie,</text:p>
      <text:p text:style-name="Octosyllabe">tant cum en ceste pere veie</text:p>
      <text:p text:style-name="Octosyllabe">le cop ke ta hache i feri.</text:p>
      <text:p text:style-name="Octosyllabe">E jeo le sai tres bien de fi,</text:p>
      <text:p text:style-name="Octosyllabe">quant le berz verras devant tei,</text:p>
      <text:p text:style-name="Octosyllabe">u tes enfes fu mort par mei,</text:p>
      <text:p text:style-name="Octosyllabe">que de mei t’estut remembrer ;</text:p>
      <text:p text:style-name="Octosyllabe">tu ne me purras ublïer</text:p>
      <text:p text:style-name="Octosyllabe">sulunc<text:s/>iceste mesestance.</text:p>
      <text:p text:style-name="Octosyllabe">Tel amur e tel bienvoillance</text:p>
      <text:p text:style-name="Octosyllabe">cum entre nus devum aveir,</text:p>
      <text:p text:style-name="Octosyllabe">sanz mal fere, sanz mal voleir,</text:p>
      <text:p text:style-name="Octosyllabe">icest otrei que nus aiums,</text:p>
      <text:p text:style-name="Octosyllabe">si ke jamés ne nus creüms. »</text:p>
      <text:p text:style-name="Octosyllabe">Issi est suvent avenu :</text:p>
      <text:p text:style-name="Octosyllabe">de pluseurs femmes est sceü</text:p>
      <text:p text:style-name="Octosyllabe">que si cunseillent lur seignur</text:p>
      <text:p text:style-name="Octosyllabe">ke lur reverte a deshonur ;</text:p>
      <text:p text:style-name="Octosyllabe">meinte femme cunseille a feire</text:p>
      <text:p text:style-name="Octosyllabe">ceo dunt a plusurs nest cuntraire.</text:p>
      <text:p text:style-name="Octosyllabe">Sages hum ne deit pas entendre</text:p>
      <text:p text:style-name="Octosyllabe">ne a fole femme cunseil prendre,</text:p>
      <text:p text:style-name="Octosyllabe">cum fist icist par sa vileine,</text:p>
      <text:p text:style-name="Octosyllabe">dunt il ot puis travail e peine :</text:p>
      <text:p text:style-name="Octosyllabe">mut [e]ust grant aveir guainé,</text:p>
      <text:p text:style-name="Octosyllabe">si el<text:span text:style-name="T424">e</text:span><text:s/>ne<text:s/>l’eüst forscunseillé.</text:p>
      <text:soft-page-break/>
      <text:p text:style-name="Titre1.Surtitreconventionnel"><text:span text:style-name="T425">Marie de France, n° 73</text:span></text:p>
      <text:p text:style-name="IndexationPerry">[P73]</text:p>
      <text:p text:style-name="Titre2.Titredefable">Le Mulot qui cherche à se marier</text:p>
      <text:p text:style-name="Octosyllabe">Jadis fu [si] enorguilliz</text:p>
      <text:p text:style-name="Octosyllabe">li mulez, que resemble suriz,</text:p>
      <text:p text:style-name="Octosyllabe">qu’il ne voleit en sun parage,</text:p>
      <text:p text:style-name="Octosyllabe">en sun semblant, en sun lignage</text:p>
      <text:p text:style-name="Octosyllabe">femme quere, qu[e]’il preisist ;</text:p>
      <text:p text:style-name="Octosyllabe">jamés n’av<text:span text:style-name="T426">e</text:span>ra femme,<text:s/>ceo dist,</text:p>
      <text:p text:style-name="Octosyllabe">s’il ne la treve a sun talent.</text:p>
      <text:p text:style-name="Octosyllabe">[La] fille al plus haut element</text:p>
      <text:p text:style-name="Octosyllabe">vodra li mulez demander :</text:p>
      <text:p text:style-name="Octosyllabe">al soleil en ala parler.</text:p>
      <text:p text:style-name="Octosyllabe">Pur ceo qu’il esteit [li] plus haut</text:p>
      <text:p text:style-name="Octosyllabe">e en esté puissant e chaut,</text:p>
      <text:p text:style-name="Octosyllabe">lui prie sa fille a muiller ;</text:p>
      <text:p text:style-name="Octosyllabe">kar ne sot a plus haut aler.</text:p>
      <text:p text:style-name="Octosyllabe">Li<text:s/>soleil dist qu’il voist avant,</text:p>
      <text:p text:style-name="Octosyllabe">si trovera un plus puissant :</text:p>
      <text:p text:style-name="Octosyllabe">la nue<text:s/><text:span text:style-name="T427">que<text:s/></text:span>l’enumbre e<text:s/><text:span text:style-name="T428">fet<text:s/></text:span>obscure ;</text:p>
      <text:p text:style-name="Octosyllabe">ne put parer, quant sur lui cure.</text:p>
      <text:p text:style-name="Octosyllabe">Li mulez a la nue vient,</text:p>
      <text:p text:style-name="Octosyllabe">[e] dit que si puissant la tient</text:p>
      <text:p text:style-name="Octosyllabe">que sa fille volt demander.</text:p>
      <text:p text:style-name="Octosyllabe">El<text:span text:style-name="T429">e</text:span><text:s/>li rova avant aler ;</text:p>
      <text:p text:style-name="Octosyllabe">par raisun lui vodra mustrer</text:p>
      <text:p text:style-name="Octosyllabe">que plus puissant purra trover :</text:p>
      <text:p text:style-name="Octosyllabe">ceo est li venz — ki bien esgart –</text:p>
      <text:p text:style-name="Octosyllabe">que, quant il vente, la depart.</text:p>
      <text:p text:style-name="Octosyllabe">Fet li mulez : « A lui irai,</text:p>
      <text:p text:style-name="Octosyllabe">jamés ta fille ne prendrai. »</text:p>
      <text:p text:style-name="Octosyllabe">Idunc en est alez avant,</text:p>
      <text:p text:style-name="Octosyllabe">si li ad dit cumfeitement</text:p>
      <text:p text:style-name="Octosyllabe">la ue l’i ot enveié,</text:p>
      <text:p text:style-name="Octosyllabe">si li ot<text:s/>dit e enseigné</text:p>
      <text:p text:style-name="Octosyllabe">qu’il ert la plus forte creature,</text:p>
      <text:p text:style-name="Octosyllabe">en sa force n’aveit mesure :</text:p>
      <text:p text:style-name="Octosyllabe">tutes autres riens departeit,</text:p>
      <text:p text:style-name="Octosyllabe">quant il ventot, tut destrueit.</text:p>
      <text:p text:style-name="Octosyllabe">Pur ceo voleit sa fille prendre,</text:p>
      <text:p text:style-name="Octosyllabe">ne voleit mes aillurs entendre,</text:p>
      <text:p text:style-name="Octosyllabe">pur ceo qu’il ot oï* cunter</text:p>
      <text:p text:style-name="Octosyllabe">que rien nel pot<text:s/>cuntreester.</text:p>
      <text:p text:style-name="Octosyllabe">Li venz respunt : « Tu as failli ;</text:p>
      <text:p text:style-name="Octosyllabe">femme n’averas pas ici.</text:p>
      <text:p text:style-name="Octosyllabe">Plus fort i a ke jeo ne sui,</text:p>
      <text:p text:style-name="Octosyllabe">que mut sovent me fet ennui ;</text:p>
      <text:p text:style-name="Octosyllabe">encuntre mei si fort esteit</text:p>
      <text:p text:style-name="Octosyllabe">ne li chaut rien de mun forfeit ;</text:p>
      <text:p text:style-name="Octosyllabe"><text:span text:style-name="T430">ceo</text:span><text:s/>est [fet il] li granz murs de piere,</text:p>
      <text:p text:style-name="Octosyllabe">que tuz jurz est forte<text:s/>e entiere.</text:p>
      <text:p text:style-name="Octosyllabe">Unc[es] ne l<text:span text:style-name="T431">e</text:span><text:s/>poi depescer</text:p>
      <text:p text:style-name="Octosyllabe">ne par vent[er] afiebl[i]er ;</text:p>
      <text:p text:style-name="Octosyllabe">e me rebut si fort ariere</text:p>
      <text:p text:style-name="Octosyllabe">que n’ai talent ke le requere. »</text:p>
      <text:p text:style-name="Octosyllabe">Li mulez li respundi tant :</text:p>
      <text:p text:style-name="Octosyllabe">« De ta fille n’ai dunc talant ;</text:p>
      <text:p text:style-name="Octosyllabe">ne dei plus bas femme choisir</text:p>
      <text:p text:style-name="Octosyllabe">que a mei ne deie apurtenir ;</text:p>
      <text:p text:style-name="Octosyllabe">femme prendrai a bon eür.</text:p>
      <text:soft-page-break/>
      <text:p text:style-name="Octosyllabe">Ore en irai desquë al mur. »</text:p>
      <text:p text:style-name="Octosyllabe">Alez i est, sa fille quist.</text:p>
      <text:p text:style-name="Octosyllabe">« Tu as », fet ele, « meserré,</text:p>
      <text:p text:style-name="Octosyllabe">si n’as mis bien esgardé.</text:p>
      <text:p text:style-name="Octosyllabe">Ki pur [i]ceo ça t’enveia,</text:p>
      <text:p text:style-name="Octosyllabe">ceo m’est avis qu’il te gabba :</text:p>
      <text:p text:style-name="Octosyllabe">plus fort verras uncorë hui,</text:p>
      <text:p text:style-name="Octosyllabe">a ki jo unc ne cuntr<text:span text:style-name="T432">e</text:span>estui. »</text:p>
      <text:p text:style-name="Octosyllabe">— « Ki est ceo dunc ? », li mulez respunt,</text:p>
      <text:p text:style-name="Octosyllabe">« a dunc plus fort en tut le mund ? »</text:p>
      <text:p text:style-name="Octosyllabe">— « Or<text:span text:style-name="T433">e</text:span> », fet ele, « c<text:span text:style-name="T434">eo</text:span><text:s/>est la suriz.</text:p>
      <text:p text:style-name="Octosyllabe">Dedenz mei gist* e fet ses niz ;</text:p>
      <text:p text:style-name="Octosyllabe">il n’ad en mei si fort morter</text:p>
      <text:p text:style-name="Octosyllabe">que ele ne puisse trespercer ;</text:p>
      <text:p text:style-name="Octosyllabe">desuz me fuet, par mi mei vient</text:p>
      <text:p text:style-name="Octosyllabe">nule chose ne la detient. »</text:p>
      <text:p text:style-name="Octosyllabe">Li mulez dit : « Coment ? Ch[e]eles !</text:p>
      <text:p text:style-name="Octosyllabe">Ore ai oï dures noveles !</text:p>
      <text:p text:style-name="Octosyllabe">Ja est la suriz ma parente.</text:p>
      <text:p text:style-name="Octosyllabe">Ore ai perdu tute m’entente :</text:p>
      <text:p text:style-name="Octosyllabe">jeo quidoue si haut munter,</text:p>
      <text:p text:style-name="Octosyllabe">ore me covient a returner</text:p>
      <text:p text:style-name="Octosyllabe">e encliner a ma nature. »</text:p>
      <text:p text:style-name="Octosyllabe">— « Teus est le curs dë aventure.</text:p>
      <text:p text:style-name="Octosyllabe">Va a meisun, e si<text:s/><text:span text:style-name="T435">te</text:span><text:s/>retien</text:p>
      <text:p text:style-name="Octosyllabe">que ne voilles pur nule rien</text:p>
      <text:p text:style-name="Octosyllabe">ta nature mes despiser.</text:p>
      <text:p text:style-name="Octosyllabe">Teus se quide mut eshaucer</text:p>
      <text:p text:style-name="Octosyllabe">utre sun dreit e relever,</text:p>
      <text:p text:style-name="Octosyllabe">que plus estut bas returner.</text:p>
      <text:p text:style-name="Octosyllabe">Mespreiser ne deit nul sun dreit,</text:p>
      <text:p text:style-name="Octosyllabe">si ceo n’est mal, ki k[e]’il seit.</text:p>
      <text:p text:style-name="Octosyllabe">Ja ne sav<text:span text:style-name="T436">e</text:span>ras si luinz<text:s/>aler</text:p>
      <text:p text:style-name="Octosyllabe">que tu puisses femme trover</text:p>
      <text:p text:style-name="Octosyllabe">que meuz seit a tun ues* eslite</text:p>
      <text:p text:style-name="Octosyllabe">ke la suricette petite. »</text:p>
      <text:p text:style-name="Octosyllabe">Issi avient as orguillus,</text:p>
      <text:p text:style-name="Octosyllabe">as surquidez, as envïus,</text:p>
      <text:p text:style-name="Octosyllabe">que requerent qu’il ne dev<text:span text:style-name="T437">e</text:span>reient :</text:p>
      <text:p text:style-name="Octosyllabe">la revertent* u ne vodreient.</text:p>
      <text:p text:style-name="Titre1.Surtitreconventionnel"><text:span text:style-name="T438">Marie de France, n° 74</text:span></text:p>
      <text:p text:style-name="IndexationPerry">[P650]</text:p>
      <text:p text:style-name="Titre2.Titredefable">L’Escarbot</text:p>
      <text:p text:style-name="Octosyllabe">D’un<text:s/>escarbot nus cunte e dit,</text:p>
      <text:p text:style-name="Octosyllabe">et jeo l’ai trové en escrit,</text:p>
      <text:p text:style-name="Octosyllabe">que ot jeü en un femer.</text:p>
      <text:p text:style-name="Octosyllabe">Quand il fu saül de manger,</text:p>
      <text:p text:style-name="Octosyllabe">hors s’en eissi ; amunt garda</text:p>
      <text:p text:style-name="Octosyllabe">e vit l’egle cum il vola.</text:p>
      <text:p text:style-name="Octosyllabe">Mut par l’en tient a orguillus ;</text:p>
      <text:p text:style-name="Octosyllabe">en sun quor fu mut envïus.</text:p>
      <text:p text:style-name="Octosyllabe">As autres escarboz le dist</text:p>
      <text:p text:style-name="Octosyllabe">que lur sepande lur mesfist :</text:p>
      <text:p text:style-name="Octosyllabe">l’egle [a]veit [fet] curteis e bel,</text:p>
      <text:p text:style-name="Octosyllabe">il n’esteient ver* ne oisel ;</text:p>
      <text:p text:style-name="Octosyllabe">saül ne poeient voler,</text:p>
      <text:p text:style-name="Octosyllabe">a jeün* ne sorent aler.</text:p>
      <text:p text:style-name="Octosyllabe">« L’egle ai esguardé tut en jur,</text:p>
      <text:p text:style-name="Octosyllabe">que nus tenums [tuit] a seignur :</text:p>
      <text:p text:style-name="Octosyllabe">si haut vola que nel vi pas,</text:p>
      <text:soft-page-break/>
      <text:p text:style-name="Octosyllabe">e quant il volt, si revient bas ;</text:p>
      <text:p text:style-name="Octosyllabe">mes sa voiz est [e] basse e quoie</text:p>
      <text:p text:style-name="Octosyllabe">n’est pas plus haut[e] que la moie ;</text:p>
      <text:p text:style-name="Octosyllabe">autresi est mis cors luisanz</text:p>
      <text:p text:style-name="Octosyllabe">cum e li suens, tut seit il granz.</text:p>
      <text:p text:style-name="Octosyllabe">Une chose ai en mun pensé :</text:p>
      <text:p text:style-name="Octosyllabe">në en yvern në en esté</text:p>
      <text:p text:style-name="Octosyllabe">ne voil mes en femer entrer ;</text:p>
      <text:p text:style-name="Octosyllabe">od autres oiseus voil voler,</text:p>
      <text:p text:style-name="Octosyllabe">si viverai cum il viv<text:span text:style-name="T439">e</text:span>runt</text:p>
      <text:p text:style-name="Octosyllabe">e irai la u il irunt. »</text:p>
      <text:p text:style-name="Octosyllabe">Idunc cumencë a chanter</text:p>
      <text:p text:style-name="Octosyllabe">mut leidement e a crier.</text:p>
      <text:p text:style-name="Octosyllabe">Derere l’egle prist un saut,</text:p>
      <text:p text:style-name="Octosyllabe">car il quida voler plus haut.</text:p>
      <text:p text:style-name="Octosyllabe">Ainz que gueres fust luinz alez,</text:p>
      <text:p text:style-name="Octosyllabe">esturdi fu e estunez :</text:p>
      <text:p text:style-name="Octosyllabe">ne poeit mie haut munter</text:p>
      <text:p text:style-name="Octosyllabe">ne a sun femer<text:s/>puis asener.</text:p>
      <text:p text:style-name="Octosyllabe">Feim aveit [grant], manger voleit.</text:p>
      <text:p text:style-name="Octosyllabe">Par grant destrece se pleineit ;</text:p>
      <text:p text:style-name="Octosyllabe">ne li chaleit<text:s/><text:span text:style-name="T440">si</text:span><text:s/>oiseulz le oeit</text:p>
      <text:p text:style-name="Octosyllabe">ne si nul dë eus l’escharneit,</text:p>
      <text:p text:style-name="Octosyllabe">ne[e]nt plus que fet al gupil</text:p>
      <text:p text:style-name="Octosyllabe">quë autres bestes tienent vil.</text:p>
      <text:p text:style-name="Octosyllabe">« Ore ne chaut quë hum me tienge</text:p>
      <text:p text:style-name="Octosyllabe">verm u oisel, mes<text:s/>que jo vienge</text:p>
      <text:p text:style-name="Octosyllabe">dedenz la fiente del cheval ;</text:p>
      <text:p text:style-name="Octosyllabe">kar de feim ai dolur e mal. »</text:p>
      <text:p text:style-name="Octosyllabe">Issi avient des surquidez :</text:p>
      <text:p text:style-name="Octosyllabe">par eus me[i]mes sunt jugez ;</text:p>
      <text:p text:style-name="Octosyllabe">c<text:span text:style-name="T441">eo</text:span><text:s/>enpernent que ne poënt fere,</text:p>
      <text:p text:style-name="Octosyllabe">dunc lur covient a[rrier] retrere.</text:p>
      <text:p text:style-name="Titre1.Surtitreconventionnel"><text:span text:style-name="T442">Marie de France, n° 75</text:span></text:p>
      <text:p text:style-name="IndexationPerry">[P484]</text:p>
      <text:p text:style-name="Titre2.Titredefable">Le Sanglier et l’âne</text:p>
      <text:p text:style-name="Octosyllabe">D’un<text:s/>sengler cunte encuntra</text:p>
      <text:p text:style-name="Octosyllabe">par un chemin u il ala</text:p>
      <text:p text:style-name="Octosyllabe">un asne quë ileoc estut.</text:p>
      <text:p text:style-name="Octosyllabe">Merveilla [sei] que ne se mut</text:p>
      <text:p text:style-name="Octosyllabe">e qu’il li ne leissa la veie</text:p>
      <text:p text:style-name="Octosyllabe">e que vers li ne s’asupleie.</text:p>
      <text:p text:style-name="Octosyllabe">A lui s’ahurtot malement.</text:p>
      <text:p text:style-name="Octosyllabe">Dunc l’apela par maltalent :</text:p>
      <text:p text:style-name="Octosyllabe">« Bien sai », fet il, « que jeo fereie,</text:p>
      <text:p text:style-name="Octosyllabe">si mes denz aguiser voleie. »</text:p>
      <text:p text:style-name="Octosyllabe">Par ceste essample nus assume</text:p>
      <text:p text:style-name="Octosyllabe">que si est de l’orguillus hume</text:p>
      <text:p text:style-name="Octosyllabe">que quide bien en sun penser</text:p>
      <text:p text:style-name="Octosyllabe">ke nul ne li deive cuntr<text:span text:style-name="T443">e</text:span>ester ;</text:p>
      <text:p text:style-name="Octosyllabe">tant par s’afie en sa pruesce</text:p>
      <text:p text:style-name="Octosyllabe">qu’il me[i]mes se hurte e blesce.</text:p>
      <text:p text:style-name="Titre1.Surtitreconventionnel"><text:span text:style-name="T444">Marie de France, n° 76</text:span></text:p>
      <text:p text:style-name="IndexationPerry">[P685]</text:p>
      <text:p text:style-name="Titre2.Titredefable">Le<text:s/>Blaireau et les porcs</text:p>
      <text:p text:style-name="Octosyllabe">Issi avient que par un an</text:p>
      <text:p text:style-name="Octosyllabe">ot en [un] bois plenté de glan.</text:p>
      <text:p text:style-name="Octosyllabe">Les pros i sunt mis e chaciez.</text:p>
      <text:soft-page-break/>
      <text:p text:style-name="Octosyllabe">Li teissuns s’est acumpainiez</text:p>
      <text:p text:style-name="Octosyllabe">ensemble od eus, si recunut</text:p>
      <text:p text:style-name="Octosyllabe">que porc esteit et estre dut.</text:p>
      <text:p text:style-name="Octosyllabe">Quant li porc viendrent a maisun</text:p>
      <text:p text:style-name="Octosyllabe">e il vit fere<text:s/>l’occisiun,</text:p>
      <text:p text:style-name="Octosyllabe">li teissuns comence a crier,</text:p>
      <text:p text:style-name="Octosyllabe">a reneer e a jurer</text:p>
      <text:p text:style-name="Octosyllabe">que teisuns fu : ses piez musça,</text:p>
      <text:p text:style-name="Octosyllabe">quant od les porcs al bois ala.</text:p>
      <text:p text:style-name="Octosyllabe">Ceo est custume d’asquanz genz</text:p>
      <text:p text:style-name="Octosyllabe">— s<text:span text:style-name="T445">i</text:span><text:s/>est oï e veü suvenz — :</text:p>
      <text:p text:style-name="Octosyllabe">teles custumes veulent entendre ;</text:p>
      <text:p text:style-name="Octosyllabe">mes, quand il sunt aparceüz,</text:p>
      <text:p text:style-name="Octosyllabe">tuz jurs<text:s/>[en] sunt plus mescreüz.</text:p>
      <text:p text:style-name="Titre1.Surtitreconventionnel"><text:span text:style-name="T446">Marie de France, n° 77</text:span></text:p>
      <text:p text:style-name="IndexationPerry">[P686]</text:p>
      <text:p text:style-name="Titre2.Titredefable">Le Loup et le hérisson</text:p>
      <text:p text:style-name="Octosyllabe">Un lu s’esteit acumpainez</text:p>
      <text:p text:style-name="Octosyllabe">al hyriçun e<text:s/><text:span text:style-name="T447">bien<text:s/></text:span>afïez.</text:p>
      <text:p text:style-name="Octosyllabe">Puis avient<text:s/><text:span text:style-name="T448">si<text:s/></text:span>que li lus fu pris.</text:p>
      <text:p text:style-name="Octosyllabe">Al hyriçun a dit : « Amis,</text:p>
      <text:p text:style-name="Octosyllabe">aïe mei, si Deus te aït ! »</text:p>
      <text:p text:style-name="Octosyllabe">Li hyriçun respunt e dit :</text:p>
      <text:p text:style-name="Octosyllabe">« Aidier<text:s/>pas ne te pus.</text:p>
      <text:p text:style-name="Octosyllabe">Tel vou as fet que ne conus ;</text:p>
      <text:p text:style-name="Octosyllabe">tun vou t’estut ainz aquiter</text:p>
      <text:p text:style-name="Octosyllabe">que nuls te puisse deliv<text:span text:style-name="T449">e</text:span>rer ;</text:p>
      <text:p text:style-name="Octosyllabe">ja ne t’en aiderai anceis :</text:p>
      <text:p text:style-name="Octosyllabe">tel est la custume e la leis. »</text:p>
      <text:p text:style-name="Octosyllabe">Ceo veit hum suvent del felun :</text:p>
      <text:p text:style-name="Octosyllabe">tant enchantet sun cumpainun</text:p>
      <text:p text:style-name="Octosyllabe">qu’il me[is]mes est enginnez</text:p>
      <text:p text:style-name="Octosyllabe">e<text:s/>ja par lui n’ert aidez.</text:p>
      <text:p text:style-name="Titre1.Surtitreconventionnel"><text:span text:style-name="T450">Marie de France, n° 78</text:span></text:p>
      <text:p text:style-name="IndexationPerry">[P687]</text:p>
      <text:p text:style-name="Titre2.Titredefable">Le Loup et le batelier</text:p>
      <text:p text:style-name="Octosyllabe">Un lu vient a une rivere,</text:p>
      <text:p text:style-name="Octosyllabe">mes il ne sot en queil<text:span text:style-name="T451">e</text:span><text:s/>manere</text:p>
      <text:p text:style-name="Octosyllabe">utre l’ewe puisse passer.</text:p>
      <text:p text:style-name="Octosyllabe">Un vilein vit ileoc ester</text:p>
      <text:p text:style-name="Octosyllabe">en un batel, si l’apela ;</text:p>
      <text:p text:style-name="Octosyllabe">que utre le past, ceo le pria.</text:p>
      <text:p text:style-name="Octosyllabe">Li vileins<text:s/>dist qu’il ne fereit,</text:p>
      <text:p text:style-name="Octosyllabe">si bon lüer de lui n’aveit.</text:p>
      <text:p text:style-name="Octosyllabe">« Jo l’otri bien », ceo dit li lus.</text:p>
      <text:p text:style-name="Octosyllabe">El batel entrent ambesdous ;</text:p>
      <text:p text:style-name="Octosyllabe">de la tere sunt esluiné.</text:p>
      <text:p text:style-name="Octosyllabe">Li lus ad le vilein prié</text:p>
      <text:p text:style-name="Octosyllabe">qu’il li desist qu[e]’il fera.</text:p>
      <text:p text:style-name="Octosyllabe">E li vileins li cumanda</text:p>
      <text:p text:style-name="Octosyllabe">que treis paroles de saveir</text:p>
      <text:p text:style-name="Octosyllabe">il deüst<text:s/>dire al sun espeir.</text:p>
      <text:p text:style-name="Octosyllabe">« Jeo volonters », li lus respunt.</text:p>
      <text:p text:style-name="Octosyllabe">Idunc dresça la teste amunt ;</text:p>
      <text:p text:style-name="Octosyllabe">« Bien fet ki bien fet, ceo savez. »</text:p>
      <text:p text:style-name="Octosyllabe">Dist li vileins : « C<text:span text:style-name="T452">eo<text:s/></text:span>est veritez. »</text:p>
      <text:p text:style-name="Octosyllabe">Quant il furent un poi alé*,</text:p>
      <text:p text:style-name="Octosyllabe">si li ad le vilein rové*</text:p>
      <text:soft-page-break/>
      <text:p text:style-name="Octosyllabe">que un veir deïst, e il retreit</text:p>
      <text:p text:style-name="Octosyllabe">[que] mut fet pis ki [si] ne feit.</text:p>
      <text:p text:style-name="Octosyllabe">Fet li vileins : « Or<text:span text:style-name="T453">e</text:span><text:s/>dit le terz ! »</text:p>
      <text:p text:style-name="Octosyllabe">Li lus esteit mut veiz[i]ez ;</text:p>
      <text:p text:style-name="Octosyllabe">ne<text:s/><text:span text:style-name="T454">li</text:span><text:s/>voleit [mie] dire plus</text:p>
      <text:p text:style-name="Octosyllabe">ainz qu’il venist a tere sus.</text:p>
      <text:p text:style-name="Octosyllabe">Quant li lu esteit arivez,</text:p>
      <text:p text:style-name="Octosyllabe">al vilein dist : « Ore entendez !</text:p>
      <text:p text:style-name="Octosyllabe">Tut est perdu e luinz e pres</text:p>
      <text:p text:style-name="Octosyllabe">quan que<text:s/>l’em fet pur [le] mauveis. »</text:p>
      <text:p text:style-name="Octosyllabe">Fet li vileins : « Si Deu m’eït,</text:p>
      <text:p text:style-name="Octosyllabe">de treis choses m’avez veir dit.</text:p>
      <text:p text:style-name="Octosyllabe">Pur quei ne vousis ainceis dire ? »</text:p>
      <text:p text:style-name="Octosyllabe">Dunc comença li lus a rire :</text:p>
      <text:p text:style-name="Octosyllabe">« N’osai », fet il, « kar jeo cremeie</text:p>
      <text:p text:style-name="Octosyllabe">que de la nef geté sereie. »</text:p>
      <text:p text:style-name="Octosyllabe">As prudes hummes e as leiaus</text:p>
      <text:p text:style-name="Octosyllabe">avient suvent damage e maus</text:p>
      <text:p text:style-name="Octosyllabe">de la cumpainie as feluns ;</text:p>
      <text:p text:style-name="Octosyllabe">mauveis en est lur guer[e]duns.</text:p>
      <text:p text:style-name="Titre1.Surtitreconventionnel"><text:span text:style-name="T455">Marie de France, n° 79</text:span></text:p>
      <text:p text:style-name="IndexationPerry">[P687]</text:p>
      <text:p text:style-name="Titre2.Titredefable">L’Autour et le hibou</text:p>
      <text:p text:style-name="Octosyllabe">D’un ostur recuntë ici</text:p>
      <text:p text:style-name="Octosyllabe">que sur un fust aveit sun ni</text:p>
      <text:p text:style-name="Octosyllabe">e li huan ensemble od lui.</text:p>
      <text:p text:style-name="Octosyllabe">Tant s’entr<text:span text:style-name="T456">e</text:span>amerent ambedui</text:p>
      <text:p text:style-name="Octosyllabe">que en un<text:s/>ni ensemble puneient</text:p>
      <text:p text:style-name="Octosyllabe">e lur oiseus ensemble aveient.</text:p>
      <text:p text:style-name="Octosyllabe">Orë avient si quë un an</text:p>
      <text:p text:style-name="Octosyllabe">li osturs les os al huan</text:p>
      <text:p text:style-name="Octosyllabe">aveit duiz, [e] echarpiz</text:p>
      <text:p text:style-name="Octosyllabe">od les suens oiselez petiz.</text:p>
      <text:p text:style-name="Octosyllabe">Puis lur ala quere vïande</text:p>
      <text:p text:style-name="Octosyllabe">si cume nature le demande.</text:p>
      <text:p text:style-name="Octosyllabe">Mes, quant a eus fu repeirez,</text:p>
      <text:p text:style-name="Octosyllabe">fu sis niz orz e<text:s/>suillez :</text:p>
      <text:p text:style-name="Octosyllabe">li huan l’aveient malmis.</text:p>
      <text:p text:style-name="Octosyllabe">Quant li ostur [se] fu asis,</text:p>
      <text:p text:style-name="Octosyllabe">ses oiseus leidi e blama ;</text:p>
      <text:p text:style-name="Octosyllabe">par maltalent lur repruva</text:p>
      <text:p text:style-name="Octosyllabe">que vint anz ot eire tenue,</text:p>
      <text:p text:style-name="Octosyllabe">unc[es] si grant descuvenue</text:p>
      <text:p text:style-name="Octosyllabe">si oisel ne li firent mes.</text:p>
      <text:p text:style-name="Octosyllabe">Cil li respundirent aprés</text:p>
      <text:p text:style-name="Octosyllabe">qu’il nes [en] deit mie blasmer,</text:p>
      <text:p text:style-name="Octosyllabe">lui me[i]mes deit encuper :</text:p>
      <text:p text:style-name="Octosyllabe">kar lur derere unt eü frere,</text:p>
      <text:p text:style-name="Octosyllabe">pur ceo est dreit que en sun ni pere. »</text:p>
      <text:p text:style-name="Octosyllabe">Il lur respunt : « Vus dites veir.</text:p>
      <text:p text:style-name="Octosyllabe">Legere chose est a saver :</text:p>
      <text:p text:style-name="Octosyllabe">de l’oef e poeie<text:s/><text:span text:style-name="T457">bien<text:s/></text:span>geter</text:p>
      <text:p text:style-name="Octosyllabe">[e] par chalur e par cover,</text:p>
      <text:p text:style-name="Octosyllabe">nel poi fors mettre de nature.</text:p>
      <text:p text:style-name="Octosyllabe">Maudite seit tel nureture ! »</text:p>
      <text:p text:style-name="Octosyllabe">Pur ceo dit hum en repruver</text:p>
      <text:p text:style-name="Octosyllabe">de la pume* del duz pumer,</text:p>
      <text:p text:style-name="Octosyllabe">s<text:span text:style-name="T458">i</text:span><text:s/>ele cheit<text:s/><text:span text:style-name="T459">de</text:span>suz le fust amer,</text:p>
      <text:p text:style-name="Octosyllabe">ja ne sav<text:span text:style-name="T460">e</text:span>ra tant rüeler</text:p>
      <text:p text:style-name="Octosyllabe">que al mordre ne seit recunüe</text:p>
      <text:soft-page-break/>
      <text:p text:style-name="Octosyllabe">desur quel arbrë ele est crüe.</text:p>
      <text:p text:style-name="Octosyllabe">Sa nature peot hum guenchir,</text:p>
      <text:p text:style-name="Octosyllabe">mais nul n’en put del tut<text:s/>eissir.</text:p>
      <text:p text:style-name="Titre1.Surtitreconventionnel"><text:span text:style-name="T461">Marie de France, n° 80</text:span></text:p>
      <text:p text:style-name="IndexationPerry">[P<text:span text:style-name="T462">Ø</text:span>]</text:p>
      <text:p text:style-name="Titre2.Titredefable">L’Aigle, l’autour et la grue</text:p>
      <text:p text:style-name="Octosyllabe">Un egles esteit mut iriez</text:p>
      <text:p text:style-name="Octosyllabe">envers un ostur e curucez.</text:p>
      <text:p text:style-name="Octosyllabe">Tuz les oiseus fist asembler ;</text:p>
      <text:p text:style-name="Octosyllabe">aprés l’ostur les fist voler,</text:p>
      <text:p text:style-name="Octosyllabe">saver s’il le purreient prendre.</text:p>
      <text:p text:style-name="Octosyllabe">Mes [il] ne lur volt pas atendre ;</text:p>
      <text:p text:style-name="Octosyllabe">el crus<text:s/>d’un chesne s’esteit mis.</text:p>
      <text:p text:style-name="Octosyllabe">Les oiseus l’unt entur asis,</text:p>
      <text:p text:style-name="Octosyllabe">puis esgardent ki l’asaudra</text:p>
      <text:p text:style-name="Octosyllabe">e ki avenir i purra.</text:p>
      <text:p text:style-name="Octosyllabe">Dunc unt la grüe enveié,</text:p>
      <text:p text:style-name="Octosyllabe">pur le lung col l’unt preié.</text:p>
      <text:p text:style-name="Octosyllabe">La grüe lance bek avant,</text:p>
      <text:p text:style-name="Octosyllabe">e li ostur demeintenant</text:p>
      <text:p text:style-name="Octosyllabe">l’aveit par la teste saisie.</text:p>
      <text:p text:style-name="Octosyllabe">La grüe fu si esbaïe</text:p>
      <text:p text:style-name="Octosyllabe">que li mesavient par derere.</text:p>
      <text:p text:style-name="Octosyllabe">Tuz les oiseus fist trere arere,</text:p>
      <text:p text:style-name="Octosyllabe">quë entur lui venuz esteient</text:p>
      <text:p text:style-name="Octosyllabe">e ki ja aider li voleient ;</text:p>
      <text:p text:style-name="Octosyllabe">tuz les ord<text:span text:style-name="T463">e</text:span>a e mesbailli,</text:p>
      <text:p text:style-name="Octosyllabe">e il s’en fuient* desur li.</text:p>
      <text:p text:style-name="Octosyllabe">Quant ele ot sa teste fors mise,</text:p>
      <text:p text:style-name="Octosyllabe">purpensa sei que en nule guise</text:p>
      <text:p text:style-name="Octosyllabe">ne volst el païs<text:s/>arester,</text:p>
      <text:p text:style-name="Octosyllabe">ainz passera, ceo dist, la mer</text:p>
      <text:p text:style-name="Octosyllabe">pur la hunte que ele aveit fete,</text:p>
      <text:p text:style-name="Octosyllabe">que li sereit tuz jurz retrete.</text:p>
      <text:p text:style-name="Octosyllabe">Quant ele fu en mer entree,</text:p>
      <text:p text:style-name="Octosyllabe">si ad une maue encuntree,</text:p>
      <text:p text:style-name="Octosyllabe">si li demanda e enquist</text:p>
      <text:p text:style-name="Octosyllabe">u ele alot.<text:s/><text:span text:style-name="T464">E</text:span><text:s/>cele li dist</text:p>
      <text:p text:style-name="Octosyllabe">que de sun païs ert fuïe,</text:p>
      <text:p text:style-name="Octosyllabe">si li cunta sa vileinie.</text:p>
      <text:p text:style-name="Octosyllabe">Dunc [l’]ad la maue respundue,</text:p>
      <text:p text:style-name="Octosyllabe">demanda li s<text:span text:style-name="T465">i</text:span><text:s/>ele est venue</text:p>
      <text:p text:style-name="Octosyllabe">senz cel usteil qui l’a huni.</text:p>
      <text:p text:style-name="Octosyllabe">E la grüe li respundi :</text:p>
      <text:p text:style-name="Octosyllabe">« Einz l’ai », fet ele, « ensemble od mei. »</text:p>
      <text:p text:style-name="Octosyllabe">— « Dunc te lo jeo par dreite fei</text:p>
      <text:p text:style-name="Octosyllabe">que tu t’en vois en ta cuntree,</text:p>
      <text:p text:style-name="Octosyllabe">quant de celui n’es deliv<text:span text:style-name="T466">e</text:span>ree ;</text:p>
      <text:p text:style-name="Octosyllabe">greinur mal peot il aillurs fere. »</text:p>
      <text:p text:style-name="Octosyllabe">La grüe se mist al repeire.</text:p>
      <text:p text:style-name="Octosyllabe">Cest essample ai pur ceo cunté :</text:p>
      <text:p text:style-name="Octosyllabe">cil ki sunt plein de mauveisté</text:p>
      <text:p text:style-name="Octosyllabe">e en lur cuntree mesfunt,</text:p>
      <text:p text:style-name="Octosyllabe">puis la guerpissent, si s’en vunt,</text:p>
      <text:p text:style-name="Octosyllabe">pur ne[e]nt lessent lur païs ;</text:p>
      <text:p text:style-name="Octosyllabe">aillurs funt il autel u pis.</text:p>
      <text:p text:style-name="Octosyllabe">Lur mauveis quor deivent changer,</text:p>
      <text:p text:style-name="Octosyllabe">ne mie lur mauveis quor lesser.</text:p>
      <text:p text:style-name="Titre1.Surtitreconventionnel"><text:span text:style-name="T467">Marie de France, n° 81</text:span></text:p>
      <text:soft-page-break/>
      <text:p text:style-name="IndexationPerry">[P687]</text:p>
      <text:p text:style-name="Titre2.Titredefable">Le Prêtre et le loup</text:p>
      <text:p text:style-name="Octosyllabe">Un prestre volst jadis aprendre</text:p>
      <text:p text:style-name="Octosyllabe">a un lu lettres fere entendre.</text:p>
      <text:p text:style-name="Octosyllabe">« A », dist li prestre, « a », dist li lus,</text:p>
      <text:p text:style-name="Octosyllabe">que mut ert fel e enginnus :</text:p>
      <text:p text:style-name="Octosyllabe">« B », dist le prestre, « di od mei ! »</text:p>
      <text:p text:style-name="Octosyllabe">« B », dist li lus, [e] jo l’otrei. »</text:p>
      <text:p text:style-name="Octosyllabe">« C », dist le prestre, « di avant ! »</text:p>
      <text:p text:style-name="Octosyllabe">« C », dist li lus, « a i dunc<text:s/><text:span text:style-name="T468">i</text:span>tant ? »</text:p>
      <text:p text:style-name="Octosyllabe">Respunt le prestre : « Or<text:span text:style-name="T469">e</text:span><text:s/>di par tei ! »</text:p>
      <text:p text:style-name="Octosyllabe">Li lus li dist : « Jeo ne sai quei. »</text:p>
      <text:p text:style-name="Octosyllabe">— « Di que te semble,<text:s/>si espel ! »</text:p>
      <text:p text:style-name="Octosyllabe">Respunt li lus, il dit : « Aignel ! »</text:p>
      <text:p text:style-name="Octosyllabe">Le prestre dit que ver<text:span text:style-name="T470">i</text:span>té tuche :</text:p>
      <text:p text:style-name="Octosyllabe">tel en pensé, tel en la buche.</text:p>
      <text:p text:style-name="Octosyllabe">Le plus [de ceus] dit hum suvent :</text:p>
      <text:p text:style-name="Octosyllabe">cel dunt il pensent durement,</text:p>
      <text:p text:style-name="Octosyllabe">e par lur buche est cuneü,</text:p>
      <text:p text:style-name="Octosyllabe">ainceis que seit d’autre sceü ;</text:p>
      <text:p text:style-name="Octosyllabe">la buche mustre<text:s/>le penser,</text:p>
      <text:p text:style-name="Octosyllabe">tut deive ele dë el parler.</text:p>
      <text:p text:style-name="Titre1.Surtitreconventionnel"><text:span text:style-name="T471">Marie de France, n° 82</text:span></text:p>
      <text:p text:style-name="IndexationPerry">[P93]</text:p>
      <text:p text:style-name="Titre2.Titredefable">La Vipère et le champ</text:p>
      <text:p text:style-name="Octosyllabe">Une serpent trespassot ja</text:p>
      <text:p text:style-name="Octosyllabe">par mi un champ, [si] translança.</text:p>
      <text:p text:style-name="Octosyllabe">Li chans li dist : « Reguarde tei,</text:p>
      <text:p text:style-name="Octosyllabe">tu n’en portes n[i]ent de mei ! »</text:p>
      <text:p text:style-name="Octosyllabe">Autresi est des veisïez :</text:p>
      <text:p text:style-name="Octosyllabe">quant il<text:s/>se sont acumpainez,</text:p>
      <text:p text:style-name="Octosyllabe">entre eus se veulent si guaiter,</text:p>
      <text:p text:style-name="Octosyllabe">tant se quident susveizïer,</text:p>
      <text:p text:style-name="Octosyllabe">que li uns par l’autre ne perde</text:p>
      <text:p text:style-name="Octosyllabe">në autres fors eus n’i aerde,</text:p>
      <text:p text:style-name="Octosyllabe">dunt entre eux<text:s/><text:span text:style-name="T472">ne<text:s/></text:span>seient encumbrez</text:p>
      <text:p text:style-name="Octosyllabe">li uns par l’autre ne blamez.</text:p>
      <text:p text:style-name="Octosyllabe">Li uns de l’autre rien ne prent</text:p>
      <text:p text:style-name="Octosyllabe">plus que li<text:s/>chans de la serpent.</text:p>
      <text:p text:style-name="Titre1.Surtitreconventionnel"><text:span text:style-name="T473">Marie de France, n° 83</text:span></text:p>
      <text:p text:style-name="IndexationPerry">[P<text:span text:style-name="T474">Ø</text:span>]</text:p>
      <text:p text:style-name="Titre2.Titredefable">L’Hirondelle et les moineaux</text:p>
      <text:p text:style-name="Octosyllabe">Um hom, ceo dit, entassot blé,</text:p>
      <text:p text:style-name="Octosyllabe">e l’arunde l’ad esguardé</text:p>
      <text:p text:style-name="Octosyllabe">cum li muissun defors estoënt,</text:p>
      <text:p text:style-name="Octosyllabe">quë al blé asprimer n’osoënt.</text:p>
      <text:p text:style-name="Octosyllabe">L’arunde dunc les apela,</text:p>
      <text:p text:style-name="Octosyllabe">que avant venissent lur rova.</text:p>
      <text:p text:style-name="Octosyllabe">Tant les aveit aseürez</text:p>
      <text:p text:style-name="Octosyllabe">que en la grange esteient entrez ;</text:p>
      <text:p text:style-name="Octosyllabe">del blé mangerent durement,</text:p>
      <text:p text:style-name="Octosyllabe">dunt le vilein firent dolent.</text:p>
      <text:p text:style-name="Octosyllabe">Idunc jura qu’il les prendreit</text:p>
      <text:p text:style-name="Octosyllabe">et qu’il les us estupereit.</text:p>
      <text:p text:style-name="Octosyllabe">E l’arunde les ad garni,</text:p>
      <text:p text:style-name="Octosyllabe">que le cunseil celui oï ;</text:p>
      <text:p text:style-name="Octosyllabe">li muissun s’en sunt desturnez,</text:p>
      <text:soft-page-break/>
      <text:p text:style-name="Octosyllabe">deus<text:s/>jurs entiers n’i sunt entrez.</text:p>
      <text:p text:style-name="Octosyllabe">Li vileins dist a sun sergeant</text:p>
      <text:p text:style-name="Octosyllabe">que merveille li semblot grant</text:p>
      <text:p text:style-name="Octosyllabe">ke li muissun sunt devenu.</text:p>
      <text:p text:style-name="Octosyllabe">Li bachelers ad respundu</text:p>
      <text:p text:style-name="Octosyllabe">que l’arundel[e] l’aveit fet</text:p>
      <text:p text:style-name="Octosyllabe">qu’il s’esteient issi retret ;</text:p>
      <text:p text:style-name="Octosyllabe">« mes, s’il voleit sun cunseil creire,</text:p>
      <text:p text:style-name="Octosyllabe">teus paroles<text:s/>direit pur veire,</text:p>
      <text:p text:style-name="Octosyllabe">dunt l’arundele decevreit</text:p>
      <text:p text:style-name="Octosyllabe">e les muissuns li remereit ;</text:p>
      <text:p text:style-name="Octosyllabe">en haut parlast que ele l’oïst,</text:p>
      <text:p text:style-name="Octosyllabe">e s<text:span text:style-name="T475">i</text:span><text:s/>afermast e bien desist</text:p>
      <text:p text:style-name="Octosyllabe">que jamés oiseus ne prendreit</text:p>
      <text:p text:style-name="Octosyllabe">ne que ja mal ne lur fereit. »</text:p>
      <text:p text:style-name="Octosyllabe">Li vileins dist ceste parole,</text:p>
      <text:p text:style-name="Octosyllabe">[e] l’arundele, ke fu fole,</text:p>
      <text:p text:style-name="Octosyllabe">as<text:s/>muissuns l’ala recunter,</text:p>
      <text:p text:style-name="Octosyllabe">sis refist en la grange entrer.</text:p>
      <text:p text:style-name="Octosyllabe">Li vileins ad ses engins fet,</text:p>
      <text:p text:style-name="Octosyllabe">les muissuns<text:s/><text:span text:style-name="T476">ad</text:span><text:s/>pris e a mort tret.</text:p>
      <text:p text:style-name="Octosyllabe">Dunc tencerent a l’arundele</text:p>
      <text:p text:style-name="Octosyllabe">que el<text:span text:style-name="T477">e</text:span><text:s/>lur ot dit male novele.</text:p>
      <text:p text:style-name="Octosyllabe">Ele<text:s/><text:span text:style-name="T478">lur</text:span><text:s/>respunt : « Cil me menti,</text:p>
      <text:p text:style-name="Octosyllabe">e jeo menti vus<text:s/><text:span text:style-name="T479">tut<text:s/></text:span>autresi ;</text:p>
      <text:p text:style-name="Octosyllabe">quant me<text:s/>dist veir, e jeo a vus.</text:p>
      <text:p text:style-name="Octosyllabe">Ore est li maus turné sur vus. »</text:p>
      <text:p text:style-name="Octosyllabe">Pur ceo mustre par cest escrit –</text:p>
      <text:p text:style-name="Octosyllabe">meintefeiz hum trovë e dit :</text:p>
      <text:p text:style-name="Octosyllabe">meint hume [i] a ki mentir veut</text:p>
      <text:p text:style-name="Octosyllabe">a celui ke li mentir solt.</text:p>
      <text:p text:style-name="Octosyllabe">Nul sagë hum ne devreit creire</text:p>
      <text:p text:style-name="Octosyllabe">parole<text:s/><text:span text:style-name="T480">nule</text:span>, si ele ne fust veire ;</text:p>
      <text:p text:style-name="Octosyllabe">tel creit mençunge en sun curage,</text:p>
      <text:p text:style-name="Octosyllabe">que li turnë a grant damage ;</text:p>
      <text:p text:style-name="Octosyllabe">si fist l’arundel<text:span text:style-name="T481">e</text:span><text:s/>le vilein,</text:p>
      <text:p text:style-name="Octosyllabe">que les muissuns prist al demein.</text:p>
      <text:p text:style-name="Titre1.Surtitreconventionnel"><text:span text:style-name="T482">Marie de France, n° 84</text:span></text:p>
      <text:p text:style-name="IndexationPerry">[P<text:span text:style-name="T483">657</text:span>]</text:p>
      <text:p text:style-name="Titre2.Titredefable">L’Homme et les bœufs</text:p>
      <text:p text:style-name="Octosyllabe">Ci nus recunte en ceste fable</text:p>
      <text:p text:style-name="Octosyllabe">qu’uns vileins treist hors de sa stable</text:p>
      <text:p text:style-name="Octosyllabe">od ses bus les fiens qu[e]’il firent.</text:p>
      <text:p text:style-name="Octosyllabe">Li bus par tençun l’asaillirent,</text:p>
      <text:p text:style-name="Octosyllabe">si repruverent al vilein</text:p>
      <text:p text:style-name="Octosyllabe">la bone cerveise e le pein</text:p>
      <text:p text:style-name="Octosyllabe">que par lur travail ot eü ;</text:p>
      <text:p text:style-name="Octosyllabe">mes malement lur ad rendu ;</text:p>
      <text:p text:style-name="Octosyllabe">k’a grant hunte les demena.</text:p>
      <text:p text:style-name="Octosyllabe">E li vileins lur demanda</text:p>
      <text:p text:style-name="Octosyllabe">que ceo esteit qu’il lur fist feire.</text:p>
      <text:p text:style-name="Octosyllabe">« Fiens », funt il, « <text:span text:style-name="T484">fors</text:span><text:s/>de l’estable treire. »</text:p>
      <text:p text:style-name="Octosyllabe">Dist li vileins : « Vus le femastes</text:p>
      <text:p text:style-name="Octosyllabe">e la meisun [en] encumbrastes. »</text:p>
      <text:p text:style-name="Octosyllabe">Li buf dient : « C<text:span text:style-name="T485">eo</text:span><text:s/>est veritez. »</text:p>
      <text:p text:style-name="Octosyllabe">Dunc s’est li vilein purpensez,</text:p>
      <text:p text:style-name="Octosyllabe">si lur respunt que hors le traient :</text:p>
      <text:p text:style-name="Octosyllabe">bien est dreiz que la peine en aient.</text:p>
      <text:p text:style-name="Octosyllabe">Issi va del mauveis sergant,</text:p>
      <text:p text:style-name="Octosyllabe">que tut en jur va repruchant</text:p>
      <text:soft-page-break/>
      <text:p text:style-name="Octosyllabe">sun grant servise a sun seignur :</text:p>
      <text:p text:style-name="Octosyllabe">ne [se] prent garde de l’honur</text:p>
      <text:p text:style-name="Octosyllabe">[ne del bien ne del gueredun</text:p>
      <text:p text:style-name="Octosyllabe">k’il ad eü en sa maisun].</text:p>
      <text:p text:style-name="Octosyllabe">De ceo qu’il mesfet suvent</text:p>
      <text:p text:style-name="Octosyllabe">ne li peot suvenir nïent.</text:p>
      <text:p text:style-name="Octosyllabe">Quant sun travail veut<text:s/>repruver,</text:p>
      <text:p text:style-name="Octosyllabe">de sun mesfet li deit<text:s/><text:span text:style-name="T486">re</text:span>membrer.</text:p>
      <text:p text:style-name="Titre1.Surtitreconventionnel"><text:span text:style-name="T487">Marie de France, n° 85</text:span></text:p>
      <text:p text:style-name="IndexationPerry">[P521]</text:p>
      <text:p text:style-name="Titre2.Titredefable">La Mouche et l’abeille</text:p>
      <text:p text:style-name="Octosyllabe">Une musche e un es tencerent</text:p>
      <text:p text:style-name="Octosyllabe">e ensemble se curucerent.</text:p>
      <text:p text:style-name="Octosyllabe">La musche dit que meuz valeit</text:p>
      <text:p text:style-name="Octosyllabe">e que en tel liu valeir poeit</text:p>
      <text:p text:style-name="Octosyllabe">u cele ne se osoit veer :</text:p>
      <text:p text:style-name="Octosyllabe">nis sur le roi poeit seer ;</text:p>
      <text:p text:style-name="Octosyllabe"><text:span text:style-name="T488">e</text:span><text:s/>quanque l’ees tut l’an purchaçot</text:p>
      <text:p text:style-name="Octosyllabe">e atraheit e traveillot,</text:p>
      <text:p text:style-name="Octosyllabe">li ert toleit, si ert tué</text:p>
      <text:p text:style-name="Octosyllabe">e de sa meisun fors geté.</text:p>
      <text:p text:style-name="Octosyllabe">« Jeo e mes cumpainuns mangums</text:p>
      <text:p text:style-name="Octosyllabe">de tun miel tant cum [nus] volums. »</text:p>
      <text:p text:style-name="Octosyllabe">Li ees respunt : « Vus dites veir,</text:p>
      <text:p text:style-name="Octosyllabe">mes il est leger a saveir</text:p>
      <text:p text:style-name="Octosyllabe">que<text:s/>plus es vils que jeo ne sui,</text:p>
      <text:p text:style-name="Octosyllabe">kar en tuz lius fez [tu] ennui.</text:p>
      <text:p text:style-name="Octosyllabe">Sez u seez, vas la u vas,</text:p>
      <text:p text:style-name="Octosyllabe">ja par tun fet honur n’avras ;</text:p>
      <text:p text:style-name="Octosyllabe">jeo sui pur le mien fet amee</text:p>
      <text:p text:style-name="Octosyllabe">e mut cheri e bien gardee. »</text:p>
      <text:p text:style-name="Octosyllabe">Issi fet del natre felun :</text:p>
      <text:p text:style-name="Octosyllabe">quant il ad [le] bien en bandun,</text:p>
      <text:p text:style-name="Octosyllabe">vers les meillurs trop se noblee</text:p>
      <text:p text:style-name="Octosyllabe">e de parole s’esrichee,</text:p>
      <text:p text:style-name="Octosyllabe">par grant desdein les cuntralie.</text:p>
      <text:p text:style-name="Octosyllabe">Neis si nul est que bien li die</text:p>
      <text:p text:style-name="Octosyllabe">[la] leauté de son afeire</text:p>
      <text:p text:style-name="Octosyllabe">en pleine curt, les fera teire.</text:p>
      <text:p text:style-name="Titre1.Surtitreconventionnel"><text:span text:style-name="T489">Marie de France, n° 86</text:span></text:p>
      <text:p text:style-name="IndexationPerry">[P324]</text:p>
      <text:p text:style-name="Titre2.Titredefable">Le Milan malade</text:p>
      <text:p text:style-name="Octosyllabe">Un escufles jut en sun lit ;</text:p>
      <text:p text:style-name="Octosyllabe">malades est, si cum il dit.</text:p>
      <text:p text:style-name="Octosyllabe">Un jai ot sun ni pres de lui,</text:p>
      <text:p text:style-name="Octosyllabe">a ki il fist suvent ennui.</text:p>
      <text:p text:style-name="Octosyllabe">Li escufles se purpensa</text:p>
      <text:p text:style-name="Octosyllabe">que sa mere i enveera,</text:p>
      <text:p text:style-name="Octosyllabe">si li fra requere pardun</text:p>
      <text:p text:style-name="Octosyllabe">que pur lui facë oreisun.</text:p>
      <text:p text:style-name="Octosyllabe">« Mere » fet il, « kar li preez</text:p>
      <text:p text:style-name="Octosyllabe">qu’il prie pur mei, li requerez ! »</text:p>
      <text:p text:style-name="Octosyllabe">« Jeo », fet ele, « cument<text:s/>irai ?</text:p>
      <text:p text:style-name="Octosyllabe">Ne sai cument li prierai :</text:p>
      <text:p text:style-name="Octosyllabe">meintefeiz as suillé sun ni</text:p>
      <text:p text:style-name="Octosyllabe">e sur ses oiseus esmeulti. »</text:p>
      <text:p text:style-name="Octosyllabe">Issi est de la fole gent :</text:p>
      <text:p text:style-name="Octosyllabe">la u il unt mesfet suvent,</text:p>
      <text:soft-page-break/>
      <text:p text:style-name="Octosyllabe">veulent aler merci crier,</text:p>
      <text:p text:style-name="Octosyllabe">ainz qu’il le veulent amender.</text:p>
      <text:p text:style-name="Titre1.Surtitreconventionnel"><text:span text:style-name="T490">Marie de France, n° 87</text:span></text:p>
      <text:p text:style-name="IndexationPerry">[P676]</text:p>
      <text:p text:style-name="Titre2.Titredefable">Les Deux Loups</text:p>
      <text:p text:style-name="Octosyllabe">Deus lus<text:s/>hors [del] bois s’encuntrerent ;</text:p>
      <text:p text:style-name="Octosyllabe">la se resturent, si parlerent</text:p>
      <text:p text:style-name="Octosyllabe">que nul hum nes osot atendre,</text:p>
      <text:p text:style-name="Octosyllabe">tut ne vousissent il rien prendre.</text:p>
      <text:p text:style-name="Octosyllabe">Ceo dist li uns : « Kar assaiums</text:p>
      <text:p text:style-name="Octosyllabe">bien a fere, si nus poüms,</text:p>
      <text:p text:style-name="Octosyllabe">par quei nus eüssum honur</text:p>
      <text:p text:style-name="Octosyllabe">e que nul n’eit de nus poür. »</text:p>
      <text:p text:style-name="Octosyllabe">Li autre dit : « Jo oi merveilles,</text:p>
      <text:p text:style-name="Octosyllabe">quant tele chose nus cunseilles.</text:p>
      <text:p text:style-name="Octosyllabe">Di dunc u nus poüms aler ! »</text:p>
      <text:p text:style-name="Octosyllabe">— « Jeo te sai », fet il, « bien mustrer.</text:p>
      <text:p text:style-name="Octosyllabe">V<text:span text:style-name="T491">e</text:span>ez la cel champ* u la gent sïent,</text:p>
      <text:p text:style-name="Octosyllabe">u lur garbes cuillent e lïent.</text:p>
      <text:p text:style-name="Octosyllabe">Alums [i] e si lur aidums,</text:p>
      <text:p text:style-name="Octosyllabe">e lur garbes ensemble portums ! »</text:p>
      <text:p text:style-name="Octosyllabe">— « Bien avez dit », cil li respunt.</text:p>
      <text:p text:style-name="Octosyllabe">Disci el champ venuz i sunt ;</text:p>
      <text:p text:style-name="Octosyllabe">le blé cuillirent e porterent,</text:p>
      <text:p text:style-name="Octosyllabe">mes les humes les escrïerent.</text:p>
      <text:p text:style-name="Octosyllabe">Li uns des lus ad dunc parlé,</text:p>
      <text:p text:style-name="Octosyllabe">sun cumpainon ad apelé.</text:p>
      <text:p text:style-name="Octosyllabe">« Veez », fet il, « cum nus escrient :</text:p>
      <text:p text:style-name="Octosyllabe">mal nus veulent, [e] pis nus dient.</text:p>
      <text:p text:style-name="Octosyllabe">Nostre bienfet ne vaut nïent</text:p>
      <text:p text:style-name="Octosyllabe">plus que li maus vers ceste gent.</text:p>
      <text:p text:style-name="Octosyllabe">Hastivement al bois alums,</text:p>
      <text:p text:style-name="Octosyllabe">seüms si cum nus sulïums. »</text:p>
      <text:p text:style-name="Octosyllabe">Iluc jurerent e pramistrent</text:p>
      <text:p text:style-name="Octosyllabe">jamés bien ne ferunt, ceo distrent.</text:p>
      <text:p text:style-name="Octosyllabe">Ceo veit hum suvent del felun,</text:p>
      <text:p text:style-name="Octosyllabe">ki a mut petit d’acheisun</text:p>
      <text:p text:style-name="Octosyllabe">laisse le bien<text:s/>qu[e]’il comence ;</text:p>
      <text:p text:style-name="Octosyllabe">s[i]’il ne veit en sa presence</text:p>
      <text:p text:style-name="Octosyllabe">le lüer quë en veut aver,</text:p>
      <text:p text:style-name="Octosyllabe">a mal en turne sun esper.</text:p>
      <text:p text:style-name="Titre1.Surtitreconventionnel"><text:span text:style-name="T492">Marie de France, n° 88</text:span></text:p>
      <text:p text:style-name="IndexationPerry">[P<text:span text:style-name="T493">Ø</text:span>]</text:p>
      <text:p text:style-name="Titre2.Titredefable">Le Loup et le renard</text:p>
      <text:p text:style-name="Octosyllabe">Un gupil e un lu s’<text:span text:style-name="T494">a</text:span>ïrierent</text:p>
      <text:p text:style-name="Octosyllabe">e ensemble se curucerent,</text:p>
      <text:p text:style-name="Octosyllabe">si que nul nes pot acorder</text:p>
      <text:p text:style-name="Octosyllabe">ne lur raisun a bien<text:s/>turner.</text:p>
      <text:p text:style-name="Octosyllabe">Nepurec par ceste acheisun</text:p>
      <text:p text:style-name="Octosyllabe">alerent devant le lëun ;</text:p>
      <text:p text:style-name="Octosyllabe">li parole li unt mustree,</text:p>
      <text:p text:style-name="Octosyllabe">de verité tut recordee.</text:p>
      <text:p text:style-name="Octosyllabe">Li lïuns dist que avis li fu</text:p>
      <text:p text:style-name="Octosyllabe">que li lus aveit tort eü</text:p>
      <text:p text:style-name="Octosyllabe">e li gupilz aveit raisun :</text:p>
      <text:p text:style-name="Octosyllabe">« Mes tant i ot de mesprisun</text:p>
      <text:p text:style-name="Octosyllabe">— <text:span text:style-name="T495">e</text:span><text:s/>issi cum mei est avis –</text:p>
      <text:p text:style-name="Octosyllabe">tut eit<text:s/>issi li lus mespris.</text:p>
      <text:soft-page-break/>
      <text:p text:style-name="Octosyllabe">Sa mençunge est plus covenable</text:p>
      <text:p text:style-name="Octosyllabe">e meuz resemble chose estable</text:p>
      <text:p text:style-name="Octosyllabe">que del gupil la veritez. »</text:p>
      <text:p text:style-name="Octosyllabe">Nul de eus ne deit estre jugez.</text:p>
      <text:p text:style-name="Octosyllabe">Issi deit fere li bon sire :</text:p>
      <text:p text:style-name="Octosyllabe">il ne deit pas juger ne dire,</text:p>
      <text:p text:style-name="Octosyllabe">si si hume, que de lui tienent,</text:p>
      <text:p text:style-name="Octosyllabe">ireement en sa curt vienent ;</text:p>
      <text:p text:style-name="Octosyllabe">ne deit si [en]vers l’un parler</text:p>
      <text:p text:style-name="Octosyllabe">que a l’autre en deie mut peser,</text:p>
      <text:p text:style-name="Octosyllabe">mes adrescer a sun poër</text:p>
      <text:p text:style-name="Octosyllabe">e l’ire fere remaner.</text:p>
      <text:p text:style-name="Titre1.Surtitreconventionnel"><text:span text:style-name="T496">Marie de France, n° 89</text:span></text:p>
      <text:p text:style-name="IndexationPerry">[P572]</text:p>
      <text:p text:style-name="Titre2.Titredefable">Le Loup et la chèvre</text:p>
      <text:p text:style-name="Octosyllabe">Une chevre voleit aler</text:p>
      <text:p text:style-name="Octosyllabe">la u pasture poeit trover.</text:p>
      <text:p text:style-name="Octosyllabe">Sun chev<text:span text:style-name="T497">e</text:span>rol apela a li,</text:p>
      <text:p text:style-name="Octosyllabe">si li pria e<text:s/>defendi</text:p>
      <text:p text:style-name="Octosyllabe">qu[e]’il ne laissast pur murir</text:p>
      <text:p text:style-name="Octosyllabe">ensemble od eus bestes venir</text:p>
      <text:p text:style-name="Octosyllabe">pur parole ne pur preere</text:p>
      <text:p text:style-name="Octosyllabe">deci ke ele revienge arere.</text:p>
      <text:p text:style-name="Octosyllabe">Quant ele fu al bois venue</text:p>
      <text:p text:style-name="Octosyllabe">e li lus l’ot dedenz veüe,</text:p>
      <text:p text:style-name="Octosyllabe">al chev<text:span text:style-name="T498">e</text:span>rol vet, si li rova</text:p>
      <text:p text:style-name="Octosyllabe">que l’us ov<text:span text:style-name="T499">e</text:span>rist ; ceo li pria</text:p>
      <text:p text:style-name="Octosyllabe">od tel<text:span text:style-name="T500">e</text:span><text:s/>voiz cum<text:span text:style-name="T501">e</text:span><text:s/>la<text:s/>chevre aveit.</text:p>
      <text:p text:style-name="Octosyllabe">E li chev<text:span text:style-name="T502">e</text:span>rol li respundeit</text:p>
      <text:p text:style-name="Octosyllabe">que la voiz de sa mere oï,</text:p>
      <text:p text:style-name="Octosyllabe">mes sun cors n[e]ent ne choisi.</text:p>
      <text:p text:style-name="Octosyllabe">« Va arere », fet ele, « lere !</text:p>
      <text:p text:style-name="Octosyllabe">Bien sai que tu n’es pas ma mere. »</text:p>
      <text:p text:style-name="Octosyllabe">Si li chev<text:span text:style-name="T503">e</text:span>rol l’ust recuilli</text:p>
      <text:p text:style-name="Octosyllabe">en la meisun ensemble od li,</text:p>
      <text:p text:style-name="Octosyllabe">mangié l’[e]ust e devoré.</text:p>
      <text:p text:style-name="Octosyllabe">Pur ceo chastie le sené</text:p>
      <text:p text:style-name="Octosyllabe">que hum ne deie mal cunseil creire</text:p>
      <text:p text:style-name="Octosyllabe">ne mençunge tenir pur veire.</text:p>
      <text:p text:style-name="Octosyllabe">Tute gent seivent cunseiller ;</text:p>
      <text:p text:style-name="Octosyllabe">mes tuz cunseilz n’unt pas mester :</text:p>
      <text:p text:style-name="Octosyllabe">li feluns e li desleial</text:p>
      <text:p text:style-name="Octosyllabe">dunent tuz jurs cunseil de mal.</text:p>
      <text:p text:style-name="Titre1.Surtitreconventionnel"><text:span text:style-name="T504">Marie de France, n° 90</text:span></text:p>
      <text:p text:style-name="IndexationPerry">[P<text:span text:style-name="T505">Ø</text:span>]</text:p>
      <text:p text:style-name="Titre2.Titredefable">L’Homme et son<text:s/>instrument de mesure</text:p>
      <text:p text:style-name="Octosyllabe">Ci nus cunte d’un mesurur,</text:p>
      <text:p text:style-name="Octosyllabe">que tere mesurot un jur.</text:p>
      <text:p text:style-name="Octosyllabe">Durement maudist la mesure ;</text:p>
      <text:p text:style-name="Octosyllabe">kar ne pot par nule aventure</text:p>
      <text:p text:style-name="Octosyllabe">od li, ceo dist, dreit mesurer.</text:p>
      <text:p text:style-name="Octosyllabe">La perche dist : « Lai mei ester !</text:p>
      <text:p text:style-name="Octosyllabe">Jeo ne faz par mei nule rien :</text:p>
      <text:p text:style-name="Octosyllabe">tu me gettes, ceo veit hum<text:s/>bien.</text:p>
      <text:p text:style-name="Octosyllabe">Mes tu es plein de tricherie :</text:p>
      <text:p text:style-name="Octosyllabe">sur mei turnes ta felunie. »</text:p>
      <text:p text:style-name="Octosyllabe">Issi funt li nundreiturers ;</text:p>
      <text:p text:style-name="Octosyllabe">quant hum aperceit lur mesters,</text:p>
      <text:soft-page-break/>
      <text:p text:style-name="Octosyllabe">les autres veulent encuper</text:p>
      <text:p text:style-name="Octosyllabe">e lur mesfet sur eus turner.</text:p>
      <text:p text:style-name="Titre1.Surtitreconventionnel"><text:span text:style-name="T506">Marie de France, n° 90</text:span></text:p>
      <text:p text:style-name="IndexationPerry">[P<text:span text:style-name="T507">678</text:span>]</text:p>
      <text:p text:style-name="Titre2.Titredefable">La Biche qui instruisait son faon</text:p>
      <text:p text:style-name="Octosyllabe">Une bisse<text:s/>chastiot ja</text:p>
      <text:p text:style-name="Octosyllabe">un suen fëon que ele mena</text:p>
      <text:p text:style-name="Octosyllabe">cum il se deust par tut guarder</text:p>
      <text:p text:style-name="Octosyllabe">e des veneürs desturner</text:p>
      <text:p text:style-name="Octosyllabe">e del lu* qu’il ne l’encuntrast</text:p>
      <text:p text:style-name="Octosyllabe">qu’il ne l’ocesist e mangast.</text:p>
      <text:p text:style-name="Octosyllabe">Quant il aloënt si parlant</text:p>
      <text:p text:style-name="Octosyllabe">si unt veü un hume errant ;</text:p>
      <text:p text:style-name="Octosyllabe">arc portot, setes e bulzuns.</text:p>
      <text:p text:style-name="Octosyllabe">Sa mere apela li feüns ;</text:p>
      <text:p text:style-name="Octosyllabe">demanda li que cil huem fu.</text:p>
      <text:p text:style-name="Octosyllabe">E la byssë ad respondu :</text:p>
      <text:p text:style-name="Octosyllabe">« C’est cil dunt plus te deiz cremer</text:p>
      <text:p text:style-name="Octosyllabe">e greinur poür puz aver.</text:p>
      <text:p text:style-name="Octosyllabe">Mes or<text:span text:style-name="T508">e</text:span><text:s/>l’esgarde bien de pres,</text:p>
      <text:p text:style-name="Octosyllabe">si tu l’encuntr[o]es jamés,</text:p>
      <text:p text:style-name="Octosyllabe">que de lui te saces garder. »</text:p>
      <text:p text:style-name="Octosyllabe">— « Nus n’estut pas », fet il, « duter.</text:p>
      <text:p text:style-name="Octosyllabe">Il ne nus veut fere nul mal ;</text:p>
      <text:p text:style-name="Octosyllabe">de l’autre part del cheval</text:p>
      <text:p text:style-name="Octosyllabe">est descenduz, si est mucez :</text:p>
      <text:p text:style-name="Octosyllabe">de nus veer est esmaiez. »</text:p>
      <text:p text:style-name="Octosyllabe">— « Nenil, beu fiz,<text:s/><text:span text:style-name="T509">de ceo</text:span><text:s/>n’i ad nïent ;</text:p>
      <text:p text:style-name="Octosyllabe">einz esgarde hardiement,</text:p>
      <text:p text:style-name="Octosyllabe">si vait sun fust aparaillant,</text:p>
      <text:p text:style-name="Octosyllabe">u ad grant mal el chef devant :</text:p>
      <text:p text:style-name="Octosyllabe">s[i]’il le fet vers nus venir,</text:p>
      <text:p text:style-name="Octosyllabe">bien en purrum le mal sentir.</text:p>
      <text:p text:style-name="Octosyllabe">Meuz est que nus en fuïums. »</text:p>
      <text:p text:style-name="Octosyllabe">Dunc li respundi li feüns :</text:p>
      <text:p text:style-name="Octosyllabe">« Ne fuirai mie, dici qu’il traie,</text:p>
      <text:p text:style-name="Octosyllabe">quel aventure que j<text:span text:style-name="T510">eo</text:span><text:s/>en aie. »</text:p>
      <text:p text:style-name="Octosyllabe">En repruche dit hum suvent</text:p>
      <text:p text:style-name="Octosyllabe">que fous ne crent, dici que il pent.</text:p>
      <text:p text:style-name="Octosyllabe">Quant fol ne veut crere le sage,</text:p>
      <text:p text:style-name="Octosyllabe">suvent i pert par sun utrage.</text:p>
      <text:p text:style-name="Titre1.Surtitreconventionnel"><text:span text:style-name="T511">Marie de France, n° 92</text:span></text:p>
      <text:p text:style-name="IndexationPerry">[P<text:span text:style-name="T512">679</text:span>]</text:p>
      <text:p text:style-name="Titre2.Titredefable">Le Corbeau et son petit</text:p>
      <text:p text:style-name="Octosyllabe">Ci nus recunte d’un corbel</text:p>
      <text:p text:style-name="Octosyllabe">quë enseignot un suen oisel</text:p>
      <text:p text:style-name="Octosyllabe">qu’il ne deüst nul humme atendre</text:p>
      <text:p text:style-name="Octosyllabe">quil vousist encumbrer e prendre ;</text:p>
      <text:p text:style-name="Octosyllabe">s’<text:span text:style-name="T513">il</text:span><text:s/>humme veïst baisser vers tere,</text:p>
      <text:p text:style-name="Octosyllabe">prendre bastun u piere quere,</text:p>
      <text:p text:style-name="Octosyllabe">dunc s’en deüst aillurs voler,</text:p>
      <text:p text:style-name="Octosyllabe">que cil nel poïst encumbrer.</text:p>
      <text:p text:style-name="Octosyllabe">« Si jeo nel vei », fet il, « beisser</text:p>
      <text:p text:style-name="Octosyllabe">n[e]’en ses meins rien manïer,</text:p>
      <text:p text:style-name="Octosyllabe">[me] dei jeo dunc[es] remüer ? »</text:p>
      <text:p text:style-name="Octosyllabe">Li corps respunt : « Laisse m’ester !</text:p>
      <text:p text:style-name="Octosyllabe">Vole par tei, si te haïe !</text:p>
      <text:p text:style-name="Octosyllabe">Or<text:span text:style-name="T514">e</text:span><text:s/>sui sanz dute de ta vie ;</text:p>
      <text:soft-page-break/>
      <text:p text:style-name="Octosyllabe">a mes autres oiseus irai,</text:p>
      <text:p text:style-name="Octosyllabe">a mun poeir lur aiderai. »</text:p>
      <text:p text:style-name="Octosyllabe">Par cest essample nus dit tant :</text:p>
      <text:p text:style-name="Octosyllabe">quant hum ad nurri sun enfant,</text:p>
      <text:p text:style-name="Octosyllabe">qu’il le veit sagë e veizié,</text:p>
      <text:p text:style-name="Octosyllabe">le queor [en] ad joius e lié ;</text:p>
      <text:p text:style-name="Octosyllabe">a sun cunseil le deit leisser</text:p>
      <text:p text:style-name="Octosyllabe">e puis les autres<text:s/>avancer.</text:p>
      <text:p text:style-name="Titre1.Surtitreconventionnel"><text:span text:style-name="T515">Marie de France, n° 93</text:span></text:p>
      <text:p text:style-name="IndexationPerry">[P<text:span text:style-name="T516">680</text:span>]</text:p>
      <text:p text:style-name="Titre2.Titredefable">Le Loup et le bouc</text:p>
      <text:p text:style-name="Octosyllabe">Par veil essample truis escrit</text:p>
      <text:p text:style-name="Octosyllabe">— e Ysopus le cunte e dit –</text:p>
      <text:p text:style-name="Octosyllabe">un bucs entra en une lande,</text:p>
      <text:p text:style-name="Octosyllabe">si alot quere sa vïande.</text:p>
      <text:p text:style-name="Octosyllabe">Guarda, si vit un lu venir ;</text:p>
      <text:p text:style-name="Octosyllabe">ne pot esturner ne guenchir :</text:p>
      <text:p text:style-name="Octosyllabe">en mi la lande s’arestut.</text:p>
      <text:p text:style-name="Octosyllabe">Li lus demanda que ceo dut</text:p>
      <text:p text:style-name="Octosyllabe">qu’il seit en cele lande mis</text:p>
      <text:p text:style-name="Octosyllabe">e qu’il aveit [la] dedenz quis.</text:p>
      <text:p text:style-name="Octosyllabe">Li bucs respunt : « Jeo vus fuï</text:p>
      <text:p text:style-name="Octosyllabe">tant cum jeo poi ;<text:s/><text:span text:style-name="T517">mes</text:span><text:s/>or<text:span text:style-name="T518">e</text:span><text:s/>sai de fi</text:p>
      <text:p text:style-name="Octosyllabe">que je ne poi fuïr* avant :</text:p>
      <text:p text:style-name="Octosyllabe">pur ceo vus sui alé querant. »</text:p>
      <text:p text:style-name="Octosyllabe">Li lus li dist : « E jeo te ai quis</text:p>
      <text:p text:style-name="Octosyllabe">par<text:s/>tuz les bois de cest païs,</text:p>
      <text:p text:style-name="Octosyllabe">ceo m’est avis, un an entier.</text:p>
      <text:p text:style-name="Octosyllabe">Mut aveie grant desirer</text:p>
      <text:p text:style-name="Octosyllabe">de manger de ta char, que est saine,</text:p>
      <text:p text:style-name="Octosyllabe">si n’iés mie chargié de laine. »</text:p>
      <text:p text:style-name="Octosyllabe">— « Or<text:span text:style-name="T519">e</text:span><text:s/>m’avez », fet li bucs, « trové ;</text:p>
      <text:p text:style-name="Octosyllabe">si vus requer par charité</text:p>
      <text:p text:style-name="Octosyllabe">que aucune merci e pardun</text:p>
      <text:p text:style-name="Octosyllabe">facez cest vostre cumpainun. »</text:p>
      <text:p text:style-name="Octosyllabe">Li lus li dist, quant il l’oï :</text:p>
      <text:p text:style-name="Octosyllabe">« Tu n’av<text:span text:style-name="T520">e</text:span>ras ja de mei merci,</text:p>
      <text:p text:style-name="Octosyllabe">kar ne te puis terme doner</text:p>
      <text:p text:style-name="Octosyllabe">que jeo te veie vif aler. »</text:p>
      <text:p text:style-name="Octosyllabe">— « Jeo ne quer terme », dist li bucs,</text:p>
      <text:p text:style-name="Octosyllabe">« fors tant que jeo die pur vus</text:p>
      <text:p text:style-name="Octosyllabe">une messë, autre pur mei,</text:p>
      <text:p text:style-name="Octosyllabe">sur cel tertre ke jo<text:s/>la vei.</text:p>
      <text:p text:style-name="Octosyllabe">Tutes les bestes qui l’orrunt,</text:p>
      <text:p text:style-name="Octosyllabe">quë as bois u as viles sunt,</text:p>
      <text:p text:style-name="Octosyllabe">ferunt pur nus a Deu preere. »</text:p>
      <text:p text:style-name="Octosyllabe">Li lus l’otreie en teu manere.</text:p>
      <text:p text:style-name="Octosyllabe">Hors de la lande amdui en vunt,</text:p>
      <text:p text:style-name="Octosyllabe">ensemble vienent tresque al munt.</text:p>
      <text:p text:style-name="Octosyllabe">Li bucs esteit desus muntez ;</text:p>
      <text:p text:style-name="Octosyllabe">li lus fu tut aseürez,</text:p>
      <text:p text:style-name="Octosyllabe">desuz remist, si atendi.</text:p>
      <text:p text:style-name="Octosyllabe">Li bucs leva en haut sun cri ;</text:p>
      <text:p text:style-name="Octosyllabe">si durement aveit crié</text:p>
      <text:p text:style-name="Octosyllabe">que li pastur sunt hors alé</text:p>
      <text:p text:style-name="Octosyllabe">e cil que pres del munt esteient</text:p>
      <text:p text:style-name="Octosyllabe">e as viles entur maneient.</text:p>
      <text:p text:style-name="Octosyllabe">Le lu virent, si l’escrierent,</text:p>
      <text:p text:style-name="Octosyllabe">de tutes parz les chens hüerent ;</text:p>
      <text:p text:style-name="Octosyllabe">le lu unt pris e deciré.</text:p>
      <text:soft-page-break/>
      <text:p text:style-name="Octosyllabe">E il ad le buc apelé :</text:p>
      <text:p text:style-name="Octosyllabe">« Frere », fet il, « bien sai e vei,</text:p>
      <text:p text:style-name="Octosyllabe">malement avez prié pur mei :</text:p>
      <text:p text:style-name="Octosyllabe">bien poi entendre par le cri</text:p>
      <text:p text:style-name="Octosyllabe">que c<text:span text:style-name="T521">eo</text:span><text:s/>ert preere de enemi.</text:p>
      <text:p text:style-name="Octosyllabe">Mut est mauveise ta pramesse,</text:p>
      <text:p text:style-name="Octosyllabe">unc[es] mes n’oï peiur messe. »</text:p>
      <text:p text:style-name="Octosyllabe">— « Par ma fei, sire », dist li bucs,</text:p>
      <text:p text:style-name="Octosyllabe">« tut autresi priai pur vus</text:p>
      <text:p text:style-name="Octosyllabe">cum vus vousistes pur mei feire,</text:p>
      <text:p text:style-name="Octosyllabe">kar fel estes e de put eire ;</text:p>
      <text:p text:style-name="Octosyllabe">ja ne poeie<text:s/><text:span text:style-name="T522">jeo</text:span><text:s/>merci aveir</text:p>
      <text:p text:style-name="Octosyllabe">que jeo vesquisse tresque al seir :</text:p>
      <text:p text:style-name="Octosyllabe">pur ceo m’estut de mei penser</text:p>
      <text:p text:style-name="Octosyllabe">e vus leisser u ublïer. »</text:p>
      <text:p text:style-name="Octosyllabe">Ceo veit hum de meinte gent,</text:p>
      <text:p text:style-name="Octosyllabe">que quident tut a escïent</text:p>
      <text:p text:style-name="Octosyllabe">que<text:s/>autre deive pur eus preer</text:p>
      <text:p text:style-name="Octosyllabe">e lur message bien porter ;</text:p>
      <text:p text:style-name="Octosyllabe">si parolent le plus pur eus</text:p>
      <text:p text:style-name="Octosyllabe">e leissent si ublïent<text:s/><text:span text:style-name="T523">i</text:span>ceus</text:p>
      <text:p text:style-name="Octosyllabe">a ki il eurent bel premis,</text:p>
      <text:p text:style-name="Octosyllabe">ne lur funt unc[es] fors le pis.</text:p>
      <text:p text:style-name="Titre1.Surtitreconventionnel"><text:span text:style-name="T524">Marie de France, n° 94</text:span></text:p>
      <text:p text:style-name="IndexationPerry">[P<text:span text:style-name="T525">681</text:span>]</text:p>
      <text:p text:style-name="Titre2.Titredefable">Le Paysan et son épouse querelleuse</text:p>
      <text:p text:style-name="Octosyllabe">Un vilein ot femmë espuse</text:p>
      <text:p text:style-name="Octosyllabe">que mut esteit cuntrarïuse.</text:p>
      <text:p text:style-name="Octosyllabe">Un jur furent ensemble alé</text:p>
      <text:p text:style-name="Octosyllabe">pur eus deduire par un pré.</text:p>
      <text:p text:style-name="Octosyllabe">Li vileins a sa femme dit</text:p>
      <text:p text:style-name="Octosyllabe">quë unc[es] mes des oilz ne vit</text:p>
      <text:p text:style-name="Octosyllabe">nul pré fauké si uël<text:span text:style-name="T526">e</text:span>ment.</text:p>
      <text:p text:style-name="Octosyllabe">El<text:span text:style-name="T527">e</text:span><text:s/>li respunt hastivement :</text:p>
      <text:p text:style-name="Octosyllabe">« Ainz fu a uns forces trenchez. »</text:p>
      <text:p text:style-name="Octosyllabe">Dist li vileins :<text:s/>« Einz est fauchez. »</text:p>
      <text:p text:style-name="Octosyllabe">— « Einz est », fet la femme, « tunduz. »</text:p>
      <text:p text:style-name="Octosyllabe">Dunc s’est li vileins irascuz.</text:p>
      <text:p text:style-name="Octosyllabe">« Tu es », fet il, « fole pruvee :</text:p>
      <text:p text:style-name="Octosyllabe">ceste herbe fu od falcs copee.</text:p>
      <text:p text:style-name="Octosyllabe">Mes tu iés si engresse e fole</text:p>
      <text:p text:style-name="Octosyllabe">que avant veus mettre ta parole ;</text:p>
      <text:p text:style-name="Octosyllabe">la meie veus fere remeindre,</text:p>
      <text:p text:style-name="Octosyllabe">par engresté me vols ateindre. »</text:p>
      <text:p text:style-name="Octosyllabe">Li vileins l’ad aval getee,</text:p>
      <text:p text:style-name="Octosyllabe">si li ad la lange copee.</text:p>
      <text:p text:style-name="Octosyllabe">Puis demande qu<text:span text:style-name="T528">ei</text:span><text:s/>avis li fu,</text:p>
      <text:p text:style-name="Octosyllabe">quë ele en aveit entendu,</text:p>
      <text:p text:style-name="Octosyllabe">si li prez fu od falcs fauchez</text:p>
      <text:p text:style-name="Octosyllabe">u [si] od forces fust trenchez.</text:p>
      <text:p text:style-name="Octosyllabe">La vielle, quant ne pot parler,</text:p>
      <text:p text:style-name="Octosyllabe">od ses deiz [li]<text:s/>prist a mustrer</text:p>
      <text:p text:style-name="Octosyllabe">que forces l’aveient trenché</text:p>
      <text:p text:style-name="Octosyllabe">e que falcs ne l’ot pas seié.</text:p>
      <text:p text:style-name="Octosyllabe">Par cest essample veut mustrer</text:p>
      <text:p text:style-name="Octosyllabe">— bien le peot hum suvent pruver –</text:p>
      <text:p text:style-name="Octosyllabe">si fols parole une folie</text:p>
      <text:p text:style-name="Octosyllabe">e autre vient que sens li die,</text:p>
      <text:p text:style-name="Octosyllabe">ne l[’en] creit pas, einz s’en aïre ;</text:p>
      <text:p text:style-name="Octosyllabe">la u il set que l’en<text:s/>est pire,</text:p>
      <text:soft-page-break/>
      <text:p text:style-name="Octosyllabe">veut sa mençunge mettre avant ;</text:p>
      <text:p text:style-name="Octosyllabe">nul ne fereit de ceo taisant.</text:p>
      <text:p text:style-name="Titre1.Surtitreconventionnel"><text:span text:style-name="T529">Marie de France, n° 95</text:span></text:p>
      <text:p text:style-name="IndexationPerry">[P<text:span text:style-name="T530">682</text:span>]</text:p>
      <text:p text:style-name="Titre2.Titredefable">La Méchante Femme et son mari</text:p>
      <text:p text:style-name="Octosyllabe">D’un vilein cunte ki aveit</text:p>
      <text:p text:style-name="Octosyllabe">une femme qu’il mut cremeit,</text:p>
      <text:p text:style-name="Octosyllabe">kar ele esteit mut felunesse,</text:p>
      <text:p text:style-name="Octosyllabe">de male part e tenceresse.</text:p>
      <text:p text:style-name="Octosyllabe">Eissi<text:s/>avient que par un jur</text:p>
      <text:p text:style-name="Octosyllabe">menot ses humes en labur ;</text:p>
      <text:p text:style-name="Octosyllabe">dunc prierent cil al vilein</text:p>
      <text:p text:style-name="Octosyllabe">que lur dunast cerveise e pein,</text:p>
      <text:p text:style-name="Octosyllabe">si en purreient<text:s/><text:span text:style-name="T531">le</text:span><text:s/>meuz ovrer.</text:p>
      <text:p text:style-name="Octosyllabe">A sa femme les ruve aler</text:p>
      <text:p text:style-name="Octosyllabe">e li prier que el<text:span text:style-name="T532">e</text:span><text:s/>lur dunast,</text:p>
      <text:p text:style-name="Octosyllabe">kar pis<text:s/><text:span text:style-name="T533">lur</text:span><text:s/>sereit, s’il i alast.</text:p>
      <text:p text:style-name="Octosyllabe">Cil unt a la femme preié,</text:p>
      <text:p text:style-name="Octosyllabe">puis li unt dit e cunseillé</text:p>
      <text:p text:style-name="Octosyllabe">que sis sire pas nel voleit.</text:p>
      <text:p text:style-name="Octosyllabe">Dunc respundi que el lur dureit,</text:p>
      <text:p text:style-name="Octosyllabe">mes guardassent qu’il n’en eüst,</text:p>
      <text:p text:style-name="Octosyllabe"><text:span text:style-name="T534">ne</text:span><text:s/>ne mangast od eus ne beüst,</text:p>
      <text:p text:style-name="Octosyllabe">ore alassent faucher les prez,</text:p>
      <text:p text:style-name="Octosyllabe">ele lur portereit asez.</text:p>
      <text:p text:style-name="Octosyllabe">Cil s’en alerent lïement.</text:p>
      <text:p text:style-name="Octosyllabe">El<text:span text:style-name="T535">e</text:span><text:s/>vient aprés hastivement,</text:p>
      <text:p text:style-name="Octosyllabe">viande e beivre lur aporta ;</text:p>
      <text:p text:style-name="Octosyllabe">que haitié fussent,<text:s/><text:span text:style-name="T536">ceo</text:span><text:s/>lur preia.</text:p>
      <text:p text:style-name="Octosyllabe">Ensemble asistrent al manger.</text:p>
      <text:p text:style-name="Octosyllabe">« Pensez », fet ele, « del haiter ! »</text:p>
      <text:p text:style-name="Octosyllabe">— « Si ferums nus », fet li baruns,</text:p>
      <text:p text:style-name="Octosyllabe">« e grant merci que nus l’avums*. »</text:p>
      <text:p text:style-name="Octosyllabe">Quant ele vit sun seignur lié,</text:p>
      <text:p text:style-name="Octosyllabe">mut ot le<text:s/>queor triste e irrié.</text:p>
      <text:p text:style-name="Octosyllabe">De sun barun se trest ariere ;</text:p>
      <text:p text:style-name="Octosyllabe"><text:span text:style-name="T537">e</text:span><text:s/>il la siwi vers la rivere.</text:p>
      <text:p text:style-name="Octosyllabe">Tant cum ele se traist ensus,</text:p>
      <text:p text:style-name="Octosyllabe"><text:span text:style-name="T538">e<text:s/></text:span>il la siwi e plus e plus*,</text:p>
      <text:p text:style-name="Octosyllabe">tant que li piez li eschapa :</text:p>
      <text:p text:style-name="Octosyllabe">en l’ewe cheit, si enfundra.</text:p>
      <text:p text:style-name="Octosyllabe">Les serganz saillirent aprés,</text:p>
      <text:p text:style-name="Octosyllabe">aval l’ewe curent adés</text:p>
      <text:p text:style-name="Octosyllabe">pur<text:s/>li tenir, que el<text:span text:style-name="T539">e</text:span><text:s/>ne passast</text:p>
      <text:p text:style-name="Octosyllabe">e que li floz ne l’en* portast.</text:p>
      <text:p text:style-name="Octosyllabe">Li vilein les ad escrié,</text:p>
      <text:p text:style-name="Octosyllabe">dit que ne sunt pas bien alé ;</text:p>
      <text:p text:style-name="Octosyllabe">encuntre l’ewe la deient quere,</text:p>
      <text:p text:style-name="Octosyllabe">la la purrunt trover a tere,</text:p>
      <text:p text:style-name="Octosyllabe">la la querunt, si ferunt bien :</text:p>
      <text:p text:style-name="Octosyllabe">tant ert encuntre tute rien</text:p>
      <text:p text:style-name="Octosyllabe">que aval* l’ewe n’est pas alee,</text:p>
      <text:p text:style-name="Octosyllabe">od reddur n’est mie turnee ;</text:p>
      <text:p text:style-name="Octosyllabe">en sa mort ne feïst el<text:span text:style-name="T540">e</text:span><text:s/>mie</text:p>
      <text:p text:style-name="Octosyllabe">ceo que ne vot fere en sa vie.</text:p>
      <text:p text:style-name="Octosyllabe">Issi avient : plusurs estrivent</text:p>
      <text:p text:style-name="Octosyllabe">vers lur seignurs, tant cum il vivent</text:p>
      <text:p text:style-name="Octosyllabe"><text:span text:style-name="T541">ne</text:span><text:s/>saver ne veulent ne sentir</text:p>
      <text:p text:style-name="Octosyllabe">quels maus lur [en] peot avenir ;</text:p>
      <text:p text:style-name="Octosyllabe">lur riote tienent avant.</text:p>
      <text:soft-page-break/>
      <text:p text:style-name="Octosyllabe">Quant il le va aparcevant,</text:p>
      <text:p text:style-name="Octosyllabe">e il le turne en maltalent,</text:p>
      <text:p text:style-name="Octosyllabe">si se venge plus asprement.</text:p>
      <text:p text:style-name="Titre1.Surtitreconventionnel"><text:span text:style-name="T542">Marie de France, n° 96</text:span></text:p>
      <text:p text:style-name="IndexationPerry">[P658]</text:p>
      <text:p text:style-name="Titre2.Titredefable">Le Lièvre et le cerf</text:p>
      <text:p text:style-name="Octosyllabe">Un lievres vit un cerf ester ;</text:p>
      <text:p text:style-name="Octosyllabe">ses cornes prist a reguarder,</text:p>
      <text:p text:style-name="Octosyllabe">mut li sembla bele sa teste.</text:p>
      <text:p text:style-name="Octosyllabe">Plus se tint vil que nule<text:s/>beste,</text:p>
      <text:p text:style-name="Octosyllabe">quant autresi n’esteit cornuz</text:p>
      <text:p text:style-name="Octosyllabe">e qu’il esteit si poi creüz.</text:p>
      <text:p text:style-name="Octosyllabe">A la sepande ala parler,</text:p>
      <text:p text:style-name="Octosyllabe">si li cumence a demander</text:p>
      <text:p text:style-name="Octosyllabe">pur quei ne l’ot [i]tel criee</text:p>
      <text:p text:style-name="Octosyllabe">e de cornes si aürnee</text:p>
      <text:p text:style-name="Octosyllabe">cum[e] le cerf qu’il ot vëu.</text:p>
      <text:p text:style-name="Octosyllabe">La deuessë ad respundu :</text:p>
      <text:p text:style-name="Octosyllabe">« Tu mesfez », fet el<text:span text:style-name="T543">e</text:span>, « lei<text:s/><text:span text:style-name="T544">mei</text:span><text:s/>ester :</text:p>
      <text:p text:style-name="Octosyllabe">tu nes purreies guverner. »</text:p>
      <text:p text:style-name="Octosyllabe">— « Si ferai bien », il li respunt.</text:p>
      <text:p text:style-name="Octosyllabe">Dunc ot cornes al chief* amunt.</text:p>
      <text:p text:style-name="Octosyllabe">Mes ne poeit mie porter,</text:p>
      <text:p text:style-name="Octosyllabe">kar ne saveit od tut aler ;</text:p>
      <text:p text:style-name="Octosyllabe">car plus aveit que ne deüst</text:p>
      <text:p text:style-name="Octosyllabe">ne que sa grandur n’est[e]u[s]t.</text:p>
      <text:p text:style-name="Octosyllabe">Par cest<text:span text:style-name="T545">e</text:span><text:s/>essample veut mustrer</text:p>
      <text:p text:style-name="Octosyllabe">le coveitus e lë aver</text:p>
      <text:p text:style-name="Octosyllabe">veulent tuz jurs tant comencer,</text:p>
      <text:p text:style-name="Octosyllabe">e si se veulent eshaucer,</text:p>
      <text:p text:style-name="Octosyllabe">si enpernent par lur utrage</text:p>
      <text:p text:style-name="Octosyllabe">que lur turnë a [grant] damage.</text:p>
      <text:p text:style-name="Titre1.Surtitreconventionnel"><text:span text:style-name="T546">Marie de France, n° 97</text:span></text:p>
      <text:p text:style-name="IndexationPerry">[P689]</text:p>
      <text:p text:style-name="Titre2.Titredefable">Le Loup et la colombe</text:p>
      <text:p text:style-name="Octosyllabe">Un lu esgarda un colum,</text:p>
      <text:p text:style-name="Octosyllabe">que cuillot desuz un buissun</text:p>
      <text:p text:style-name="Octosyllabe">ramels, dunt sun<text:s/>ni voleit fere.</text:p>
      <text:p text:style-name="Octosyllabe">Li lus parla, ne se pot tere.</text:p>
      <text:p text:style-name="Octosyllabe">« Mut te vei », fet il, « travailler,</text:p>
      <text:p text:style-name="Octosyllabe">cuillir merin e purchacer :</text:p>
      <text:p text:style-name="Octosyllabe">jeo ne vei meudre ta meisun. »</text:p>
      <text:p text:style-name="Octosyllabe">Dunc [li] respundi li culum :</text:p>
      <text:p text:style-name="Octosyllabe">« E je te vei<text:s/><text:span text:style-name="T547">tuz jurz</text:span><text:s/>berbiz cuillir,</text:p>
      <text:p text:style-name="Octosyllabe">aignel e mutuns retenir,</text:p>
      <text:p text:style-name="Octosyllabe">e si n’en es meuz avancez</text:p>
      <text:p text:style-name="Octosyllabe">ne plus riches ne plus preisez. »</text:p>
      <text:p text:style-name="Octosyllabe">Issi vet il des robeürs,</text:p>
      <text:p text:style-name="Octosyllabe">des laruns e des tricheürs ;</text:p>
      <text:p text:style-name="Octosyllabe">quant il asemblent autri aveir,</text:p>
      <text:p text:style-name="Octosyllabe">mut le peot hum sovent veer</text:p>
      <text:p text:style-name="Octosyllabe">qu’il n’en sunt gueres amendé ;</text:p>
      <text:p text:style-name="Octosyllabe">tuz jurs vivent en poverté.</text:p>
      <text:p text:style-name="Titre1.Surtitreconventionnel"><text:span text:style-name="T548">Marie de France, n° 98</text:span></text:p>
      <text:p text:style-name="IndexationPerry">[P605]</text:p>
      <text:p text:style-name="Titre2.Titredefable">Le Renard et le chat</text:p>
      <text:soft-page-break/>
      <text:p text:style-name="Octosyllabe">Un gupil e un chaz alerent</text:p>
      <text:p text:style-name="Octosyllabe">par mi un champ, si purparlerent</text:p>
      <text:p text:style-name="Octosyllabe">qu[e]’ il sereient cumpainum.</text:p>
      <text:p text:style-name="Octosyllabe">Dunc s’asemblent suz un buissun.</text:p>
      <text:p text:style-name="Octosyllabe">Li chaz al gupil demanda</text:p>
      <text:p text:style-name="Octosyllabe">par quels engins* se defend<text:span text:style-name="T549">e</text:span>ra</text:p>
      <text:p text:style-name="Octosyllabe">la u il erent entrepris.</text:p>
      <text:p text:style-name="Octosyllabe">E li gupil li dit : « Amis,</text:p>
      <text:p text:style-name="Octosyllabe">cent engins<text:s/>sai, u mut me crei,</text:p>
      <text:p text:style-name="Octosyllabe">e pleine puche en ai od mei.</text:p>
      <text:p text:style-name="Octosyllabe">Mes je ne voil la puche ov<text:span text:style-name="T550">e</text:span>rir,</text:p>
      <text:p text:style-name="Octosyllabe">deci que cil deivent failir. »</text:p>
      <text:p text:style-name="Octosyllabe">Li chaz respunt par breve raisun :</text:p>
      <text:p text:style-name="Octosyllabe">« Nus n’erums mie cumpainuns,</text:p>
      <text:p text:style-name="Octosyllabe">kar jeo ne sai fors un engin,</text:p>
      <text:p text:style-name="Octosyllabe">ceo seivent bien tut mi veisin. »</text:p>
      <text:p text:style-name="Octosyllabe">La u il vunt issi parlant,</text:p>
      <text:p text:style-name="Octosyllabe">deus chiens [en] vienent tost curant.</text:p>
      <text:p text:style-name="Octosyllabe">Li gupil vers le chat escrie :</text:p>
      <text:p text:style-name="Octosyllabe">« Ore ai mester de ta aïe. »</text:p>
      <text:p text:style-name="Octosyllabe">Le chaz respunt : « Aïe tei !</text:p>
      <text:p text:style-name="Octosyllabe">N’ai que un engin, cel ert od mei. »</text:p>
      <text:p text:style-name="Octosyllabe">Dunc saut le chaz [de]sur l’espine.</text:p>
      <text:p text:style-name="Octosyllabe">Li* chien saisissent par l’eschine</text:p>
      <text:p text:style-name="Octosyllabe">le gupil, sil vunt detirant,</text:p>
      <text:p text:style-name="Octosyllabe">e li chaz li escrie tant :</text:p>
      <text:p text:style-name="Octosyllabe">« Cumpain, pur quei esparnies</text:p>
      <text:p text:style-name="Octosyllabe">que ta puche[te] ne deslies ?</text:p>
      <text:p text:style-name="Octosyllabe">Tu l’esparnies trop lungement !</text:p>
      <text:p text:style-name="Octosyllabe">Li chien te hastent durement.</text:p>
      <text:p text:style-name="Octosyllabe">Pur quei n’as tun sac deslïé ? »</text:p>
      <text:p text:style-name="Octosyllabe">— « Jeo l’ai », fet il, « trop esparnié ;</text:p>
      <text:p text:style-name="Octosyllabe">jeol te di<text:s/>bien, meuz amereie</text:p>
      <text:p text:style-name="Octosyllabe">tun sul engin, si jeo l’aveie,</text:p>
      <text:p text:style-name="Octosyllabe">que ces dunt ai ma puche pleine ;</text:p>
      <text:p text:style-name="Octosyllabe">jeo te vei deliv<text:span text:style-name="T551">e</text:span>ré de peine. »</text:p>
      <text:p text:style-name="Octosyllabe">— « Bien me deit », fet il, « remembrer</text:p>
      <text:p text:style-name="Octosyllabe">de ceo que j<text:span text:style-name="T552">eo</text:span><text:s/>oi cunter :</text:p>
      <text:p text:style-name="Octosyllabe">suvent est ateint li gupilz,</text:p>
      <text:p text:style-name="Octosyllabe">tut seit li quointes par ses diz. »</text:p>
      <text:p text:style-name="Octosyllabe">Del<text:s/>menteür avient suvent,</text:p>
      <text:p text:style-name="Octosyllabe">tut parot il raisnablement,</text:p>
      <text:p text:style-name="Octosyllabe">sil put li sages entreprendre,</text:p>
      <text:p text:style-name="Octosyllabe">s’il veut a sa parole entendre.</text:p>
      <text:p text:style-name="Octosyllabe">Del leial hume est meuz creüe</text:p>
      <text:p text:style-name="Octosyllabe">une parole e entendue,</text:p>
      <text:p text:style-name="Octosyllabe">e plus put [il] en un grant pleit</text:p>
      <text:p text:style-name="Octosyllabe">que quanques li mentere feit.</text:p>
      <text:p text:style-name="Titre1.Surtitreconventionnel"><text:span text:style-name="T553">Marie de France, n° 99</text:span></text:p>
      <text:p text:style-name="IndexationPerry">[P690]</text:p>
      <text:p text:style-name="Titre2.Titredefable">L’Homme et le navire</text:p>
      <text:p text:style-name="Octosyllabe">Un riches hum voleit aler</text:p>
      <text:p text:style-name="Octosyllabe">utre [une] mer pur converser.</text:p>
      <text:p text:style-name="Octosyllabe">A Deu pria qu’i l’amenast</text:p>
      <text:p text:style-name="Octosyllabe">a sauveté, qu’il ne dutast.</text:p>
      <text:p text:style-name="Octosyllabe">Einz qu’il se fust aparceüz,</text:p>
      <text:p text:style-name="Octosyllabe">dedenz la mer est enbatuz.</text:p>
      <text:p text:style-name="Octosyllabe">Lors prie Deus qu’il meint a tere ;</text:p>
      <text:p text:style-name="Octosyllabe">ne li volt autre chose quere.</text:p>
      <text:p text:style-name="Octosyllabe">Cum plus comence a crïer,</text:p>
      <text:soft-page-break/>
      <text:p text:style-name="Octosyllabe">e plus ala sa nes par mer.</text:p>
      <text:p text:style-name="Octosyllabe">Quant il vit que Deus ne feseit</text:p>
      <text:p text:style-name="Octosyllabe">la preere qu’il requereit,</text:p>
      <text:p text:style-name="Octosyllabe">quant a tere ne pot venir,</text:p>
      <text:p text:style-name="Octosyllabe">dist qu’il li face sun pleisir.</text:p>
      <text:p text:style-name="Octosyllabe">Aprés cel mot tost ariva</text:p>
      <text:p text:style-name="Octosyllabe">la u il vot e desira.</text:p>
      <text:p text:style-name="Octosyllabe">Li sages deit reisnablement</text:p>
      <text:p text:style-name="Octosyllabe">prier<text:s/>[a] Deu omnipotent</text:p>
      <text:p text:style-name="Octosyllabe">que de lui face sun pleisir :</text:p>
      <text:p text:style-name="Octosyllabe">de ceo li peot grant bien venir.</text:p>
      <text:p text:style-name="Octosyllabe">Kar meuz seit Deu quei li estut</text:p>
      <text:p text:style-name="Octosyllabe">que sis queors, [qu’il li] change e mut.</text:p>
      <text:p text:style-name="Titre1.Surtitreconventionnel"><text:span text:style-name="T554">Marie de France, n° 100</text:span></text:p>
      <text:p text:style-name="IndexationPerry">[P691]</text:p>
      <text:p text:style-name="Titre2.Titredefable">Le Vieillard et le chevalier</text:p>
      <text:p text:style-name="Octosyllabe">D’un chevaler voil [ci] cunter</text:p>
      <text:p text:style-name="Octosyllabe">e par essample remembrer,</text:p>
      <text:p text:style-name="Octosyllabe">quë un veil humme encuntra ja.</text:p>
      <text:p text:style-name="Octosyllabe">Ensemble od li s’acumpaina.</text:p>
      <text:p text:style-name="Octosyllabe">Pur ceo qu’il le vit remembré</text:p>
      <text:p text:style-name="Octosyllabe">e en meint liu aveit esté,</text:p>
      <text:p text:style-name="Octosyllabe">li vol[eit]t cunseil demander</text:p>
      <text:p text:style-name="Octosyllabe">en quel<text:span text:style-name="T555">e</text:span><text:s/>tere deust cunverser ;</text:p>
      <text:p text:style-name="Octosyllabe">kar il memes pru ne saveit.</text:p>
      <text:p text:style-name="Octosyllabe">E li vielz hum li respuneit</text:p>
      <text:p text:style-name="Octosyllabe">quë en<text:s/>la tere voist* ester</text:p>
      <text:p text:style-name="Octosyllabe">u tute gent le veulent amer.</text:p>
      <text:p text:style-name="Octosyllabe">« E si jeo », fet il, « ne la truis,</text:p>
      <text:p text:style-name="Octosyllabe">cunseillez mei queil part jeo puis</text:p>
      <text:p text:style-name="Octosyllabe">aler [e] ester a lung tens. »</text:p>
      <text:p text:style-name="Octosyllabe">Cil [li] respundi par grant sens :</text:p>
      <text:p text:style-name="Octosyllabe">« Va la ester e si me crei,</text:p>
      <text:p text:style-name="Octosyllabe">u<text:s/><text:span text:style-name="T556">tute<text:s/></text:span>gent eient poür de tei. »</text:p>
      <text:p text:style-name="Octosyllabe">—  « <text:span text:style-name="T557">E</text:span><text:s/>si jeo tere ne puis trover</text:p>
      <text:p text:style-name="Octosyllabe">u la gent me veulent duter ? »</text:p>
      <text:p text:style-name="Octosyllabe">—  « Va la u nul hummes ne veies,</text:p>
      <text:p text:style-name="Octosyllabe">que nul ne sacë u tu seies. »</text:p>
      <text:p text:style-name="Octosyllabe">Par cest essample nus veut sumundre</text:p>
      <text:p text:style-name="Octosyllabe">que si deit hum a fol respundre,</text:p>
      <text:p text:style-name="Octosyllabe">ki plus enquert k’il ne de<text:span text:style-name="T558">ve</text:span>rait ;</text:p>
      <text:p text:style-name="Octosyllabe">si ot suvent que ne vodreit.</text:p>
      <text:p text:style-name="Titre1.Surtitreconventionnel"><text:span text:style-name="T559">M</text:span><text:span text:style-name="T560">arie de France, n° 101</text:span></text:p>
      <text:p text:style-name="IndexationPerry">[P692]</text:p>
      <text:p text:style-name="Titre2.Titredefable">Le Chat mîtré</text:p>
      <text:p text:style-name="Octosyllabe">Un chaz seeit desur un fur</text:p>
      <text:p text:style-name="Octosyllabe">u ot [a]gueité tut en jur.</text:p>
      <text:p text:style-name="Octosyllabe">Vit le mulet e la suriz,</text:p>
      <text:p text:style-name="Octosyllabe">sis apela par mut beus diz</text:p>
      <text:p text:style-name="Octosyllabe">e dist que lur evekes diz</text:p>
      <text:p text:style-name="Octosyllabe">e que mal cunseil unt eü</text:p>
      <text:p text:style-name="Octosyllabe">que sa cunfermeisun n’aveient.</text:p>
      <text:p text:style-name="Octosyllabe">E les suriz li respuneient</text:p>
      <text:p text:style-name="Octosyllabe">que asez voleient meuz murir</text:p>
      <text:p text:style-name="Octosyllabe">que desuz ses ungles venir.</text:p>
      <text:p text:style-name="Octosyllabe">Les suriz s’en turnent fuiant,</text:p>
      <text:p text:style-name="Octosyllabe">e li chaz les vet enchaçant.</text:p>
      <text:p text:style-name="Octosyllabe">En la parei se sunt fichees :</text:p>
      <text:soft-page-break/>
      <text:p text:style-name="Octosyllabe">meuz<text:s/><text:span text:style-name="T561">i<text:s/></text:span>voleient estre mucees,</text:p>
      <text:p text:style-name="Octosyllabe">si que eles ne puissent muveir,</text:p>
      <text:p text:style-name="Octosyllabe">que od lur esveke remaneir ;</text:p>
      <text:p text:style-name="Octosyllabe">mut crement sa<text:s/>cunfermeisun,</text:p>
      <text:p text:style-name="Octosyllabe">kar il le sevent a felun.</text:p>
      <text:p text:style-name="Octosyllabe">Par ceste essample nus devise</text:p>
      <text:p text:style-name="Octosyllabe">nul ne se deit mettre en justise</text:p>
      <text:p text:style-name="Octosyllabe">de celui que mal lui veut fere,</text:p>
      <text:p text:style-name="Octosyllabe">mes desturner de sun repeire.</text:p>
      <text:p text:style-name="Titre1.Surtitreconventionnel"><text:span text:style-name="T562">Marie de France, n° 102</text:span></text:p>
      <text:p text:style-name="IndexationPerry">[P539]</text:p>
      <text:p text:style-name="Titre2.Titredefable">La Femme et la poule</text:p>
      <text:p text:style-name="P563">Une femme se seeit ja</text:p>
      <text:p text:style-name="P564">devant son us, si<text:s/>esgarda</text:p>
      <text:p text:style-name="P565">cum[e] sa geline gratot</text:p>
      <text:p text:style-name="Octosyllabe"><text:span text:style-name="T566">e<text:s/></text:span>sa vïande purchaçot ;</text:p>
      <text:p text:style-name="Octosyllabe">mut se travaillot tut en jur.</text:p>
      <text:p text:style-name="Octosyllabe">A li parla par grant amur :</text:p>
      <text:p text:style-name="Octosyllabe">« Bele », fet ele, « lais ester</text:p>
      <text:p text:style-name="Octosyllabe">que [tu] ne voilles si grater !</text:p>
      <text:p text:style-name="Octosyllabe">Chescun jur grant a tun talent</text:p>
      <text:p text:style-name="Octosyllabe">pleine mesure de furment. »</text:p>
      <text:p text:style-name="Octosyllabe">La geline li<text:s/>respundi :</text:p>
      <text:p text:style-name="Octosyllabe">« A ! quei diz tu, damë, issi ?</text:p>
      <text:p text:style-name="Octosyllabe">Quides que j<text:span text:style-name="T567">eo</text:span><text:s/>aime meuz tun blé</text:p>
      <text:p text:style-name="Octosyllabe">que ceo quë ai tut tens usé ?</text:p>
      <text:p text:style-name="Octosyllabe">Nenil, nenil », fet la geline,</text:p>
      <text:p text:style-name="Octosyllabe">« si devant mei estut une mine</text:p>
      <text:p text:style-name="Octosyllabe">tuz jurs pleine, pas ne lerreie</text:p>
      <text:p text:style-name="Octosyllabe">ne pur ceo ne [me] targereie</text:p>
      <text:p text:style-name="Octosyllabe">que<text:s/><text:span text:style-name="T568">jo</text:span><text:s/>ne quesisse tuz jurs<text:s/>plus</text:p>
      <text:p text:style-name="Octosyllabe">sulunc ma nature, sulunc mon us. »</text:p>
      <text:p text:style-name="Octosyllabe">Par ceste essample veut mustrer</text:p>
      <text:p text:style-name="Octosyllabe">que plusurs genz pöent trover</text:p>
      <text:p text:style-name="Octosyllabe">aveir e ceo quë unt mester,</text:p>
      <text:p text:style-name="Octosyllabe">mes [il] ne poënt pas changier</text:p>
      <text:p text:style-name="Octosyllabe">lur nature ne lur usage ;</text:p>
      <text:p text:style-name="Octosyllabe">tuz jurs coveitent en lur curage.</text:p>
      <text:p text:style-name="P569"/>
      <text:p text:style-name="Titre1.Surtitreconventionnel">Marie de France — Épilogue</text:p>
      <text:p text:style-name="Titre2.Titredefable">Épilogue</text:p>
      <text:p text:style-name="Octosyllabe">Al finement de cest escrit</text:p>
      <text:p text:style-name="Octosyllabe">que en romanz ai treité e dit,</text:p>
      <text:p text:style-name="Octosyllabe">me numerai pur remembrance :</text:p>
      <text:p text:style-name="Octosyllabe">Marie ai nun, si sui de France.</text:p>
      <text:p text:style-name="Octosyllabe">Put cel estre que clerc plusur</text:p>
      <text:p text:style-name="Octosyllabe">prendereient sur eus mun labur</text:p>
      <text:p text:style-name="Octosyllabe">ne voil que nul sur li le die ;</text:p>
      <text:p text:style-name="Octosyllabe">cil fet que fol ki sei ublie.</text:p>
      <text:p text:style-name="Octosyllabe">Pur amur le cunte Willame,</text:p>
      <text:p text:style-name="Octosyllabe">le plus vaillant de nul realme,</text:p>
      <text:p text:style-name="Octosyllabe">m’entremis de cest livre feire</text:p>
      <text:p text:style-name="Octosyllabe">e de l’engleis en romanz treire.</text:p>
      <text:p text:style-name="Octosyllabe">Esopë apel’um cest livre,</text:p>
      <text:p text:style-name="Octosyllabe">qu’il translata e fist escrire,</text:p>
      <text:p text:style-name="Octosyllabe">del griu en latin le turna.</text:p>
      <text:p text:style-name="Octosyllabe">Li reis Alvrez, que mut l’ama,</text:p>
      <text:p text:style-name="Octosyllabe">le translata puis en<text:s/>engleis,</text:p>
      <text:soft-page-break/>
      <text:p text:style-name="Octosyllabe">e jeo l’ai rimee en franceis,</text:p>
      <text:p text:style-name="Octosyllabe">si cum jeo poi plus proprement.</text:p>
      <text:p text:style-name="Octosyllabe">Or<text:span text:style-name="T570">e</text:span><text:s/>pri a Deu omnipotent</text:p>
      <text:p text:style-name="Octosyllabe">kë a tel ovre puisse entendre</text:p>
      <text:p text:style-name="Octosyllabe">quë a lui pusse m’alme rend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fr" fo:country="F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fr" fo:country="FR"/>
    </style:style>
    <style:style style:name="Récitprose" style:display-name="Récit prose" style:family="paragraph" style:parent-style-name="Normal" style:next-style-name="Normal">
      <style:paragraph-properties fo:text-align="justify" fo:margin-bottom="0.1111in" fo:line-height="106%" fo:text-indent="0.3937in"/>
      <style:text-properties style:font-name="Times New Roman" style:font-name-asian="Cambria" fo:hyphenate="false"/>
    </style:style>
    <style:style style:name="Titre1.Surtitreconventionnel" style:display-name="Titre 1.Surtitre conventionnel" style:family="paragraph" style:parent-style-name="Normal" style:default-outline-level="1">
      <style:paragraph-properties fo:text-align="center" fo:margin-top="0.0833in" fo:margin-bottom="0.0833in"/>
      <style:text-properties style:font-name="Times New Roman" fo:font-weight="bold" style:font-weight-asian="bold" style:font-size-complex="11pt" fo:hyphenate="false"/>
    </style:style>
    <style:style style:name="Titre2.Titredefable" style:display-name="Titre 2. Titre de fable" style:family="paragraph" style:parent-style-name="Normal" style:default-outline-level="1">
      <style:paragraph-properties fo:text-align="center" fo:margin-top="0.0833in" fo:margin-bottom="0.0833in"/>
      <style:text-properties style:font-name="Times New Roman" fo:font-style="italic" style:font-style-asian="italic" fo:font-size="11pt" style:font-size-asian="11pt" style:font-size-complex="11pt" fo:hyphenate="false"/>
    </style:style>
    <style:style style:name="IndexationPerry" style:display-name="Indexation Perry" style:family="paragraph" style:parent-style-name="Normal" style:default-outline-level="1">
      <style:paragraph-properties fo:text-align="end" fo:margin-top="0.0833in" fo:margin-bottom="0.0833in"/>
      <style:text-properties style:font-name="Times New Roman" fo:font-size="11pt" style:font-size-asian="11pt" style:font-size-complex="11pt" fo:hyphenate="false"/>
    </style:style>
    <style:style style:name="Octosyllabe" style:display-name="Octosyllabe" style:family="paragraph" style:parent-style-name="Normal" style:default-outline-level="1">
      <style:paragraph-properties fo:margin-left="1in">
        <style:tab-stops/>
      </style:paragraph-properties>
      <style:text-properties style:font-name="Times New Roman" fo:font-size="11pt" style:font-size-asian="11pt" style:font-size-complex="11pt" fo:hyphenate="false"/>
    </style:style>
    <style:style style:name="RécitproseCar" style:display-name="Récit prose Car" style:family="text" style:parent-style-name="Policepardéfaut">
      <style:text-properties style:font-name="Times New Roman" style:font-name-asian="Cambria" style:font-name-complex="Times New Roman" fo:language="fr" fo:country="FR"/>
    </style:style>
    <style:style style:name="Titre1-Surtitre" style:display-name="Titre 1-Surtitre" style:family="paragraph" style:parent-style-name="Normal" style:next-style-name="Normal">
      <style:paragraph-properties fo:text-align="center" fo:margin-bottom="0.1111in" fo:line-height="106%" fo:margin-left="0.3937in">
        <style:tab-stops/>
      </style:paragraph-properties>
      <style:text-properties style:font-name="Times New Roman" style:font-name-asian="Cambria" fo:hyphenate="false"/>
    </style:style>
    <style:style style:name="Titre1-SurtitreCar" style:display-name="Titre 1-Surtitre Car" style:family="text" style:parent-style-name="Policepardéfaut">
      <style:text-properties style:font-name="Times New Roman" style:font-name-asian="Cambria" style:font-name-complex="Times New Roman"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xter</meta:initial-creator>
    <dc:creator>User</dc:creator>
    <meta:creation-date>2018-03-30T09:55:00Z</meta:creation-date>
    <dc:date>2018-04-11T15:50:00Z</dc:date>
    <meta:template xlink:href="Normal.dotm" xlink:type="simple"/>
    <meta:editing-cycles>3</meta:editing-cycles>
    <meta:editing-duration>PT0S</meta:editing-duration>
    <meta:document-statistic meta:page-count="72" meta:paragraph-count="241" meta:word-count="18618" meta:character-count="120782" meta:row-count="853" meta:non-whitespace-character-count="102405"/>
  </office:meta>
</office:document-meta>
</file>